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7" manifest:media-type="application/vnd.sun.star.oleobject"/>
  <manifest:file-entry manifest:full-path="Object 12" manifest:media-type="application/vnd.sun.star.oleobject"/>
  <manifest:file-entry manifest:full-path="ObjectReplacements/Object 15" manifest:media-type=""/>
  <manifest:file-entry manifest:full-path="ObjectReplacements/Object 5" manifest:media-type=""/>
  <manifest:file-entry manifest:full-path="ObjectReplacements/Object 14" manifest:media-type=""/>
  <manifest:file-entry manifest:full-path="ObjectReplacements/Object 4" manifest:media-type=""/>
  <manifest:file-entry manifest:full-path="ObjectReplacements/Object 13" manifest:media-type=""/>
  <manifest:file-entry manifest:full-path="ObjectReplacements/Object 11" manifest:media-type=""/>
  <manifest:file-entry manifest:full-path="ObjectReplacements/Object 12"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Object 11" manifest:media-type="application/vnd.sun.star.oleobject"/>
  <manifest:file-entry manifest:full-path="content.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Thumbnails/thumbnail.png" manifest:media-type="image/png"/>
  <manifest:file-entry manifest:full-path="Object 6" manifest:media-type="application/vnd.sun.star.oleobject"/>
  <manifest:file-entry manifest:full-path="Pictures/10000000000000350000001B8B63D0EC5E7295E4.png" manifest:media-type="image/png"/>
  <manifest:file-entry manifest:full-path="Pictures/100000000000002D000000188BF65A5A97321F05.jpg" manifest:media-type="image/jpeg"/>
  <manifest:file-entry manifest:full-path="Pictures/10000001000009EC000001657518E40545EF8A70.png" manifest:media-type="image/png"/>
  <manifest:file-entry manifest:full-path="Pictures/10000000000009E60000003AEEE996EC98DF6087.jpg" manifest:media-type="image/jpeg"/>
  <manifest:file-entry manifest:full-path="styles.xml" manifest:media-type="text/xml"/>
  <manifest:file-entry manifest:full-path="Object 14" manifest:media-type="application/vnd.sun.star.oleobject"/>
  <manifest:file-entry manifest:full-path="Object 4" manifest:media-type="application/vnd.sun.star.oleobject"/>
  <manifest:file-entry manifest:full-path="Object 10" manifest:media-type="application/vnd.sun.star.oleobject"/>
  <manifest:file-entry manifest:full-path="Object 9" manifest:media-type="application/vnd.sun.star.oleobject"/>
  <manifest:file-entry manifest:full-path="Object 8" manifest:media-type="application/vnd.sun.star.oleobject"/>
  <manifest:file-entry manifest:full-path="Object 15" manifest:media-type="application/vnd.sun.star.oleobject"/>
  <manifest:file-entry manifest:full-path="Object 5" manifest:media-type="application/vnd.sun.star.oleobject"/>
  <manifest:file-entry manifest:full-path="Object 13" manifest:media-type="application/vnd.sun.star.oleobjec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 Black" svg:font-family="'Arial Black'"/>
    <style:font-face style:name="Arial Black1" svg:font-family="'Arial Black'" style:font-pitch="variable"/>
    <style:font-face style:name="Arial Narrow" svg:font-family="'Arial Narrow'" style:font-pitch="variable"/>
    <style:font-face style:name="Arial Narrow1" svg:font-family="'Arial Narrow'"/>
    <style:font-face style:name="Arial Narrow2" svg:font-family="'Arial Narrow'" style:font-family-generic="roman" style:font-pitch="variable"/>
    <style:font-face style:name="Arial Narrow3" svg:font-family="'Arial Narrow'" style:font-family-generic="swiss" style:font-pitch="variable"/>
    <style:font-face style:name="Arial Narrow4" svg:font-family="'Arial Narrow'" style:font-pitch="fixed"/>
    <style:font-face style:name="Arial Unicode MS" svg:font-family="'Arial Unicode MS'" style:font-family-generic="system" style:font-pitch="variable"/>
    <style:font-face style:name="Arial Unicode MS1" svg:font-family="'Arial Unicode MS'" style:font-pitch="variable"/>
    <style:font-face style:name="Arial1" svg:font-family="Arial" style:font-pitch="variable"/>
    <style:font-face style:name="Bitstream Vera Sans Mono" svg:font-family="'Bitstream Vera Sans Mono'" style:font-family-generic="modern" style:font-pitch="fixed"/>
    <style:font-face style:name="Bitstream Vera Sans Mono1" svg:font-family="'Bitstream Vera Sans Mono'" style:font-family-generic="modern" style:font-pitch="variable"/>
    <style:font-face style:name="Calibri" svg:font-family="Calibri" style:font-family-generic="swiss" style:font-pitch="variable"/>
    <style:font-face style:name="Calibri1" svg:font-family="Calibri" style:font-family-generic="roman" style:font-pitch="variable"/>
    <style:font-face style:name="Calibri2" svg:font-family="Calibri"/>
    <style:font-face style:name="Calibri3" svg:font-family="Calibri" style:font-pitch="variable"/>
    <style:font-face style:name="Calibri4" svg:font-family="Calibri" style:font-family-generic="modern" style:font-pitch="variable"/>
    <style:font-face style:name="Courier New" svg:font-family="'Courier New'"/>
    <style:font-face style:name="Courier New1" svg:font-family="'Courier New'" style:font-pitch="variable"/>
    <style:font-face style:name="Courier New2" svg:font-family="'Courier New'" style:font-family-generic="modern" style:font-pitch="variable"/>
    <style:font-face style:name="Courier New3"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Menlo-Regular" svg:font-family="Menlo-Regular"/>
    <style:font-face style:name="Menlo-Regular1" svg:font-family="Menlo-Regular"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pitch="variable"/>
    <style:font-face style:name="Times New Roman1" svg:font-family="'Times New Roman'"/>
    <style:font-face style:name="Times New Roman2" svg:font-family="'Times New Roman'" style:font-family-generic="roman" style:font-pitch="variable"/>
    <style:font-face style:name="Verdana" svg:font-family="Verdana" style:font-pitch="variable"/>
    <style:font-face style:name="ＭＳ Ｐゴシック" svg:font-family="'ＭＳ Ｐゴシック'" style:font-pitch="variable"/>
    <style:font-face style:name="ＭＳ Ｐゴシック1" svg:font-family="'ＭＳ Ｐゴシック'"/>
    <style:font-face style:name="ＭＳ Ｐゴシック2" svg:font-family="'ＭＳ Ｐゴシック'"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none" svg:stroke-width="0.026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026cm"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4" style:family="graphic">
      <style:graphic-properties style:protect="size"/>
    </style:style>
    <style:style style:name="gr5" style:family="graphic" style:parent-style-name="standard">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objectwithoutfill">
      <style:graphic-properties svg:stroke-width="0.212cm" svg:stroke-color="#ff4000" draw:marker-start-width="0.518cm" draw:marker-end="Arrowheads_20_1" draw:marker-end-width="0.618cm" draw:fill="none" draw:textarea-vertical-align="middle" fo:padding-top="0.231cm" fo:padding-bottom="0.231cm" fo:padding-left="0.356cm" fo:padding-right="0.356cm"/>
    </style:style>
    <style:style style:name="gr7"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8" style:family="graphic" style:parent-style-name="standard">
      <style:graphic-properties draw:textarea-horizontal-align="justify" draw:textarea-vertical-align="middle" draw:auto-grow-height="false" fo:min-height="2.83cm" fo:min-width="4.938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0" style:family="graphic" style:parent-style-name="standard">
      <style:graphic-properties svg:stroke-color="#000000" draw:fill-color="#eeeeee" draw:textarea-vertical-align="middle" draw:auto-grow-height="false" fo:min-height="3.523cm" fo:min-width="3.565cm" fo:wrap-option="wrap"/>
    </style:style>
    <style:style style:name="gr11" style:family="graphic" style:parent-style-name="standard" style:list-style-name="L7">
      <style:graphic-properties draw:stroke="solid" svg:stroke-width="0.079cm" svg:stroke-color="#000000" draw:stroke-linejoin="miter" draw:fill="solid" draw:fill-color="#f1c7c7"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7">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 style:family="graphic" style:parent-style-name="standard" style:list-style-name="L7">
      <style:graphic-properties draw:stroke="solid" svg:stroke-width="0.079cm" svg:stroke-color="#000000" draw:stroke-linejoin="miter" draw:fill="solid" draw:fill-color="#f1c7c7"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7">
      <style:graphic-properties draw:stroke="solid" svg:stroke-width="0.079cm" svg:stroke-color="#000000" draw:stroke-linejoin="miter" draw:fill="solid" draw:fill-color="#f1c7c7"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7">
      <style:graphic-properties draw:stroke="solid" svg:stroke-width="0.079cm" svg:stroke-color="#000000" draw:stroke-linejoin="miter" draw:fill="solid" draw:fill-color="#fffff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7">
      <style:graphic-properties draw:stroke="solid" svg:stroke-width="0.079cm" svg:stroke-color="#000000" draw:stroke-linejoin="miter" draw:fill="solid" draw:fill-color="#fffff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7">
      <style:graphic-properties draw:stroke="solid" svg:stroke-width="0.079cm" svg:stroke-color="#000000" draw:stroke-linejoin="miter" draw:fill="solid" draw:fill-color="#f1c7c7"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7">
      <style:graphic-properties draw:stroke="solid" svg:stroke-width="0.079cm" svg:stroke-color="#000000" draw:stroke-linejoin="miter" draw:fill="solid" draw:fill-color="#f1c7c7"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7">
      <style:graphic-properties draw:stroke="solid" svg:stroke-width="0.079cm" svg:stroke-color="#000000" draw:stroke-linejoin="miter" draw:fill="solid" draw:fill-color="#fffff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7">
      <style:graphic-properties draw:stroke="solid" svg:stroke-width="0.079cm" svg:stroke-color="#000000" draw:stroke-linejoin="miter" draw:fill="solid" draw:fill-color="#fffff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7">
      <style:graphic-properties draw:stroke="solid" svg:stroke-width="0.079cm" svg:stroke-color="#000000" draw:stroke-linejoin="miter" draw:fill="solid" draw:fill-color="#fffff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7">
      <style:graphic-properties draw:stroke="none" svg:stroke-width="0.079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7">
      <style:graphic-properties draw:stroke="none" svg:stroke-width="0.079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7">
      <style:graphic-properties draw:stroke="none" svg:stroke-width="0.079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7">
      <style:graphic-properties draw:stroke="none" svg:stroke-width="0.079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7">
      <style:graphic-properties draw:stroke="none" svg:stroke-width="0.079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7">
      <style:graphic-properties draw:stroke="none" svg:stroke-width="0.079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8" style:family="graphic" style:parent-style-name="standard" style:list-style-name="L7">
      <style:graphic-properties draw:stroke="none" svg:stroke-width="0.079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7">
      <style:graphic-properties draw:stroke="none" svg:stroke-width="0.079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0" style:family="graphic" style:parent-style-name="standard" style:list-style-name="L7">
      <style:graphic-properties draw:stroke="none" svg:stroke-width="0.079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1" style:family="graphic" style:parent-style-name="standard" style:list-style-name="L7">
      <style:graphic-properties draw:stroke="none" svg:stroke-width="0.079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graphic-properties draw:stroke="solid" svg:stroke-width="0.079cm" svg:stroke-color="#c00000" draw:stroke-linejoin="round" draw:fill="none" draw:textarea-vertical-align="middle" draw:auto-grow-height="false" draw:fit-to-size="false" style:shrink-to-fit="false" fo:min-height="2.301cm" fo:min-width="0cm" fo:padding-top="0.125cm" fo:padding-bottom="0.125cm" fo:padding-left="0.25cm" fo:padding-right="0.25cm" fo:wrap-option="wrap"/>
    </style:style>
    <style:style style:name="gr33" style:family="graphic" style:parent-style-name="standard">
      <style:graphic-properties draw:stroke="solid" svg:stroke-width="0.079cm" svg:stroke-color="#c00000" draw:stroke-linejoin="round" draw:fill="none" draw:textarea-vertical-align="middle" draw:auto-grow-height="false" draw:fit-to-size="false" style:shrink-to-fit="false" fo:min-height="1.712cm" fo:min-width="0cm" fo:padding-top="0.125cm" fo:padding-bottom="0.125cm" fo:padding-left="0.25cm" fo:padding-right="0.25cm" fo:wrap-option="wrap"/>
    </style:style>
    <style:style style:name="gr34" style:family="graphic" style:parent-style-name="standard">
      <style:graphic-properties draw:stroke="solid" svg:stroke-width="0.079cm" svg:stroke-color="#c00000" draw:stroke-linejoin="round" draw:fill="none" draw:textarea-vertical-align="middle" draw:auto-grow-height="false" draw:fit-to-size="false" style:shrink-to-fit="false" fo:min-height="1.613cm" fo:min-width="0cm" fo:padding-top="0.125cm" fo:padding-bottom="0.125cm" fo:padding-left="0.25cm" fo:padding-right="0.25cm" fo:wrap-option="wrap"/>
    </style:style>
    <style:style style:name="gr35" style:family="graphic" style:parent-style-name="standard">
      <style:graphic-properties draw:stroke="solid" svg:stroke-width="0.079cm" svg:stroke-color="#c00000" draw:stroke-linejoin="round" draw:fill="none" draw:textarea-vertical-align="middle" draw:auto-grow-height="false" draw:fit-to-size="false" style:shrink-to-fit="false" fo:min-height="2.252cm" fo:min-width="0cm" fo:padding-top="0.125cm" fo:padding-bottom="0.125cm" fo:padding-left="0.25cm" fo:padding-right="0.25cm" fo:wrap-option="wrap"/>
    </style:style>
    <style:style style:name="gr36" style:family="graphic" style:parent-style-name="standard" style:list-style-name="L7">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7" style:family="graphic" style:parent-style-name="standard" style:list-style-name="L7">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standard" style:list-style-name="L7">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9" style:family="graphic" style:parent-style-name="standard" style:list-style-name="L7">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0" style:family="graphic" style:parent-style-name="standard" style:list-style-name="L7">
      <style:graphic-properties draw:stroke="none" svg:stroke-width="0.035cm" draw:stroke-linejoin="miter" draw:fill="solid" draw:fill-color="#f1c7c7"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1" style:family="graphic" style:parent-style-name="standard" style:list-style-name="L7">
      <style:graphic-properties draw:stroke="solid" svg:stroke-width="0.079cm" svg:stroke-color="#000000" draw:stroke-linejoin="miter" draw:fill="solid" draw:fill-color="#fffff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list-style-name="L7">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standard" style:list-style-name="L7">
      <style:graphic-properties draw:stroke="solid" svg:stroke-width="0.079cm" svg:stroke-color="#000000" draw:stroke-linejoin="miter" draw:fill="solid" draw:fill-color="#d5f1c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7">
      <style:graphic-properties draw:stroke="solid" svg:stroke-width="0.079cm" svg:stroke-color="#000000" draw:stroke-linejoin="miter" draw:fill="solid" draw:fill-color="#fffff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list-style-name="L7">
      <style:graphic-properties draw:stroke="solid" svg:stroke-width="0.079cm" svg:stroke-color="#000000" draw:stroke-linejoin="miter" draw:fill="solid" draw:fill-color="#fffff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list-style-name="L7">
      <style:graphic-properties draw:stroke="solid" svg:stroke-width="0.079cm" svg:stroke-color="#000000" draw:stroke-linejoin="miter" draw:fill="solid" draw:fill-color="#fffff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7" style:family="graphic" style:parent-style-name="standard" style:list-style-name="L7">
      <style:graphic-properties draw:stroke="solid" svg:stroke-width="0.079cm" svg:stroke-color="#000000" draw:stroke-linejoin="miter" draw:fill="solid" draw:fill-color="#d5f1c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list-style-name="L7">
      <style:graphic-properties draw:stroke="solid" svg:stroke-width="0.079cm" svg:stroke-color="#000000" draw:stroke-linejoin="miter" draw:fill="solid" draw:fill-color="#d5f1c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standard" style:list-style-name="L7">
      <style:graphic-properties draw:stroke="solid" svg:stroke-width="0.079cm" svg:stroke-color="#000000" draw:stroke-linejoin="miter" draw:fill="solid" draw:fill-color="#fffff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50" style:family="graphic" style:parent-style-name="standard" style:list-style-name="L7">
      <style:graphic-properties draw:stroke="solid" svg:stroke-width="0.079cm" svg:stroke-color="#000000" draw:stroke-linejoin="miter" draw:fill="solid" draw:fill-color="#fffff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51" style:family="graphic" style:parent-style-name="standard" style:list-style-name="L7">
      <style:graphic-properties draw:stroke="solid" svg:stroke-width="0.079cm" svg:stroke-color="#000000" draw:stroke-linejoin="miter" draw:fill="solid" draw:fill-color="#ffffff"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list-style-name="L7">
      <style:graphic-properties draw:stroke="none" svg:stroke-width="0.035cm" draw:stroke-linejoin="miter" draw:fill="solid" draw:fill-color="#d5f1c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3"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graphic-properties draw:stroke="solid" svg:stroke-width="0.053cm" svg:stroke-color="#000000" draw:marker-end="msArrowEnd_20_8" draw:marker-end-width="0.35cm" draw:marker-end-center="false" draw:stroke-linejoin="miter" draw:fill="none" draw:textarea-vertical-align="top" draw:auto-grow-height="false" fo:min-height="0cm" fo:min-width="1.814cm" fo:padding-top="0.125cm" fo:padding-bottom="0.125cm" fo:padding-left="0.25cm" fo:padding-right="0.25cm" fo:wrap-option="wrap"/>
    </style:style>
    <style:style style:name="gr56" style:family="graphic" style:parent-style-name="standard">
      <style:graphic-properties draw:stroke="solid" svg:stroke-width="0.053cm" svg:stroke-color="#000000" draw:marker-end="msArrowEnd_20_8" draw:marker-end-width="0.35cm" draw:marker-end-center="false" draw:stroke-linejoin="miter" draw:fill="none" draw:textarea-vertical-align="top" draw:auto-grow-height="false" fo:min-height="0cm" fo:min-width="2.262cm" fo:padding-top="0.125cm" fo:padding-bottom="0.125cm" fo:padding-left="0.25cm" fo:padding-right="0.25cm" fo:wrap-option="wrap"/>
    </style:style>
    <style:style style:name="gr57" style:family="graphic" style:parent-style-name="standard">
      <style:graphic-properties draw:stroke="solid" svg:stroke-width="0.053cm" svg:stroke-color="#000000" draw:stroke-linejoin="miter" draw:fill="none" draw:textarea-horizontal-align="center" draw:textarea-vertical-align="top" draw:auto-grow-height="false" fo:padding-top="0.125cm" fo:padding-bottom="0.125cm" fo:padding-left="0.25cm" fo:padding-right="0.25cm" fo:wrap-option="wrap"/>
    </style:style>
    <style:style style:name="gr58"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9" style:family="graphic" style:parent-style-name="Default_20_Drawing_20_Style_5f_1"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0" style:family="graphic" style:parent-style-name="standard" style:list-style-name="L1">
      <style:graphic-properties draw:stroke="solid" svg:stroke-color="#000000" draw:fill="solid" draw:fill-color="#ffffff" draw:auto-grow-height="true" draw:auto-grow-width="false" fo:max-height="0cm" fo:min-height="3.81cm"/>
      <style:paragraph-properties style:writing-mode="lr-tb"/>
    </style:style>
    <style:style style:name="gr61" style:family="graphic" style:parent-style-name="standard">
      <style:graphic-properties draw:stroke="none" draw:fill="none" fo:min-height="12.895cm"/>
      <style:paragraph-properties style:writing-mode="lr-tb"/>
    </style:style>
    <style:style style:name="gr62" style:family="graphic" style:parent-style-name="standard">
      <style:graphic-properties draw:stroke="none" draw:fill="none" fo:min-height="22.509cm"/>
      <style:paragraph-properties style:writing-mode="lr-tb"/>
    </style:style>
    <style:style style:name="gr63" style:family="graphic" style:parent-style-name="standard">
      <style:graphic-properties draw:stroke="none" draw:fill="none" fo:min-height="10.319cm"/>
      <style:paragraph-properties style:writing-mode="lr-tb"/>
    </style:style>
    <style:style style:name="gr64" style:family="graphic" style:parent-style-name="standard">
      <style:graphic-properties draw:stroke="none" draw:fill="none" fo:min-height="14.799cm"/>
      <style:paragraph-properties style:writing-mode="lr-tb"/>
    </style:style>
    <style:style style:name="gr65" style:family="graphic" style:parent-style-name="standard">
      <style:graphic-properties draw:stroke="none" draw:fill="none" fo:min-height="14.496cm"/>
      <style:paragraph-properties style:writing-mode="lr-tb"/>
    </style:style>
    <style:style style:name="gr66" style:family="graphic" style:parent-style-name="standard">
      <style:graphic-properties svg:stroke-width="0.053cm" svg:stroke-color="#000000" draw:marker-start-width="0.279cm" draw:marker-end-width="0.279cm" draw:fill-color="#ffdbb6" draw:textarea-horizontal-align="justify" draw:textarea-vertical-align="middle" draw:auto-grow-height="false" fo:min-height="0.763cm" fo:min-width="8.39cm" fo:padding-top="0.151cm" fo:padding-bottom="0.151cm" fo:padding-left="0.276cm" fo:padding-right="0.276cm"/>
      <style:paragraph-properties style:writing-mode="lr-tb"/>
    </style:style>
    <style:style style:name="gr67" style:family="graphic" style:parent-style-name="standard">
      <style:graphic-properties svg:stroke-width="0.053cm" svg:stroke-color="#000000" draw:marker-start-width="0.279cm" draw:marker-end-width="0.279cm" draw:fill-color="#ffdbb6" draw:textarea-horizontal-align="justify" draw:textarea-vertical-align="middle" draw:auto-grow-height="false" fo:min-height="0.764cm" fo:min-width="8.39cm" fo:padding-top="0.151cm" fo:padding-bottom="0.151cm" fo:padding-left="0.276cm" fo:padding-right="0.276cm"/>
      <style:paragraph-properties style:writing-mode="lr-tb"/>
    </style:style>
    <style:style style:name="gr68" style:family="graphic" style:parent-style-name="standard" style:list-style-name="L1">
      <style:graphic-properties svg:stroke-width="0.053cm" svg:stroke-color="#000000" draw:marker-start-width="0.279cm" draw:marker-end-width="0.279cm" draw:fill-color="#ffdbb6" draw:textarea-horizontal-align="justify" draw:textarea-vertical-align="middle" draw:auto-grow-height="false" fo:min-height="0.763cm" fo:min-width="8.39cm" fo:padding-top="0.151cm" fo:padding-bottom="0.151cm" fo:padding-left="0.276cm" fo:padding-right="0.276cm"/>
      <style:paragraph-properties style:writing-mode="lr-tb"/>
    </style:style>
    <style:style style:name="gr69" style:family="graphic" style:parent-style-name="standard" style:list-style-name="L1">
      <style:graphic-properties svg:stroke-width="0.053cm" svg:stroke-color="#000000" draw:marker-start-width="0.279cm" draw:marker-end-width="0.279cm" draw:fill-color="#ffdbb6" draw:textarea-horizontal-align="justify" draw:textarea-vertical-align="middle" draw:auto-grow-height="false" fo:min-height="0.763cm" fo:min-width="8.39cm" fo:padding-top="0.151cm" fo:padding-bottom="0.151cm" fo:padding-left="0.276cm" fo:padding-right="0.276cm"/>
      <style:paragraph-properties style:writing-mode="lr-tb"/>
    </style:style>
    <style:style style:name="gr70" style:family="graphic" style:parent-style-name="objectwithoutfill">
      <style:graphic-properties svg:stroke-width="0.106cm" draw:marker-start-width="0.359cm" draw:marker-end="Arrowheads_20_7" draw:marker-end-width="0.459cm" draw:fill="none" draw:textarea-vertical-align="middle" fo:padding-top="0.178cm" fo:padding-bottom="0.178cm" fo:padding-left="0.303cm" fo:padding-right="0.303cm"/>
    </style:style>
    <style:style style:name="gr7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72" style:family="graphic" style:parent-style-name="objectwithoutfill">
      <style:graphic-properties svg:stroke-width="0.106cm" draw:marker-start-width="0.359cm" draw:marker-end="Arrowheads_20_8" draw:marker-end-width="0.459cm" draw:fill="none" draw:textarea-vertical-align="middle" fo:padding-top="0.178cm" fo:padding-bottom="0.178cm" fo:padding-left="0.303cm" fo:padding-right="0.303cm"/>
    </style:style>
    <style:style style:name="gr73" style:family="graphic" style:parent-style-name="objectwithoutfill">
      <style:graphic-properties svg:stroke-width="0.106cm" draw:marker-start-width="0.359cm" draw:marker-end="Arrowheads_20_9" draw:marker-end-width="0.459cm" draw:fill="none" draw:textarea-vertical-align="middle" fo:padding-top="0.178cm" fo:padding-bottom="0.178cm" fo:padding-left="0.303cm" fo:padding-right="0.303cm"/>
    </style:style>
    <style:style style:name="gr74" style:family="graphic" style:parent-style-name="objectwithoutfill">
      <style:graphic-properties svg:stroke-width="0.106cm" draw:marker-start-width="0.359cm" draw:marker-end="Arrowheads_20_10" draw:marker-end-width="0.459cm" draw:fill="none" draw:textarea-vertical-align="middle" fo:padding-top="0.178cm" fo:padding-bottom="0.178cm" fo:padding-left="0.303cm" fo:padding-right="0.303cm"/>
    </style:style>
    <style:style style:name="gr75" style:family="graphic" style:parent-style-name="standard">
      <style:graphic-properties svg:stroke-width="0.053cm" svg:stroke-color="#000000" draw:marker-start-width="0.279cm" draw:marker-end-width="0.279cm" draw:fill-color="#ffdbb6" draw:textarea-horizontal-align="justify" draw:textarea-vertical-align="middle" draw:auto-grow-height="false" fo:min-height="0.712cm" fo:min-width="8.338cm" fo:padding-top="0.151cm" fo:padding-bottom="0.151cm" fo:padding-left="0.276cm" fo:padding-right="0.276cm"/>
      <style:paragraph-properties style:writing-mode="lr-tb"/>
    </style:style>
    <style:style style:name="gr76" style:family="graphic" style:parent-style-name="standard" style:list-style-name="L1">
      <style:graphic-properties svg:stroke-width="0.053cm" svg:stroke-color="#000000" draw:marker-start-width="0.279cm" draw:marker-end-width="0.279cm" draw:fill-color="#ffdbb6" draw:textarea-horizontal-align="justify" draw:textarea-vertical-align="middle" draw:auto-grow-height="false" fo:min-height="0.711cm" fo:min-width="8.338cm" fo:padding-top="0.151cm" fo:padding-bottom="0.151cm" fo:padding-left="0.276cm" fo:padding-right="0.276cm"/>
      <style:paragraph-properties style:writing-mode="lr-tb"/>
    </style:style>
    <style:style style:name="gr77" style:family="graphic" style:parent-style-name="standard">
      <style:graphic-properties svg:stroke-width="0.053cm" svg:stroke-color="#000000" draw:marker-start-width="0.279cm" draw:marker-end-width="0.279cm" draw:fill-color="#ffdbb6" draw:textarea-horizontal-align="justify" draw:textarea-vertical-align="middle" draw:auto-grow-height="false" fo:min-height="0.711cm" fo:min-width="8.338cm" fo:padding-top="0.151cm" fo:padding-bottom="0.151cm" fo:padding-left="0.276cm" fo:padding-right="0.276cm"/>
      <style:paragraph-properties style:writing-mode="lr-tb"/>
    </style:style>
    <style:style style:name="gr78" style:family="graphic" style:parent-style-name="standard" style:list-style-name="L1">
      <style:graphic-properties svg:stroke-width="0.053cm" svg:stroke-color="#000000" draw:marker-start-width="0.279cm" draw:marker-end-width="0.279cm" draw:fill-color="#ffdbb6" draw:textarea-horizontal-align="justify" draw:textarea-vertical-align="middle" draw:auto-grow-height="false" fo:min-height="0.711cm" fo:min-width="8.338cm" fo:padding-top="0.151cm" fo:padding-bottom="0.151cm" fo:padding-left="0.276cm" fo:padding-right="0.276cm"/>
      <style:paragraph-properties style:writing-mode="lr-tb"/>
    </style:style>
    <style:style style:name="gr79" style:family="graphic" style:parent-style-name="standard" style:list-style-name="L1">
      <style:graphic-properties svg:stroke-width="0.053cm" svg:stroke-color="#000000" draw:marker-start-width="0.279cm" draw:marker-end-width="0.279cm" draw:fill-color="#dde8cb" draw:textarea-horizontal-align="justify" draw:textarea-vertical-align="middle" draw:auto-grow-height="false" fo:min-height="0.711cm" fo:min-width="8.338cm" fo:padding-top="0.151cm" fo:padding-bottom="0.151cm" fo:padding-left="0.276cm" fo:padding-right="0.276cm"/>
      <style:paragraph-properties style:writing-mode="lr-tb"/>
    </style:style>
    <style:style style:name="gr80" style:family="graphic" style:parent-style-name="standard">
      <style:graphic-properties draw:stroke="none" draw:fill="solid" draw:fill-color="#dddddd" draw:opacity="75%" draw:textarea-horizontal-align="justify" draw:textarea-vertical-align="middle" draw:auto-grow-height="false" fo:min-height="8.486cm" fo:min-width="24.238cm"/>
      <style:paragraph-properties style:writing-mode="lr-tb"/>
    </style:style>
    <style:style style:name="gr81" style:family="graphic" style:parent-style-name="standard">
      <style:graphic-properties svg:stroke-width="0.053cm" svg:stroke-color="#000000" draw:marker-start-width="0.279cm" draw:marker-end-width="0.279cm" draw:fill-color="#dde8cb" draw:textarea-horizontal-align="justify" draw:textarea-vertical-align="middle" draw:auto-grow-height="false" fo:min-height="0.712cm" fo:min-width="8.338cm" fo:padding-top="0.151cm" fo:padding-bottom="0.151cm" fo:padding-left="0.276cm" fo:padding-right="0.276cm"/>
      <style:paragraph-properties style:writing-mode="lr-tb"/>
    </style:style>
    <style:style style:name="gr82" style:family="graphic" style:parent-style-name="standard" style:list-style-name="L1">
      <style:graphic-properties svg:stroke-width="0.053cm" svg:stroke-color="#000000" draw:marker-start-width="0.279cm" draw:marker-end-width="0.279cm" draw:fill-color="#ffdbb6" draw:textarea-horizontal-align="justify" draw:textarea-vertical-align="middle" draw:auto-grow-height="false" fo:min-height="0.711cm" fo:min-width="8.338cm" fo:padding-top="0.151cm" fo:padding-bottom="0.151cm" fo:padding-left="0.276cm" fo:padding-right="0.276cm"/>
      <style:paragraph-properties style:writing-mode="lr-tb"/>
    </style:style>
    <style:style style:name="gr83" style:family="graphic" style:parent-style-name="standard" style:list-style-name="L1">
      <style:graphic-properties svg:stroke-width="0.053cm" svg:stroke-color="#000000" draw:marker-start-width="0.279cm" draw:marker-end-width="0.279cm" draw:fill-color="#ffdbb6" draw:textarea-horizontal-align="justify" draw:textarea-vertical-align="middle" draw:auto-grow-height="false" fo:min-height="0.711cm" fo:min-width="8.338cm" fo:padding-top="0.151cm" fo:padding-bottom="0.151cm" fo:padding-left="0.276cm" fo:padding-right="0.276cm"/>
      <style:paragraph-properties style:writing-mode="lr-tb"/>
    </style:style>
    <style:style style:name="gr84" style:family="graphic" style:parent-style-name="standard" style:list-style-name="L1">
      <style:graphic-properties svg:stroke-width="0.053cm" svg:stroke-color="#000000" draw:marker-start-width="0.279cm" draw:marker-end-width="0.279cm" draw:fill-color="#ffdbb6" draw:textarea-horizontal-align="justify" draw:textarea-vertical-align="middle" draw:auto-grow-height="false" fo:min-height="0.711cm" fo:min-width="8.338cm" fo:padding-top="0.151cm" fo:padding-bottom="0.151cm" fo:padding-left="0.276cm" fo:padding-right="0.276cm"/>
      <style:paragraph-properties style:writing-mode="lr-tb"/>
    </style:style>
    <style:style style:name="gr85" style:family="graphic" style:parent-style-name="standard" style:list-style-name="L1">
      <style:graphic-properties svg:stroke-width="0.053cm" svg:stroke-color="#000000" draw:marker-start-width="0.279cm" draw:marker-end-width="0.279cm" draw:fill-color="#dde8cb" draw:textarea-horizontal-align="justify" draw:textarea-vertical-align="middle" draw:auto-grow-height="false" fo:min-height="0.711cm" fo:min-width="8.338cm" fo:padding-top="0.151cm" fo:padding-bottom="0.151cm" fo:padding-left="0.276cm" fo:padding-right="0.276cm"/>
      <style:paragraph-properties style:writing-mode="lr-tb"/>
    </style:style>
    <style:style style:name="gr86" style:family="graphic" style:parent-style-name="standard" style:list-style-name="L1">
      <style:graphic-properties svg:stroke-width="0.053cm" svg:stroke-color="#000000" draw:marker-start-width="0.279cm" draw:marker-end-width="0.279cm" draw:fill-color="#ffdbb6" draw:textarea-horizontal-align="justify" draw:textarea-vertical-align="middle" draw:auto-grow-height="false" fo:min-height="0.711cm" fo:min-width="8.338cm" fo:padding-top="0.151cm" fo:padding-bottom="0.151cm" fo:padding-left="0.276cm" fo:padding-right="0.276cm"/>
      <style:paragraph-properties style:writing-mode="lr-tb"/>
    </style:style>
    <style:style style:name="gr87" style:family="graphic" style:parent-style-name="standard">
      <style:graphic-properties svg:stroke-width="0.053cm" svg:stroke-color="#000000" draw:marker-start-width="0.279cm" draw:marker-end-width="0.279cm" draw:fill-color="#dde8cb" draw:textarea-horizontal-align="justify" draw:textarea-vertical-align="middle" draw:auto-grow-height="false" fo:min-height="0.711cm" fo:min-width="8.338cm" fo:padding-top="0.151cm" fo:padding-bottom="0.151cm" fo:padding-left="0.276cm" fo:padding-right="0.276cm"/>
      <style:paragraph-properties style:writing-mode="lr-tb"/>
    </style:style>
    <style:style style:name="gr88" style:family="graphic" style:parent-style-name="standard" style:list-style-name="L1">
      <style:graphic-properties svg:stroke-width="0.053cm" svg:stroke-color="#000000" draw:marker-start-width="0.279cm" draw:marker-end-width="0.279cm" draw:fill-color="#ffdbb6" draw:textarea-horizontal-align="justify" draw:textarea-vertical-align="middle" draw:auto-grow-height="false" fo:min-height="0.711cm" fo:min-width="8.338cm" fo:padding-top="0.151cm" fo:padding-bottom="0.151cm" fo:padding-left="0.276cm" fo:padding-right="0.276cm"/>
      <style:paragraph-properties style:writing-mode="lr-tb"/>
    </style:style>
    <style:style style:name="gr89" style:family="graphic" style:parent-style-name="standard">
      <style:graphic-properties draw:stroke="none" draw:fill="solid" draw:fill-color="#dddddd" draw:opacity="75%" draw:textarea-horizontal-align="justify" draw:textarea-vertical-align="middle" draw:auto-grow-height="false" fo:min-height="6.1cm" fo:min-width="22.868cm"/>
      <style:paragraph-properties style:writing-mode="lr-tb"/>
    </style:style>
    <style:style style:name="gr90" style:family="graphic" style:parent-style-name="standard" style:list-style-name="L1">
      <style:graphic-properties svg:stroke-width="0.053cm" svg:stroke-color="#000000" draw:marker-start-width="0.279cm" draw:marker-end-width="0.279cm" draw:fill-color="#ffdbb6" draw:textarea-horizontal-align="justify" draw:textarea-vertical-align="middle" draw:auto-grow-height="false" fo:min-height="0.711cm" fo:min-width="8.338cm" fo:padding-top="0.151cm" fo:padding-bottom="0.151cm" fo:padding-left="0.276cm" fo:padding-right="0.276cm"/>
      <style:paragraph-properties style:writing-mode="lr-tb"/>
    </style:style>
    <style:style style:name="gr91" style:family="graphic" style:parent-style-name="standard" style:list-style-name="L1">
      <style:graphic-properties svg:stroke-width="0.053cm" svg:stroke-color="#000000" draw:marker-start-width="0.279cm" draw:marker-end-width="0.279cm" draw:fill-color="#ffdbb6" draw:textarea-horizontal-align="justify" draw:textarea-vertical-align="middle" draw:auto-grow-height="false" fo:min-height="0.711cm" fo:min-width="8.338cm" fo:padding-top="0.151cm" fo:padding-bottom="0.151cm" fo:padding-left="0.276cm" fo:padding-right="0.276cm"/>
      <style:paragraph-properties style:writing-mode="lr-tb"/>
    </style:style>
    <style:style style:name="gr92" style:family="graphic" style:parent-style-name="standard" style:list-style-name="L1">
      <style:graphic-properties svg:stroke-width="0.053cm" svg:stroke-color="#000000" draw:marker-start-width="0.279cm" draw:marker-end-width="0.279cm" draw:fill-color="#ffdbb6" draw:textarea-horizontal-align="justify" draw:textarea-vertical-align="middle" draw:auto-grow-height="false" fo:min-height="0.711cm" fo:min-width="8.338cm" fo:padding-top="0.151cm" fo:padding-bottom="0.151cm" fo:padding-left="0.276cm" fo:padding-right="0.276cm"/>
      <style:paragraph-properties style:writing-mode="lr-tb"/>
    </style:style>
    <style:style style:name="gr93" style:family="graphic" style:parent-style-name="standard" style:list-style-name="L1">
      <style:graphic-properties svg:stroke-width="0.053cm" svg:stroke-color="#000000" draw:marker-start-width="0.279cm" draw:marker-end-width="0.279cm" draw:fill-color="#ffdbb6" draw:textarea-horizontal-align="justify" draw:textarea-vertical-align="middle" draw:auto-grow-height="false" fo:min-height="0.711cm" fo:min-width="8.338cm" fo:padding-top="0.151cm" fo:padding-bottom="0.151cm" fo:padding-left="0.276cm" fo:padding-right="0.276cm"/>
      <style:paragraph-properties style:writing-mode="lr-tb"/>
    </style:style>
    <style:style style:name="gr94" style:family="graphic" style:parent-style-name="standard" style:list-style-name="L1">
      <style:graphic-properties svg:stroke-width="0.053cm" svg:stroke-color="#000000" draw:marker-start-width="0.279cm" draw:marker-end-width="0.279cm" draw:fill-color="#dde8cb" draw:textarea-horizontal-align="justify" draw:textarea-vertical-align="middle" draw:auto-grow-height="false" fo:min-height="0.711cm" fo:min-width="8.338cm" fo:padding-top="0.151cm" fo:padding-bottom="0.151cm" fo:padding-left="0.276cm" fo:padding-right="0.276cm"/>
      <style:paragraph-properties style:writing-mode="lr-tb"/>
    </style:style>
    <style:style style:name="gr95" style:family="graphic" style:parent-style-name="standard" style:list-style-name="L1">
      <style:graphic-properties svg:stroke-width="0.053cm" svg:stroke-color="#000000" draw:marker-start-width="0.279cm" draw:marker-end-width="0.279cm" draw:fill-color="#ffdbb6" draw:textarea-horizontal-align="justify" draw:textarea-vertical-align="middle" draw:auto-grow-height="false" fo:min-height="0.711cm" fo:min-width="8.338cm" fo:padding-top="0.151cm" fo:padding-bottom="0.151cm" fo:padding-left="0.276cm" fo:padding-right="0.276cm"/>
      <style:paragraph-properties style:writing-mode="lr-tb"/>
    </style:style>
    <style:style style:name="gr96" style:family="graphic" style:parent-style-name="Default_20_Drawing_20_Style_5f_1" style:list-style-name="L10">
      <style:graphic-properties draw:stroke="solid" svg:stroke-width="0.035cm" svg:stroke-color="#000000" draw:stroke-linejoin="miter" draw:fill="solid" draw:fill-color="#f6f5bd" draw:textarea-vertical-align="middle" draw:auto-grow-height="true" draw:fit-to-size="false" style:shrink-to-fit="false" fo:min-height="0cm" fo:min-width="0cm" fo:padding-top="0cm" fo:padding-bottom="0cm" fo:padding-left="0.25cm" fo:padding-right="0.25cm" fo:wrap-option="no-wrap"/>
      <style:paragraph-properties style:writing-mode="lr-tb"/>
    </style:style>
    <style:style style:name="gr97" style:family="graphic" style:parent-style-name="Default_20_Drawing_20_Style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8" style:family="graphic" style:parent-style-name="Default_20_Drawing_20_Style_5f_1" style:list-style-name="L7">
      <style:graphic-properties draw:stroke="solid" svg:stroke-width="0cm" svg:stroke-color="#000000"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9" style:family="graphic" style:parent-style-name="Default_20_Drawing_20_Style_5f_1">
      <style:graphic-properties draw:stroke="solid" svg:stroke-width="0.035cm" svg:stroke-color="#000000" draw:marker-end="msArrowOpenEnd_20_5_20_35" draw:marker-end-width="0.245cm" draw:marker-end-center="false" draw:stroke-linejoin="miter" draw:fill="none" draw:textarea-vertical-align="top" draw:auto-grow-height="false" fo:min-height="1.013cm" fo:min-width="7.119cm" fo:padding-top="0.125cm" fo:padding-bottom="0.125cm" fo:padding-left="0.25cm" fo:padding-right="0.25cm" fo:wrap-option="wrap"/>
    </style:style>
    <style:style style:name="gr100" style:family="graphic" style:parent-style-name="Default_20_Drawing_20_Style_5f_1" style:list-style-name="L7">
      <style:graphic-properties draw:stroke="solid" svg:stroke-width="0.071cm" svg:stroke-color="#000000"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01" style:family="graphic" style:parent-style-name="Default_20_Drawing_20_Style_5f_1" style:list-style-name="L7">
      <style:graphic-properties draw:stroke="solid" svg:stroke-width="0.071cm" svg:stroke-color="#000000" draw:stroke-linejoin="miter" draw:fill="solid" draw:fill-color="#e6e6e6"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02" style:family="graphic" style:parent-style-name="Default_20_Drawing_20_Style_5f_1">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03" style:family="graphic" style:parent-style-name="Default_20_Drawing_20_Style_5f_1">
      <style:graphic-properties draw:stroke="dash" draw:stroke-dash="Dot"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04" style:family="graphic" style:parent-style-name="Default_20_Drawing_20_Style_5f_1" style:list-style-name="L7">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5" style:family="graphic" style:parent-style-name="Default_20_Drawing_20_Style_5f_1" style:list-style-name="L7">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6" style:family="graphic" style:parent-style-name="Default_20_Drawing_20_Style_5f_1" style:list-style-name="L7">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7" style:family="graphic" style:parent-style-name="Default_20_Drawing_20_Style_5f_1" style:list-style-name="L7">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8" style:family="graphic" style:parent-style-name="Default_20_Drawing_20_Style_5f_1">
      <style:graphic-properties draw:stroke="solid" svg:stroke-width="0.212cm" svg:stroke-color="#ff0000" draw:marker-start="msArrowEnd_20_5" draw:marker-start-width="0.636cm" draw:marker-start-center="false" draw:marker-end="msArrowEnd_20_5" draw:marker-end-width="0.636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wrap"/>
    </style:style>
    <style:style style:name="gr109" style:family="graphic" style:parent-style-name="Default_20_Drawing_20_Style_5f_1" style:list-style-name="L12">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0" style:family="graphic" style:parent-style-name="Default_20_Drawing_20_Style_5f_1"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1" style:family="graphic" style:parent-style-name="Default_20_Drawing_20_Style_5f_1"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2" style:family="graphic" style:parent-style-name="Default_20_Drawing_20_Style_5f_1" style:list-style-name="L8">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3" style:family="graphic" style:parent-style-name="Default_20_Drawing_20_Style_5f_1"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4" style:family="graphic" style:parent-style-name="Default_20_Drawing_20_Style_5f_1"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5" style:family="graphic" style:parent-style-name="Default_20_Drawing_20_Style_5f_1"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6" style:family="graphic" style:parent-style-name="Default_20_Drawing_20_Style_5f_1"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118" style:family="graphic" style:parent-style-name="Default_20_Drawing_20_Style_5f_1"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9" style:family="graphic" style:parent-style-name="Default_20_Drawing_20_Style_5f_1" style:list-style-name="L10">
      <style:graphic-properties draw:stroke="solid" svg:stroke-width="0.035cm" svg:stroke-color="#000000" draw:stroke-linejoin="miter" draw:fill="solid" draw:fill-color="#f6f5bd" draw:textarea-vertical-align="middle" draw:auto-grow-height="true" draw:fit-to-size="false" style:shrink-to-fit="false" fo:min-height="0cm" fo:min-width="0cm" fo:padding-top="0cm" fo:padding-bottom="0cm" fo:padding-left="0.25cm" fo:padding-right="0.25cm" fo:wrap-option="no-wrap"/>
      <style:paragraph-properties style:writing-mode="lr-tb"/>
    </style:style>
    <style:style style:name="gr120" style:family="graphic" style:parent-style-name="Default_20_Drawing_20_Style_5f_1"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1" style:family="graphic" style:parent-style-name="standard" style:list-style-name="L8">
      <style:graphic-properties draw:stroke="solid" svg:stroke-width="0.035cm" svg:stroke-color="#000000" draw:stroke-linejoin="miter" draw:fill="solid" draw:fill-color="#f6f5bd" draw:textarea-vertical-align="middle" draw:auto-grow-height="true" draw:fit-to-size="false" style:shrink-to-fit="false" fo:min-height="0cm" fo:min-width="0cm" fo:padding-top="0cm" fo:padding-bottom="0cm" fo:padding-left="0.25cm" fo:padding-right="0.25cm" fo:wrap-option="no-wrap"/>
      <style:paragraph-properties style:writing-mode="lr-tb"/>
    </style:style>
    <style:style style:name="gr122" style:family="graphic" style:parent-style-name="standard" style:list-style-name="L8">
      <style:graphic-properties draw:stroke="solid" svg:stroke-width="0.035cm" svg:stroke-color="#000000" draw:stroke-linejoin="miter" draw:fill="solid" draw:fill-color="#f6f5bd" draw:textarea-vertical-align="middle" draw:auto-grow-height="true" draw:fit-to-size="false" style:shrink-to-fit="false" fo:min-height="0cm" fo:min-width="0cm" fo:padding-top="0cm" fo:padding-bottom="0cm" fo:padding-left="0.25cm" fo:padding-right="0.25cm" fo:wrap-option="no-wrap"/>
      <style:paragraph-properties style:writing-mode="lr-tb"/>
    </style:style>
    <style:style style:name="gr123" style:family="graphic" style:parent-style-name="standard" style:list-style-name="L7">
      <style:graphic-properties draw:stroke="none" svg:stroke-width="0.035cm" draw:stroke-linejoin="miter" draw:fill="solid" draw:fill-color="#e6e6e6"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4" style:family="graphic" style:parent-style-name="standard" style:list-style-name="L7">
      <style:graphic-properties draw:stroke="none" svg:stroke-width="0.035cm" draw:stroke-linejoin="miter" draw:fill="solid" draw:fill-color="#e6e6e6"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5" style:family="graphic" style:parent-style-name="standard">
      <style:graphic-properties draw:stroke="none" svg:stroke-width="0.071cm" draw:stroke-linejoin="round" draw:fill="solid" draw:fill-color="#cccccc" draw:opacity="32%" draw:textarea-vertical-align="middle" draw:auto-grow-height="true" draw:fit-to-size="false" style:shrink-to-fit="false" fo:min-height="0cm" fo:min-width="0cm" fo:padding-top="0.125cm" fo:padding-bottom="0.125cm" fo:padding-left="0.25cm" fo:padding-right="0.25cm" fo:wrap-option="no-wrap"/>
    </style:style>
    <style:style style:name="gr126" style:family="graphic" style:parent-style-name="standard" style:list-style-name="L7">
      <style:graphic-properties draw:stroke="none" svg:stroke-width="0.071cm" draw:stroke-linejoin="miter" draw:fill="none" draw:textarea-vertical-align="top" draw:auto-grow-height="true" draw:fit-to-size="false" style:shrink-to-fit="false" fo:min-height="0cm" fo:min-width="0cm" fo:padding-top="0cm" fo:padding-bottom="0cm" fo:padding-left="0.25cm" fo:padding-right="0.25cm" fo:wrap-option="wrap"/>
      <style:paragraph-properties style:writing-mode="lr-tb"/>
    </style:style>
    <style:style style:name="gr127" style:family="graphic" style:parent-style-name="standard">
      <style:graphic-properties draw:stroke="solid" svg:stroke-width="0.035cm" svg:stroke-color="#000000" draw:stroke-linejoin="round" draw:fill="none" draw:textarea-horizontal-align="center" draw:textarea-vertical-align="middle" draw:auto-grow-height="true" draw:fit-to-size="false" style:shrink-to-fit="false" fo:padding-top="0.125cm" fo:padding-bottom="0.125cm" fo:padding-left="0.25cm" fo:padding-right="0.25cm" fo:wrap-option="wrap"/>
    </style:style>
    <style:style style:name="gr128"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29"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30"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31"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32"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33"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34" style:family="graphic" style:parent-style-name="standard">
      <style:graphic-properties draw:stroke="solid" svg:stroke-width="0.071cm" svg:stroke-color="#000000" draw:stroke-linejoin="round" draw:fill="none" draw:textarea-horizontal-align="center" draw:textarea-vertical-align="middle" draw:auto-grow-height="true" draw:fit-to-size="false" style:shrink-to-fit="false" fo:padding-top="0.125cm" fo:padding-bottom="0.125cm" fo:padding-left="0.25cm" fo:padding-right="0.25cm" fo:wrap-option="no-wrap"/>
    </style:style>
    <style:style style:name="gr135" style:family="graphic" style:parent-style-name="standard">
      <style:graphic-properties draw:stroke="solid" svg:stroke-width="0.071cm" svg:stroke-color="#000000" draw:stroke-linejoin="round" draw:fill="none" draw:textarea-horizontal-align="center" draw:textarea-vertical-align="middle" draw:auto-grow-height="true" draw:fit-to-size="false" style:shrink-to-fit="false" fo:padding-top="0.125cm" fo:padding-bottom="0.125cm" fo:padding-left="0.25cm" fo:padding-right="0.25cm" fo:wrap-option="wrap"/>
    </style:style>
    <style:style style:name="gr136"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37"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38"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39"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40" style:family="graphic" style:parent-style-name="standard">
      <style:graphic-properties draw:stroke="none" svg:stroke-width="0.071cm" draw:stroke-linejoin="round" draw:fill="solid" draw:fill-color="#ebafaf" draw:opacity="50%" draw:textarea-vertical-align="middle" draw:auto-grow-height="true" draw:fit-to-size="false" style:shrink-to-fit="false" fo:min-height="0cm" fo:min-width="0cm" fo:padding-top="0.125cm" fo:padding-bottom="0.125cm" fo:padding-left="0.25cm" fo:padding-right="0.25cm" fo:wrap-option="no-wrap"/>
    </style:style>
    <style:style style:name="gr141"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2"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43" style:family="graphic" style:parent-style-name="standard">
      <style:graphic-properties draw:stroke="none" svg:stroke-width="0.071cm" draw:stroke-linejoin="round" draw:fill="solid" draw:fill-color="#000000" draw:textarea-vertical-align="middle" draw:auto-grow-height="false" draw:fit-to-size="false" style:shrink-to-fit="false" fo:min-height="0.359cm" fo:min-width="0cm" fo:padding-top="0cm" fo:padding-bottom="0cm" fo:padding-left="0.25cm" fo:padding-right="0.25cm" fo:wrap-option="no-wrap"/>
    </style:style>
    <style:style style:name="gr144"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cm" fo:padding-bottom="0cm" fo:padding-left="0.25cm" fo:padding-right="0.25cm" fo:wrap-option="no-wrap"/>
      <style:paragraph-properties style:writing-mode="lr-tb"/>
    </style:style>
    <style:style style:name="gr145" style:family="graphic" style:parent-style-name="standard">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cm" fo:padding-bottom="0cm" fo:padding-left="0.25cm" fo:padding-right="0.25cm" fo:wrap-option="no-wrap"/>
    </style:style>
    <style:style style:name="gr146" style:family="graphic" style:parent-style-name="standard" style:list-style-name="L11">
      <style:graphic-properties draw:stroke="none" svg:stroke-width="0.071cm" draw:stroke-linejoin="miter" draw:fill="none" draw:textarea-vertical-align="middle" draw:auto-grow-height="true" draw:fit-to-size="false" style:shrink-to-fit="false" fo:min-height="0cm" fo:min-width="0cm" fo:padding-top="0cm" fo:padding-bottom="0cm" fo:padding-left="0.25cm" fo:padding-right="0.25cm" fo:wrap-option="no-wrap"/>
      <style:paragraph-properties style:writing-mode="lr-tb"/>
    </style:style>
    <style:style style:name="gr147"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cm" fo:padding-bottom="0cm" fo:padding-left="0.25cm" fo:padding-right="0.25cm" fo:wrap-option="no-wrap"/>
      <style:paragraph-properties style:writing-mode="lr-tb"/>
    </style:style>
    <style:style style:name="gr148" style:family="graphic" style:parent-style-name="standard">
      <style:graphic-properties draw:stroke="solid" svg:stroke-width="0.106cm" svg:stroke-color="#c00000" draw:marker-end="msArrowOpenEnd_20_5_20_106" draw:marker-end-width="0.371cm" draw:marker-end-center="false" draw:stroke-linejoin="miter" draw:fill="none" draw:textarea-vertical-align="top" draw:auto-grow-height="false" fo:min-height="0.767cm" fo:min-width="0.698cm" fo:padding-top="0.125cm" fo:padding-bottom="0.125cm" fo:padding-left="0.25cm" fo:padding-right="0.25cm" fo:wrap-option="wrap"/>
    </style:style>
    <style:style style:name="gr149" style:family="graphic" style:parent-style-name="standard" style:list-style-name="L7">
      <style:graphic-properties draw:stroke="solid" svg:stroke-width="0.035cm" svg:stroke-color="#000000" draw:stroke-linejoin="miter" draw:fill="solid" draw:fill-color="#f6f5bd" draw:textarea-vertical-align="middle" draw:auto-grow-height="true" draw:fit-to-size="false" style:shrink-to-fit="false" fo:min-height="0cm" fo:min-width="0cm" fo:padding-top="0cm" fo:padding-bottom="0cm" fo:padding-left="0.25cm" fo:padding-right="0.25cm" fo:wrap-option="no-wrap"/>
      <style:paragraph-properties style:writing-mode="lr-tb"/>
    </style:style>
    <style:style style:name="gr150" style:family="graphic" style:parent-style-name="standard" style:list-style-name="L7">
      <style:graphic-properties draw:stroke="solid" svg:stroke-width="0.035cm" svg:stroke-color="#000000" draw:stroke-linejoin="miter" draw:fill="solid" draw:fill-color="#f6f5bd" draw:textarea-vertical-align="middle" draw:auto-grow-height="true" draw:fit-to-size="false" style:shrink-to-fit="false" fo:min-height="0cm" fo:min-width="0cm" fo:padding-top="0cm" fo:padding-bottom="0cm" fo:padding-left="0.25cm" fo:padding-right="0.25cm" fo:wrap-option="no-wrap"/>
      <style:paragraph-properties style:writing-mode="lr-tb"/>
    </style:style>
    <style:style style:name="gr151" style:family="graphic" style:parent-style-name="standard" style:list-style-name="L7">
      <style:graphic-properties draw:stroke="none" svg:stroke-width="0.035cm" draw:stroke-linejoin="miter" draw:fill="solid" draw:fill-color="#e6e6e6"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2" style:family="graphic" style:parent-style-name="standard" style:list-style-name="L7">
      <style:graphic-properties draw:stroke="none" svg:stroke-width="0.035cm" draw:stroke-linejoin="miter" draw:fill="solid" draw:fill-color="#e6e6e6"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3" style:family="graphic" style:parent-style-name="standard" style:list-style-name="L7">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4"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55"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56"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57"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58"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59"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60"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61"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62"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63"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64" style:family="graphic" style:parent-style-name="standard">
      <style:graphic-properties draw:stroke="none" svg:stroke-width="0.071cm" draw:stroke-linejoin="round" draw:fill="solid" draw:fill-color="#ebafaf" draw:opacity="50%" draw:textarea-vertical-align="middle" draw:auto-grow-height="true" draw:fit-to-size="false" style:shrink-to-fit="false" fo:min-height="0cm" fo:min-width="0cm" fo:padding-top="0.125cm" fo:padding-bottom="0.125cm" fo:padding-left="0.25cm" fo:padding-right="0.25cm" fo:wrap-option="wrap"/>
    </style:style>
    <style:style style:name="gr165"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6"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67" style:family="graphic" style:parent-style-name="standard" style:list-style-name="L7">
      <style:graphic-properties draw:stroke="none" svg:stroke-width="0.071cm" draw:stroke-linejoin="miter" draw:fill="none" draw:textarea-vertical-align="middle" draw:auto-grow-height="true" draw:fit-to-size="false" style:shrink-to-fit="false" fo:min-height="0cm" fo:min-width="0cm" fo:padding-top="0cm" fo:padding-bottom="0cm" fo:padding-left="0.25cm" fo:padding-right="0.25cm" fo:wrap-option="no-wrap"/>
      <style:paragraph-properties style:writing-mode="lr-tb"/>
    </style:style>
    <style:style style:name="gr168" style:family="graphic" style:parent-style-name="standard" style:list-style-name="L7">
      <style:graphic-properties draw:stroke="none" svg:stroke-width="0.071cm" draw:stroke-linejoin="miter" draw:fill="none" draw:textarea-vertical-align="top" draw:auto-grow-height="true" draw:fit-to-size="false" style:shrink-to-fit="false" fo:min-height="0cm" fo:min-width="0cm" fo:padding-top="0cm" fo:padding-bottom="0cm" fo:padding-left="0.25cm" fo:padding-right="0.25cm" fo:wrap-option="wrap"/>
      <style:paragraph-properties style:writing-mode="lr-tb"/>
    </style:style>
    <style:style style:name="gr169" style:family="graphic" style:parent-style-name="standard">
      <style:graphic-properties svg:stroke-width="0.159cm" svg:stroke-color="#000000" draw:marker-start-width="0.438cm" draw:marker-end-width="0.438cm" draw:fill-color="#b3cac7" draw:textarea-horizontal-align="justify" draw:textarea-vertical-align="middle" draw:auto-grow-height="false" fo:min-height="3.342cm" fo:min-width="3.632cm" fo:padding-top="0.204cm" fo:padding-bottom="0.204cm" fo:padding-left="0.329cm" fo:padding-right="0.329cm"/>
      <style:paragraph-properties style:writing-mode="lr-tb"/>
    </style:style>
    <style:style style:name="gr170" style:family="graphic" style:parent-style-name="standard">
      <style:graphic-properties svg:stroke-width="0.159cm" svg:stroke-color="#000000" draw:marker-start-width="0.438cm" draw:marker-end-width="0.438cm" draw:fill-color="#b3cac7" draw:textarea-horizontal-align="justify" draw:textarea-vertical-align="middle" draw:auto-grow-height="false" fo:min-height="3.184cm" fo:min-width="3.474cm" fo:padding-top="0.204cm" fo:padding-bottom="0.204cm" fo:padding-left="0.329cm" fo:padding-right="0.329cm"/>
      <style:paragraph-properties style:writing-mode="lr-tb"/>
    </style:style>
    <style:style style:name="gr171" style:family="graphic" style:parent-style-name="objectwithoutfill">
      <style:graphic-properties svg:stroke-width="0.212cm" draw:marker-start-width="0.517cm" draw:marker-end="Arrowheads_20_2" draw:marker-end-width="0.617cm" draw:fill="none" draw:textarea-vertical-align="middle" fo:padding-top="0.23cm" fo:padding-bottom="0.23cm" fo:padding-left="0.355cm" fo:padding-right="0.355cm"/>
    </style:style>
    <style:style style:name="gr172" style:family="graphic" style:parent-style-name="objectwithoutfill">
      <style:graphic-properties svg:stroke-width="0.212cm" draw:marker-start-width="0.517cm" draw:marker-end="Arrowheads_20_3" draw:marker-end-width="0.617cm" draw:fill="none" draw:textarea-vertical-align="middle" fo:padding-top="0.23cm" fo:padding-bottom="0.23cm" fo:padding-left="0.355cm" fo:padding-right="0.355cm"/>
    </style:style>
    <style:style style:name="gr173" style:family="graphic" style:parent-style-name="standard" style:list-style-name="L7">
      <style:graphic-properties draw:stroke="none" svg:stroke-width="0.071cm" draw:stroke-linejoin="miter" draw:fill="none" draw:textarea-vertical-align="top" draw:auto-grow-height="true" draw:fit-to-size="false" style:shrink-to-fit="false" fo:min-height="0cm" fo:min-width="0cm" fo:padding-top="0cm" fo:padding-bottom="0cm" fo:padding-left="0.25cm" fo:padding-right="0.25cm" fo:wrap-option="wrap"/>
      <style:paragraph-properties style:writing-mode="lr-tb"/>
    </style:style>
    <style:style style:name="gr174" style:family="graphic" style:parent-style-name="objectwithoutfill">
      <style:graphic-properties svg:stroke-width="0.212cm" draw:marker-start-width="0.518cm" draw:marker-end-width="0.518cm" draw:fill="none" draw:textarea-vertical-align="middle" fo:padding-top="0.231cm" fo:padding-bottom="0.231cm" fo:padding-left="0.356cm" fo:padding-right="0.356cm"/>
    </style:style>
    <style:style style:name="gr175" style:family="graphic" style:parent-style-name="standard">
      <style:graphic-properties draw:stroke="dash" draw:stroke-dash="Dot" svg:stroke-width="0.212cm" svg:stroke-color="#000000" draw:marker-start-width="0.518cm" draw:marker-end-width="0.518cm" svg:stroke-linecap="butt" draw:fill="none" draw:textarea-horizontal-align="justify" draw:textarea-vertical-align="middle" draw:auto-grow-height="false" fo:min-height="7.982cm" fo:min-width="8.122cm" fo:padding-top="0.231cm" fo:padding-bottom="0.231cm" fo:padding-left="0.356cm" fo:padding-right="0.356cm"/>
    </style:style>
    <style:style style:name="gr176" style:family="graphic" style:parent-style-name="standard">
      <style:graphic-properties svg:stroke-width="0.159cm" svg:stroke-color="#000000" draw:marker-start-width="0.438cm" draw:marker-end-width="0.438cm" draw:fill-color="#b3cac7" draw:textarea-horizontal-align="justify" draw:textarea-vertical-align="middle" draw:auto-grow-height="false" fo:min-height="2.285cm" fo:min-width="2.009cm" fo:padding-top="0.204cm" fo:padding-bottom="0.204cm" fo:padding-left="0.329cm" fo:padding-right="0.329cm"/>
      <style:paragraph-properties style:writing-mode="lr-tb"/>
    </style:style>
    <style:style style:name="gr177" style:family="graphic" style:parent-style-name="standard">
      <style:graphic-properties draw:stroke="dash" draw:stroke-dash="Dot" svg:stroke-width="0.212cm" svg:stroke-color="#000000" draw:marker-start-width="0.518cm" draw:marker-end-width="0.518cm" svg:stroke-linecap="butt" draw:fill="none" draw:textarea-horizontal-align="justify" draw:textarea-vertical-align="middle" draw:auto-grow-height="false" fo:min-height="7.77cm" fo:min-width="7.91cm" fo:padding-top="0.231cm" fo:padding-bottom="0.231cm" fo:padding-left="0.356cm" fo:padding-right="0.356cm"/>
    </style:style>
    <style:style style:name="gr178" style:family="graphic" style:parent-style-name="standard">
      <style:graphic-properties draw:stroke="none" svg:stroke-color="#000000" draw:fill="none" draw:fill-color="#ffffff" draw:auto-grow-height="true" draw:auto-grow-width="false" fo:max-height="0cm" fo:min-height="3.473cm"/>
      <style:paragraph-properties style:writing-mode="lr-tb"/>
    </style:style>
    <style:style style:name="gr179" style:family="graphic" style:parent-style-name="standard">
      <style:graphic-properties svg:stroke-width="0.159cm" svg:stroke-color="#000000" draw:marker-start-width="0.438cm" draw:marker-end-width="0.438cm" draw:fill-color="#b3cac7" draw:textarea-horizontal-align="justify" draw:textarea-vertical-align="middle" draw:auto-grow-height="false" fo:min-height="0.818cm" fo:min-width="0.678cm" fo:padding-top="0.204cm" fo:padding-bottom="0.204cm" fo:padding-left="0.329cm" fo:padding-right="0.329cm"/>
      <style:paragraph-properties style:writing-mode="lr-tb"/>
    </style:style>
    <style:style style:name="gr180" style:family="graphic" style:parent-style-name="Default_20_Drawing_20_Style_5f_2">
      <style:graphic-properties draw:stroke="none" draw:fill="solid" draw:fill-color="#33cccc" draw:textarea-horizontal-align="left" draw:textarea-vertical-align="middle" draw:auto-grow-height="false" fo:min-height="0cm" fo:min-width="0.263cm" fo:padding-top="0.13cm" fo:padding-bottom="0.13cm" fo:padding-left="0.25cm" fo:padding-right="0.25cm" fo:wrap-option="no-wrap" draw:shadow-color="#808080"/>
    </style:style>
    <style:style style:name="gr181" style:family="graphic" style:parent-style-name="Default_20_Drawing_20_Style_5f_2">
      <style:graphic-properties draw:stroke="none" draw:fill="solid" draw:fill-color="#33cccc" draw:textarea-horizontal-align="left" draw:textarea-vertical-align="middle" draw:auto-grow-height="false" fo:min-height="1.26cm" fo:min-width="0.121cm" fo:padding-top="0.13cm" fo:padding-bottom="0.13cm" fo:padding-left="0.25cm" fo:padding-right="0.25cm" fo:wrap-option="no-wrap" draw:shadow-color="#808080"/>
    </style:style>
    <style:style style:name="gr182" style:family="graphic" style:parent-style-name="Default_20_Drawing_20_Style_5f_2">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1.253cm" fo:min-width="0.395cm" fo:padding-top="0.13cm" fo:padding-bottom="0.13cm" fo:padding-left="0.25cm" fo:padding-right="0.25cm" fo:wrap-option="no-wrap" draw:shadow-color="#808080"/>
    </style:style>
    <style:style style:name="gr183" style:family="graphic" style:parent-style-name="Default_20_Drawing_20_Style_5f_2">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cm" fo:min-width="0.263cm" fo:padding-top="0.13cm" fo:padding-bottom="0.13cm" fo:padding-left="0.25cm" fo:padding-right="0.25cm" fo:wrap-option="no-wrap" draw:shadow-color="#808080"/>
    </style:style>
    <style:style style:name="gr184" style:family="graphic" style:parent-style-name="Default_20_Drawing_20_Style_5f_2">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5" style:family="graphic" style:parent-style-name="Default_20_Drawing_20_Style_5f_2">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586cm" fo:min-width="0.094cm" fo:padding-top="0.13cm" fo:padding-bottom="0.13cm" fo:padding-left="0.25cm" fo:padding-right="0.25cm" fo:wrap-option="no-wrap" draw:shadow-color="#808080"/>
    </style:style>
    <style:style style:name="gr186" style:family="graphic" style:parent-style-name="Default_20_Drawing_20_Style_5f_2">
      <style:graphic-properties draw:stroke="none" draw:fill="solid" draw:fill-color="#ffffff" draw:textarea-horizontal-align="left" draw:textarea-vertical-align="middle" draw:auto-grow-height="false" fo:min-height="0.002cm" fo:min-width="0cm" fo:padding-top="0.13cm" fo:padding-bottom="0.13cm" fo:padding-left="0.25cm" fo:padding-right="0.25cm" fo:wrap-option="no-wrap" draw:shadow-color="#808080"/>
    </style:style>
    <style:style style:name="gr187" style:family="graphic" style:parent-style-name="Default_20_Drawing_20_Style_5f_2">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63cm" draw:visible-area-height="3.01cm" draw:ole-draw-aspect="1"/>
    </style:style>
    <style:style style:name="gr188" style:family="graphic" style:parent-style-name="Default_20_Drawing_20_Style_5f_2">
      <style:graphic-properties svg:stroke-width="0.053cm" svg:stroke-color="#000000" draw:marker-start-width="0.279cm" draw:marker-end-width="0.279cm" draw:fill-color="#cccccc" draw:textarea-horizontal-align="justify" draw:textarea-vertical-align="middle" draw:auto-grow-height="false" fo:min-height="2.005cm" fo:min-width="3.431cm" fo:padding-top="0.151cm" fo:padding-bottom="0.151cm" fo:padding-left="0.276cm" fo:padding-right="0.276cm" fo:wrap-option="wrap"/>
      <style:paragraph-properties style:writing-mode="lr-tb"/>
    </style:style>
    <style:style style:name="gr189" style:family="graphic" style:parent-style-name="objectwithoutfill">
      <style:graphic-properties draw:marker-end="Arrowheads_20_21" draw:marker-end-width="0.3cm" draw:fill="none" draw:textarea-vertical-align="middle"/>
    </style:style>
    <style:style style:name="gr190" style:family="graphic" style:parent-style-name="objectwithoutfill">
      <style:graphic-properties draw:marker-end="Arrowheads_20_22" draw:marker-end-width="0.3cm" draw:fill="none" draw:textarea-vertical-align="middle"/>
    </style:style>
    <style:style style:name="gr191" style:family="graphic" style:parent-style-name="Default_20_Drawing_20_Style_5f_2">
      <style:graphic-properties draw:stroke="none" draw:fill="none" draw:textarea-horizontal-align="justify" draw:textarea-vertical-align="middle" draw:auto-grow-height="false" fo:min-height="1.02cm" fo:min-width="3.056cm"/>
      <style:paragraph-properties style:writing-mode="lr-tb"/>
    </style:style>
    <style:style style:name="gr192" style:family="graphic" style:parent-style-name="Default_20_Drawing_20_Style_5f_2">
      <style:graphic-properties svg:stroke-width="0.053cm" svg:stroke-color="#000000" draw:marker-start-width="0.279cm" draw:marker-end-width="0.279cm"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193" style:family="graphic" style:parent-style-name="Default_20_Drawing_20_Style_5f_2">
      <style:graphic-properties svg:stroke-width="0.053cm" svg:stroke-color="#000000" draw:marker-start-width="0.279cm" draw:marker-end-width="0.279cm" draw:fill-color="#ffb66c"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194" style:family="graphic" style:parent-style-name="standard">
      <style:graphic-properties draw:stroke="none" draw:fill="solid" draw:fill-color="#33cccc" draw:textarea-horizontal-align="left" draw:textarea-vertical-align="middle" draw:auto-grow-height="false" fo:min-height="0cm" fo:min-width="0.263cm" fo:padding-top="0.13cm" fo:padding-bottom="0.13cm" fo:padding-left="0.25cm" fo:padding-right="0.25cm" fo:wrap-option="no-wrap" draw:shadow-color="#808080"/>
    </style:style>
    <style:style style:name="gr195" style:family="graphic" style:parent-style-name="standard">
      <style:graphic-properties draw:stroke="none" draw:fill="solid" draw:fill-color="#33cccc" draw:textarea-horizontal-align="left" draw:textarea-vertical-align="middle" draw:auto-grow-height="false" fo:min-height="1.26cm" fo:min-width="0.121cm" fo:padding-top="0.13cm" fo:padding-bottom="0.13cm" fo:padding-left="0.25cm" fo:padding-right="0.25cm" fo:wrap-option="no-wrap" draw:shadow-color="#808080"/>
    </style:style>
    <style:style style:name="gr196"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1.253cm" fo:min-width="0.395cm" fo:padding-top="0.13cm" fo:padding-bottom="0.13cm" fo:padding-left="0.25cm" fo:padding-right="0.25cm" fo:wrap-option="no-wrap" draw:shadow-color="#808080"/>
    </style:style>
    <style:style style:name="gr197"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cm" fo:min-width="0.263cm" fo:padding-top="0.13cm" fo:padding-bottom="0.13cm" fo:padding-left="0.25cm" fo:padding-right="0.25cm" fo:wrap-option="no-wrap" draw:shadow-color="#808080"/>
    </style:style>
    <style:style style:name="gr198" style:family="graphic" style:parent-style-name="standard">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9"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586cm" fo:min-width="0.094cm" fo:padding-top="0.13cm" fo:padding-bottom="0.13cm" fo:padding-left="0.25cm" fo:padding-right="0.25cm" fo:wrap-option="no-wrap" draw:shadow-color="#808080"/>
    </style:style>
    <style:style style:name="gr200" style:family="graphic" style:parent-style-name="standard">
      <style:graphic-properties draw:stroke="none" draw:fill="solid" draw:fill-color="#ffffff" draw:textarea-horizontal-align="left" draw:textarea-vertical-align="middle" draw:auto-grow-height="false" fo:min-height="0.002cm" fo:min-width="0cm" fo:padding-top="0.13cm" fo:padding-bottom="0.13cm" fo:padding-left="0.25cm" fo:padding-right="0.25cm" fo:wrap-option="no-wrap" draw:shadow-color="#808080"/>
    </style:style>
    <style:style style:name="gr20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63cm" draw:visible-area-height="3.01cm" draw:ole-draw-aspect="1"/>
    </style:style>
    <style:style style:name="gr202" style:family="graphic" style:parent-style-name="standard">
      <style:graphic-properties svg:stroke-width="0.053cm" svg:stroke-color="#000000" draw:marker-start-width="0.279cm" draw:marker-end-width="0.279cm"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203" style:family="graphic" style:parent-style-name="standard">
      <style:graphic-properties svg:stroke-width="0.053cm" svg:stroke-color="#000000" draw:marker-start-width="0.279cm" draw:marker-end-width="0.279cm" draw:fill-color="#cccccc" draw:textarea-horizontal-align="justify" draw:textarea-vertical-align="middle" draw:auto-grow-height="false" fo:min-height="2.005cm" fo:min-width="3.431cm" fo:padding-top="0.151cm" fo:padding-bottom="0.151cm" fo:padding-left="0.276cm" fo:padding-right="0.276cm" fo:wrap-option="wrap"/>
      <style:paragraph-properties style:writing-mode="lr-tb"/>
    </style:style>
    <style:style style:name="gr204" style:family="graphic" style:parent-style-name="standard">
      <style:graphic-properties draw:stroke="none" draw:fill="none" draw:textarea-horizontal-align="justify" draw:textarea-vertical-align="middle" draw:auto-grow-height="false" fo:min-height="1.02cm" fo:min-width="3.056cm"/>
      <style:paragraph-properties style:writing-mode="lr-tb"/>
    </style:style>
    <style:style style:name="gr205" style:family="graphic" style:parent-style-name="standard">
      <style:graphic-properties svg:stroke-width="0.053cm" svg:stroke-color="#000000" draw:marker-start-width="0.279cm" draw:marker-end-width="0.279cm" draw:fill-color="#ffb66c"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206" style:family="graphic" style:parent-style-name="standard">
      <style:graphic-properties draw:stroke="dash" draw:stroke-dash="Dot" svg:stroke-width="0.053cm" svg:stroke-color="#000000" draw:marker-start-width="0.279cm" draw:marker-end-width="0.279cm" svg:stroke-linecap="butt" draw:fill="none" draw:fill-color="#ffb66c"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207" style:family="graphic" style:parent-style-name="objectwithoutfill">
      <style:graphic-properties svg:stroke-width="0.106cm" svg:stroke-color="#f10d0c" draw:marker-start-width="0.359cm" draw:marker-end="Arrowheads_20_26" draw:marker-end-width="0.459cm" draw:fill="none" draw:textarea-vertical-align="middle" fo:padding-top="0.178cm" fo:padding-bottom="0.178cm" fo:padding-left="0.303cm" fo:padding-right="0.303cm"/>
    </style:style>
    <style:style style:name="gr208" style:family="graphic" style:parent-style-name="Default_20_Drawing_20_Style_5f_2">
      <style:graphic-properties draw:stroke="dash" draw:stroke-dash="Dot" svg:stroke-width="0.053cm" svg:stroke-color="#000000" draw:marker-start-width="0.279cm" draw:marker-end-width="0.279cm" svg:stroke-linecap="butt" draw:fill="none"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209" style:family="graphic" style:parent-style-name="Default_20_Drawing_20_Style_5f_2">
      <style:graphic-properties draw:stroke="solid" draw:stroke-dash="Dot" svg:stroke-width="0.053cm" svg:stroke-color="#000000" draw:marker-start-width="0.279cm" draw:marker-end-width="0.279cm" svg:stroke-linecap="butt" draw:fill="solid" draw:fill-color="#729fcf"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210" style:family="graphic" style:parent-style-name="objectwithoutfill">
      <style:graphic-properties svg:stroke-width="0.106cm" svg:stroke-color="#f10d0c" draw:marker-start-width="0.359cm" draw:marker-end="Arrowheads_20_25" draw:marker-end-width="0.459cm" draw:fill="none" draw:textarea-vertical-align="middle" fo:padding-top="0.178cm" fo:padding-bottom="0.178cm" fo:padding-left="0.303cm" fo:padding-right="0.303cm"/>
    </style:style>
    <style:style style:name="gr211" style:family="graphic" style:parent-style-name="Default_20_Drawing_20_Style_5f_3" style:list-style-name="L17">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12" style:family="graphic" style:parent-style-name="Default_20_Drawing_20_Style_5f_3" style:list-style-name="L18">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13" style:family="graphic" style:parent-style-name="Default_20_Drawing_20_Style_5f_3" style:list-style-name="L18">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4" style:family="graphic" style:parent-style-name="Default_20_Drawing_20_Style_5f_3" style:list-style-name="L18">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5" style:family="graphic" style:parent-style-name="Default_20_Drawing_20_Style_5f_3" style:list-style-name="L18">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6" style:family="graphic" style:parent-style-name="Default_20_Drawing_20_Style_5f_3" style:list-style-name="L18">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7" style:family="graphic" style:parent-style-name="Default_20_Drawing_20_Style_5f_3"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18" style:family="graphic" style:parent-style-name="Default_20_Drawing_20_Style_5f_3">
      <style:graphic-properties draw:stroke="solid" svg:stroke-width="0.071cm" svg:stroke-color="#000000" draw:marker-end="msArrowEnd_20_9" draw:marker-end-width="0.355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19" style:family="graphic" style:parent-style-name="Default_20_Drawing_20_Style_5f_3" style:list-style-name="L18">
      <style:graphic-properties draw:stroke="dash" draw:stroke-dash="Dashed_20__28_var_29__20_4" svg:stroke-width="0.026cm" svg:stroke-color="#000000" draw:stroke-linejoin="miter" svg:stroke-linecap="square" draw:fill="none" draw:fill-color="#ffffff" draw:textarea-horizontal-align="justify" draw:textarea-vertical-align="middle" draw:auto-grow-height="false" fo:min-height="7.422cm" fo:min-width="3.056cm" fo:padding-top="0.13cm" fo:padding-bottom="0.13cm" fo:padding-left="0.25cm" fo:padding-right="0.25cm" fo:wrap-option="no-wrap" draw:shadow-color="#808080"/>
    </style:style>
    <style:style style:name="gr220" style:family="graphic" style:parent-style-name="Default_20_Drawing_20_Style_5f_3" style:list-style-name="L18">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21" style:family="graphic" style:parent-style-name="Default_20_Drawing_20_Style_5f_3" style:list-style-name="L18">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22"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223" style:family="graphic" style:parent-style-name="Default_20_Drawing_20_Style_5f_3"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24" style:family="graphic" style:parent-style-name="Default_20_Drawing_20_Style_5f_3" style:list-style-name="L18">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25" style:family="graphic" style:parent-style-name="Default_20_Drawing_20_Style_5f_3" style:list-style-name="L18">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26" style:family="graphic" style:parent-style-name="Default_20_Drawing_20_Style_5f_3" style:list-style-name="L18">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27" style:family="graphic" style:parent-style-name="Default_20_Drawing_20_Style_5f_3" style:list-style-name="L18">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28" style:family="graphic" style:parent-style-name="Default_20_Drawing_20_Style_5f_3" style:list-style-name="L18">
      <style:graphic-properties draw:stroke="solid" draw:stroke-dash="Dashed_20__28_var_29__20_4" svg:stroke-width="0.026cm" svg:stroke-color="#000000" draw:stroke-linejoin="miter" svg:stroke-linecap="square" draw:fill="none" draw:fill-color="#ffffff" draw:textarea-horizontal-align="justify" draw:textarea-vertical-align="middle" draw:auto-grow-height="false" fo:min-height="6.152cm" fo:min-width="4.485cm" fo:padding-top="0.13cm" fo:padding-bottom="0.13cm" fo:padding-left="0.25cm" fo:padding-right="0.25cm" fo:wrap-option="no-wrap" draw:shadow-color="#808080"/>
    </style:style>
    <style:style style:name="gr229" style:family="graphic" style:parent-style-name="Default_20_Drawing_20_Style_5f_3" style:list-style-name="L18">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0" style:family="graphic" style:parent-style-name="Default_20_Drawing_20_Style_5f_3" style:list-style-name="L18">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1" style:family="graphic" style:parent-style-name="Default_20_Drawing_20_Style_5f_3" style:list-style-name="L18">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2" style:family="graphic" style:parent-style-name="Default_20_Drawing_20_Style_5f_3" style:list-style-name="L18">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3" style:family="graphic" style:parent-style-name="Default_20_Drawing_20_Style_5f_3" style:list-style-name="L18">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4" style:family="graphic" style:parent-style-name="Default_20_Drawing_20_Style_5f_3" style:list-style-name="L18">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5" style:family="graphic" style:parent-style-name="Default_20_Drawing_20_Style_5f_3" style:list-style-name="L18">
      <style:graphic-properties draw:stroke="solid" draw:stroke-dash="Dashed_20__28_var_29__20_4" svg:stroke-width="0.026cm" svg:stroke-color="#000000" draw:stroke-linejoin="miter" svg:stroke-linecap="square" draw:fill="none" draw:fill-color="#ffffff" draw:textarea-horizontal-align="justify" draw:textarea-vertical-align="middle" draw:auto-grow-height="false" fo:min-height="8.666cm" fo:min-width="4.488cm" fo:padding-top="0.13cm" fo:padding-bottom="0.13cm" fo:padding-left="0.25cm" fo:padding-right="0.25cm" fo:wrap-option="no-wrap" draw:shadow-color="#808080"/>
    </style:style>
    <style:style style:name="gr236" style:family="graphic" style:parent-style-name="Default_20_Drawing_20_Style_5f_3" style:list-style-name="L18">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7" style:family="graphic" style:parent-style-name="Default_20_Drawing_20_Style_5f_3" style:list-style-name="L18">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8" style:family="graphic" style:parent-style-name="Default_20_Drawing_20_Style_5f_3" style:list-style-name="L18">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9" style:family="graphic" style:parent-style-name="Default_20_Drawing_20_Style_5f_3" style:list-style-name="L18">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40" style:family="graphic" style:parent-style-name="Default_20_Drawing_20_Style_5f_3">
      <style:graphic-properties draw:stroke="none" svg:stroke-color="#000000" draw:fill="none" draw:fill-color="#ffffff" draw:auto-grow-height="true" draw:auto-grow-width="false" fo:max-height="0cm" fo:min-height="1.017cm"/>
      <style:paragraph-properties style:writing-mode="lr-tb"/>
    </style:style>
    <style:style style:name="gr241" style:family="graphic" style:parent-style-name="Default_20_Drawing_20_Style_5f_3">
      <style:graphic-properties draw:stroke="none" svg:stroke-color="#000000" draw:fill="none" draw:fill-color="#ffffff" draw:auto-grow-height="true" draw:auto-grow-width="false" fo:max-height="0cm" fo:min-height="2.033cm"/>
      <style:paragraph-properties style:writing-mode="lr-tb"/>
    </style:style>
    <style:style style:name="gr242" style:family="graphic" style:parent-style-name="Default_20_Drawing_20_Style_5f_3" style:list-style-name="L18">
      <style:graphic-properties draw:stroke="solid" draw:stroke-dash="Dashed_20__28_var_29__20_4" svg:stroke-width="0.026cm" svg:stroke-color="#000000" draw:stroke-linejoin="miter" svg:stroke-linecap="square" draw:fill="none" draw:fill-color="#ffffff" draw:textarea-horizontal-align="justify" draw:textarea-vertical-align="middle" draw:auto-grow-height="false" fo:min-height="11.886cm" fo:min-width="4.71cm" fo:padding-top="0.13cm" fo:padding-bottom="0.13cm" fo:padding-left="0.25cm" fo:padding-right="0.25cm" fo:wrap-option="no-wrap" draw:shadow-color="#808080"/>
    </style:style>
    <style:style style:name="gr243" style:family="graphic" style:parent-style-name="Default_20_Drawing_20_Style_5f_3" style:list-style-name="L18">
      <style:graphic-properties draw:stroke="solid" draw:stroke-dash="Dashed_20__28_var_29__20_4" svg:stroke-width="0.026cm" svg:stroke-color="#000000" draw:stroke-linejoin="miter" svg:stroke-linecap="square" draw:fill="none" draw:fill-color="#ffffff" draw:textarea-horizontal-align="justify" draw:textarea-vertical-align="middle" draw:auto-grow-height="false" fo:min-height="7.614cm" fo:min-width="4.503cm" fo:padding-top="0.13cm" fo:padding-bottom="0.13cm" fo:padding-left="0.25cm" fo:padding-right="0.25cm" fo:wrap-option="no-wrap" draw:shadow-color="#808080"/>
    </style:style>
    <style:style style:name="pr1" style:family="presentation" style:parent-style-name="Blank_20_Slide-notes" style:list-style-name="L20">
      <style:graphic-properties draw:stroke="none" svg:stroke-width="0cm" draw:fill="none" draw:fill-color="#ffffff" draw:textarea-vertical-align="top" draw:auto-grow-height="false" draw:fit-to-size="false" style:shrink-to-fit="false" fo:min-height="11.983cm" fo:padding-top="0cm" fo:padding-bottom="0cm" fo:padding-left="0cm" fo:padding-right="0cm" fo:wrap-option="wrap"/>
      <style:paragraph-properties style:writing-mode="lr-tb"/>
    </style:style>
    <style:style style:name="pr2" style:family="presentation" style:parent-style-name="Title_20_and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Title_20_and_20_Content-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4" style:family="presentation" style:parent-style-name="Title_20_and_20_Content-notes">
      <style:graphic-properties draw:fill-color="#ffffff" fo:min-height="11.982cm"/>
      <style:paragraph-properties style:writing-mode="lr-tb"/>
    </style:style>
    <style:style style:name="pr5" style:family="presentation" style:parent-style-name="Title_20_and_20_Content-outline1">
      <style:graphic-properties draw:stroke="none" svg:stroke-width="0.026cm" draw:stroke-linejoin="miter" draw:fill="none" draw:textarea-vertical-align="top" draw:auto-grow-height="false" draw:fit-to-size="false" style:shrink-to-fit="tru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9"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0" style:family="presentation" style:parent-style-name="Title_20_Only-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1" style:family="presentation" style:parent-style-name="Title_20_Only-notes">
      <style:graphic-properties draw:fill-color="#ffffff" fo:min-height="11.982cm"/>
      <style:paragraph-properties style:writing-mode="lr-tb"/>
    </style:style>
    <style:style style:name="pr12"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3" style:family="presentation" style:parent-style-name="Title_20_Only-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4"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5"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6"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7"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8"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9"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0"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1"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2"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3"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4"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5"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6"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7"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8"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9"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30"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31"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32"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33"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34"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35"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36"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37" style:family="presentation" style:parent-style-name="Title_20_and_20_Content-outline1">
      <style:graphic-properties draw:stroke="solid" svg:stroke-width="0.026cm" svg:stroke-color="#000000" draw:stroke-linejoin="miter" draw:fill="solid" draw:fill-color="#ffffff"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38"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39"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40"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41"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42"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43"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44"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45"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46"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47"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48"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49"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50"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51"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52"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53" style:family="presentation" style:parent-style-name="Title_20_and_20_Content-notes" style:list-style-name="L2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54"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5" style:family="presentation" style:parent-style-name="Title_20_and_20_Content_5f_-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6" style:family="presentation" style:parent-style-name="Title_20_and_20_Content_5f_-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57" style:family="presentation" style:parent-style-name="Title2-title">
      <style:graphic-properties draw:stroke="none" draw:fill="none" draw:fill-color="#ffffff" draw:textarea-horizontal-align="justify" draw:textarea-vertical-align="bottom" draw:auto-grow-height="false" draw:auto-grow-width="false" fo:min-height="1.602cm" fo:min-width="0cm" fo:padding-top="0cm" fo:padding-bottom="0cm" fo:padding-left="0cm" fo:padding-right="0cm" fo:wrap-option="wrap" draw:shadow-color="#808080"/>
      <style:paragraph-properties style:writing-mode="lr-tb"/>
    </style:style>
    <style:style style:name="pr58" style:family="presentation" style:parent-style-name="Title2-notes">
      <style:graphic-properties draw:fill-color="#ffffff" fo:min-height="11.43cm"/>
      <style:paragraph-properties style:writing-mode="lr-tb"/>
    </style:style>
    <style:style style:name="P1" style:family="paragraph">
      <style:paragraph-properties fo:margin-top="0cm" fo:margin-bottom="0cm" fo:line-height="100%" fo:text-align="start" style:writing-mode="lr-tb"/>
      <style:text-properties fo:font-size="18pt"/>
    </style:style>
    <style:style style:name="P2" style:family="paragraph">
      <loext:graphic-properties draw:fill="none"/>
      <style:paragraph-properties fo:text-align="start" style:writing-mode="lr-tb" style:font-independent-line-spacing="true"/>
      <style:text-properties fo:font-size="18pt"/>
    </style:style>
    <style:style style:name="P3" style:family="paragraph">
      <style:paragraph-properties fo:margin-top="0.141cm" fo:margin-bottom="0cm" fo:line-height="100%" fo:text-align="start" style:writing-mode="lr-tb"/>
      <style:text-properties fo:font-size="18pt"/>
    </style:style>
    <style:style style:name="P4"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5" style:family="paragraph">
      <style:paragraph-properties fo:margin-top="0cm" fo:margin-bottom="0cm" fo:line-height="100%" fo:text-align="end" style:writing-mode="lr-tb"/>
      <style:text-properties fo:font-size="18pt"/>
    </style:style>
    <style:style style:name="P6" style:family="paragraph">
      <style:paragraph-properties fo:margin-left="0.331cm" fo:margin-right="0cm" fo:margin-top="0cm" fo:margin-bottom="0cm" fo:line-height="100%" fo:text-align="start" fo:text-indent="-0.331cm" style:punctuation-wrap="hanging" style:writing-mode="lr-tb">
        <style:tab-stops>
          <style:tab-stop style:position="0cm"/>
        </style:tab-stops>
      </style:paragraph-properties>
    </style:style>
    <style:style style:name="P7" style:family="paragraph">
      <loext:graphic-properties draw:fill="none"/>
      <style:paragraph-properties fo:text-align="start" style:writing-mode="lr-tb" style:font-independent-line-spacing="true"/>
      <style:text-properties fo:font-size="36pt"/>
    </style:style>
    <style:style style:name="P8" style:family="paragraph">
      <style:paragraph-properties fo:margin-left="0cm" fo:margin-right="0cm" fo:margin-top="0.183cm" fo:margin-bottom="0cm" fo:line-height="100%" fo:text-align="start" fo:text-indent="0cm" style:punctuation-wrap="hanging" style:writing-mode="lr-tb"/>
    </style:style>
    <style:style style:name="P9" style:family="paragraph">
      <style:paragraph-properties fo:margin-left="0cm" fo:margin-right="0cm" fo:margin-top="0.169cm" fo:margin-bottom="0cm" fo:line-height="100%" fo:text-align="start" fo:text-indent="0cm" style:punctuation-wrap="hanging" style:writing-mode="lr-tb"/>
    </style:style>
    <style:style style:name="P10" style:family="paragraph">
      <loext:graphic-properties draw:fill="none"/>
      <style:paragraph-properties fo:text-align="start" style:writing-mode="lr-tb" style:font-independent-line-spacing="true"/>
      <style:text-properties fo:font-size="24pt"/>
    </style:style>
    <style:style style:name="P11" style:family="paragraph">
      <loext:graphic-properties draw:fill-color="#ffffff"/>
      <style:paragraph-properties style:writing-mode="lr-tb"/>
    </style:style>
    <style:style style:name="P12" style:family="paragraph">
      <style:paragraph-properties fo:margin-left="0cm" fo:margin-right="0cm" fo:margin-top="0.141cm" fo:margin-bottom="0cm" fo:line-height="100%" fo:text-align="start" fo:text-indent="0cm">
        <style:tab-stops>
          <style:tab-stop style:position="0cm"/>
        </style:tab-stops>
      </style:paragraph-properties>
    </style:style>
    <style:style style:name="P13" style:family="paragraph">
      <style:paragraph-properties fo:margin-left="0cm" fo:margin-right="0cm" fo:margin-top="0.183cm" fo:margin-bottom="0cm" fo:line-height="100%" fo:text-align="start" fo:text-indent="0cm" style:punctuation-wrap="hanging" style:writing-mode="lr-tb">
        <style:tab-stops>
          <style:tab-stop style:position="0cm"/>
        </style:tab-stops>
      </style:paragraph-properties>
    </style:style>
    <style:style style:name="P14" style:family="paragraph">
      <style:paragraph-properties fo:margin-left="0cm" fo:margin-right="0cm" fo:margin-top="0.155cm" fo:margin-bottom="0cm" fo:line-height="100%" fo:text-align="start" fo:text-indent="0cm" style:punctuation-wrap="hanging" style:writing-mode="lr-tb">
        <style:tab-stops>
          <style:tab-stop style:position="0cm"/>
        </style:tab-stops>
      </style:paragraph-properties>
    </style:style>
    <style:style style:name="P15"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6" style:family="paragraph">
      <style:paragraph-properties fo:margin-left="0cm" fo:margin-right="0cm" fo:margin-top="0.183cm" fo:margin-bottom="0cm" fo:line-height="85%" fo:text-align="start" fo:text-indent="0cm" style:punctuation-wrap="hanging" style:writing-mode="lr-tb"/>
    </style:style>
    <style:style style:name="P17" style:family="paragraph">
      <style:paragraph-properties fo:margin-left="0cm" fo:margin-right="0cm" fo:margin-top="0.155cm" fo:margin-bottom="0cm" fo:line-height="90%" fo:text-align="start" fo:text-indent="0cm" style:punctuation-wrap="hanging" style:writing-mode="lr-tb"/>
    </style:style>
    <style:style style:name="P18" style:family="paragraph">
      <style:paragraph-properties fo:margin-left="0cm" fo:margin-right="0cm" fo:margin-top="0.141cm" fo:margin-bottom="0cm" fo:line-height="97%" fo:text-align="start" fo:text-indent="0cm" style:punctuation-wrap="hanging" style:writing-mode="lr-tb"/>
    </style:style>
    <style:style style:name="P19" style:family="paragraph">
      <style:paragraph-properties fo:margin-left="0cm" fo:margin-right="0cm" fo:margin-top="0.155cm" fo:margin-bottom="0cm" fo:line-height="100%" fo:text-align="start" fo:text-indent="0cm" style:punctuation-wrap="hanging" style:writing-mode="lr-tb"/>
    </style:style>
    <style:style style:name="P20" style:family="paragraph">
      <style:paragraph-properties fo:margin-left="0cm" fo:margin-right="0cm" fo:margin-top="0.099cm" fo:margin-bottom="0cm" fo:line-height="100%" fo:text-align="start" fo:text-indent="0cm" style:punctuation-wrap="hanging" style:writing-mode="lr-tb"/>
    </style:style>
    <style:style style:name="P21" style:family="paragraph">
      <style:paragraph-properties fo:margin-left="0cm" fo:margin-right="0cm" fo:margin-top="0.141cm" fo:margin-bottom="0cm" fo:line-height="100%" fo:text-align="start" fo:text-indent="0cm" style:punctuation-wrap="hanging" style:writing-mode="lr-tb"/>
    </style:style>
    <style:style style:name="P22" style:family="paragraph">
      <style:paragraph-properties fo:margin-left="0cm" fo:margin-right="0cm" fo:text-indent="0cm"/>
    </style:style>
    <style:style style:name="P23" style:family="paragraph">
      <style:paragraph-properties fo:margin-top="0cm" fo:margin-bottom="0cm" fo:line-height="100%" fo:text-align="start" style:punctuation-wrap="simple" style:writing-mode="lr-tb"/>
      <style:text-properties fo:font-size="16pt" style:font-size-asian="16pt" style:font-size-complex="16pt"/>
    </style:style>
    <style:style style:name="P24" style:family="paragraph">
      <style:paragraph-properties fo:margin-left="0cm" fo:margin-right="0cm" fo:margin-top="0cm" fo:margin-bottom="0cm" fo:line-height="100%" fo:text-align="start" fo:text-indent="0cm" style:punctuation-wrap="simple" style:writing-mode="lr-tb"/>
      <style:text-properties fo:font-size="16pt" style:font-size-asian="16pt" style:font-size-complex="16pt"/>
    </style:style>
    <style:style style:name="P25" style:family="paragraph">
      <loext:graphic-properties draw:fill="solid" draw:fill-color="#f6f5bd"/>
      <style:paragraph-properties fo:margin-top="0cm" fo:margin-bottom="0cm" fo:line-height="100%" fo:text-align="start" style:punctuation-wrap="simple" style:writing-mode="lr-tb" style:font-independent-line-spacing="true"/>
      <style:text-properties fo:font-size="16pt" style:font-size-asian="16pt" style:font-size-complex="16pt"/>
    </style:style>
    <style:style style:name="P26" style:family="paragraph">
      <loext:graphic-properties draw:fill="none"/>
      <style:paragraph-properties fo:text-align="center"/>
    </style:style>
    <style:style style:name="P27" style:family="paragraph">
      <loext:graphic-properties draw:fill="none" draw:fill-color="#ffffff"/>
      <style:paragraph-properties style:writing-mode="lr-tb"/>
      <style:text-properties fo:color="#c9211e" loext:opacity="100%" fo:font-weight="bold" style:font-weight-asian="bold" style:font-weight-complex="bold"/>
    </style:style>
    <style:style style:name="P28" style:family="paragraph">
      <loext:graphic-properties draw:fill-color="#ffffff"/>
      <style:paragraph-properties style:writing-mode="lr-tb"/>
      <style:text-properties fo:font-size="20pt"/>
    </style:style>
    <style:style style:name="P29" style:family="paragraph">
      <style:paragraph-properties fo:text-align="center" style:writing-mode="lr-tb"/>
    </style:style>
    <style:style style:name="P30" style:family="paragraph">
      <loext:graphic-properties draw:fill="none" draw:fill-color="#ffffff"/>
      <style:paragraph-properties style:writing-mode="lr-tb"/>
    </style:style>
    <style:style style:name="P31" style:family="paragraph">
      <loext:graphic-properties draw:fill-color="#eeeeee"/>
      <style:paragraph-properties fo:text-align="center"/>
    </style:style>
    <style:style style:name="P32" style:family="paragraph">
      <style:paragraph-properties fo:margin-top="0cm" fo:margin-bottom="0cm" fo:line-height="100%" fo:text-align="center" style:punctuation-wrap="simple" style:writing-mode="lr-tb"/>
      <style:text-properties fo:font-size="24pt"/>
    </style:style>
    <style:style style:name="P33" style:family="paragraph">
      <loext:graphic-properties draw:fill="solid" draw:fill-color="#f1c7c7"/>
      <style:paragraph-properties fo:margin-top="0cm" fo:margin-bottom="0cm" fo:line-height="100%" fo:text-align="center" style:punctuation-wrap="simple" style:writing-mode="lr-tb" style:font-independent-line-spacing="true"/>
      <style:text-properties fo:font-size="24pt"/>
    </style:style>
    <style:style style:name="P34" style:family="paragraph">
      <loext:graphic-properties draw:fill="none"/>
      <style:paragraph-properties fo:margin-top="0cm" fo:margin-bottom="0cm" fo:line-height="100%" fo:text-align="center" style:punctuation-wrap="simple" style:writing-mode="lr-tb" style:font-independent-line-spacing="true"/>
      <style:text-properties fo:font-size="24pt"/>
    </style:style>
    <style:style style:name="P35"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36" style:family="paragraph">
      <style:paragraph-properties fo:margin-top="0cm" fo:margin-bottom="0cm" fo:line-height="100%" fo:text-align="end" style:punctuation-wrap="simple" style:writing-mode="lr-tb"/>
      <style:text-properties fo:font-size="24pt"/>
    </style:style>
    <style:style style:name="P37" style:family="paragraph">
      <loext:graphic-properties draw:fill="none"/>
      <style:paragraph-properties fo:margin-top="0cm" fo:margin-bottom="0cm" fo:line-height="100%" fo:text-align="end" style:punctuation-wrap="simple" style:writing-mode="lr-tb" style:font-independent-line-spacing="true"/>
      <style:text-properties fo:font-size="24pt"/>
    </style:style>
    <style:style style:name="P38" style:family="paragraph">
      <loext:graphic-properties draw:fill="none"/>
      <style:paragraph-properties fo:text-align="start" style:font-independent-line-spacing="true"/>
      <style:text-properties fo:font-size="24pt"/>
    </style:style>
    <style:style style:name="P39" style:family="paragraph">
      <style:paragraph-properties fo:margin-top="0cm" fo:margin-bottom="0cm" fo:line-height="100%" fo:text-align="start" style:punctuation-wrap="simple" style:writing-mode="lr-tb"/>
      <style:text-properties fo:font-size="24pt"/>
    </style:style>
    <style:style style:name="P40"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41" style:family="paragraph">
      <loext:graphic-properties draw:fill="solid" draw:fill-color="#d5f1cf"/>
      <style:paragraph-properties fo:margin-top="0cm" fo:margin-bottom="0cm" fo:line-height="100%" fo:text-align="center" style:punctuation-wrap="simple" style:writing-mode="lr-tb" style:font-independent-line-spacing="true"/>
      <style:text-properties fo:font-size="24pt"/>
    </style:style>
    <style:style style:name="P42" style:family="paragraph">
      <loext:graphic-properties draw:fill="none"/>
      <style:paragraph-properties fo:text-align="start"/>
      <style:text-properties fo:font-size="18pt"/>
    </style:style>
    <style:style style:name="P43" style:family="paragraph">
      <loext:graphic-properties draw:fill="solid" draw:fill-color="#f6f5bd"/>
      <style:paragraph-properties fo:margin-top="0cm" fo:margin-bottom="0cm" fo:line-height="100%" fo:text-align="start" style:punctuation-wrap="simple" style:writing-mode="lr-tb" style:font-independent-line-spacing="true"/>
      <style:text-properties fo:font-size="24pt"/>
    </style:style>
    <style:style style:name="P44" style:family="paragraph">
      <style:paragraph-properties fo:margin-left="0.2cm" fo:margin-right="0.2cm" fo:margin-top="0.2cm" fo:margin-bottom="0.2cm" fo:line-height="100%" fo:text-align="justify" fo:text-indent="0cm"/>
    </style:style>
    <style:style style:name="P45" style:family="paragraph">
      <loext:graphic-properties draw:fill="solid" draw:fill-color="#ffffff"/>
      <style:paragraph-properties fo:margin-left="0.2cm" fo:margin-right="0.2cm" fo:margin-top="0.2cm" fo:margin-bottom="0.2cm" fo:line-height="100%" fo:text-align="justify"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6" style:family="paragraph">
      <loext:graphic-properties draw:fill="none"/>
      <style:paragraph-properties style:writing-mode="lr-tb"/>
      <style:text-properties style:font-name="Bitstream Vera Sans Mono"/>
    </style:style>
    <style:style style:name="P47" style:family="paragraph">
      <style:paragraph-properties fo:margin-left="0cm" fo:margin-right="0cm" fo:margin-top="0cm" fo:margin-bottom="0cm" fo:line-height="100%" fo:text-indent="0cm"/>
    </style:style>
    <style:style style:name="P48" style:family="paragraph">
      <loext:graphic-properties draw:fill="none"/>
      <style:paragraph-properties style:writing-mode="lr-tb"/>
      <style:text-properties style:font-name="Bitstream Vera Sans Mono" fo:font-size="16pt" style:font-size-asian="16pt" style:font-size-complex="16pt"/>
    </style:style>
    <style:style style:name="P49" style:family="paragraph">
      <style:paragraph-properties fo:margin-left="0cm" fo:margin-right="0cm" fo:margin-top="0cm" fo:margin-bottom="0cm" fo:line-height="100%" fo:text-align="center" fo:text-indent="0cm" style:writing-mode="lr-tb"/>
    </style:style>
    <style:style style:name="P50" style:family="paragraph">
      <loext:graphic-properties draw:fill-color="#ffdbb6"/>
      <style:paragraph-properties fo:text-align="center" style:writing-mode="lr-tb"/>
    </style:style>
    <style:style style:name="P51" style:family="paragraph">
      <loext:graphic-properties draw:fill-color="#ffdbb6"/>
      <style:paragraph-properties fo:margin-left="0cm" fo:margin-right="0cm" fo:margin-top="0cm" fo:margin-bottom="0cm" fo:line-height="100%" fo:text-align="center" fo:text-indent="0cm" style:writing-mode="lr-tb"/>
    </style:style>
    <style:style style:name="P52" style:family="paragraph">
      <loext:graphic-properties draw:fill="none"/>
      <style:paragraph-properties style:writing-mode="lr-tb"/>
      <style:text-properties style:font-name="Bitstream Vera Sans Mono" fo:font-size="18pt"/>
    </style:style>
    <style:style style:name="P53" style:family="paragraph">
      <loext:graphic-properties draw:fill-color="#dde8cb"/>
      <style:paragraph-properties fo:margin-left="0cm" fo:margin-right="0cm" fo:margin-top="0cm" fo:margin-bottom="0cm" fo:line-height="100%" fo:text-align="center" fo:text-indent="0cm" style:writing-mode="lr-tb"/>
    </style:style>
    <style:style style:name="P54" style:family="paragraph">
      <style:paragraph-properties fo:text-align="center" style:writing-mode="lr-tb"/>
      <style:text-properties fo:color="#c9211e" loext:opacity="100%" fo:font-weight="bold" style:font-weight-asian="bold" style:font-weight-complex="bold"/>
    </style:style>
    <style:style style:name="P55" style:family="paragraph">
      <loext:graphic-properties draw:fill="solid" draw:fill-color="#dddddd" draw:opacity="75%"/>
      <style:paragraph-properties fo:text-align="center" style:writing-mode="lr-tb"/>
      <style:text-properties fo:color="#c9211e" loext:opacity="100%" fo:font-weight="bold" style:font-weight-asian="bold" style:font-weight-complex="bold"/>
    </style:style>
    <style:style style:name="P56" style:family="paragraph">
      <style:paragraph-properties fo:text-align="center" style:writing-mode="lr-tb"/>
      <style:text-properties fo:font-size="18pt"/>
    </style:style>
    <style:style style:name="P57" style:family="paragraph">
      <loext:graphic-properties draw:fill-color="#dde8cb"/>
      <style:paragraph-properties fo:text-align="center" style:writing-mode="lr-tb"/>
      <style:text-properties fo:font-size="18pt"/>
    </style:style>
    <style:style style:name="P58" style:family="paragraph">
      <loext:graphic-properties draw:fill-color="#ffdbb6"/>
      <style:paragraph-properties fo:text-align="center" style:writing-mode="lr-tb"/>
      <style:text-properties fo:font-size="18pt"/>
    </style:style>
    <style:style style:name="P59" style:family="paragraph">
      <style:paragraph-properties fo:margin-left="0cm" fo:margin-right="0cm" fo:margin-top="0cm" fo:margin-bottom="0cm" fo:line-height="100%" fo:text-align="center" fo:text-indent="0cm" style:writing-mode="lr-tb"/>
      <style:text-properties fo:font-size="18pt"/>
    </style:style>
    <style:style style:name="P60" style:family="paragraph">
      <loext:graphic-properties draw:fill-color="#ffdbb6"/>
      <style:paragraph-properties fo:margin-left="0cm" fo:margin-right="0cm" fo:margin-top="0cm" fo:margin-bottom="0cm" fo:line-height="100%" fo:text-align="center" fo:text-indent="0cm" style:writing-mode="lr-tb"/>
      <style:text-properties fo:font-size="18pt"/>
    </style:style>
    <style:style style:name="P61" style:family="paragraph">
      <loext:graphic-properties draw:fill-color="#dde8cb"/>
      <style:paragraph-properties fo:text-align="center" style:writing-mode="lr-tb"/>
    </style:style>
    <style:style style:name="P62" style:family="paragraph">
      <loext:graphic-properties draw:fill-color="#dde8cb"/>
      <style:paragraph-properties fo:margin-left="0cm" fo:margin-right="0cm" fo:margin-top="0cm" fo:margin-bottom="0cm" fo:line-height="100%" fo:text-align="center" fo:text-indent="0cm" style:writing-mode="lr-tb"/>
      <style:text-properties fo:font-size="18pt"/>
    </style:style>
    <style:style style:name="P63" style:family="paragraph">
      <style:paragraph-properties fo:text-align="center" style:writing-mode="lr-tb"/>
      <style:text-properties fo:color="#c9211e" loext:opacity="100%" fo:font-size="18pt" fo:font-weight="bold" style:font-weight-asian="bold" style:font-weight-complex="bold"/>
    </style:style>
    <style:style style:name="P64" style:family="paragraph">
      <loext:graphic-properties draw:fill="solid" draw:fill-color="#dddddd" draw:opacity="75%"/>
      <style:paragraph-properties fo:text-align="center" style:writing-mode="lr-tb"/>
      <style:text-properties fo:color="#c9211e" loext:opacity="100%" fo:font-size="18pt" fo:font-weight="bold" style:font-weight-asian="bold" style:font-weight-complex="bold"/>
    </style:style>
    <style:style style:name="P65" style:family="paragraph">
      <style:paragraph-properties fo:margin-left="0cm" fo:margin-right="0cm" fo:margin-top="0.169cm" fo:margin-bottom="0cm" fo:line-height="85%" fo:text-align="start" fo:text-indent="0cm" style:punctuation-wrap="hanging" style:writing-mode="lr-tb"/>
    </style:style>
    <style:style style:name="P66" style:family="paragraph">
      <style:paragraph-properties fo:margin-left="0cm" fo:margin-right="0cm" fo:margin-top="0.141cm" fo:margin-bottom="0cm" fo:line-height="90%" fo:text-align="start" fo:text-indent="0cm" style:punctuation-wrap="hanging" style:writing-mode="lr-tb"/>
    </style:style>
    <style:style style:name="P67" style:family="paragraph">
      <style:paragraph-properties fo:margin-left="1.27cm" fo:margin-right="0cm" fo:margin-top="0.141cm" fo:margin-bottom="0cm" fo:line-height="90%" fo:text-align="start" fo:text-indent="0cm">
        <style:tab-stops>
          <style:tab-stop style:position="0cm"/>
        </style:tab-stops>
      </style:paragraph-properties>
    </style:style>
    <style:style style:name="P68" style:family="paragraph">
      <style:paragraph-properties fo:margin-left="0cm" fo:margin-right="0cm" fo:margin-top="0.169cm" fo:margin-bottom="0cm" fo:line-height="85%" fo:text-align="start" fo:text-indent="0cm" style:punctuation-wrap="hanging" style:writing-mode="lr-tb">
        <style:tab-stops>
          <style:tab-stop style:position="0cm"/>
        </style:tab-stops>
      </style:paragraph-properties>
    </style:style>
    <style:style style:name="P69" style:family="paragraph">
      <style:paragraph-properties fo:margin-left="0cm" fo:margin-right="0cm" fo:margin-top="0.141cm" fo:margin-bottom="0cm" fo:line-height="90%" fo:text-align="start" fo:text-indent="0cm" style:punctuation-wrap="hanging" style:writing-mode="lr-tb">
        <style:tab-stops>
          <style:tab-stop style:position="0cm"/>
        </style:tab-stops>
      </style:paragraph-properties>
    </style:style>
    <style:style style:name="P70" style:family="paragraph">
      <style:paragraph-properties fo:margin-left="0cm" fo:margin-right="0cm" fo:margin-top="0.169cm" fo:margin-bottom="0cm" fo:line-height="90%" fo:text-align="start" fo:text-indent="0cm" style:punctuation-wrap="hanging" style:writing-mode="lr-tb">
        <style:tab-stops>
          <style:tab-stop style:position="0cm"/>
        </style:tab-stops>
      </style:paragraph-properties>
    </style:style>
    <style:style style:name="P71" style:family="paragraph">
      <style:paragraph-properties fo:margin-left="0cm" fo:margin-right="0cm" fo:margin-top="0.155cm" fo:margin-bottom="0cm" fo:line-height="85%" fo:text-align="start" fo:text-indent="0cm" style:punctuation-wrap="hanging" style:writing-mode="lr-tb"/>
    </style:style>
    <style:style style:name="P72" style:family="paragraph">
      <style:paragraph-properties fo:margin-left="0cm" fo:margin-right="0cm" fo:margin-top="0.141cm" fo:margin-bottom="0cm" fo:line-height="85%" fo:text-align="start" fo:text-indent="0cm" style:punctuation-wrap="hanging" style:writing-mode="lr-tb"/>
    </style:style>
    <style:style style:name="P73" style:family="paragraph">
      <loext:graphic-properties draw:fill="solid" draw:fill-color="#e6e6e6"/>
      <style:paragraph-properties fo:margin-top="0cm" fo:margin-bottom="0cm" fo:line-height="100%" fo:text-align="center" style:punctuation-wrap="simple" style:writing-mode="lr-tb" style:font-independent-line-spacing="true"/>
      <style:text-properties fo:font-size="24pt"/>
    </style:style>
    <style:style style:name="P74" style:family="paragraph">
      <loext:graphic-properties draw:fill="solid" draw:fill-color="#ffffff"/>
      <style:paragraph-properties fo:text-align="start" style:writing-mode="lr-tb" style:font-independent-line-spacing="true"/>
      <style:text-properties fo:font-size="24pt"/>
    </style:style>
    <style:style style:name="P75" style:family="paragraph">
      <loext:graphic-properties draw:fill="solid" draw:fill-color="#e6e6e6"/>
      <style:paragraph-properties fo:margin-top="0cm" fo:margin-bottom="0cm" fo:line-height="100%" fo:text-align="start" style:punctuation-wrap="simple" style:writing-mode="lr-tb" style:font-independent-line-spacing="true"/>
      <style:text-properties fo:font-size="24pt"/>
    </style:style>
    <style:style style:name="P76" style:family="paragraph">
      <loext:graphic-properties draw:fill="solid" draw:fill-color="#cccccc" draw:opacity="32%"/>
      <style:paragraph-properties fo:text-align="center" style:font-independent-line-spacing="true"/>
      <style:text-properties fo:font-size="24pt"/>
    </style:style>
    <style:style style:name="P77" style:family="paragraph">
      <style:paragraph-properties fo:margin-top="0.318cm" fo:margin-bottom="0cm" fo:line-height="100%" fo:text-align="start" style:punctuation-wrap="simple" style:writing-mode="lr-tb"/>
      <style:text-properties fo:font-size="24pt"/>
    </style:style>
    <style:style style:name="P78" style:family="paragraph">
      <loext:graphic-properties draw:fill="none"/>
      <style:paragraph-properties fo:margin-top="0.318cm" fo:margin-bottom="0cm" fo:line-height="100%" fo:text-align="start" style:punctuation-wrap="simple" style:writing-mode="lr-tb" style:font-independent-line-spacing="true"/>
      <style:text-properties fo:font-size="24pt"/>
    </style:style>
    <style:style style:name="P79" style:family="paragraph">
      <loext:graphic-properties draw:fill="solid" draw:fill-color="#ebafaf" draw:opacity="50%"/>
      <style:paragraph-properties fo:text-align="center" style:font-independent-line-spacing="true"/>
      <style:text-properties fo:font-size="24pt"/>
    </style:style>
    <style:style style:name="P80" style:family="paragraph">
      <loext:graphic-properties draw:fill="solid" draw:fill-color="#000000"/>
      <style:paragraph-properties fo:text-align="start" style:font-independent-line-spacing="true"/>
      <style:text-properties fo:font-size="24pt"/>
    </style:style>
    <style:style style:name="P81" style:family="paragraph">
      <loext:graphic-properties draw:fill-color="#b3cac7"/>
      <style:paragraph-properties fo:text-align="center" style:writing-mode="lr-tb"/>
    </style:style>
    <style:style style:name="P82" style:family="paragraph">
      <loext:graphic-properties draw:fill="none" draw:fill-color="#ffffff"/>
      <style:paragraph-properties style:writing-mode="lr-tb"/>
      <style:text-properties fo:color="#069a2e" loext:opacity="100%" fo:font-weight="bold" style:font-weight-asian="bold" style:font-weight-complex="bold"/>
    </style:style>
    <style:style style:name="P83" style:family="paragraph">
      <style:paragraph-properties fo:text-align="center"/>
    </style:style>
    <style:style style:name="P84" style:family="paragraph">
      <loext:graphic-properties draw:fill="none" draw:fill-color="#ffffff"/>
      <style:paragraph-properties fo:text-align="center" style:writing-mode="lr-tb"/>
      <style:text-properties fo:color="#f10d0c" loext:opacity="100%" fo:font-weight="bold" style:font-weight-asian="bold" style:font-weight-complex="bold"/>
    </style:style>
    <style:style style:name="P85"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P86" style:family="paragraph">
      <loext:graphic-properties draw:fill="none"/>
      <style:paragraph-properties fo:text-align="start" style:writing-mode="lr-tb" style:font-independent-line-spacing="true"/>
      <style:text-properties fo:font-size="28pt" style:font-size-asian="28pt" style:font-size-complex="28pt"/>
    </style:style>
    <style:style style:name="P87" style:family="paragraph">
      <loext:graphic-properties draw:fill="solid" draw:fill-color="#33cccc"/>
      <style:paragraph-properties style:writing-mode="lr-tb" style:font-independent-line-spacing="true"/>
    </style:style>
    <style:style style:name="P88" style:family="paragraph">
      <loext:graphic-properties draw:fill="none" draw:fill-color="#ffffff"/>
      <style:paragraph-properties fo:text-align="center" style:writing-mode="lr-tb"/>
    </style:style>
    <style:style style:name="P89" style:family="paragraph">
      <loext:graphic-properties draw:fill="solid" draw:fill-color="#3333cc"/>
      <style:paragraph-properties style:writing-mode="lr-tb" style:font-independent-line-spacing="true"/>
    </style:style>
    <style:style style:name="P90" style:family="paragraph">
      <loext:graphic-properties draw:fill="solid" draw:fill-color="#ffffff"/>
      <style:paragraph-properties style:writing-mode="lr-tb" style:font-independent-line-spacing="true"/>
    </style:style>
    <style:style style:name="P91" style:family="paragraph">
      <loext:graphic-properties draw:fill-color="#cccccc"/>
      <style:paragraph-properties fo:text-align="center" style:writing-mode="lr-tb"/>
      <style:text-properties fo:font-size="18pt"/>
    </style:style>
    <style:style style:name="P92" style:family="paragraph">
      <loext:graphic-properties draw:fill="none"/>
      <style:paragraph-properties fo:text-align="center" style:writing-mode="lr-tb"/>
      <style:text-properties fo:font-size="18pt"/>
    </style:style>
    <style:style style:name="P93" style:family="paragraph">
      <loext:graphic-properties draw:fill="none"/>
      <style:paragraph-properties fo:text-align="start" style:writing-mode="lr-tb" style:font-independent-line-spacing="true"/>
      <style:text-properties fo:font-size="24pt" fo:font-weight="normal" style:font-weight-asian="normal" style:font-weight-complex="normal"/>
    </style:style>
    <style:style style:name="P94" style:family="paragraph">
      <loext:graphic-properties draw:fill="none" draw:fill-color="#ffffff"/>
      <style:paragraph-properties fo:text-align="start" style:writing-mode="lr-tb" style:font-independent-line-spacing="true"/>
      <style:text-properties fo:font-size="18pt"/>
    </style:style>
    <style:style style:name="P95" style:family="paragraph">
      <loext:graphic-properties draw:fill-color="#ffb66c"/>
      <style:paragraph-properties fo:text-align="center" style:writing-mode="lr-tb"/>
      <style:text-properties fo:font-size="18pt"/>
    </style:style>
    <style:style style:name="P96" style:family="paragraph">
      <loext:graphic-properties draw:fill="none" draw:fill-color="#ffb66c"/>
      <style:paragraph-properties fo:text-align="center" style:writing-mode="lr-tb"/>
      <style:text-properties fo:font-size="18pt"/>
    </style:style>
    <style:style style:name="P97" style:family="paragraph">
      <loext:graphic-properties draw:fill="solid" draw:fill-color="#729fcf"/>
      <style:paragraph-properties fo:text-align="center" style:writing-mode="lr-tb"/>
      <style:text-properties fo:font-size="18pt"/>
    </style:style>
    <style:style style:name="P98" style:family="paragraph">
      <loext:graphic-properties draw:fill="none" draw:fill-color="#ffffff"/>
      <style:paragraph-properties style:writing-mode="lr-tb" style:font-independent-line-spacing="true"/>
    </style:style>
    <style:style style:name="P99" style:family="paragraph">
      <style:paragraph-properties fo:margin-left="0cm" fo:margin-right="0cm" fo:text-align="end" fo:text-indent="0cm" style:punctuation-wrap="hanging" style:line-break="strict" style:writing-mode="lr-tb"/>
      <style:text-properties fo:font-size="24pt"/>
    </style:style>
    <style:style style:name="P100"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24pt"/>
    </style:style>
    <style:style style:name="P101" style:family="paragraph">
      <style:paragraph-properties fo:margin-left="0cm" fo:margin-right="0cm" fo:text-indent="0cm" style:punctuation-wrap="hanging" style:line-break="strict" style:writing-mode="lr-tb"/>
      <style:text-properties fo:font-size="24pt"/>
    </style:style>
    <style:style style:name="P102"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103" style:family="paragraph">
      <style:paragraph-properties fo:margin-left="0cm" fo:margin-right="0cm" fo:line-height="100%" fo:text-indent="0cm" style:punctuation-wrap="hanging" style:line-break="strict" style:writing-mode="lr-tb"/>
      <style:text-properties fo:font-size="24pt"/>
    </style:style>
    <style:style style:name="P104" style:family="paragraph">
      <loext:graphic-properties draw:fill="solid" draw:fill-color="#ccffff"/>
      <style:paragraph-properties fo:margin-left="0cm" fo:margin-right="0cm" fo:line-height="100%" fo:text-indent="0cm" style:punctuation-wrap="hanging" style:line-break="strict" style:writing-mode="lr-tb" style:font-independent-line-spacing="true"/>
      <style:text-properties fo:font-size="24pt"/>
    </style:style>
    <style:style style:name="P105"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4pt"/>
    </style:style>
    <style:style style:name="P106"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107" style:family="paragraph">
      <loext:graphic-properties draw:fill="none"/>
    </style:style>
    <style:style style:name="P108" style:family="paragraph">
      <loext:graphic-properties draw:fill-color="#ffffff"/>
      <style:paragraph-properties style:writing-mode="lr-tb"/>
      <style:text-properties fo:font-size="12pt"/>
    </style:style>
    <style:style style:name="T1" style:family="text">
      <style:text-properties fo:font-variant="normal" fo:text-transform="none" fo:color="#000000" loext:opacity="100%" style:text-line-through-style="none" style:text-line-through-type="none" style:text-position="0% 100%" style:font-name="Calibri2" fo:font-size="36pt" fo:letter-spacing="normal" fo:font-style="normal" style:text-underline-style="none" fo:font-weight="bold" style:font-name-asian="DejaVu Sans2" style:font-size-asian="36pt" style:font-style-asian="normal" style:font-weight-asian="bold" style:font-name-complex="DejaVu Sans2" style:font-size-complex="3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Arial"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Calibri2" fo:font-size="20pt" fo:letter-spacing="normal" fo:font-style="normal" style:text-underline-style="none" fo:font-weight="bold" style:font-name-asian="DejaVu Sans2" style:font-size-asian="20pt" style:font-style-asian="normal" style:font-weight-asian="bold" style:font-name-complex="DejaVu Sans2" style:font-size-complex="20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Calibri2"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Calibri" fo:font-size="26pt" fo:letter-spacing="normal" fo:language="en" fo:country="US" fo:font-style="normal" style:text-underline-style="none" fo:font-weight="bold" fo:background-color="transparent" style:font-size-asian="26pt" style:font-style-asian="normal" style:font-weight-asian="bold" style:font-size-complex="26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Calibri" fo:font-size="26pt" fo:letter-spacing="normal" fo:language="en" fo:country="US"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1" style:family="text">
      <style:text-properties fo:font-variant="normal" fo:text-transform="none" fo:color="#333333" loext:opacity="100%" style:text-line-through-style="none" style:text-line-through-type="none" style:text-position="0% 100%" style:font-name="Calibri" fo:font-size="26pt" fo:letter-spacing="normal" fo:language="en" fo:country="US" fo:font-style="normal" style:text-underline-style="none" fo:font-weight="bold" fo:background-color="transparent" style:font-size-asian="26pt" style:font-style-asian="normal" style:font-weight-asian="bold" style:font-size-complex="26pt" style:font-style-complex="normal" style:font-weight-complex="bold"/>
    </style:style>
    <style:style style:name="T12" style:family="text">
      <style:text-properties fo:font-variant="normal" fo:text-transform="none" fo:color="#c9211e" loext:opacity="100%" style:text-line-through-style="none" style:text-line-through-type="none" style:text-position="0% 100%" style:font-name="Calibri" fo:font-size="26pt" fo:letter-spacing="normal" fo:language="en" fo:country="US" fo:font-style="normal" style:text-underline-style="none" fo:font-weight="bold" fo:background-color="transparent" style:font-size-asian="26pt" style:font-style-asian="normal" style:font-weight-asian="bold" style:font-size-complex="26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Calibri"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Calibri" fo:font-size="26pt" fo:letter-spacing="normal" fo:language="en" fo:country="US" fo:font-style="normal" fo:text-shadow="none" style:text-underline-style="none" fo:font-weight="bold" style:letter-kerning="true" fo:background-color="transparent" style:font-name-asian="Noto Sans CJK SC" style:font-size-asian="26pt" style:font-style-asian="normal" style:font-weight-asian="bold" style:font-name-complex="FreeSans" style:font-size-complex="26pt" style:font-style-complex="normal" style:font-weight-complex="bold" style:text-emphasize="none" style:font-relief="none" style:text-overline-style="none" style:text-overline-color="font-color"/>
    </style:style>
    <style:style style:name="T15" style:family="text">
      <style:text-properties fo:font-variant="normal" fo:text-transform="none" fo:color="#000000" loext:opacity="100%" style:text-line-through-style="none" style:text-line-through-type="none" style:text-position="0% 100%" style:font-name="Calibri" fo:font-size="22pt" fo:letter-spacing="normal" fo:language="en" fo:country="US" fo:font-style="italic" style:text-underline-style="none" fo:font-weight="normal" fo:background-color="transparent" style:font-size-asian="22pt" style:font-style-asian="italic" style:font-weight-asian="normal" style:font-size-complex="22pt" style:font-style-complex="italic" style:font-weight-complex="normal"/>
    </style:style>
    <style:style style:name="T16" style:family="text">
      <style:text-properties fo:font-variant="normal" fo:text-transform="none" fo:color="#ff0000" loext:opacity="100%" style:text-line-through-style="none" style:text-line-through-type="none" style:text-position="0% 100%" style:font-name="Calibri" fo:font-size="22pt" fo:letter-spacing="normal" fo:language="en" fo:country="US" fo:font-style="italic" style:text-underline-style="none" fo:font-weight="normal" fo:background-color="transparent" style:font-size-asian="22pt" style:font-style-asian="italic" style:font-weight-asian="normal" style:font-size-complex="22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Arial Black" fo:font-size="26pt" fo:letter-spacing="normal" fo:language="en" fo:country="US" fo:font-style="normal" style:text-underline-style="none" fo:font-weight="bold" fo:background-color="transparent" style:font-size-asian="26pt" style:font-style-asian="normal" style:font-weight-asian="bold" style:font-size-complex="26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Calibri"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style:font-name="Courier New" fo:font-size="20pt" fo:letter-spacing="normal" fo:language="en" fo:country="US" fo:font-style="normal" style:text-underline-style="none" fo:font-weight="normal" fo:background-color="transparent" style:font-size-asian="20pt" style:font-style-asian="normal" style:font-weight-asian="normal" style:font-name-complex="Courier New" style:font-size-complex="20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name-complex="Courier New" style:font-size-complex="20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italic" style:text-underline-style="none" fo:font-weight="normal" fo:background-color="transparent" style:font-size-asian="20pt" style:font-style-asian="italic" style:font-weight-asian="normal" style:font-name-complex="Courier New" style:font-size-complex="20pt" style:font-style-complex="italic" style:font-weight-complex="normal"/>
    </style:style>
    <style:style style:name="T22"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name-complex="Courier New" style:font-size-complex="24pt" style:font-style-complex="normal" style:font-weight-complex="bold"/>
    </style:style>
    <style:style style:name="T23" style:family="text">
      <style:text-properties fo:font-variant="normal" fo:text-transform="none" fo:color="#2d961e"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name-complex="Courier New" style:font-size-complex="16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name-complex="Courier New" style:font-size-complex="16pt" style:font-style-complex="normal" style:font-weight-complex="bold"/>
    </style:style>
    <style:style style:name="T25" style:family="text">
      <style:text-properties fo:font-variant="normal" fo:text-transform="none" fo:color="#4a00ff"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name-complex="Courier New" style:font-size-complex="16pt" style:font-style-complex="normal" style:font-weight-complex="bold"/>
    </style:style>
    <style:style style:name="T26" style:family="text">
      <style:text-properties fo:font-variant="normal" fo:text-transform="none" fo:color="#c1651c"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name-complex="Courier New" style:font-size-complex="16pt" style:font-style-complex="normal" style:font-weight-complex="bold"/>
    </style:style>
    <style:style style:name="T27" style:family="text">
      <style:text-properties fo:font-variant="normal" fo:text-transform="none" style:use-window-font-color="true" loext:opacity="0%" style:text-outline="false" style:text-line-through-style="none" style:text-line-through-type="none" style:text-position="0% 100%" style:font-name="Courier New" fo:font-size="16pt" fo:letter-spacing="normal" fo:font-style="normal" fo:text-shadow="none" style:text-underline-style="none" fo:font-weight="bold" style:letter-kerning="true" style:font-name-asian="Arial Unicode MS" style:font-size-asian="16pt" style:font-style-asian="normal" style:font-weight-asian="bold" style:font-name-complex="Courier New" style:font-size-complex="16pt" style:font-style-complex="normal" style:font-weight-complex="bold" style:text-emphasize="none" style:font-relief="none" style:text-overline-style="none" style:text-overline-color="font-color"/>
    </style:style>
    <style:style style:name="T28" style:family="text">
      <style:text-properties fo:font-variant="normal" fo:text-transform="none" fo:color="#cb2418" loext:opacity="100%" style:text-line-through-style="none" style:text-line-through-type="none" style:text-position="0% 100%" style:font-name="Menlo-Regular" fo:font-size="16pt" fo:letter-spacing="normal" fo:language="en" fo:country="US" fo:font-style="normal" style:text-underline-style="none" fo:font-weight="bold" fo:background-color="transparent" style:font-size-asian="16pt" style:font-style-asian="normal" style:font-weight-asian="bold" style:font-name-complex="Courier New" style:font-size-complex="16pt" style:font-style-complex="normal" style:font-weight-complex="bold"/>
    </style:style>
    <style:style style:name="T29" style:family="text">
      <style:text-properties fo:font-variant="normal" fo:text-transform="none" fo:color="#c200ff"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name-complex="Courier New" style:font-size-complex="16pt" style:font-style-complex="normal" style:font-weight-complex="bold"/>
    </style:style>
    <style:style style:name="T30" style:family="text">
      <style:text-properties fo:font-variant="normal" fo:text-transform="none" fo:color="#000000" loext:opacity="100%" style:text-outline="false" style:text-line-through-style="none" style:text-line-through-type="none" style:text-position="0% 100%" style:font-name="Courier New" fo:font-size="16pt" fo:letter-spacing="normal" fo:font-style="normal" fo:text-shadow="none" style:text-underline-style="none" fo:font-weight="bold" style:letter-kerning="true" style:font-name-asian="Arial Unicode MS" style:font-size-asian="16pt" style:font-style-asian="normal" style:font-weight-asian="bold" style:font-name-complex="Courier New" style:font-size-complex="16pt"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loext:opacity="100%" style:text-line-through-style="none" style:text-line-through-type="none" style:text-position="0% 100%" style:font-name="Courier New" fo:font-size="16pt" fo:letter-spacing="normal" fo:language="pt" fo:country="BR" fo:font-style="normal" style:text-underline-style="none" fo:font-weight="bold" fo:background-color="transparent" style:font-size-asian="16pt" style:font-style-asian="normal" style:font-weight-asian="bold" style:font-name-complex="Courier New" style:font-size-complex="16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Courier New" fo:font-size="16pt" fo:letter-spacing="normal" fo:language="en" fo:country="US" fo:font-style="normal" style:text-underline-style="none" fo:font-weight="bold" fo:background-color="transparent" style:font-size-asian="16pt" style:font-style-asian="normal" style:font-weight-asian="bold" style:font-name-complex="Courier New" style:font-size-complex="16pt" style:font-style-complex="normal" style:font-weight-complex="bold"/>
    </style:style>
    <style:style style:name="T33" style:family="text">
      <style:text-properties fo:font-variant="normal" fo:text-transform="none" fo:color="#c200ff" loext:opacity="100%" style:text-line-through-style="none" style:text-line-through-type="none" style:text-position="0% 100%" style:font-name="Courier New" fo:font-size="16pt" fo:letter-spacing="normal" fo:language="en" fo:country="US" fo:font-style="normal" style:text-underline-style="none" fo:font-weight="bold" fo:background-color="transparent" style:font-size-asian="16pt" style:font-style-asian="normal" style:font-weight-asian="bold" style:font-name-complex="Courier New" style:font-size-complex="16pt" style:font-style-complex="normal" style:font-weight-complex="bold"/>
    </style:style>
    <style:style style:name="T34" style:family="text">
      <style:text-properties fo:font-variant="normal" fo:text-transform="none" fo:color="#9d206f" loext:opacity="100%" style:text-line-through-style="none" style:text-line-through-type="none" style:text-position="0% 100%" style:font-name="Courier New" fo:font-size="16pt" fo:letter-spacing="normal" fo:language="en" fo:country="US" fo:font-style="normal" style:text-underline-style="none" fo:font-weight="bold" fo:background-color="transparent" style:font-size-asian="16pt" style:font-style-asian="normal" style:font-weight-asian="bold" style:font-name-complex="Courier New" style:font-size-complex="16pt" style:font-style-complex="normal" style:font-weight-complex="bold"/>
    </style:style>
    <style:style style:name="T35" style:family="text">
      <style:text-properties fo:font-variant="normal" fo:text-transform="none" fo:color="#2d961e" loext:opacity="100%" style:text-line-through-style="none" style:text-line-through-type="none" style:text-position="0% 100%" style:font-name="Courier New" fo:font-size="16pt" fo:letter-spacing="normal" fo:language="en" fo:country="US" fo:font-style="normal" style:text-underline-style="none" fo:font-weight="bold" fo:background-color="transparent" style:font-size-asian="16pt" style:font-style-asian="normal" style:font-weight-asian="bold" style:font-name-complex="Courier New" style:font-size-complex="16pt" style:font-style-complex="normal" style:font-weight-complex="bold"/>
    </style:style>
    <style:style style:name="T36" style:family="text">
      <style:text-properties fo:color="#c9211e" loext:opacity="100%" fo:font-size="22pt" fo:font-weight="bold" style:font-size-asian="22pt" style:font-weight-asian="bold" style:font-size-complex="22pt" style:font-weight-complex="bold"/>
    </style:style>
    <style:style style:name="T37" style:family="text">
      <style:text-properties fo:font-variant="normal" fo:text-transform="none" fo:color="#000000" loext:opacity="100%" style:text-line-through-style="none" style:text-line-through-type="none" style:text-position="0% 100%" style:font-name="Bitstream Vera Sans Mono" fo:font-size="24pt" fo:letter-spacing="normal" fo:language="en" fo:country="US" fo:font-style="normal" style:text-underline-style="none" fo:font-weight="normal" fo:background-color="transparent" style:font-size-asian="24pt" style:font-style-asian="normal" style:font-weight-asian="normal" style:font-name-complex="Courier New" style:font-size-complex="24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Arial Narrow3"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41" style:family="text">
      <style:text-properties fo:font-variant="normal" fo:text-transform="none" fo:color="#468a1a"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name-complex="Courier New" style:font-size-complex="16pt" style:font-style-complex="normal" style:font-weight-complex="bold"/>
    </style:style>
    <style:style style:name="T42" style:family="text">
      <style:text-properties fo:font-variant="normal" fo:text-transform="none" fo:color="#1249f4"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name-complex="Courier New" style:font-size-complex="16pt" style:font-style-complex="normal" style:font-weight-complex="bold"/>
    </style:style>
    <style:style style:name="T43" style:family="text">
      <style:text-properties fo:font-variant="normal" fo:text-transform="none" fo:color="#ed4c05"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name-complex="Courier New" style:font-size-complex="16pt" style:font-style-complex="normal" style:font-weight-complex="bold"/>
    </style:style>
    <style:style style:name="T44" style:family="text">
      <style:text-properties fo:font-variant="normal" fo:text-transform="none" fo:color="#ed4c05" loext:opacity="100%" style:text-outline="false" style:text-line-through-style="none" style:text-line-through-type="none" style:text-position="0% 100%" style:font-name="Courier New" fo:font-size="16pt" fo:letter-spacing="normal" fo:font-style="normal" fo:text-shadow="none" style:text-underline-style="none" fo:font-weight="bold" style:letter-kerning="true" style:font-name-asian="Arial Unicode MS" style:font-size-asian="16pt" style:font-style-asian="normal" style:font-weight-asian="bold" style:font-name-complex="Courier New" style:font-size-complex="16pt" style:font-style-complex="normal" style:font-weight-complex="bold" style:text-emphasize="none" style:font-relief="none" style:text-overline-style="none" style:text-overline-color="font-color"/>
    </style:style>
    <style:style style:name="T45" style:family="text">
      <style:text-properties fo:font-variant="normal" fo:text-transform="none" fo:color="#f917f3"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name-complex="Courier New" style:font-size-complex="16pt" style:font-style-complex="normal" style:font-weight-complex="bold"/>
    </style:style>
    <style:style style:name="T46" style:family="text">
      <style:text-properties fo:font-variant="normal" fo:text-transform="none" fo:color="#8d1d75"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name-complex="Courier New" style:font-size-complex="16pt" style:font-style-complex="normal" style:font-weight-complex="bold"/>
    </style:style>
    <style:style style:name="T47" style:family="text">
      <style:text-properties fo:font-variant="normal" fo:text-transform="none" fo:color="#be480a" loext:opacity="100%" style:text-line-through-style="none" style:text-line-through-type="none" style:text-position="0% 100%" style:font-name="Courier New" fo:font-size="16pt" fo:letter-spacing="normal" fo:font-style="normal" style:text-underline-style="none" fo:font-weight="bold" style:font-size-asian="16pt" style:font-style-asian="normal" style:font-weight-asian="bold" style:font-name-complex="Courier New" style:font-size-complex="16pt" style:font-style-complex="normal" style:font-weight-complex="bold"/>
    </style:style>
    <style:style style:name="T48" style:family="text">
      <style:text-properties fo:font-variant="normal" fo:text-transform="none" fo:color="#4a00ff" loext:opacity="100%" style:text-line-through-style="none" style:text-line-through-type="none" style:text-position="0% 100%" style:font-name="Courier New" fo:font-size="16pt" fo:letter-spacing="normal" fo:language="en" fo:country="US" fo:font-style="normal" style:text-underline-style="none" fo:font-weight="bold" fo:background-color="transparent" style:font-size-asian="16pt" style:font-style-asian="normal" style:font-weight-asian="bold" style:font-name-complex="Courier New" style:font-size-complex="16pt" style:font-style-complex="normal" style:font-weight-complex="bold"/>
    </style:style>
    <style:style style:name="T49" style:family="text">
      <style:text-properties fo:font-variant="normal" fo:text-transform="none" fo:color="#c1651c" loext:opacity="100%" style:text-line-through-style="none" style:text-line-through-type="none" style:text-position="0% 100%" style:font-name="Courier New" fo:font-size="16pt" fo:letter-spacing="normal" fo:language="en" fo:country="US" fo:font-style="normal" style:text-underline-style="none" fo:font-weight="bold" fo:background-color="transparent" style:font-size-asian="16pt" style:font-style-asian="normal" style:font-weight-asian="bold" style:font-name-complex="Courier New" style:font-size-complex="16pt" style:font-style-complex="normal" style:font-weight-complex="bold"/>
    </style:style>
    <style:style style:name="T50" style:family="text">
      <style:text-properties fo:font-variant="normal" fo:text-transform="none" fo:color="#000000" loext:opacity="100%" style:text-line-through-style="none" style:text-line-through-type="none" style:text-position="0% 100%" style:font-name="Courier New" fo:font-size="16pt" fo:letter-spacing="normal" fo:language="it" fo:country="IT" fo:font-style="normal" style:text-underline-style="none" fo:font-weight="bold" fo:background-color="transparent" style:font-size-asian="16pt" style:font-style-asian="normal" style:font-weight-asian="bold" style:font-name-complex="Courier New" style:font-size-complex="16pt" style:font-style-complex="normal" style:font-weight-complex="bold"/>
    </style:style>
    <style:style style:name="T51" style:family="text">
      <style:text-properties fo:font-variant="normal" fo:text-transform="none" fo:color="#2d961e" loext:opacity="100%" style:text-line-through-style="none" style:text-line-through-type="none" style:text-position="0% 100%" style:font-name="Courier New" fo:font-size="16pt" fo:letter-spacing="normal" fo:language="it" fo:country="IT" fo:font-style="normal" style:text-underline-style="none" fo:font-weight="bold" fo:background-color="transparent" style:font-size-asian="16pt" style:font-style-asian="normal" style:font-weight-asian="bold" style:font-name-complex="Courier New" style:font-size-complex="16pt" style:font-style-complex="normal" style:font-weight-complex="bold"/>
    </style:style>
    <style:style style:name="T52" style:family="text">
      <style:text-properties fo:font-variant="normal" fo:text-transform="none" fo:color="#c1651c" loext:opacity="100%" style:text-line-through-style="none" style:text-line-through-type="none" style:text-position="0% 100%" style:font-name="Courier New" fo:font-size="16pt" fo:letter-spacing="normal" fo:language="it" fo:country="IT" fo:font-style="normal" style:text-underline-style="none" fo:font-weight="bold" fo:background-color="transparent" style:font-size-asian="16pt" style:font-style-asian="normal" style:font-weight-asian="bold" style:font-name-complex="Courier New" style:font-size-complex="16pt" style:font-style-complex="normal" style:font-weight-complex="bold"/>
    </style:style>
    <style:style style:name="T53" style:family="text">
      <style:text-properties fo:font-variant="normal" fo:text-transform="none" fo:color="#2d961e" loext:opacity="100%" style:text-line-through-style="none" style:text-line-through-type="none" style:text-position="0% 100%" style:font-name="Courier New" fo:font-size="16pt" fo:letter-spacing="normal" fo:language="pt" fo:country="BR" fo:font-style="normal" style:text-underline-style="none" fo:font-weight="bold" fo:background-color="transparent" style:font-size-asian="16pt" style:font-style-asian="normal" style:font-weight-asian="bold" style:font-name-complex="Courier New" style:font-size-complex="16pt" style:font-style-complex="normal" style:font-weight-complex="bold"/>
    </style:style>
    <style:style style:name="T54" style:family="text">
      <style:text-properties fo:font-variant="normal" fo:text-transform="none" fo:color="#c1651c" loext:opacity="100%" style:text-line-through-style="none" style:text-line-through-type="none" style:text-position="0% 100%" style:font-name="Courier New" fo:font-size="16pt" fo:letter-spacing="normal" fo:language="pt" fo:country="BR" fo:font-style="normal" style:text-underline-style="none" fo:font-weight="bold" fo:background-color="transparent" style:font-size-asian="16pt" style:font-style-asian="normal" style:font-weight-asian="bold" style:font-name-complex="Courier New" style:font-size-complex="16pt" style:font-style-complex="normal" style:font-weight-complex="bold"/>
    </style:style>
    <style:style style:name="T5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56" style:family="text">
      <style:text-properties fo:color="#808080" loext:opacity="100%" style:font-name="Bitstream Vera Sans Mono" fo:font-size="16pt" style:font-size-asian="16pt" style:font-size-complex="16pt"/>
    </style:style>
    <style:style style:name="T57" style:family="text">
      <style:text-properties style:font-name="Bitstream Vera Sans Mono"/>
    </style:style>
    <style:style style:name="T58" style:family="text">
      <style:text-properties fo:color="#800080" loext:opacity="100%" style:font-name="Bitstream Vera Sans Mono" fo:font-size="16pt" style:font-size-asian="16pt" style:font-size-complex="16pt"/>
    </style:style>
    <style:style style:name="T59" style:family="text">
      <style:text-properties style:font-name="Bitstream Vera Sans Mono" fo:font-size="16pt" style:font-size-asian="16pt" style:font-size-complex="16pt"/>
    </style:style>
    <style:style style:name="T60" style:family="text">
      <style:text-properties fo:color="#b85c00" loext:opacity="100%" style:font-name="Bitstream Vera Sans Mono" fo:font-size="16pt" style:font-size-asian="16pt" style:font-size-complex="16pt"/>
    </style:style>
    <style:style style:name="T61" style:family="text">
      <style:text-properties fo:color="#127622" loext:opacity="100%" style:font-name="Bitstream Vera Sans Mono" fo:font-size="16pt" style:font-size-asian="16pt" style:font-size-complex="16pt"/>
    </style:style>
    <style:style style:name="T62" style:family="text">
      <style:text-properties fo:color="#2a6099" loext:opacity="100%" style:font-name="Bitstream Vera Sans Mono" fo:font-size="16pt" style:font-size-asian="16pt" style:font-size-complex="16pt"/>
    </style:style>
    <style:style style:name="T63" style:family="text">
      <style:text-properties fo:color="#127622" loext:opacity="100%" style:font-name="Bitstream Vera Sans Mono" fo:font-size="15pt" style:font-size-asian="15pt" style:font-size-complex="15pt"/>
    </style:style>
    <style:style style:name="T64" style:family="text">
      <style:text-properties style:font-name="Bitstream Vera Sans Mono" fo:font-size="15pt" style:font-size-asian="15pt" style:font-size-complex="15pt"/>
    </style:style>
    <style:style style:name="T65" style:family="text">
      <style:text-properties fo:color="#2a6099" loext:opacity="100%" style:font-name="Bitstream Vera Sans Mono" fo:font-size="15pt" style:font-size-asian="15pt" style:font-size-complex="15pt"/>
    </style:style>
    <style:style style:name="T66" style:family="text">
      <style:text-properties fo:color="#800080" loext:opacity="100%" style:font-name="Bitstream Vera Sans Mono" fo:font-size="15pt" style:font-size-asian="15pt" style:font-size-complex="15pt"/>
    </style:style>
    <style:style style:name="T67" style:family="text">
      <style:text-properties fo:color="#b85c00" loext:opacity="100%" style:font-name="Bitstream Vera Sans Mono" fo:font-size="15pt" style:font-size-asian="15pt" style:font-size-complex="15pt"/>
    </style:style>
    <style:style style:name="T68" style:family="text">
      <style:text-properties fo:font-variant="normal" fo:text-transform="none" style:use-window-font-color="true" loext:opacity="0%" style:text-outline="false" style:text-line-through-style="none" style:text-line-through-type="none" style:font-name="Bitstream Vera Sans Mono" fo:font-size="15pt" fo:font-style="normal" fo:text-shadow="none" style:text-underline-style="none" fo:font-weight="normal" style:letter-kerning="true" style:font-name-asian="Arial Unicode MS" style:font-size-asian="15pt" style:font-style-asian="normal" style:font-weight-asian="normal" style:font-name-complex="Arial Unicode MS" style:font-size-complex="15pt" style:font-style-complex="normal" style:font-weight-complex="normal" style:text-emphasize="none" style:font-relief="none" style:text-overline-style="none" style:text-overline-color="font-color"/>
    </style:style>
    <style:style style:name="T69" style:family="text">
      <style:text-properties fo:color="#c9211e" loext:opacity="100%" style:font-name="Bitstream Vera Sans Mono" fo:font-size="16pt" style:font-size-asian="16pt" style:font-size-complex="16pt"/>
    </style:style>
    <style:style style:name="T70"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Arial Unicode MS" style:font-size-asian="15pt" style:font-style-asian="normal" style:font-weight-asian="normal" style:font-name-complex="Arial Unicode MS" style:font-size-complex="15pt" style:font-style-complex="normal" style:font-weight-complex="normal" style:text-emphasize="none" style:font-relief="none" style:text-overline-style="none" style:text-overline-color="font-color"/>
    </style:style>
    <style:style style:name="T71" style:family="text">
      <style:text-properties fo:font-size="15pt" style:font-size-asian="15pt" style:font-size-complex="15pt"/>
    </style:style>
    <style:style style:name="T72" style:family="text">
      <style:text-properties style:text-position="0% 100%" fo:font-size="15pt" style:font-size-asian="15pt" style:font-size-complex="15pt"/>
    </style:style>
    <style:style style:name="T73" style:family="text">
      <style:text-properties style:font-name="Bitstream Vera Sans Mono" fo:font-size="18pt"/>
    </style:style>
    <style:style style:name="T74" style:family="text">
      <style:text-properties fo:color="#c9211e" loext:opacity="100%" fo:font-size="54pt" fo:font-weight="bold" style:font-size-asian="54pt" style:font-weight-asian="bold" style:font-size-complex="54pt" style:font-weight-complex="bold"/>
    </style:style>
    <style:style style:name="T75" style:family="text">
      <style:text-properties style:font-name="Bitstream Vera Sans Mono" fo:font-size="16pt"/>
    </style:style>
    <style:style style:name="T76" style:family="text">
      <style:text-properties fo:font-variant="normal" fo:text-transform="none" fo:color="#000000" loext:opacity="100%" style:text-line-through-style="none" style:text-line-through-type="none" style:text-position="0% 100%" style:font-name="Arial Black"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77" style:family="text">
      <style:text-properties fo:font-variant="normal" fo:text-transform="none" fo:color="#c00000" loext:opacity="100%" style:text-line-through-style="none" style:text-line-through-type="none" style:text-position="0% 100%" style:font-name="Calibri"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style:style>
    <style:style style:name="T78" style:family="text">
      <style:text-properties fo:font-variant="normal" fo:text-transform="none" fo:color="#ff0000" loext:opacity="100%" style:text-line-through-style="none" style:text-line-through-type="none" style:text-position="0% 100%" style:font-name="Calibri"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style:style>
    <style:style style:name="T79" style:family="text">
      <style:text-properties fo:font-variant="normal" fo:text-transform="none" fo:color="#cb2418" loext:opacity="100%" style:text-line-through-style="none" style:text-line-through-type="none" style:text-position="0% 100%" style:font-name="Menlo-Regular"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80" style:family="text">
      <style:text-properties fo:font-variant="normal" fo:text-transform="none" fo:color="#2d961e" loext:opacity="100%" style:text-line-through-style="none" style:text-line-through-type="none" style:text-position="0% 100%" style:font-name="Menlo-Regular"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81" style:family="text">
      <style:text-properties fo:font-variant="normal" fo:text-transform="none" fo:color="#000000" loext:opacity="100%" style:text-line-through-style="none" style:text-line-through-type="none" style:text-position="0% 100%" style:font-name="Menlo-Regular"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82" style:family="text">
      <style:text-properties fo:font-variant="normal" fo:text-transform="none" fo:color="#4a00ff" loext:opacity="100%" style:text-line-through-style="none" style:text-line-through-type="none" style:text-position="0% 100%" style:font-name="Menlo-Regular"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83" style:family="text">
      <style:text-properties fo:font-variant="normal" fo:text-transform="none" fo:color="#ba8c1c" loext:opacity="100%" style:text-line-through-style="none" style:text-line-through-type="none" style:text-position="0% 100%" style:font-name="Menlo-Regular"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84" style:family="text">
      <style:text-properties fo:font-variant="normal" fo:text-transform="none" fo:color="#000000" loext:opacity="100%" style:text-line-through-style="none" style:text-line-through-type="none" style:text-position="0% 100%" style:font-name="Menlo-Regular" fo:font-size="16pt" fo:letter-spacing="normal" fo:language="fr" fo:country="FR" fo:font-style="normal" style:text-underline-style="none" fo:font-weight="bold" fo:background-color="transparent" style:font-size-asian="16pt" style:font-style-asian="normal" style:font-weight-asian="bold" style:font-size-complex="16pt" style:font-style-complex="normal" style:font-weight-complex="bold"/>
    </style:style>
    <style:style style:name="T85" style:family="text">
      <style:text-properties fo:font-variant="normal" fo:text-transform="none" fo:color="#2d961e" loext:opacity="100%" style:text-line-through-style="none" style:text-line-through-type="none" style:text-position="0% 100%" style:font-name="Menlo-Regular" fo:font-size="16pt" fo:letter-spacing="normal" fo:language="fr" fo:country="FR" fo:font-style="normal" style:text-underline-style="none" fo:font-weight="bold" fo:background-color="transparent" style:font-size-asian="16pt" style:font-style-asian="normal" style:font-weight-asian="bold" style:font-size-complex="16pt" style:font-style-complex="normal" style:font-weight-complex="bold"/>
    </style:style>
    <style:style style:name="T86" style:family="text">
      <style:text-properties fo:font-variant="normal" fo:text-transform="none" fo:color="#ba8c1c" loext:opacity="100%" style:text-line-through-style="none" style:text-line-through-type="none" style:text-position="0% 100%" style:font-name="Menlo-Regular" fo:font-size="16pt" fo:letter-spacing="normal" fo:language="fr" fo:country="FR" fo:font-style="normal" style:text-underline-style="none" fo:font-weight="bold" fo:background-color="transparent" style:font-size-asian="16pt" style:font-style-asian="normal" style:font-weight-asian="bold" style:font-size-complex="16pt" style:font-style-complex="normal" style:font-weight-complex="bold"/>
    </style:style>
    <style:style style:name="T87" style:family="text">
      <style:text-properties fo:font-variant="normal" fo:text-transform="none" fo:color="#000000" loext:opacity="100%" style:text-line-through-style="none" style:text-line-through-type="none" style:text-position="0% 100%" style:font-name="Menlo-Regular" fo:font-size="16pt" fo:letter-spacing="normal" fo:language="da" fo:country="DK" fo:font-style="normal" style:text-underline-style="none" fo:font-weight="bold" fo:background-color="transparent" style:font-size-asian="16pt" style:font-style-asian="normal" style:font-weight-asian="bold" style:font-size-complex="16pt" style:font-style-complex="normal" style:font-weight-complex="bold"/>
    </style:style>
    <style:style style:name="T88" style:family="text">
      <style:text-properties fo:font-variant="normal" fo:text-transform="none" fo:color="#c200ff" loext:opacity="100%" style:text-line-through-style="none" style:text-line-through-type="none" style:text-position="0% 100%" style:font-name="Menlo-Regular" fo:font-size="16pt" fo:letter-spacing="normal" fo:language="da" fo:country="DK" fo:font-style="normal" style:text-underline-style="none" fo:font-weight="bold" fo:background-color="transparent" style:font-size-asian="16pt" style:font-style-asian="normal" style:font-weight-asian="bold" style:font-size-complex="16pt" style:font-style-complex="normal" style:font-weight-complex="bold"/>
    </style:style>
    <style:style style:name="T89" style:family="text">
      <style:text-properties fo:font-variant="normal" fo:text-transform="none" fo:color="#61b6b4" loext:opacity="100%" style:text-line-through-style="none" style:text-line-through-type="none" style:text-position="0% 100%" style:font-name="Menlo-Regular"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90" style:family="text">
      <style:text-properties fo:font-variant="normal" fo:text-transform="none" fo:color="#61b6b4" loext:opacity="100%" style:text-line-through-style="none" style:text-line-through-type="none" style:text-position="0% 100%" style:font-name="Menlo-Regular" fo:font-size="16pt" fo:letter-spacing="normal" fo:language="da" fo:country="DK" fo:font-style="normal" style:text-underline-style="none" fo:font-weight="bold" fo:background-color="transparent" style:font-size-asian="16pt" style:font-style-asian="normal" style:font-weight-asian="bold" style:font-size-complex="16pt" style:font-style-complex="normal" style:font-weight-complex="bold"/>
    </style:style>
    <style:style style:name="T91" style:family="text">
      <style:text-properties fo:font-variant="normal" fo:text-transform="none" fo:color="#cb2418" loext:opacity="100%" style:text-line-through-style="none" style:text-line-through-type="none" style:text-position="0% 100%" style:font-name="Menlo-Regular" fo:font-size="16pt" fo:letter-spacing="normal" fo:language="da" fo:country="DK" fo:font-style="normal" style:text-underline-style="none" fo:font-weight="bold" fo:background-color="transparent" style:font-size-asian="16pt" style:font-style-asian="normal" style:font-weight-asian="bold" style:font-size-complex="16pt" style:font-style-complex="normal" style:font-weight-complex="bold"/>
    </style:style>
    <style:style style:name="T92" style:family="text">
      <style:text-properties fo:font-variant="normal" fo:text-transform="none" fo:color="#2d961e" loext:opacity="100%" style:text-line-through-style="none" style:text-line-through-type="none" style:text-position="0% 100%" style:font-name="Menlo-Regular" fo:font-size="16pt" fo:letter-spacing="normal" fo:language="da" fo:country="DK" fo:font-style="normal" style:text-underline-style="none" fo:font-weight="bold" fo:background-color="transparent" style:font-size-asian="16pt" style:font-style-asian="normal" style:font-weight-asian="bold" style:font-size-complex="16pt" style:font-style-complex="normal" style:font-weight-complex="bold"/>
    </style:style>
    <style:style style:name="T93" style:family="text">
      <style:text-properties fo:font-variant="normal" fo:text-transform="none" fo:color="#4a00ff" loext:opacity="100%" style:text-line-through-style="none" style:text-line-through-type="none" style:text-position="0% 100%" style:font-name="Menlo-Regular" fo:font-size="16pt" fo:letter-spacing="normal" fo:language="da" fo:country="DK" fo:font-style="normal" style:text-underline-style="none" fo:font-weight="bold" fo:background-color="transparent" style:font-size-asian="16pt" style:font-style-asian="normal" style:font-weight-asian="bold" style:font-size-complex="16pt" style:font-style-complex="normal" style:font-weight-complex="bold"/>
    </style:style>
    <style:style style:name="T94" style:family="text">
      <style:text-properties fo:font-variant="normal" fo:text-transform="none" fo:color="#ba8c1c" loext:opacity="100%" style:text-line-through-style="none" style:text-line-through-type="none" style:text-position="0% 100%" style:font-name="Menlo-Regular" fo:font-size="16pt" fo:letter-spacing="normal" fo:language="da" fo:country="DK" fo:font-style="normal" style:text-underline-style="none" fo:font-weight="bold" fo:background-color="transparent" style:font-size-asian="16pt" style:font-style-asian="normal" style:font-weight-asian="bold" style:font-size-complex="16pt" style:font-style-complex="normal" style:font-weight-complex="bold"/>
    </style:style>
    <style:style style:name="T95" style:family="text">
      <style:text-properties fo:font-variant="normal" fo:text-transform="none" fo:color="#b7898a" loext:opacity="100%" style:text-line-through-style="none" style:text-line-through-type="none" style:text-position="0% 100%" style:font-name="Menlo-Regular"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96" style:family="text">
      <style:text-properties fo:font-variant="normal" fo:text-transform="none" fo:color="#c200ff" loext:opacity="100%" style:text-line-through-style="none" style:text-line-through-type="none" style:text-position="0% 100%" style:font-name="Menlo-Regular"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97" style:family="text">
      <style:text-properties fo:font-variant="normal" fo:text-transform="none" fo:color="#808080" loext:opacity="100%"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98" style:family="text">
      <style:text-properties fo:font-variant="normal" fo:text-transform="none" fo:color="#000000" loext:opacity="100%" style:text-line-through-style="none" style:text-line-through-type="none" style:text-position="0% 100%" style:font-name="Arial Narrow3"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99" style:family="text">
      <style:text-properties fo:font-variant="normal" fo:text-transform="none" fo:color="#ff0000" loext:opacity="100%" style:text-line-through-style="none" style:text-line-through-type="none" style:text-position="0% 100%" style:font-name="Arial Narrow3"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00" style:family="text">
      <style:text-properties fo:font-variant="normal" fo:text-transform="none" fo:color="#c1651c" loext:opacity="100%" style:text-line-through-style="none" style:text-line-through-type="none" style:text-position="0% 100%" style:font-name="Menlo-Regular"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01" style:family="text">
      <style:text-properties fo:font-variant="normal" fo:text-transform="none" fo:color="#2c9290" loext:opacity="100%" style:text-line-through-style="none" style:text-line-through-type="none" style:text-position="0% 100%" style:font-name="Menlo-Regular" fo:font-size="16pt" fo:letter-spacing="normal" fo:language="da" fo:country="DK"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02" style:family="text">
      <style:text-properties fo:font-variant="normal" fo:text-transform="none" fo:color="#ff0000" loext:opacity="100%" style:text-line-through-style="none" style:text-line-through-type="none" style:text-position="0% 100%" style:font-name="Menlo-Regular" fo:font-size="16pt" fo:letter-spacing="normal" fo:language="da" fo:country="DK"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03" style:family="text">
      <style:text-properties fo:font-variant="normal" fo:text-transform="none" fo:color="#000000" loext:opacity="100%" style:text-line-through-style="none" style:text-line-through-type="none" style:text-position="0% 100%" style:font-name="Courier New3"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04" style:family="text">
      <style:text-properties fo:font-variant="normal" fo:text-transform="none" fo:color="#c1651c" loext:opacity="100%" style:text-line-through-style="none" style:text-line-through-type="none" style:text-position="0% 100%" style:font-name="Menlo-Regular" fo:font-size="16pt" fo:letter-spacing="normal" fo:language="da" fo:country="DK"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05" style:family="text">
      <style:text-properties fo:font-variant="normal" fo:text-transform="none" fo:color="#7f7f7f" loext:opacity="100%"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06" style:family="text">
      <style:text-properties fo:font-variant="normal" fo:text-transform="none" fo:color="#000000" loext:opacity="100%" style:text-line-through-style="none" style:text-line-through-type="none" style:text-position="0% 100%" style:font-name="Menlo-Regular" fo:font-size="16pt" fo:letter-spacing="normal" fo:language="nl" fo:country="NL"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07" style:family="text">
      <style:text-properties fo:font-variant="normal" fo:text-transform="none" fo:color="#000000" loext:opacity="100%" style:text-line-through-style="none" style:text-line-through-type="none" style:text-position="0% 100%" style:font-name="Menlo-Regular" fo:font-size="16pt" fo:letter-spacing="normal" fo:language="hu" fo:country="HU"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08" style:family="text">
      <style:text-properties fo:font-variant="normal" fo:text-transform="none" fo:color="#2d961e" loext:opacity="100%" style:text-line-through-style="none" style:text-line-through-type="none" style:text-position="0% 100%" style:font-name="Menlo-Regular" fo:font-size="16pt" fo:letter-spacing="normal" fo:language="hu" fo:country="HU"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09" style:family="text">
      <style:text-properties fo:font-variant="normal" fo:text-transform="none" fo:color="#ba8c1c" loext:opacity="100%" style:text-line-through-style="none" style:text-line-through-type="none" style:text-position="0% 100%" style:font-name="Menlo-Regular" fo:font-size="16pt" fo:letter-spacing="normal" fo:language="hu" fo:country="HU"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10" style:family="text">
      <style:text-properties fo:font-variant="normal" fo:text-transform="none" fo:color="#000000" loext:opacity="100%" style:text-line-through-style="none" style:text-line-through-type="none" style:text-position="0% 100%" style:font-name="Menlo-Regular" fo:font-size="16pt" fo:letter-spacing="normal" fo:language="fi" fo:country="FI"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11" style:family="text">
      <style:text-properties fo:font-variant="normal" fo:text-transform="none" fo:color="#cb2418" loext:opacity="100%" style:text-line-through-style="none" style:text-line-through-type="none" style:text-position="0% 100%" style:font-name="Menlo-Regular" fo:font-size="16pt" fo:letter-spacing="normal" fo:language="fi" fo:country="FI"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12" style:family="text">
      <style:text-properties fo:font-variant="normal" fo:text-transform="none" fo:color="#2c9290" loext:opacity="100%" style:text-line-through-style="none" style:text-line-through-type="none" style:text-position="0% 100%" style:font-name="Menlo-Regular" fo:font-size="16pt" fo:letter-spacing="normal" fo:language="fi" fo:country="FI"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13" style:family="text">
      <style:text-properties fo:font-variant="normal" fo:text-transform="none" fo:color="#2d961e" loext:opacity="100%" style:text-line-through-style="none" style:text-line-through-type="none" style:text-position="0% 100%" style:font-name="Menlo-Regular" fo:font-size="16pt" fo:letter-spacing="normal" fo:language="fi" fo:country="FI"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14" style:family="text">
      <style:text-properties fo:font-variant="normal" fo:text-transform="none" fo:color="#000000" loext:opacity="100%" style:text-line-through-style="none" style:text-line-through-type="none" style:text-position="0% 100%" style:font-name="Menlo-Regular" fo:font-size="16pt" fo:letter-spacing="normal" fo:language="ro" fo:country="RO"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15" style:family="text">
      <style:text-properties fo:font-variant="normal" fo:text-transform="none" fo:color="#9d206f" loext:opacity="100%" style:text-line-through-style="none" style:text-line-through-type="none" style:text-position="0% 100%" style:font-name="Menlo-Regular" fo:font-size="16pt" fo:letter-spacing="normal" fo:language="ro" fo:country="RO"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16" style:family="text">
      <style:text-properties fo:font-variant="normal" fo:text-transform="none" fo:color="#c1651c" loext:opacity="100%" style:text-line-through-style="none" style:text-line-through-type="none" style:text-position="0% 100%" style:font-name="Menlo-Regular" fo:font-size="16pt" fo:letter-spacing="normal" fo:language="fr" fo:country="FR"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17" style:family="text">
      <style:text-properties fo:font-variant="normal" fo:text-transform="none" fo:color="#c200ff" loext:opacity="100%" style:text-line-through-style="none" style:text-line-through-type="none" style:text-position="0% 100%" style:font-name="Menlo-Regular" fo:font-size="16pt" fo:letter-spacing="normal" fo:language="fi" fo:country="FI"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18" style:family="text">
      <style:text-properties fo:font-variant="normal" fo:text-transform="none" fo:color="#000000" loext:opacity="100%" style:text-line-through-style="none" style:text-line-through-type="none" style:text-position="0% 100%" style:font-name="Calibri2"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19" style:family="text">
      <style:text-properties fo:font-variant="normal" fo:text-transform="none" fo:color="#000000" loext:opacity="100%" style:text-line-through-style="none" style:text-line-through-type="none" style:text-position="-25% 58%" style:font-name="Calibri2"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20" style:family="text">
      <style:text-properties fo:font-variant="normal" fo:text-transform="none" fo:color="#c00000" loext:opacity="100%" style:text-line-through-style="none" style:text-line-through-type="none" style:text-position="0% 100%" style:font-name="Calibri2"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121" style:family="text">
      <style:text-properties fo:font-variant="normal" fo:text-transform="none" fo:color="#c00000" loext:opacity="100%" style:text-line-through-style="none" style:text-line-through-type="none" style:text-position="0% 100%" style:font-name="Calibri2"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22" style:family="text">
      <style:text-properties fo:font-variant="normal" fo:text-transform="none" fo:color="#000000" loext:opacity="100%" style:text-line-through-style="none" style:text-line-through-type="none" style:text-position="0% 100%" style:font-name="Calibri2"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23" style:family="text">
      <style:text-properties fo:font-variant="normal" fo:text-transform="none" fo:color="#000000" loext:opacity="100%" style:text-line-through-style="none" style:text-line-through-type="none" style:text-position="-25% 58%" style:font-name="Calibri2"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24" style:family="text">
      <style:text-properties fo:font-variant="normal" fo:text-transform="none" fo:color="#990000" loext:opacity="100%" style:text-line-through-style="none" style:text-line-through-type="none" style:text-position="0% 100%" style:font-name="Calibri"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125" style:family="text">
      <style:text-properties fo:font-variant="normal" fo:text-transform="none" fo:color="#990000" loext:opacity="100%" style:text-line-through-style="none" style:text-line-through-type="none" style:text-position="-25% 58%" style:font-name="Calibri"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126" style:family="text">
      <style:text-properties fo:font-variant="normal" fo:text-transform="none" fo:color="#808080" loext:opacity="100%" style:text-line-through-style="none" style:text-line-through-type="none" style:text-position="0% 100%" style:font-name="Calibri2"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27" style:family="text">
      <style:text-properties fo:font-variant="normal" fo:text-transform="none" fo:color="#990000" loext:opacity="100%" style:text-line-through-style="none" style:text-line-through-type="none" style:text-position="0% 100%" style:font-name="Courier New3"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28" style:family="text">
      <style:text-properties fo:font-variant="normal" fo:text-transform="none" fo:color="#000000" loext:opacity="100%" style:text-line-through-style="none" style:text-line-through-type="none" style:text-position="0% 100%" style:font-name="Calibri2"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129" style:family="text">
      <style:text-properties fo:font-size="54pt" style:font-size-asian="54pt" style:font-size-complex="54pt"/>
    </style:style>
    <style:style style:name="T130" style:family="text">
      <style:text-properties fo:font-variant="normal" fo:text-transform="none" fo:color="#000000" loext:opacity="100%" style:text-line-through-style="none" style:text-line-through-type="none" style:text-position="0% 100%" style:font-name="Calibri2"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31" style:family="text">
      <style:text-properties fo:color="#069a2e" loext:opacity="100%" fo:font-size="44pt" fo:font-weight="bold" style:font-size-asian="44pt" style:font-weight-asian="bold" style:font-size-complex="44pt" style:font-weight-complex="bold"/>
    </style:style>
    <style:style style:name="T132" style:family="text">
      <style:text-properties fo:color="#f10d0c" loext:opacity="100%" fo:font-size="44pt" fo:font-weight="bold" style:font-size-asian="44pt" style:font-weight-asian="bold" style:font-size-complex="44pt" style:font-weight-complex="bold"/>
    </style:style>
    <style:style style:name="T133" style:family="text">
      <style:text-properties fo:font-size="48pt" style:font-size-asian="48pt" style:font-size-complex="48pt"/>
    </style:style>
    <style:style style:name="T134" style:family="text">
      <style:text-properties fo:font-size="32pt" style:font-size-asian="32pt" style:font-size-complex="32pt"/>
    </style:style>
    <style:style style:name="T135"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36" style:family="text">
      <style:text-properties fo:font-size="18pt"/>
    </style:style>
    <style:style style:name="T137"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8" style:family="text">
      <style:text-properties fo:language="en" fo:country="US" style:language-asian="en" style:country-asian="US" style:language-complex="en" style:country-complex="US"/>
    </style:style>
    <style:style style:name="T139" style:family="text">
      <style:text-properties fo:font-size="14pt" fo:language="en" fo:country="US" style:font-size-asian="14pt" style:language-asian="en" style:country-asian="US" style:font-size-complex="14pt" style:language-complex="en" style:country-complex="US"/>
    </style:style>
    <style:style style:name="T140" style:family="text">
      <style:text-properties fo:color="#f8f8f8" loext:opacity="100%" fo:font-size="10pt" fo:language="da" fo:country="DK" style:font-size-asian="10pt" style:language-asian="da" style:country-asian="DK" style:font-size-complex="10pt" style:language-complex="da" style:country-complex="DK"/>
    </style:style>
    <style:style style:name="T141" style:family="text">
      <style:text-properties fo:color="#000000" loext:opacity="100%" fo:font-size="9pt" fo:language="da" fo:country="DK" style:font-size-asian="9pt" style:language-asian="da" style:country-asian="DK" style:font-size-complex="9pt" style:language-complex="da" style:country-complex="DK"/>
    </style:style>
    <style:style style:name="T142" style:family="text">
      <style:text-properties fo:color="#000000" loext:opacity="100%" style:font-name="Calibri3" fo:font-size="18pt" fo:language="en" fo:country="US" style:font-size-asian="18pt" style:language-asian="en" style:country-asian="US" style:font-size-complex="18pt" style:language-complex="en" style:country-complex="US"/>
    </style:style>
    <style:style style:name="T143" style:family="text">
      <style:text-properties fo:color="#000000" loext:opacity="100%" style:font-name="Calibri3" fo:font-size="18pt" fo:language="en" fo:country="US" style:text-underline-style="solid" style:text-underline-width="auto" style:text-underline-color="font-color" style:font-size-asian="18pt" style:language-asian="en" style:country-asian="US" style:font-size-complex="18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990000" fo:font-size="60%"/>
      </text:list-level-style-number>
      <text:list-level-style-bullet text:level="2" text:bullet-char="">
        <style:list-level-properties text:space-before="1.27cm" text:min-label-width="0.794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27cm" text:min-label-width="0.794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27cm" text:min-label-width="0.794cm"/>
        <style:text-properties fo:font-family="Wingdings" style:font-pitch="variable" style:font-charset="x-symbol" fo:color="#990000" fo:font-size="110%"/>
      </text:list-level-style-bullet>
      <text:list-level-style-bullet text:level="3" text:bullet-char="">
        <style:list-level-properties text:space-before="2.54cm" text:min-label-width="0.635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2d961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number text:level="2" style:num-format="">
        <style:list-level-properties text:space-before="1.27cm" text:min-label-width="0.794cm"/>
        <style:text-properties fo:color="#990000" fo:font-size="11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cb241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7f7f7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99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style:text-properties fo:color="#f8f8f8" fo:font-size="100%"/>
      </text:list-level-style-number>
      <text:list-level-style-bullet text:level="2" text:bullet-char="•">
        <style:list-level-properties text:space-before="1.27cm"/>
        <style:text-properties fo:font-family="Verdana" style:font-family-generic="swiss" style:font-pitch="variable" fo:color="#6e6e6e" fo:font-size="100%"/>
      </text:list-level-style-bullet>
      <text:list-level-style-bullet text:level="3" text:bullet-char="•">
        <style:list-level-properties text:space-before="2.54cm"/>
        <style:text-properties fo:font-family="Verdana" style:font-family-generic="swiss" style:font-pitch="variable" fo:color="#6e6e6e" fo:font-size="100%"/>
      </text:list-level-style-bullet>
      <text:list-level-style-bullet text:level="4" text:bullet-char="•">
        <style:list-level-properties text:space-before="3.81cm"/>
        <style:text-properties fo:font-family="Verdana" style:font-family-generic="swiss" style:font-pitch="variable" fo:color="#6e6e6e" fo:font-size="100%"/>
      </text:list-level-style-bullet>
      <text:list-level-style-bullet text:level="5" text:bullet-char="•">
        <style:list-level-properties text:space-before="5.08cm"/>
        <style:text-properties fo:font-family="Verdana" style:font-family-generic="swiss" style:font-pitch="variable" fo:color="#6e6e6e" fo:font-size="100%"/>
      </text:list-level-style-bullet>
      <text:list-level-style-bullet text:level="6" text:bullet-char="•">
        <style:list-level-properties text:space-before="5.08cm"/>
        <style:text-properties fo:font-family="Verdana" style:font-family-generic="swiss" style:font-pitch="variable" fo:color="#6e6e6e" fo:font-size="100%"/>
      </text:list-level-style-bullet>
      <text:list-level-style-bullet text:level="7" text:bullet-char="•">
        <style:list-level-properties text:space-before="5.08cm"/>
        <style:text-properties fo:font-family="Verdana" style:font-family-generic="swiss" style:font-pitch="variable" fo:color="#6e6e6e" fo:font-size="100%"/>
      </text:list-level-style-bullet>
      <text:list-level-style-bullet text:level="8" text:bullet-char="•">
        <style:list-level-properties text:space-before="5.08cm"/>
        <style:text-properties fo:font-family="Verdana" style:font-family-generic="swiss" style:font-pitch="variable" fo:color="#6e6e6e" fo:font-size="100%"/>
      </text:list-level-style-bullet>
      <text:list-level-style-bullet text:level="9" text:bullet-char="•">
        <style:list-level-properties text:space-before="5.08cm"/>
        <style:text-properties fo:font-family="Verdana" style:font-family-generic="swiss" style:font-pitch="variable" fo:color="#6e6e6e" fo:font-size="100%"/>
      </text:list-level-style-bullet>
      <text:list-level-style-bullet text:level="10" text:bullet-char="•">
        <style:list-level-properties text:space-before="5.08cm"/>
        <style:text-properties fo:font-family="Verdana" style:font-family-generic="swiss" style:font-pitch="variable" fo:color="#6e6e6e" fo:font-size="100%"/>
      </text:list-level-style-bullet>
    </text:list-style>
    <text:list-style style:name="L1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Verdana" style:font-family-generic="swiss" style:font-pitch="variable" fo:color="#6e6e6e" fo:font-size="100%"/>
      </text:list-level-style-bullet>
      <text:list-level-style-bullet text:level="3" text:bullet-char="•">
        <style:list-level-properties text:space-before="2.54cm"/>
        <style:text-properties fo:font-family="Verdana" style:font-family-generic="swiss" style:font-pitch="variable" fo:color="#6e6e6e" fo:font-size="100%"/>
      </text:list-level-style-bullet>
      <text:list-level-style-bullet text:level="4" text:bullet-char="•">
        <style:list-level-properties text:space-before="3.81cm"/>
        <style:text-properties fo:font-family="Verdana" style:font-family-generic="swiss" style:font-pitch="variable" fo:color="#6e6e6e" fo:font-size="100%"/>
      </text:list-level-style-bullet>
      <text:list-level-style-bullet text:level="5" text:bullet-char="•">
        <style:list-level-properties text:space-before="5.08cm"/>
        <style:text-properties fo:font-family="Verdana" style:font-family-generic="swiss" style:font-pitch="variable" fo:color="#6e6e6e" fo:font-size="100%"/>
      </text:list-level-style-bullet>
      <text:list-level-style-bullet text:level="6" text:bullet-char="•">
        <style:list-level-properties text:space-before="5.08cm"/>
        <style:text-properties fo:font-family="Verdana" style:font-family-generic="swiss" style:font-pitch="variable" fo:color="#6e6e6e" fo:font-size="100%"/>
      </text:list-level-style-bullet>
      <text:list-level-style-bullet text:level="7" text:bullet-char="•">
        <style:list-level-properties text:space-before="5.08cm"/>
        <style:text-properties fo:font-family="Verdana" style:font-family-generic="swiss" style:font-pitch="variable" fo:color="#6e6e6e" fo:font-size="100%"/>
      </text:list-level-style-bullet>
      <text:list-level-style-bullet text:level="8" text:bullet-char="•">
        <style:list-level-properties text:space-before="5.08cm"/>
        <style:text-properties fo:font-family="Verdana" style:font-family-generic="swiss" style:font-pitch="variable" fo:color="#6e6e6e" fo:font-size="100%"/>
      </text:list-level-style-bullet>
      <text:list-level-style-bullet text:level="9" text:bullet-char="•">
        <style:list-level-properties text:space-before="5.08cm"/>
        <style:text-properties fo:font-family="Verdana" style:font-family-generic="swiss" style:font-pitch="variable" fo:color="#6e6e6e" fo:font-size="100%"/>
      </text:list-level-style-bullet>
      <text:list-level-style-bullet text:level="10" text:bullet-char="•">
        <style:list-level-properties text:space-before="5.08cm"/>
        <style:text-properties fo:font-family="Verdana" style:font-family-generic="swiss" style:font-pitch="variable" fo:color="#6e6e6e" fo:font-size="100%"/>
      </text:list-level-style-bullet>
    </text:list-style>
    <text:list-style style:name="L19">
      <text:list-level-style-number text:level="1" style:num-format="">
        <style:list-level-properties/>
        <style:text-properties fo:color="#6e6e6e" fo:font-size="100%"/>
      </text:list-level-style-number>
      <text:list-level-style-bullet text:level="2" text:bullet-char="•">
        <style:list-level-properties text:space-before="1.27cm"/>
        <style:text-properties fo:font-family="Verdana" style:font-family-generic="swiss" style:font-pitch="variable" fo:color="#6e6e6e" fo:font-size="100%"/>
      </text:list-level-style-bullet>
      <text:list-level-style-bullet text:level="3" text:bullet-char="•">
        <style:list-level-properties text:space-before="2.54cm"/>
        <style:text-properties fo:font-family="Verdana" style:font-family-generic="swiss" style:font-pitch="variable" fo:color="#6e6e6e" fo:font-size="100%"/>
      </text:list-level-style-bullet>
      <text:list-level-style-bullet text:level="4" text:bullet-char="•">
        <style:list-level-properties text:space-before="3.81cm"/>
        <style:text-properties fo:font-family="Verdana" style:font-family-generic="swiss" style:font-pitch="variable" fo:color="#6e6e6e" fo:font-size="100%"/>
      </text:list-level-style-bullet>
      <text:list-level-style-bullet text:level="5" text:bullet-char="•">
        <style:list-level-properties text:space-before="5.08cm"/>
        <style:text-properties fo:font-family="Verdana" style:font-family-generic="swiss" style:font-pitch="variable" fo:color="#6e6e6e" fo:font-size="100%"/>
      </text:list-level-style-bullet>
      <text:list-level-style-bullet text:level="6" text:bullet-char="•">
        <style:list-level-properties text:space-before="5.08cm"/>
        <style:text-properties fo:font-family="Verdana" style:font-family-generic="swiss" style:font-pitch="variable" fo:color="#6e6e6e" fo:font-size="100%"/>
      </text:list-level-style-bullet>
      <text:list-level-style-bullet text:level="7" text:bullet-char="•">
        <style:list-level-properties text:space-before="5.08cm"/>
        <style:text-properties fo:font-family="Verdana" style:font-family-generic="swiss" style:font-pitch="variable" fo:color="#6e6e6e" fo:font-size="100%"/>
      </text:list-level-style-bullet>
      <text:list-level-style-bullet text:level="8" text:bullet-char="•">
        <style:list-level-properties text:space-before="5.08cm"/>
        <style:text-properties fo:font-family="Verdana" style:font-family-generic="swiss" style:font-pitch="variable" fo:color="#6e6e6e" fo:font-size="100%"/>
      </text:list-level-style-bullet>
      <text:list-level-style-bullet text:level="9" text:bullet-char="•">
        <style:list-level-properties text:space-before="5.08cm"/>
        <style:text-properties fo:font-family="Verdana" style:font-family-generic="swiss" style:font-pitch="variable" fo:color="#6e6e6e" fo:font-size="100%"/>
      </text:list-level-style-bullet>
      <text:list-level-style-bullet text:level="10" text:bullet-char="•">
        <style:list-level-properties text:space-before="5.08cm"/>
        <style:text-properties fo:font-family="Verdana" style:font-family-generic="swiss" style:font-pitch="variable" fo:color="#6e6e6e" fo:font-size="100%"/>
      </text:list-level-style-bullet>
    </text:list-style>
    <text:list-style style:name="L2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Blank_20_Slide" presentation:presentation-page-layout-name="AL1T0">
        <office:forms form:automatic-focus="false" form:apply-design-mode="false"/>
        <draw:custom-shape draw:name="CustomShape 1" draw:style-name="gr1" draw:text-style-name="P2" draw:layer="layout" svg:width="21.586cm" svg:height="5.411cm" svg:x="1.905cm" svg:y="4.445cm">
          <text:p text:style-name="P1"><text:span text:style-name="T1">Server Performance</text:span></text:p>
          <text:p text:style-name="P1"><text:span text:style-name="T2"><text:line-break/></text:span><text:span text:style-name="T2"><text:line-break/></text:span><text:span text:style-name="T3">Computer Systems</text:span><text:span text:style-name="T2"><text:line-break/></text:span><text:span text:style-name="T2"><text:line-break/></text:span><text:span text:style-name="T2"><text:line-break/></text:span><text:span text:style-name="T4">David March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1.326cm" svg:height="4.864cm" svg:x="1.905cm" svg:y="10.795cm">
          <text:p text:style-name="P3"><text:span text:style-name="T2"/></text:p>
          <text:p text:style-name="P3"><text:span text:style-name="T3">Based on slides by:</text:span><text:span text:style-name="T4"> </text:span></text:p>
          <text:p text:style-name="P3"><text:span text:style-name="T4">Randal E. Bryant and David R. O’Hallar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4.813cm" svg:height="11.849cm" svg:x="2.752cm" svg:y="12.7cm" presentation:class="notes" presentation:placeholder="true" presentation:user-transformed="true">
            <draw:text-box/>
          </draw:frame>
          <draw:custom-shape draw:name="CustomShape 2" draw:style-name="gr3" draw:text-style-name="P2" draw:layer="layout" svg:width="8.886cm" svg:height="1.266cm" svg:x="11.43cm" svg:y="25.4cm">
            <text:p text:style-name="P5"><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Concurrent Programming is Hard! (2)" draw:style-name="dp1" draw:master-page-name="Title_20_and_20_Content" presentation:presentation-page-layout-name="AL2T11">
        <office:forms form:automatic-focus="false" form:apply-design-mode="false"/>
        <draw:frame draw:name="Title 1" presentation:style-name="pr2" draw:text-style-name="P7" draw:layer="layout" svg:width="21.088cm" svg:height="2.116cm" svg:x="0.992cm" svg:y="1.21cm" presentation:class="title" presentation:user-transformed="true">
          <draw:text-box>
            <text:p text:style-name="P6"><text:span text:style-name="T6">Some reminders...</text:span></text:p>
          </draw:text-box>
        </draw:frame>
        <draw:frame draw:name="Content Placeholder 2" presentation:style-name="pr3" draw:text-style-name="P10" draw:layer="layout" svg:width="23.706cm" svg:height="14.207cm" svg:x="0.635cm" svg:y="3.684cm" presentation:class="outline" presentation:user-transformed="true">
          <draw:text-box>
            <text:list text:style-name="L2">
              <text:list-item>
                <text:p text:style-name="P8"><text:span text:style-name="T7">Threads &amp; Processes: </text:span><text:span text:style-name="T8">Both can mainting concurrent </text:span><text:span text:style-name="T8">logical control through context switching. Threads are </text:span><text:span text:style-name="T8">lighter weight and share more data.</text:span></text:p>
                <text:p text:style-name="P8"><text:span text:style-name="T7"/></text:p>
              </text:list-item>
              <text:list-item>
                <text:p text:style-name="P8"><text:span text:style-name="T7">Concurrency &amp; Parrallel: </text:span><text:span text:style-name="T8">Parallel means running </text:span><text:span text:style-name="T8">different processing at the literal same time. </text:span><text:span text:style-name="T8">Concurrency can simulate this by interweaving</text:span></text:p>
                <text:p text:style-name="P8"><text:span text:style-name="T8"/></text:p>
              </text:list-item>
              <text:list-item>
                <text:p text:style-name="P8"><text:span text:style-name="T7">Semaphores &amp; Mutex: </text:span><text:span text:style-name="T8">Synchronisation tools to </text:span><text:span text:style-name="T8">ensure that we don’t encounter concurrency problems </text:span><text:span text:style-name="T8">such as race conditions or deadlock</text:span></text:p>
                <text:p text:style-name="P8"><text:span text:style-name="T7"/></text:p>
              </text:list-item>
            </text:list>
            <text:p text:style-name="P9"><text:span text:style-name="T9"/></text:p>
          </draw:text-box>
        </draw:frame>
        <presentation:notes draw:style-name="dp3">
          <draw:page-thumbnail draw:style-name="gr4" draw:layer="layout" svg:width="13.313cm" svg:height="9.985cm" svg:x="3.485cm" svg:y="2.023cm" draw:page-number="2" presentation:class="page"/>
          <draw:frame presentation:style-name="pr4" draw:text-style-name="P11" draw:layer="layout" svg:width="16.227cm" svg:height="11.982cm" svg:x="2.028cm" svg:y="12.649cm" presentation:class="notes" presentation:placeholder="true">
            <draw:text-box/>
          </draw:frame>
        </presentation:notes>
      </draw:page>
      <draw:page draw:name="Approaches for Writing Concurrent Servers" draw:style-name="dp1" draw:master-page-name="Title_20_and_20_Content" presentation:presentation-page-layout-name="AL2T11">
        <office:forms form:automatic-focus="false" form:apply-design-mode="false"/>
        <draw:frame draw:name="Rectangle 15" presentation:style-name="pr2" draw:text-style-name="P7" draw:layer="layout" svg:width="23.917cm" svg:height="3.042cm" svg:x="0.847cm" svg:y="0.93cm" presentation:class="title" presentation:user-transformed="true">
          <draw:text-box>
            <text:p text:style-name="P6"><text:span text:style-name="T6">Approaches for Writing Concurrent Servers</text:span></text:p>
          </draw:text-box>
        </draw:frame>
        <draw:frame draw:name="Rectangle 18" presentation:style-name="pr5" draw:text-style-name="P10" draw:layer="layout" svg:width="22.93cm" svg:height="14.626cm" svg:x="1.235cm" svg:y="4cm" presentation:class="outline" presentation:user-transformed="true">
          <draw:text-box>
            <text:p text:style-name="P12"><text:span text:style-name="T10">Allow server to handle multiple clients concurrently</text:span></text:p>
            <text:p text:style-name="P12"><text:span text:style-name="T10"/></text:p>
            <text:p text:style-name="P13"><text:span text:style-name="T7">1. Process-based</text:span><text:span text:style-name="T11"> </text:span><text:span text:style-name="T12">(Intro to Network Programming </text:span><text:span text:style-name="T12">Lecture)</text:span></text:p>
            <text:list text:style-name="L4">
              <text:list-item>
                <text:list>
                  <text:list-item>
                    <text:p text:style-name="P14"><text:span text:style-name="T13">Kernel automatically interleaves multiple logical flows</text:span></text:p>
                  </text:list-item>
                  <text:list-item>
                    <text:p text:style-name="P14"><text:span text:style-name="T13">Each flow has its own private address space</text:span></text:p>
                  </text:list-item>
                </text:list>
              </text:list-item>
            </text:list>
            <text:p text:style-name="P13"><text:span text:style-name="T14">2. Event-based </text:span></text:p>
            <text:list text:continue-numbering="true" text:style-name="L4">
              <text:list-item>
                <text:list>
                  <text:list-item>
                    <text:p text:style-name="P14"><text:span text:style-name="T13">Programmer manually interleaves multiple logical flows</text:span></text:p>
                  </text:list-item>
                  <text:list-item>
                    <text:p text:style-name="P14"><text:span text:style-name="T13">All flows share the same address space</text:span></text:p>
                  </text:list-item>
                  <text:list-item>
                    <text:p text:style-name="P14"><text:span text:style-name="T13">Uses technique called </text:span><text:span text:style-name="T15">I/O multiplexing</text:span><text:span text:style-name="T16">. </text:span></text:p>
                  </text:list-item>
                </text:list>
              </text:list-item>
            </text:list>
            <text:p text:style-name="P13"><text:span text:style-name="T14">3. Thread-based </text:span><text:span text:style-name="T12">(Intro to Network Programming </text:span><text:span text:style-name="T12">Lecture)</text:span></text:p>
            <text:list text:continue-numbering="true" text:style-name="L4">
              <text:list-item>
                <text:list>
                  <text:list-item>
                    <text:p text:style-name="P14"><text:span text:style-name="T13">Kernel automatically interleaves multiple logical flows</text:span></text:p>
                  </text:list-item>
                  <text:list-item>
                    <text:p text:style-name="P14"><text:span text:style-name="T13">Each flow shares the same address space</text:span></text:p>
                  </text:list-item>
                  <text:list-item>
                    <text:p text:style-name="P14"><text:span text:style-name="T13">Hybrid of of process-based and event-based. </text:span></text:p>
                  </text:list-item>
                </text:list>
              </text:list-item>
            </text:list>
          </draw:text-box>
        </draw:frame>
        <presentation:notes draw:style-name="dp4">
          <draw:page-thumbnail draw:name="Rectangle 17" draw:style-name="gr4" draw:layer="layout" svg:width="13.546cm" svg:height="10.159cm" svg:x="3.387cm" svg:y="1.905cm" draw:page-number="3" presentation:class="page"/>
          <draw:frame draw:name="Rectangle 20" presentation:style-name="pr6" draw:text-style-name="P15" draw:layer="layout" svg:width="14.816cm" svg:height="11.852cm" svg:x="2.752cm" svg:y="12.7cm" presentation:class="notes" presentation:placeholder="true" presentation:user-transformed="true">
            <draw:text-box/>
          </draw:frame>
        </presentation:notes>
      </draw:page>
      <draw:page draw:name="Pros and Cons of Process-based Servers" draw:style-name="dp1" draw:master-page-name="Title_20_and_20_Content" presentation:presentation-page-layout-name="AL2T11">
        <office:forms form:automatic-focus="false" form:apply-design-mode="false"/>
        <draw:frame draw:name="Rectangle 53" presentation:style-name="pr2" draw:text-style-name="P7" draw:layer="layout" svg:width="23.97cm" svg:height="2.892cm" svg:x="1.31cm" svg:y="0.992cm" presentation:class="title" presentation:user-transformed="true">
          <draw:text-box>
            <text:p text:style-name="P6"><text:span text:style-name="T6">Pros and Cons of Process-based Servers</text:span></text:p>
          </draw:text-box>
        </draw:frame>
        <draw:frame draw:name="Rectangle 16" presentation:style-name="pr3" draw:text-style-name="P10" draw:layer="layout" svg:width="24.27cm" svg:height="13.634cm" svg:x="0.807cm" svg:y="4.868cm" presentation:class="outline" presentation:user-transformed="true">
          <draw:text-box>
            <text:list text:style-name="L2">
              <text:list-item>
                <text:p text:style-name="P16"><text:span text:style-name="T7">+ Handle multiple connections concurrently</text:span></text:p>
              </text:list-item>
              <text:list-item>
                <text:p text:style-name="P16"><text:span text:style-name="T7">+ Clean sharing model</text:span></text:p>
              </text:list-item>
            </text:list>
            <text:list text:style-name="L5">
              <text:list-item>
                <text:list>
                  <text:list-item>
                    <text:p text:style-name="P17"><text:span text:style-name="T13">descriptors (no)</text:span></text:p>
                  </text:list-item>
                  <text:list-item>
                    <text:p text:style-name="P17"><text:span text:style-name="T13">file tables (yes)</text:span></text:p>
                  </text:list-item>
                  <text:list-item>
                    <text:p text:style-name="P17"><text:span text:style-name="T13">global variables (no)</text:span></text:p>
                  </text:list-item>
                </text:list>
              </text:list-item>
              <text:list-item>
                <text:p text:style-name="P16"><text:span text:style-name="T7">+ Simple and straightforward</text:span></text:p>
              </text:list-item>
              <text:list-item>
                <text:p text:style-name="P16"><text:span text:style-name="T17">–</text:span><text:span text:style-name="T7"> </text:span><text:span text:style-name="T7">Additional overhead for process control</text:span></text:p>
              </text:list-item>
              <text:list-item>
                <text:p text:style-name="P16"><text:span text:style-name="T17">–</text:span><text:span text:style-name="T7"> </text:span><text:span text:style-name="T7">Nontrivial to share data between processes</text:span></text:p>
                <text:list>
                  <text:list-item>
                    <text:p text:style-name="P17"><text:span text:style-name="T13">Requires IPC (interprocess communication) mechanisms</text:span></text:p>
                  </text:list-item>
                </text:list>
              </text:list-item>
            </text:list>
            <text:list text:style-name="L6">
              <text:list-item>
                <text:list>
                  <text:list-item>
                    <text:list>
                      <text:list-item>
                        <text:p text:style-name="P18"><text:span text:style-name="T10">FIFO’s (named pipes), <text:s/>System V shared memory and </text:span><text:span text:style-name="T10">semaphores</text:span></text:p>
                      </text:list-item>
                    </text:list>
                  </text:list-item>
                </text:list>
              </text:list-item>
            </text:list>
          </draw:text-box>
        </draw:frame>
        <presentation:notes draw:style-name="dp4">
          <draw:page-thumbnail draw:name="Rectangle 55" draw:style-name="gr4" draw:layer="layout" svg:width="13.546cm" svg:height="10.159cm" svg:x="3.387cm" svg:y="1.905cm" draw:page-number="4" presentation:class="page"/>
          <draw:frame draw:name="Rectangle 22" presentation:style-name="pr7" draw:text-style-name="P15" draw:layer="layout" svg:width="14.816cm" svg:height="11.852cm" svg:x="2.752cm" svg:y="12.7cm" presentation:class="notes" presentation:placeholder="true" presentation:user-transformed="true">
            <draw:text-box/>
          </draw:frame>
        </presentation:notes>
      </draw:page>
      <draw:page draw:name="Pros and Cons of Thread-Based Designs" draw:style-name="dp1" draw:master-page-name="Title_20_and_20_Content" presentation:presentation-page-layout-name="AL2T11">
        <office:forms form:automatic-focus="false" form:apply-design-mode="false"/>
        <draw:frame draw:name="Rectangle 93" presentation:style-name="pr2" draw:text-style-name="P7" draw:layer="layout" svg:width="21.867cm" svg:height="2.116cm" svg:x="0.992cm" svg:y="1.21cm" presentation:class="title" presentation:user-transformed="true">
          <draw:text-box>
            <text:p text:style-name="P6"><text:span text:style-name="T6">Pros and Cons of Thread-Based Designs</text:span></text:p>
          </draw:text-box>
        </draw:frame>
        <draw:frame draw:name="Rectangle 94" presentation:style-name="pr3" draw:text-style-name="P10" draw:layer="layout" svg:width="23.075cm" svg:height="14.511cm" svg:x="0.807cm" svg:y="3.81cm" presentation:class="outline" presentation:user-transformed="true">
          <draw:text-box>
            <text:list text:style-name="L2">
              <text:list-item>
                <text:p text:style-name="P8"><text:span text:style-name="T7">+ Easy to share data structures between threads</text:span></text:p>
              </text:list-item>
            </text:list>
            <text:list text:style-name="L5">
              <text:list-item>
                <text:list>
                  <text:list-item>
                    <text:p text:style-name="P19"><text:span text:style-name="T13">e.g., logging information, file cache</text:span></text:p>
                  </text:list-item>
                </text:list>
              </text:list-item>
              <text:list-item>
                <text:p text:style-name="P8"><text:span text:style-name="T7">+ Threads are more efficient than processes</text:span></text:p>
              </text:list-item>
            </text:list>
            <text:p text:style-name="P20"><text:span text:style-name="T18"/></text:p>
            <text:list text:continue-numbering="true" text:style-name="L5">
              <text:list-item>
                <text:p text:style-name="P8"><text:span text:style-name="T17">–</text:span><text:span text:style-name="T7"> </text:span><text:span text:style-name="T7">Unintentional sharing can introduce subtle and </text:span><text:span text:style-name="T7">hard-to-reproduce errors!</text:span></text:p>
                <text:list>
                  <text:list-item>
                    <text:p text:style-name="P19"><text:span text:style-name="T13">The ease with which data can be shared is both the greatest </text:span><text:span text:style-name="T13">strength and the greatest weakness of threads</text:span></text:p>
                  </text:list-item>
                  <text:list-item>
                    <text:p text:style-name="P19"><text:span text:style-name="T13">Hard to know which data shared &amp; which private</text:span></text:p>
                  </text:list-item>
                  <text:list-item>
                    <text:p text:style-name="P19"><text:span text:style-name="T13">Hard to detect by testing</text:span></text:p>
                  </text:list-item>
                </text:list>
              </text:list-item>
            </text:list>
            <text:list text:style-name="L6">
              <text:list-item>
                <text:list>
                  <text:list-item>
                    <text:list>
                      <text:list-item>
                        <text:p text:style-name="P21"><text:span text:style-name="T10">Probability of bad race outcome very low</text:span></text:p>
                      </text:list-item>
                      <text:list-item>
                        <text:p text:style-name="P21"><text:span text:style-name="T10">But nonzero!</text:span></text:p>
                      </text:list-item>
                    </text:list>
                  </text:list-item>
                  <text:list-item>
                    <text:p text:style-name="P19"><text:span text:style-name="T13">Future lectures</text:span></text:p>
                  </text:list-item>
                </text:list>
              </text:list-item>
            </text:list>
            <text:p text:style-name="P22"><text:span text:style-name="T10"/></text:p>
          </draw:text-box>
        </draw:frame>
        <presentation:notes draw:style-name="dp4">
          <draw:page-thumbnail draw:name="Rectangle 95" draw:style-name="gr4" draw:layer="layout" svg:width="13.546cm" svg:height="10.159cm" svg:x="3.387cm" svg:y="1.905cm" draw:page-number="5" presentation:class="page"/>
          <draw:frame draw:name="Rectangle 129" presentation:style-name="pr8" draw:text-style-name="P15" draw:layer="layout" svg:width="14.816cm" svg:height="11.852cm" svg:x="2.752cm" svg:y="12.7cm" presentation:class="notes" presentation:placeholder="true" presentation:user-transformed="true">
            <draw:text-box/>
          </draw:frame>
        </presentation:notes>
      </draw:page>
      <draw:page draw:name="Approach #2: Event-based Servers" draw:style-name="dp1" draw:master-page-name="Title_20_and_20_Content" presentation:presentation-page-layout-name="AL2T11">
        <office:forms form:automatic-focus="false" form:apply-design-mode="false"/>
        <draw:frame draw:name="Rectangle 57" presentation:style-name="pr2" draw:text-style-name="P7" draw:layer="layout" svg:width="21.576cm" svg:height="1.591cm" svg:x="1.058cm" svg:y="1.583cm" presentation:class="title" presentation:user-transformed="true">
          <draw:text-box>
            <text:p text:style-name="P6"><text:span text:style-name="T6">Approach #2: Event-based Servers</text:span></text:p>
          </draw:text-box>
        </draw:frame>
        <draw:frame draw:name="Rectangle 60" presentation:style-name="pr3" draw:text-style-name="P10" draw:layer="layout" svg:width="23.075cm" svg:height="13.017cm" svg:x="0.807cm" svg:y="4.317cm" presentation:class="outline" presentation:user-transformed="true">
          <draw:text-box>
            <text:list text:style-name="L2">
              <text:list-item>
                <text:p text:style-name="P9"><text:span text:style-name="T9">Server maintains set of active connections</text:span></text:p>
              </text:list-item>
            </text:list>
            <text:list text:style-name="L5">
              <text:list-item>
                <text:list>
                  <text:list-item>
                    <text:p text:style-name="P21"><text:span text:style-name="T10">Array of connfd’s</text:span></text:p>
                  </text:list-item>
                </text:list>
              </text:list-item>
              <text:list-item>
                <text:p text:style-name="P9"><text:span text:style-name="T9">Repeat:</text:span></text:p>
                <text:list>
                  <text:list-item>
                    <text:p text:style-name="P21"><text:span text:style-name="T10">Determine which descriptors (connfd’s or listenfd) have pending </text:span><text:span text:style-name="T10">inputs</text:span></text:p>
                  </text:list-item>
                </text:list>
              </text:list-item>
            </text:list>
            <text:list text:style-name="L6">
              <text:list-item>
                <text:list>
                  <text:list-item>
                    <text:list>
                      <text:list-item>
                        <text:p text:style-name="P21"><text:span text:style-name="T10">e.g., using </text:span><text:span text:style-name="T19">select</text:span><text:span text:style-name="T20"> or </text:span><text:span text:style-name="T19">epoll</text:span><text:span text:style-name="T20"> functions</text:span></text:p>
                      </text:list-item>
                      <text:list-item>
                        <text:p text:style-name="P21"><text:span text:style-name="T20">arrival of pending input is an </text:span><text:span text:style-name="T21">event</text:span></text:p>
                      </text:list-item>
                    </text:list>
                  </text:list-item>
                  <text:list-item>
                    <text:p text:style-name="P21"><text:span text:style-name="T20">If <text:s/>listenfd has input, then </text:span><text:span text:style-name="T19">accept</text:span><text:span text:style-name="T20"> connection</text:span></text:p>
                    <text:list>
                      <text:list-item>
                        <text:p text:style-name="P21"><text:span text:style-name="T20">and add new connfd to array</text:span></text:p>
                      </text:list-item>
                    </text:list>
                  </text:list-item>
                  <text:list-item>
                    <text:p text:style-name="P21"><text:span text:style-name="T20">Service all connfd’s with pending inputs</text:span></text:p>
                  </text:list-item>
                </text:list>
              </text:list-item>
            </text:list>
            <text:p text:style-name="P9"><text:span text:style-name="T22"/></text:p>
          </draw:text-box>
        </draw:frame>
        <presentation:notes draw:style-name="dp4">
          <draw:page-thumbnail draw:name="Rectangle 59" draw:style-name="gr4" draw:layer="layout" svg:width="13.546cm" svg:height="10.159cm" svg:x="3.387cm" svg:y="1.905cm" draw:page-number="6" presentation:class="page"/>
          <draw:frame draw:name="Rectangle 62" presentation:style-name="pr9" draw:text-style-name="P15" draw:layer="layout" svg:width="14.816cm" svg:height="11.852cm" svg:x="2.752cm" svg:y="12.7cm" presentation:class="notes" presentation:placeholder="true" presentation:user-transformed="true">
            <draw:text-box/>
          </draw:frame>
        </presentation:notes>
      </draw:page>
      <draw:page draw:name="page7" draw:style-name="dp1" draw:master-page-name="Title_20_Only" presentation:presentation-page-layout-name="AL3T19">
        <office:forms form:automatic-focus="false" form:apply-design-mode="false"/>
        <draw:frame draw:name="Title 4" presentation:style-name="pr10" draw:text-style-name="P7" draw:layer="layout" svg:width="21.086cm" svg:height="2.116cm" svg:x="0.994cm" svg:y="1.236cm" presentation:class="title" presentation:user-transformed="true">
          <draw:text-box>
            <text:p text:style-name="P6"><text:span text:style-name="T6">How does this help us?</text:span></text:p>
          </draw:text-box>
        </draw:frame>
        <draw:custom-shape draw:name="Rectangle 70" draw:style-name="gr5" draw:text-style-name="P25" draw:layer="layout" svg:width="22.798cm" svg:height="11.065cm" svg:x="1.016cm" svg:y="3.339cm">
          <text:p text:style-name="P23"><text:span text:style-name="T23">int</text:span><text:span text:style-name="T24"> </text:span><text:span text:style-name="T25">main</text:span><text:span text:style-name="T24">(</text:span><text:span text:style-name="T23">int</text:span><text:span text:style-name="T24"> </text:span><text:span text:style-name="T26">argc</text:span><text:span text:style-name="T24">, </text:span><text:span text:style-name="T23">char</text:span><text:span text:style-name="T24"> **</text:span><text:span text:style-name="T26">argv</text:span><text:span text:style-name="T24">)</text:span></text:p>
          <text:p text:style-name="P23"><text:span text:style-name="T24">{</text:span></text:p>
          <text:p text:style-name="P24"><text:span text:style-name="T27"><text:tab/></text:span><text:span text:style-name="T28">/* Boring declarations go here */</text:span></text:p>
          <text:p text:style-name="P23"><text:span text:style-name="T24"/></text:p>
          <text:p text:style-name="P23"><text:span text:style-name="T24"><text:s text:c="4"/></text:span><text:span text:style-name="T24">listenfd = Open_listenfd(argv[1]);</text:span></text:p>
          <text:p text:style-name="P23"><text:span text:style-name="T24"><text:s text:c="4"/></text:span><text:span text:style-name="T29">while</text:span><text:span text:style-name="T24"> (1) {</text:span></text:p>
          <text:p text:style-name="P23"><text:span text:style-name="T24"><text:tab/></text:span><text:span text:style-name="T24"> <text:s/></text:span><text:span text:style-name="T24">clientlen = </text:span><text:span text:style-name="T29">sizeof</text:span><text:span text:style-name="T24">(</text:span><text:span text:style-name="T29">struct</text:span><text:span text:style-name="T24"> </text:span><text:span text:style-name="T23">sockaddr_storage</text:span><text:span text:style-name="T24">);</text:span></text:p>
          <text:p text:style-name="P23"><text:span text:style-name="T24"><text:tab/></text:span><text:span text:style-name="T24"> <text:s/></text:span><text:span text:style-name="T24">connfd = Accept(listenfd, (</text:span><text:span text:style-name="T23">SA</text:span><text:span text:style-name="T24"> *)&amp;clientaddr, &amp;clientlen);</text:span></text:p>
          <text:p text:style-name="P23"><text:span text:style-name="T24"><text:tab/></text:span><text:span text:style-name="T24"> <text:s/></text:span></text:p>
          <text:p text:style-name="P24"><text:span text:style-name="T30"><text:tab/></text:span><text:span text:style-name="T30"> <text:s/></text:span><text:span text:style-name="T31">Rio_readinitb(&amp;rio, connfd);</text:span></text:p>
          <text:p text:style-name="P24"><text:span text:style-name="T32"><text:s text:c="6"/></text:span><text:span text:style-name="T33">while</text:span><text:span text:style-name="T32">((n = Rio_readlineb(&amp;rio, buf, MAXLINE)) != 0) { </text:span></text:p>
          <text:p text:style-name="P24"><text:span text:style-name="T32"><text:s text:c="8"/></text:span><text:span text:style-name="T32">printf(</text:span><text:span text:style-name="T34">"server received %d bytes\n"</text:span><text:span text:style-name="T32">, (</text:span><text:span text:style-name="T35">int</text:span><text:span text:style-name="T32">)n);</text:span></text:p>
          <text:p text:style-name="P24"><text:span text:style-name="T32"><text:tab/></text:span><text:span text:style-name="T32"> <text:s text:c="3"/></text:span><text:span text:style-name="T32">Rio_writen(connfd, buf, n);</text:span></text:p>
          <text:p text:style-name="P24"><text:span text:style-name="T32"><text:s text:c="6"/></text:span><text:span text:style-name="T32">}</text:span></text:p>
          <text:p text:style-name="P23"><text:span text:style-name="T24"><text:s text:c="3"/></text:span><text:span text:style-name="T24">}</text:span></text:p>
          <text:p text:style-name="P23"><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6" draw:text-style-name="P26" xml:id="id1" draw:id="id1" draw:layer="layout" svg:width="1.777cm" svg:height="0cm" svg:x="1.354cm" svg:y="8.604cm" svg:viewBox="0 0 1778 0" draw:points="0,0 1778,0">
          <text:p/>
        </draw:polyline>
        <draw:polyline draw:style-name="gr6" draw:text-style-name="P26" xml:id="id2" draw:id="id2" draw:layer="layout" svg:width="1.777cm" svg:height="0cm" svg:x="1.301cm" svg:y="10.604cm" svg:viewBox="0 0 1778 0" draw:points="0,0 1778,0">
          <text:p/>
        </draw:polyline>
        <draw:frame draw:style-name="gr7" draw:text-style-name="P27" xml:id="id3" draw:id="id3" draw:layer="layout" svg:width="21.082cm" svg:height="1.987cm" svg:x="1.778cm" svg:y="15.494cm">
          <draw:text-box>
            <text:p><text:span text:style-name="T36">The key issue is that we want to wait on these two lines at the same tim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3">
          <draw:page-thumbnail draw:style-name="gr4" draw:layer="layout" svg:width="13.313cm" svg:height="9.985cm" svg:x="3.485cm" svg:y="2.023cm" draw:page-number="7" presentation:class="page"/>
          <draw:frame presentation:style-name="pr11" draw:text-style-name="P28" draw:layer="layout" svg:width="16.227cm" svg:height="11.982cm" svg:x="2.028cm" svg:y="12.649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name="Rectangle 1" presentation:style-name="pr2" draw:text-style-name="P7" draw:layer="layout" svg:width="21.576cm" svg:height="1.591cm" svg:x="1.058cm" svg:y="1.583cm" presentation:class="title" presentation:user-transformed="true">
          <draw:text-box>
            <text:p text:style-name="P6"><text:span text:style-name="T6">I/O Multiplexing</text:span></text:p>
          </draw:text-box>
        </draw:frame>
        <draw:frame draw:name="Rectangle 2" presentation:style-name="pr3" draw:text-style-name="P10" draw:layer="layout" svg:width="23.075cm" svg:height="13.017cm" svg:x="0.807cm" svg:y="4.317cm" presentation:class="outline" presentation:user-transformed="true">
          <draw:text-box>
            <text:list text:style-name="L2">
              <text:list-item>
                <text:p text:style-name="P9"><text:span text:style-name="T22">Use a </text:span><text:span text:style-name="T37">select</text:span><text:span text:style-name="T22"> command to combine multiple events into </text:span><text:span text:style-name="T22">a set, then wait for at least one of them to occur</text:span></text:p>
                <text:p text:style-name="P9"><text:span text:style-name="T22"/></text:p>
              </text:list-item>
              <text:list-item>
                <text:p text:style-name="P9"><text:span text:style-name="T22">Our set of waitable events will be input through listenfd, </text:span><text:span text:style-name="T22">plus any connfd’s that have been set up</text:span></text:p>
                <text:p text:style-name="P9"><text:span text:style-name="T22"/></text:p>
                <text:p text:style-name="P9"><text:span text:style-name="T22"/></text:p>
              </text:list-item>
            </text:list>
          </draw:text-box>
        </draw:frame>
        <draw:custom-shape draw:style-name="gr8" draw:text-style-name="P29" xml:id="id4" draw:id="id4" draw:layer="layout" svg:width="7.688cm" svg:height="4.356cm" svg:x="8.568cm" svg:y="13.678cm">
          <text:p text:style-name="P29">State:</text:p>
          <text:p text:style-name="P29">Wait for one or more <text:line-break/>sockets to be ready <text:line-break/>to read</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30" draw:layer="layout" svg:width="5.08cm" svg:height="2.384cm" svg:x="5.52cm" svg:y="11.884cm">
          <draw:text-box>
            <text:p xml:id="id5" text:id="id5">Input event: Socket is ready to recieve</text:p>
          </draw:text-box>
        </draw:frame>
        <draw:custom-shape draw:style-name="gr10" draw:text-style-name="P31" xml:id="id6" draw:id="id6" draw:layer="layout" svg:width="4.064cm" svg:height="3.772cm" svg:x="10.214cm" svg:y="11.56cm">
          <text:p/>
          <draw:enhanced-geometry svg:viewBox="0 0 21600 21600" draw:text-areas="0 0 21600 21600" draw:type="circular-arrow" draw:modifiers="161.57822142485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30" xml:id="id7" draw:id="id7" draw:layer="layout" svg:width="5.08cm" svg:height="2.384cm" svg:x="14.124cm" svg:y="10.214cm">
          <draw:text-box>
            <text:p>Transition:<text:line-break/>Read from one <text:line-break/>ready socke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4">
          <draw:page-thumbnail draw:name="Rectangle 3" draw:style-name="gr4" draw:layer="layout" svg:width="13.546cm" svg:height="10.159cm" svg:x="3.387cm" svg:y="1.905cm" draw:page-number="8" presentation:class="page"/>
          <draw:frame draw:name="Rectangle 4" presentation:style-name="pr12" draw:text-style-name="P15" draw:layer="layout" svg:width="14.816cm" svg:height="11.852cm" svg:x="2.752cm" svg:y="12.7cm" presentation:class="notes" presentation:placeholder="true" presentation:user-transformed="true">
            <draw:text-box/>
          </draw:frame>
        </presentation:notes>
      </draw:page>
      <draw:page draw:name="I/O Multiplexed Event Processing" draw:style-name="dp1" draw:master-page-name="Title_20_Only" presentation:presentation-page-layout-name="AL3T19">
        <office:forms form:automatic-focus="false" form:apply-design-mode="false"/>
        <draw:frame draw:name="Title 3" presentation:style-name="pr10" draw:text-style-name="P7" draw:layer="layout" svg:width="21.086cm" svg:height="2.116cm" svg:x="0.994cm" svg:y="1.236cm" presentation:class="title" presentation:user-transformed="true">
          <draw:text-box>
            <text:p text:style-name="P6"><text:span text:style-name="T6">I/O Multiplexed Event Processing</text:span></text:p>
          </draw:text-box>
        </draw:frame>
        <draw:custom-shape draw:name="Rectangle 61" draw:style-name="gr11" draw:text-style-name="P33" draw:layer="layout" svg:width="2.751cm" svg:height="1.014cm" svg:x="3.175cm" svg:y="8.001cm">
          <text:p text:style-name="P32"><text:span text:style-name="T38">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2" draw:text-style-name="P34" draw:layer="layout" svg:width="2.649cm" svg:height="1.013cm" svg:x="3.464cm" svg:y="6.832cm">
          <text:p text:style-name="P32"><text:span text:style-name="T38">connf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3" draw:text-style-name="P33" draw:layer="layout" svg:width="2.751cm" svg:height="1.014cm" svg:x="3.175cm" svg:y="8.998cm">
          <text:p text:style-name="P32"><text:span text:style-name="T38">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4" draw:text-style-name="P33" draw:layer="layout" svg:width="2.751cm" svg:height="1.014cm" svg:x="3.175cm" svg:y="9.995cm">
          <text:p text:style-name="P32"><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5" draw:text-style-name="P35" draw:layer="layout" svg:width="2.751cm" svg:height="1.014cm" svg:x="3.175cm" svg:y="10.991cm">
          <text:p text:style-name="P32"><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16" draw:text-style-name="P35" draw:layer="layout" svg:width="2.751cm" svg:height="1.014cm" svg:x="3.175cm" svg:y="11.988cm">
          <text:p text:style-name="P32"><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17" draw:text-style-name="P33" draw:layer="layout" svg:width="2.751cm" svg:height="1.014cm" svg:x="3.175cm" svg:y="12.984cm">
          <text:p text:style-name="P32"><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 draw:style-name="gr18" draw:text-style-name="P33" draw:layer="layout" svg:width="2.751cm" svg:height="1.014cm" svg:x="3.175cm" svg:y="13.981cm">
          <text:p text:style-name="P32"><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3" draw:style-name="gr19" draw:text-style-name="P35" draw:layer="layout" svg:width="2.751cm" svg:height="1.014cm" svg:x="3.175cm" svg:y="14.978cm">
          <text:p text:style-name="P32"><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20" draw:text-style-name="P35" draw:layer="layout" svg:width="2.751cm" svg:height="1.014cm" svg:x="3.175cm" svg:y="15.974cm">
          <text:p text:style-name="P32"><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gr21" draw:text-style-name="P35" draw:layer="layout" svg:width="2.751cm" svg:height="1.014cm" svg:x="3.175cm" svg:y="16.971cm">
          <text:p text:style-name="P32"><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 draw:style-name="gr22" draw:text-style-name="P37" draw:layer="layout" svg:width="2.751cm" svg:height="1.014cm" svg:x="0.212cm" svg:y="7.979cm">
          <text:p text:style-name="P36"><text:span text:style-name="T3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7" draw:style-name="gr23" draw:text-style-name="P37" draw:layer="layout" svg:width="2.751cm" svg:height="1.014cm" svg:x="0.212cm" svg:y="8.954cm">
          <text:p text:style-name="P36"><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gr24" draw:text-style-name="P37" draw:layer="layout" svg:width="2.751cm" svg:height="1.014cm" svg:x="0.212cm" svg:y="9.928cm">
          <text:p text:style-name="P36"><text:span text:style-name="T3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9" draw:style-name="gr25" draw:text-style-name="P37" draw:layer="layout" svg:width="2.751cm" svg:height="1.014cm" svg:x="0.212cm" svg:y="10.903cm">
          <text:p text:style-name="P36"><text:span text:style-name="T3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26" draw:text-style-name="P37" draw:layer="layout" svg:width="2.751cm" svg:height="1.014cm" svg:x="0.212cm" svg:y="11.878cm">
          <text:p text:style-name="P36"><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27" draw:text-style-name="P37" draw:layer="layout" svg:width="2.751cm" svg:height="1.014cm" svg:x="0.212cm" svg:y="12.852cm">
          <text:p text:style-name="P36"><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28" draw:text-style-name="P37" draw:layer="layout" svg:width="2.751cm" svg:height="1.014cm" svg:x="0.212cm" svg:y="13.827cm">
          <text:p text:style-name="P36"><text:span text:style-name="T3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29" draw:text-style-name="P37" draw:layer="layout" svg:width="2.751cm" svg:height="1.014cm" svg:x="0.212cm" svg:y="14.801cm">
          <text:p text:style-name="P36"><text:span text:style-name="T38">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30" draw:text-style-name="P37" draw:layer="layout" svg:width="2.751cm" svg:height="1.014cm" svg:x="0.212cm" svg:y="15.776cm">
          <text:p text:style-name="P36"><text:span text:style-name="T38">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31" draw:text-style-name="P37" draw:layer="layout" svg:width="2.751cm" svg:height="1.014cm" svg:x="0.212cm" svg:y="16.75cm">
          <text:p text:style-name="P36"><text:span text:style-name="T38">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 draw:style-name="gr32" draw:text-style-name="P38" draw:layer="layout" svg:width="0.634cm" svg:height="2.751cm" svg:x="6.35cm" svg:y="8.102cm">
          <text:p/>
          <draw:enhanced-geometry draw:mirror-horizontal="false" draw:mirror-vertical="false" svg:viewBox="0 0 0 0" draw:text-areas="0 ?f15 ?f14 ?f16" draw:type="ooxml-rightBrace" draw:modifiers="5416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range-y-maximum="?f5" draw:handle-position="?f17 ?f7"/>
            <draw:handle draw:handle-range-y-minimum="0" draw:handle-range-y-maximum="100000" draw:handle-position="?f18 ?f8"/>
          </draw:enhanced-geometry>
        </draw:custom-shape>
        <draw:custom-shape draw:name="AutoShape 6" draw:style-name="gr33" draw:text-style-name="P38" draw:layer="layout" svg:width="0.634cm" svg:height="2.116cm" svg:x="6.35cm" svg:y="10.854cm">
          <text:p/>
          <draw:enhanced-geometry draw:mirror-horizontal="false" draw:mirror-vertical="false" svg:viewBox="0 0 0 0" draw:text-areas="0 ?f15 ?f14 ?f16" draw:type="ooxml-rightBrace" draw:modifiers="4166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range-y-maximum="?f5" draw:handle-position="?f17 ?f7"/>
            <draw:handle draw:handle-range-y-minimum="0" draw:handle-range-y-maximum="100000" draw:handle-position="?f18 ?f8"/>
          </draw:enhanced-geometry>
        </draw:custom-shape>
        <draw:custom-shape draw:name="AutoShape 7" draw:style-name="gr34" draw:text-style-name="P38" draw:layer="layout" svg:width="0.634cm" svg:height="2.001cm" svg:x="6.35cm" svg:y="12.971cm">
          <text:p/>
          <draw:enhanced-geometry draw:mirror-horizontal="false" draw:mirror-vertical="false" svg:viewBox="0 0 0 0" draw:text-areas="0 ?f15 ?f14 ?f16" draw:type="ooxml-rightBrace" draw:modifiers="3750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range-y-maximum="?f5" draw:handle-position="?f17 ?f7"/>
            <draw:handle draw:handle-range-y-minimum="0" draw:handle-range-y-maximum="100000" draw:handle-position="?f18 ?f8"/>
          </draw:enhanced-geometry>
        </draw:custom-shape>
        <draw:custom-shape draw:name="AutoShape 8" draw:style-name="gr35" draw:text-style-name="P38" draw:layer="layout" svg:width="0.634cm" svg:height="2.842cm" svg:x="6.35cm" svg:y="15.087cm">
          <text:p/>
          <draw:enhanced-geometry draw:mirror-horizontal="false" draw:mirror-vertical="false" svg:viewBox="0 0 0 0" draw:text-areas="0 ?f15 ?f14 ?f16" draw:type="ooxml-rightBrace" draw:modifiers="91667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range-y-maximum="?f5" draw:handle-position="?f17 ?f7"/>
            <draw:handle draw:handle-range-y-minimum="0" draw:handle-range-y-maximum="100000" draw:handle-position="?f18 ?f8"/>
          </draw:enhanced-geometry>
        </draw:custom-shape>
        <draw:custom-shape draw:name="Text Box 63" draw:style-name="gr36" draw:text-style-name="P40" draw:layer="layout" svg:width="2.061cm" svg:height="1.013cm" svg:x="7.001cm" svg:y="8.949cm">
          <text:p text:style-name="P39"><text:span text:style-name="T38">A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37" draw:text-style-name="P40" draw:layer="layout" svg:width="2.433cm" svg:height="1.013cm" svg:x="7.006cm" svg:y="11.489cm">
          <text:p text:style-name="P39"><text:span text:style-name="T38">Ina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38" draw:text-style-name="P40" draw:layer="layout" svg:width="2.061cm" svg:height="1.013cm" svg:x="7.001cm" svg:y="13.517cm">
          <text:p text:style-name="P39"><text:span text:style-name="T38">A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6" draw:style-name="gr39" draw:text-style-name="P40" draw:layer="layout" svg:width="3.361cm" svg:height="1.013cm" svg:x="7.01cm" svg:y="16.904cm">
          <text:p text:style-name="P39"><text:span text:style-name="T38">Never U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40" draw:text-style-name="P33" draw:layer="layout" svg:width="3.373cm" svg:height="1.013cm" svg:x="2.988cm" svg:y="5.139cm">
          <text:p text:style-name="P32"><text:span text:style-name="T38">listenfd = 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41" draw:text-style-name="P35" draw:layer="layout" svg:width="2.751cm" svg:height="1.014cm" svg:x="11.193cm" svg:y="7.94cm">
          <text:p text:style-name="P32"><text:span text:style-name="T38">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42" draw:text-style-name="P34" draw:layer="layout" svg:width="2.649cm" svg:height="1.013cm" svg:x="11.483cm" svg:y="6.77cm">
          <text:p text:style-name="P32"><text:span text:style-name="T38">connf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43" draw:text-style-name="P41" draw:layer="layout" svg:width="2.751cm" svg:height="1.014cm" svg:x="11.193cm" svg:y="8.936cm">
          <text:p text:style-name="P32"><text:span text:style-name="T38">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44" draw:text-style-name="P35" draw:layer="layout" svg:width="2.751cm" svg:height="1.014cm" svg:x="11.193cm" svg:y="9.933cm">
          <text:p text:style-name="P32"><text:span text:style-name="T3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45" draw:text-style-name="P35" draw:layer="layout" svg:width="2.751cm" svg:height="1.014cm" svg:x="11.193cm" svg:y="10.929cm">
          <text:p text:style-name="P32"><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6" draw:text-style-name="P35" draw:layer="layout" svg:width="2.751cm" svg:height="1.014cm" svg:x="11.193cm" svg:y="11.926cm">
          <text:p text:style-name="P32"><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47" draw:text-style-name="P41" draw:layer="layout" svg:width="2.751cm" svg:height="1.014cm" svg:x="11.193cm" svg:y="12.923cm">
          <text:p text:style-name="P32"><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8" draw:text-style-name="P41" draw:layer="layout" svg:width="2.751cm" svg:height="1.014cm" svg:x="11.193cm" svg:y="13.919cm">
          <text:p text:style-name="P32"><text:span text:style-name="T3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9" draw:text-style-name="P35" draw:layer="layout" svg:width="2.751cm" svg:height="1.014cm" svg:x="11.193cm" svg:y="14.916cm">
          <text:p text:style-name="P32"><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50" draw:text-style-name="P35" draw:layer="layout" svg:width="2.751cm" svg:height="1.014cm" svg:x="11.193cm" svg:y="15.912cm">
          <text:p text:style-name="P32"><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51" draw:text-style-name="P35" draw:layer="layout" svg:width="2.751cm" svg:height="1.014cm" svg:x="11.193cm" svg:y="16.909cm">
          <text:p text:style-name="P32"><text:span text:style-name="T3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52" draw:text-style-name="P41" draw:layer="layout" svg:width="3.373cm" svg:height="1.013cm" svg:x="11.007cm" svg:y="5.077cm">
          <text:p text:style-name="P32"><text:span text:style-name="T38">listenfd = 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53" draw:text-style-name="P34" draw:layer="layout" svg:width="5.282cm" svg:height="1.013cm" svg:x="1.92cm" svg:y="4.138cm">
          <text:p text:style-name="P32"><text:span text:style-name="T39">Active Descrip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4" draw:text-style-name="P34" draw:layer="layout" svg:width="5.524cm" svg:height="1.013cm" svg:x="9.948cm" svg:y="4.172cm">
          <text:p text:style-name="P32"><text:span text:style-name="T39">Pending In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 draw:style-name="gr55" draw:text-style-name="P42" draw:layer="layout" svg:width="2.314cm" svg:height="0.003cm" draw:transform="rotate (-3.14159265358979) translate (16.722cm 5.446cm)">
          <text:p/>
          <draw:enhanced-geometry draw:mirror-horizontal="false" draw:mirror-vertical="false" svg:viewBox="0 0 21600 21600" draw:type="mso-spt32" draw:enhanced-path="M 0 0 L 21600 21600 N"/>
        </draw:custom-shape>
        <draw:custom-shape draw:name="Straight Arrow Connector 6" draw:style-name="gr56" draw:text-style-name="P42" draw:layer="layout" svg:width="2.762cm" svg:height="0.018cm" draw:transform="rotate (-3.14159265358979) translate (16.708cm 9.463cm)">
          <text:p/>
          <draw:enhanced-geometry draw:mirror-horizontal="false" draw:mirror-vertical="false" svg:viewBox="0 0 21600 21600" draw:type="mso-spt32" draw:enhanced-path="M 0 0 L 21600 21600 N"/>
        </draw:custom-shape>
        <draw:custom-shape draw:name="Straight Arrow Connector 7" draw:style-name="gr56" draw:text-style-name="P42" draw:layer="layout" svg:width="2.762cm" svg:height="0.018cm" draw:transform="rotate (-3.14159265358979) translate (16.733cm 13.466cm)">
          <text:p/>
          <draw:enhanced-geometry draw:mirror-horizontal="false" draw:mirror-vertical="false" svg:viewBox="0 0 21600 21600" draw:type="mso-spt32" draw:enhanced-path="M 0 0 L 21600 21600 N"/>
        </draw:custom-shape>
        <draw:custom-shape draw:name="Straight Arrow Connector 8" draw:style-name="gr56" draw:text-style-name="P42" draw:layer="layout" svg:width="2.762cm" svg:height="0.018cm" draw:transform="rotate (-3.14159265358979) translate (16.733cm 14.543cm)">
          <text:p/>
          <draw:enhanced-geometry draw:mirror-horizontal="false" draw:mirror-vertical="false" svg:viewBox="0 0 21600 21600" draw:type="mso-spt32" draw:enhanced-path="M 0 0 L 21600 21600 N"/>
        </draw:custom-shape>
        <draw:line draw:name="Straight Connector 2" draw:style-name="gr57" draw:text-style-name="P42" draw:layer="layout" svg:x1="16.708cm" svg:y1="14.543cm" svg:x2="16.733cm" svg:y2="4.171cm">
          <text:p/>
        </draw:line>
        <draw:custom-shape draw:name="TextBox 8" draw:style-name="gr58" draw:text-style-name="P34" draw:layer="layout" svg:width="5.524cm" svg:height="1.013cm" svg:x="13.949cm" svg:y="3.146cm">
          <text:p text:style-name="P32"><text:span text:style-name="T39">Read and servi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3.313cm" svg:height="9.985cm" svg:x="3.485cm" svg:y="2.023cm" draw:page-number="9" presentation:class="page"/>
          <draw:frame presentation:style-name="pr11" draw:text-style-name="P28" draw:layer="layout" svg:width="16.227cm" svg:height="11.982cm" svg:x="2.028cm" svg:y="12.649cm" presentation:class="notes" presentation:placeholder="true">
            <draw:text-box/>
          </draw:frame>
        </presentation:notes>
      </draw:page>
      <draw:page draw:name="page10" draw:style-name="dp1" draw:master-page-name="Title_20_Only" presentation:presentation-page-layout-name="AL3T19">
        <office:forms form:automatic-focus="false" form:apply-design-mode="false"/>
        <draw:frame draw:name="Title 5" presentation:style-name="pr10" draw:text-style-name="P7" draw:layer="layout" svg:width="21.086cm" svg:height="2.116cm" svg:x="0.994cm" svg:y="1.236cm" presentation:class="title" presentation:user-transformed="true">
          <draw:text-box>
            <text:p text:style-name="P6"><text:span text:style-name="T6">Abridged Example </text:span><text:span text:style-name="T40">(from book, pg 1015)</text:span></text:p>
          </draw:text-box>
        </draw:frame>
        <draw:custom-shape draw:name="Rectangle 5" draw:style-name="gr5" draw:text-style-name="P25" draw:layer="layout" svg:width="24.984cm" svg:height="14.447cm" svg:x="0.216cm" svg:y="3.439cm">
          <text:p text:style-name="P23"><text:span text:style-name="T41">int</text:span><text:span text:style-name="T24"> </text:span><text:span text:style-name="T42">main</text:span><text:span text:style-name="T24">(</text:span><text:span text:style-name="T41">int</text:span><text:span text:style-name="T24"> argc, </text:span><text:span text:style-name="T41">char</text:span><text:span text:style-name="T24"> **argv) {</text:span></text:p>
          <text:p text:style-name="P23"><text:span text:style-name="T24"><text:s text:c="2"/></text:span><text:span text:style-name="T43">// More boring declarations go here</text:span></text:p>
          <text:p text:style-name="P23"><text:span text:style-name="T24"><text:s text:c="2"/></text:span><text:span text:style-name="T24">fd_set all_socks_set, ready_set; </text:span></text:p>
          <text:p text:style-name="P23"><text:span text:style-name="T43"/></text:p>
          <text:p text:style-name="P23"><text:span text:style-name="T24"><text:s text:c="2"/></text:span><text:span text:style-name="T24">listenfd = Open_listenfd(PORT);</text:span></text:p>
          <text:p text:style-name="P23"><text:span text:style-name="T24"/></text:p>
          <text:p text:style-name="P24"><text:span text:style-name="T30"><text:s text:c="2"/></text:span><text:span text:style-name="T30">FD_ZERO(&amp;all_socks_set); <text:s text:c="13"/></text:span><text:span text:style-name="T44">// Clear </text:span><text:span text:style-name="T43">all_socks_set</text:span></text:p>
          <text:p text:style-name="P24"><text:span text:style-name="T30"><text:s text:c="2"/></text:span><text:span text:style-name="T30">FD_SET(STDIN_FILENO, &amp;all_socks_set); </text:span><text:span text:style-name="T44">// Add stdin to </text:span><text:span text:style-name="T43">all_socks_set</text:span></text:p>
          <text:p text:style-name="P24"><text:span text:style-name="T30"><text:s text:c="2"/></text:span><text:span text:style-name="T30">FD_SET(listenfd, &amp;all_socks_set); <text:s text:c="4"/></text:span><text:span text:style-name="T44">// +listenfd to </text:span><text:span text:style-name="T43">all_socks_set</text:span></text:p>
          <text:p text:style-name="P23"><text:span text:style-name="T24"/></text:p>
          <text:p text:style-name="P23"><text:span text:style-name="T24"><text:s text:c="2"/></text:span><text:span text:style-name="T45">while</text:span><text:span text:style-name="T24"> (</text:span><text:span text:style-name="T41">1</text:span><text:span text:style-name="T24">) {</text:span></text:p>
          <text:p text:style-name="P23"><text:span text:style-name="T30"><text:s text:c="4"/></text:span><text:span text:style-name="T30">ready_set = </text:span><text:span text:style-name="T24">all_socks_set;</text:span></text:p>
          <text:p text:style-name="P23"><text:span text:style-name="T24"><text:s text:c="4"/></text:span><text:span text:style-name="T24">Select(listenfd+</text:span><text:span text:style-name="T41">1</text:span><text:span text:style-name="T24">, &amp;ready_set, </text:span><text:span text:style-name="T46">NULL</text:span><text:span text:style-name="T24">, </text:span><text:span text:style-name="T46">NULL</text:span><text:span text:style-name="T24">, </text:span><text:span text:style-name="T46">NULL</text:span><text:span text:style-name="T24">);</text:span></text:p>
          <text:p text:style-name="P23"><text:span text:style-name="T24"><text:s text:c="4"/></text:span><text:span text:style-name="T45">if</text:span><text:span text:style-name="T24"> (FD_ISSET(STDIN_FILENO, &amp;ready_set))</text:span></text:p>
          <text:p text:style-name="P23"><text:span text:style-name="T24"><text:s text:c="6"/></text:span><text:span text:style-name="T24">command(); </text:span><text:span text:style-name="T43">// Read command line from stdin</text:span></text:p>
          <text:p text:style-name="P23"><text:span text:style-name="T24"><text:s text:c="4"/></text:span><text:span text:style-name="T45">if</text:span><text:span text:style-name="T24"> (FD_ISSET(listenfd, &amp;ready_set)) { </text:span></text:p>
          <text:p text:style-name="P23"><text:span text:style-name="T24"><text:s text:c="6"/></text:span><text:span text:style-name="T24">clientlen = sizeof(struct </text:span><text:span text:style-name="T42">sockaddr_storage</text:span><text:span text:style-name="T24">); </text:span></text:p>
          <text:p text:style-name="P23"><text:span text:style-name="T24"><text:s text:c="6"/></text:span><text:span text:style-name="T24">connfd = Accept(listenfd, (SA *)&amp;clientaddr, &amp;clientlen);</text:span></text:p>
          <text:p text:style-name="P23"><text:span text:style-name="T24"><text:s text:c="6"/></text:span><text:span text:style-name="T24">echo(connfd); </text:span><text:span text:style-name="T43">/* Echo client input until EOF */</text:span></text:p>
          <text:p text:style-name="P23"><text:span text:style-name="T24"><text:s text:c="6"/></text:span><text:span text:style-name="T24">Close(connfd);</text:span></text:p>
          <text:p text:style-name="P23"><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3.313cm" svg:height="9.985cm" svg:x="3.485cm" svg:y="2.023cm" draw:page-number="10" presentation:class="page"/>
          <draw:frame presentation:style-name="pr11" draw:text-style-name="P28" draw:layer="layout" svg:width="16.227cm" svg:height="11.982cm" svg:x="2.028cm" svg:y="12.649cm" presentation:class="notes" presentation:placeholder="true">
            <draw:text-box/>
          </draw:frame>
        </presentation:notes>
      </draw:page>
      <draw:page draw:name="page11" draw:style-name="dp1" draw:master-page-name="Title_20_Only" presentation:presentation-page-layout-name="AL3T19">
        <office:forms form:automatic-focus="false" form:apply-design-mode="false"/>
        <draw:frame draw:name="Title 6" presentation:style-name="pr10" draw:text-style-name="P7" draw:layer="layout" svg:width="21.086cm" svg:height="2.116cm" svg:x="0.994cm" svg:y="1.236cm" presentation:class="title" presentation:user-transformed="true">
          <draw:text-box>
            <text:p text:style-name="P6"><text:span text:style-name="T6">Abridged Example </text:span><text:span text:style-name="T40">(from book, pg 1015)</text:span></text:p>
          </draw:text-box>
        </draw:frame>
        <draw:custom-shape draw:name="Rectangle 6" draw:style-name="gr5" draw:text-style-name="P25" draw:layer="layout" svg:width="20.012cm" svg:height="4.305cm" svg:x="2.516cm" svg:y="3.339cm">
          <text:p text:style-name="P23"><text:span text:style-name="T41">void</text:span><text:span text:style-name="T24"> </text:span><text:span text:style-name="T42">command</text:span><text:span text:style-name="T24">(</text:span><text:span text:style-name="T41">void</text:span><text:span text:style-name="T24">) {</text:span></text:p>
          <text:p text:style-name="P23"><text:span text:style-name="T24"><text:s text:c="4"/></text:span><text:span text:style-name="T41">char</text:span><text:span text:style-name="T24"> buf[MAXLINE];</text:span></text:p>
          <text:p text:style-name="P23"><text:span text:style-name="T24"><text:s text:c="4"/></text:span><text:span text:style-name="T45">if</text:span><text:span text:style-name="T24"> (!Fgets(buf, MAXLINE, stdin))</text:span></text:p>
          <text:p text:style-name="P23"><text:span text:style-name="T24"><text:s text:c="4"/></text:span><text:span text:style-name="T24"><text:tab/></text:span><text:span text:style-name="T24">exit(</text:span><text:span text:style-name="T41">0</text:span><text:span text:style-name="T24">); </text:span><text:span text:style-name="T43">/* EOF */</text:span></text:p>
          <text:p text:style-name="P23"><text:span text:style-name="T24"><text:s text:c="4"/></text:span><text:span text:style-name="T24">printf(</text:span><text:span text:style-name="T47">"%s"</text:span><text:span text:style-name="T24">, buf); </text:span><text:span text:style-name="T43">/* Process the input command */</text:span></text:p>
          <text:p text:style-name="P23"><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13" draw:text-style-name="P10" draw:layer="layout" svg:width="21.933cm" svg:height="2.606cm" svg:x="1.103cm" svg:y="15.778cm" presentation:class="outline" presentation:user-transformed="true">
          <draw:text-box>
            <text:list text:style-name="L2">
              <text:list-item>
                <text:p text:style-name="P16"><text:span text:style-name="T7">Do remember this code is heavily abridged so will </text:span><text:span text:style-name="T7">not work as is, full code on pg 1015 of BOH</text:span></text:p>
              </text:list-item>
            </text:list>
          </draw:text-box>
        </draw:frame>
        <draw:custom-shape draw:name="Rectangle 87" draw:style-name="gr59" draw:text-style-name="P43" draw:layer="layout" svg:width="20.146cm" svg:height="7.687cm" svg:x="2.462cm" svg:y="7.92cm">
          <text:p text:style-name="P39"><text:span text:style-name="T35">void</text:span><text:span text:style-name="T32"> </text:span><text:span text:style-name="T48">echo</text:span><text:span text:style-name="T32">(</text:span><text:span text:style-name="T35">int</text:span><text:span text:style-name="T32"> </text:span><text:span text:style-name="T49">connfd</text:span><text:span text:style-name="T32">) {</text:span></text:p>
          <text:p text:style-name="P39"><text:span text:style-name="T50"><text:s text:c="4"/></text:span><text:span text:style-name="T51">size_t</text:span><text:span text:style-name="T50"> </text:span><text:span text:style-name="T52">n</text:span><text:span text:style-name="T50">;</text:span></text:p>
          <text:p text:style-name="P39"><text:span text:style-name="T50"><text:s text:c="4"/></text:span><text:span text:style-name="T51">char</text:span><text:span text:style-name="T50"> </text:span><text:span text:style-name="T52">buf</text:span><text:span text:style-name="T50">[MAXLINE];</text:span></text:p>
          <text:p text:style-name="P39"><text:span text:style-name="T31"><text:s text:c="4"/></text:span><text:span text:style-name="T53">rio_t</text:span><text:span text:style-name="T31"> </text:span><text:span text:style-name="T54">rio</text:span><text:span text:style-name="T31">;</text:span></text:p>
          <text:p text:style-name="P39"><text:span text:style-name="T31"/></text:p>
          <text:p text:style-name="P39"><text:span text:style-name="T31"><text:s text:c="4"/></text:span><text:span text:style-name="T31">Rio_readinitb(&amp;rio, connfd);</text:span></text:p>
          <text:p text:style-name="P39"><text:span text:style-name="T32"><text:s text:c="4"/></text:span><text:span text:style-name="T33">while</text:span><text:span text:style-name="T32">((n = Rio_readlineb(&amp;rio, buf, MAXLINE)) != 0) { </text:span></text:p>
          <text:p text:style-name="P39"><text:span text:style-name="T32"><text:s text:c="8"/></text:span><text:span text:style-name="T32">printf(</text:span><text:span text:style-name="T34">"server received %d bytes\n"</text:span><text:span text:style-name="T32">, (</text:span><text:span text:style-name="T35">int</text:span><text:span text:style-name="T32">)n);</text:span></text:p>
          <text:p text:style-name="P39"><text:span text:style-name="T32"><text:tab/></text:span><text:span text:style-name="T32">Rio_writen(connfd, buf, n);</text:span></text:p>
          <text:p text:style-name="P39"><text:span text:style-name="T32"><text:s text:c="4"/></text:span><text:span text:style-name="T32">}</text:span></text:p>
          <text:p text:style-name="P39"><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3.313cm" svg:height="9.985cm" svg:x="3.485cm" svg:y="2.023cm" draw:page-number="11" presentation:class="page"/>
          <draw:frame presentation:style-name="pr11" draw:text-style-name="P28" draw:layer="layout" svg:width="16.227cm" svg:height="11.982cm" svg:x="2.028cm" svg:y="12.649cm" presentation:class="notes" presentation:placeholder="true">
            <draw:text-box/>
          </draw:frame>
        </presentation:notes>
      </draw:page>
      <draw:page draw:name="page12" draw:style-name="dp1" draw:master-page-name="Title_20_Only" presentation:presentation-page-layout-name="AL3T19">
        <office:forms form:automatic-focus="false" form:apply-design-mode="false"/>
        <draw:frame draw:name="Title 7" presentation:style-name="pr10" draw:text-style-name="P7" draw:layer="layout" svg:width="21.086cm" svg:height="2.116cm" svg:x="0.994cm" svg:y="1.236cm" presentation:class="title" presentation:user-transformed="true">
          <draw:text-box>
            <text:p text:style-name="P6"><text:span text:style-name="T6">Abridged Example </text:span><text:span text:style-name="T40">(from book, pg 1015)</text:span></text:p>
          </draw:text-box>
        </draw:frame>
        <draw:custom-shape draw:name="Rectangle 8" draw:style-name="gr5" draw:text-style-name="P25" draw:layer="layout" svg:width="24.476cm" svg:height="14.447cm" svg:x="0.416cm" svg:y="3.439cm">
          <text:p text:style-name="P23"><text:span text:style-name="T41">int</text:span><text:span text:style-name="T24"> </text:span><text:span text:style-name="T42">main</text:span><text:span text:style-name="T24">(</text:span><text:span text:style-name="T41">int</text:span><text:span text:style-name="T24"> argc, </text:span><text:span text:style-name="T41">char</text:span><text:span text:style-name="T24"> **argv) {</text:span></text:p>
          <text:p text:style-name="P23"><text:span text:style-name="T24"><text:s text:c="2"/></text:span><text:span text:style-name="T43">// More boring declarations go here</text:span></text:p>
          <text:p text:style-name="P23"><text:span text:style-name="T24"><text:s text:c="2"/></text:span><text:span text:style-name="T24">fd_set all_socks_set, ready_set; </text:span></text:p>
          <text:p text:style-name="P23"><text:span text:style-name="T43"/></text:p>
          <text:p text:style-name="P23"><text:span text:style-name="T24"><text:s text:c="2"/></text:span><text:span text:style-name="T24">listenfd = Open_listenfd(PORT);</text:span></text:p>
          <text:p text:style-name="P23"><text:span text:style-name="T24"/></text:p>
          <text:p text:style-name="P24"><text:span text:style-name="T30"><text:s text:c="2"/></text:span><text:span text:style-name="T30">FD_ZERO(&amp;all_socks_set); <text:s text:c="13"/></text:span><text:span text:style-name="T44">// Clear </text:span><text:span text:style-name="T43">all_socks_set</text:span></text:p>
          <text:p text:style-name="P24"><text:span text:style-name="T30"><text:s text:c="2"/></text:span><text:span text:style-name="T30">FD_SET(STDIN_FILENO, &amp;all_socks_set); </text:span><text:span text:style-name="T44">// Add stdin to </text:span><text:span text:style-name="T43">all_socks_set</text:span></text:p>
          <text:p text:style-name="P24"><text:span text:style-name="T30"><text:s text:c="2"/></text:span><text:span text:style-name="T30">FD_SET(listenfd, &amp;all_socks_set); <text:s text:c="4"/></text:span><text:span text:style-name="T44">// listenfd to </text:span><text:span text:style-name="T43">all_socks_set</text:span></text:p>
          <text:p text:style-name="P23"><text:span text:style-name="T24"/></text:p>
          <text:p text:style-name="P23"><text:span text:style-name="T24"><text:s text:c="2"/></text:span><text:span text:style-name="T45">while</text:span><text:span text:style-name="T24"> (</text:span><text:span text:style-name="T41">1</text:span><text:span text:style-name="T24">) {</text:span></text:p>
          <text:p text:style-name="P23"><text:span text:style-name="T30"><text:s text:c="4"/></text:span><text:span text:style-name="T30">ready_set = </text:span><text:span text:style-name="T24">all_socks_set;</text:span></text:p>
          <text:p text:style-name="P23"><text:span text:style-name="T24"><text:s text:c="4"/></text:span><text:span text:style-name="T24">Select(listenfd+</text:span><text:span text:style-name="T41">1</text:span><text:span text:style-name="T24">, &amp;ready_set, </text:span><text:span text:style-name="T46">NULL</text:span><text:span text:style-name="T24">, </text:span><text:span text:style-name="T46">NULL</text:span><text:span text:style-name="T24">, </text:span><text:span text:style-name="T46">NULL</text:span><text:span text:style-name="T24">);</text:span></text:p>
          <text:p text:style-name="P23"><text:span text:style-name="T24"><text:s text:c="4"/></text:span><text:span text:style-name="T45">if</text:span><text:span text:style-name="T24"> (FD_ISSET(STDIN_FILENO, &amp;ready_set))</text:span></text:p>
          <text:p text:style-name="P23"><text:span text:style-name="T24"><text:s text:c="6"/></text:span><text:span text:style-name="T24">command(); </text:span><text:span text:style-name="T43">// Read command line from stdin</text:span></text:p>
          <text:p text:style-name="P23"><text:span text:style-name="T24"><text:s text:c="4"/></text:span><text:span text:style-name="T45">if</text:span><text:span text:style-name="T24"> (FD_ISSET(listenfd, &amp;ready_set)) { </text:span></text:p>
          <text:p text:style-name="P23"><text:span text:style-name="T24"><text:s text:c="6"/></text:span><text:span text:style-name="T24">clientlen = sizeof(struct </text:span><text:span text:style-name="T42">sockaddr_storage</text:span><text:span text:style-name="T24">); </text:span></text:p>
          <text:p text:style-name="P23"><text:span text:style-name="T24"><text:s text:c="6"/></text:span><text:span text:style-name="T24">connfd = Accept(listenfd, (SA *)&amp;clientaddr, &amp;clientlen);</text:span></text:p>
          <text:p text:style-name="P23"><text:span text:style-name="T24"><text:s text:c="6"/></text:span><text:span text:style-name="T24">echo(connfd); </text:span><text:span text:style-name="T43">/* Echo client input until EOF */</text:span></text:p>
          <text:p text:style-name="P23"><text:span text:style-name="T24"><text:s text:c="6"/></text:span><text:span text:style-name="T24">Close(connfd);</text:span></text:p>
          <text:p text:style-name="P23"><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6" draw:text-style-name="P26" draw:layer="layout" svg:x1="0.148cm" svg:y1="12.004cm" svg:x2="1.926cm" svg:y2="12.004cm">
          <text:p/>
        </draw:line>
        <draw:frame draw:style-name="gr60" draw:text-style-name="P45" draw:layer="layout" svg:width="7.564cm" svg:height="4.06cm" svg:x="17.526cm" svg:y="10.16cm">
          <draw:text-box>
            <text:p text:style-name="P44"><text:span text:style-name="T55">Our server blocks here but in such a way that we can wait for multiple things to happen and respond accordingly</text:span></text:p>
          </draw:text-box>
        </draw:frame>
        <presentation:notes draw:style-name="dp3">
          <draw:page-thumbnail draw:style-name="gr4" draw:layer="layout" svg:width="13.313cm" svg:height="9.985cm" svg:x="3.485cm" svg:y="2.023cm" draw:page-number="12" presentation:class="page"/>
          <draw:frame presentation:style-name="pr11" draw:text-style-name="P28" draw:layer="layout" svg:width="16.227cm" svg:height="11.982cm" svg:x="2.028cm" svg:y="12.649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Rectangle 9" presentation:style-name="pr2" draw:text-style-name="P7" draw:layer="layout" svg:width="21.576cm" svg:height="1.591cm" svg:x="1.058cm" svg:y="1.583cm" presentation:class="title" presentation:user-transformed="true">
          <draw:text-box>
            <text:p text:style-name="P6"><text:span text:style-name="T6">I/O Multiplexing</text:span></text:p>
          </draw:text-box>
        </draw:frame>
        <draw:frame draw:name="Rectangle 48" presentation:style-name="pr3" draw:text-style-name="P10" draw:layer="layout" svg:width="23.075cm" svg:height="13.017cm" svg:x="0.808cm" svg:y="4.318cm" presentation:class="outline" presentation:user-transformed="true">
          <draw:text-box>
            <text:list text:style-name="L2">
              <text:list-item>
                <text:p text:style-name="P9"><text:span text:style-name="T22">Thats all well and good, but it doesn’t show an example of </text:span><text:span text:style-name="T22">how we’d actually run a server. . .</text:span></text:p>
                <text:p text:style-name="P9"><text:span text:style-name="T22"/></text:p>
              </text:list-item>
              <text:list-item>
                <text:p text:style-name="P9"><text:span text:style-name="T22">Example on page 1018-20 does though</text:span></text:p>
                <text:p text:style-name="P9"><text:span text:style-name="T22"/></text:p>
              </text:list-item>
              <text:list-item>
                <text:p text:style-name="P9"><text:span text:style-name="T22">Its going to be a lot of code, so we’re going to present it </text:span><text:span text:style-name="T22">slightly differently . . . .</text:span></text:p>
                <text:p text:style-name="P9"><text:span text:style-name="T22"/></text:p>
                <text:p text:style-name="P9"><text:span text:style-name="T22"/></text:p>
              </text:list-item>
            </text:list>
          </draw:text-box>
        </draw:frame>
        <presentation:notes draw:style-name="dp4">
          <draw:page-thumbnail draw:name="Rectangle 11" draw:style-name="gr4" draw:layer="layout" svg:width="13.546cm" svg:height="10.159cm" svg:x="3.387cm" svg:y="1.905cm" draw:page-number="13" presentation:class="page"/>
          <draw:frame draw:name="Rectangle 12" presentation:style-name="pr14" draw:text-style-name="P15" draw:layer="layout" svg:width="14.816cm" svg:height="11.852cm" svg:x="2.752cm" svg:y="12.7cm" presentation:class="notes" presentation:placeholder="true" presentation:user-transformed="true">
            <draw:text-box/>
          </draw:frame>
        </presentation:notes>
      </draw:page>
      <draw:page draw:name="page14" draw:style-name="dp1" draw:master-page-name="Title_20_and_20_Content" presentation:presentation-page-layout-name="AL2T11">
        <office:forms form:automatic-focus="false" form:apply-design-mode="false"/>
        <draw:frame draw:name="Rectangle 49" presentation:style-name="pr2" draw:text-style-name="P7" draw:layer="layout" svg:width="21.576cm" svg:height="1.591cm" svg:x="1.058cm" svg:y="1.583cm" presentation:class="title" presentation:user-transformed="true">
          <draw:text-box>
            <text:p text:style-name="P6"><text:span text:style-name="T6">I/O Multiplexing example overview</text:span></text:p>
          </draw:text-box>
        </draw:frame>
        <draw:frame draw:style-name="gr61" draw:text-style-name="P46" draw:layer="layout" svg:width="23.93cm" svg:height="13.145cm" svg:x="0.962cm" svg:y="4.027cm">
          <draw:text-box>
            <text:p><text:span text:style-name="T56">#include "csapp.h"</text:span></text:p>
            <text:p><text:span text:style-name="T57"/></text:p>
            <text:p><text:span text:style-name="T58">typedef struct</text:span><text:span text:style-name="T59"> { </text:span><text:span text:style-name="T60">/* Represents a pool of connected descriptors */</text:span></text:p>
            <text:p><text:span text:style-name="T59"><text:s text:c="4"/></text:span><text:span text:style-name="T61">int</text:span><text:span text:style-name="T59"> maxfd; <text:s text:c="7"/></text:span><text:span text:style-name="T60">/* Largest descriptor in all_socks_set */</text:span><text:span text:style-name="T59"> <text:s text:c="2"/></text:span></text:p>
            <text:p><text:span text:style-name="T59"><text:s text:c="4"/></text:span><text:span text:style-name="T59">fd_set all_socks_set; <text:s/></text:span><text:span text:style-name="T60">/* Set of all active descriptors */</text:span></text:p>
            <text:p><text:span text:style-name="T59"><text:s text:c="4"/></text:span><text:span text:style-name="T59">fd_set ready_set; </text:span><text:span text:style-name="T60">/* Subset of descriptors ready for reading <text:s/>*/</text:span></text:p>
            <text:p><text:span text:style-name="T59"><text:s text:c="4"/></text:span><text:span text:style-name="T61">int</text:span><text:span text:style-name="T59"> nready; <text:s text:c="6"/></text:span><text:span text:style-name="T60">/* Number of ready descriptors from select */</text:span><text:span text:style-name="T59"> <text:s/></text:span></text:p>
            <text:p><text:span text:style-name="T59"><text:s text:c="4"/></text:span><text:span text:style-name="T61">int</text:span><text:span text:style-name="T59"> maxi; <text:s text:c="8"/></text:span><text:span text:style-name="T60">/* Highwater index into client array */</text:span></text:p>
            <text:p><text:span text:style-name="T59"><text:s text:c="4"/></text:span><text:span text:style-name="T61">int</text:span><text:span text:style-name="T59"> clientfd[FD_SETSIZE]; <text:s text:c="3"/></text:span><text:span text:style-name="T60">/* Set of active descriptors */</text:span></text:p>
            <text:p><text:span text:style-name="T59"><text:s text:c="4"/></text:span><text:span text:style-name="T59">rio_t clientrio[FD_SETSIZE]; </text:span><text:span text:style-name="T60">/* Set of active read buffers */</text:span></text:p>
            <text:p><text:span text:style-name="T59">} pool;</text:span></text:p>
            <text:p><text:span text:style-name="T57"/></text:p>
            <text:p><text:span text:style-name="T61">void</text:span><text:span text:style-name="T59"> </text:span><text:span text:style-name="T62">init_pool</text:span><text:span text:style-name="T59">(</text:span><text:span text:style-name="T61">int</text:span><text:span text:style-name="T59"> listenfd, pool *p);</text:span></text:p>
            <text:p><text:span text:style-name="T61">void</text:span><text:span text:style-name="T59"> </text:span><text:span text:style-name="T62">add_client</text:span><text:span text:style-name="T59">(</text:span><text:span text:style-name="T61">int</text:span><text:span text:style-name="T59"> connfd, pool *p);</text:span></text:p>
            <text:p><text:span text:style-name="T61">void</text:span><text:span text:style-name="T59"> </text:span><text:span text:style-name="T62">check_clients</text:span><text:span text:style-name="T59">(pool *p);</text:span></text:p>
            <text:p><text:span text:style-name="T57"/></text:p>
            <text:p><text:span text:style-name="T61">int</text:span><text:span text:style-name="T59"> byte_cnt = </text:span><text:span text:style-name="T61">0</text:span><text:span text:style-name="T59">; </text:span><text:span text:style-name="T60">/* Counts total bytes received by server */</text:span></text:p>
          </draw:text-box>
        </draw:frame>
        <presentation:notes draw:style-name="dp4">
          <draw:page-thumbnail draw:name="Rectangle 51" draw:style-name="gr4" draw:layer="layout" svg:width="13.546cm" svg:height="10.159cm" svg:x="3.387cm" svg:y="1.905cm" draw:page-number="14" presentation:class="page"/>
          <draw:frame draw:name="Rectangle 52" presentation:style-name="pr15" draw:text-style-name="P15" draw:layer="layout" svg:width="14.816cm" svg:height="11.852cm" svg:x="2.752cm" svg:y="12.7cm" presentation:class="notes" presentation:placeholder="true" presentation:user-transformed="true">
            <draw:text-box/>
          </draw:frame>
        </presentation:notes>
      </draw:page>
      <draw:page draw:name="page15" draw:style-name="dp1" draw:master-page-name="Title_20_and_20_Content" presentation:presentation-page-layout-name="AL2T11">
        <office:forms form:automatic-focus="false" form:apply-design-mode="false"/>
        <draw:frame draw:name="Rectangle 58" presentation:style-name="pr2" draw:text-style-name="P7" draw:layer="layout" svg:width="21.576cm" svg:height="1.591cm" svg:x="1.058cm" svg:y="1.583cm" presentation:class="title" presentation:user-transformed="true">
          <draw:text-box>
            <text:p text:style-name="P6"><text:span text:style-name="T6">I/O Multiplexing example overview</text:span></text:p>
          </draw:text-box>
        </draw:frame>
        <draw:frame draw:style-name="gr62" draw:text-style-name="P46" draw:layer="layout" svg:width="25.4cm" svg:height="22.759cm" svg:x="0cm" svg:y="3.528cm">
          <draw:text-box>
            <text:p><text:span text:style-name="T63">int</text:span><text:span text:style-name="T64"> </text:span><text:span text:style-name="T65">main</text:span><text:span text:style-name="T64">(</text:span><text:span text:style-name="T63">int</text:span><text:span text:style-name="T64"> argc, </text:span><text:span text:style-name="T63">char **</text:span><text:span text:style-name="T64">argv){</text:span></text:p>
            <text:p><text:span text:style-name="T64"><text:s text:c="4"/></text:span><text:span text:style-name="T63">int</text:span><text:span text:style-name="T64"> listenfd, connfd;</text:span></text:p>
            <text:p><text:span text:style-name="T64"><text:s text:c="4"/></text:span><text:span text:style-name="T64">socklen_t clientlen;</text:span></text:p>
            <text:p><text:span text:style-name="T64"><text:s text:c="4"/></text:span><text:span text:style-name="T66">struct</text:span><text:span text:style-name="T64"> </text:span><text:span text:style-name="T65">sockaddr_storage clientaddr</text:span><text:span text:style-name="T64">;</text:span></text:p>
            <text:p><text:span text:style-name="T64"><text:s text:c="4"/></text:span><text:span text:style-name="T66">static</text:span><text:span text:style-name="T64"> pool pool; </text:span></text:p>
            <text:p><text:span text:style-name="T64"><text:s text:c="4"/></text:span><text:span text:style-name="T64">if (argc != </text:span><text:span text:style-name="T63">2</text:span><text:span text:style-name="T64">) {</text:span></text:p>
            <text:p><text:span text:style-name="T64"><text:s text:c="8"/></text:span><text:span text:style-name="T64">fprintf(stderr, </text:span><text:span text:style-name="T67">"usage: %s &lt;port&gt;\n"</text:span><text:span text:style-name="T64">, argv[</text:span><text:span text:style-name="T63">0</text:span><text:span text:style-name="T64">]);</text:span></text:p>
            <text:p><text:span text:style-name="T64"><text:s text:c="8"/></text:span><text:span text:style-name="T64">exit(</text:span><text:span text:style-name="T63">0</text:span><text:span text:style-name="T64">);</text:span></text:p>
            <text:p><text:span text:style-name="T64"><text:s text:c="4"/></text:span><text:span text:style-name="T64">}</text:span></text:p>
            <text:p><text:span text:style-name="T64"><text:s text:c="4"/></text:span><text:span text:style-name="T64">listenfd = Open_listenfd(argv[1]);</text:span></text:p>
            <text:p><text:span text:style-name="T64"><text:s text:c="4"/></text:span><text:span text:style-name="T64">init_pool(listenfd, &amp;pool);</text:span></text:p>
            <text:p><text:span text:style-name="T64"><text:s text:c="4"/></text:span><text:span text:style-name="T66">while</text:span><text:span text:style-name="T64"> (</text:span><text:span text:style-name="T63">1</text:span><text:span text:style-name="T64">) {</text:span></text:p>
            <text:p><text:span text:style-name="T64"><text:s text:c="8"/></text:span><text:span text:style-name="T67">/* Wait for listening/connected descriptor(s) to be ready */</text:span></text:p>
            <text:p><text:span text:style-name="T64"><text:s text:c="8"/></text:span><text:span text:style-name="T64">pool.ready_set = pool.all_socks_set;</text:span></text:p>
            <text:p><text:span text:style-name="T64"><text:s text:c="8"/></text:span><text:span text:style-name="T64">pool.nready = Select(pool.maxfd+1, &amp;pool.ready_set, </text:span><text:span text:style-name="T65">NULL</text:span><text:span text:style-name="T64">, </text:span><text:span text:style-name="T65">NULL</text:span><text:span text:style-name="T64">, </text:span><text:span text:style-name="T65">NULL</text:span><text:span text:style-name="T64">);</text:span></text:p>
            <text:p><text:span text:style-name="T64"><text:s text:c="8"/></text:span><text:span text:style-name="T67">/* If listening descriptor ready, add new client to pool */</text:span></text:p>
            <text:p><text:span text:style-name="T64"><text:s text:c="8"/></text:span><text:span text:style-name="T66">if</text:span><text:span text:style-name="T64"> (FD_ISSET(listenfd, &amp;pool.ready_set)) {</text:span></text:p>
            <text:p><text:span text:style-name="T64"><text:s text:c="12"/></text:span><text:span text:style-name="T64">clientlen = </text:span><text:span text:style-name="T66">sizeof</text:span><text:span text:style-name="T64">(</text:span><text:span text:style-name="T66">struct</text:span><text:span text:style-name="T64"> </text:span><text:span text:style-name="T65">sockaddr_storage</text:span><text:span text:style-name="T64">);</text:span></text:p>
            <text:p><text:span text:style-name="T64"><text:s text:c="12"/></text:span><text:span text:style-name="T64">connfd = Accept(listenfd, (SA *)&amp;clientaddr, &amp;clientlen);</text:span></text:p>
            <text:p><text:span text:style-name="T64"><text:s text:c="12"/></text:span><text:span text:style-name="T64">add_client(connfd, &amp;pool);</text:span></text:p>
            <text:p><text:span text:style-name="T64"><text:s text:c="8"/></text:span><text:span text:style-name="T64">}</text:span></text:p>
            <text:p text:style-name="P47"><text:span text:style-name="T68"><text:s text:c="8"/></text:span><text:span text:style-name="T68">check_clients(&amp;pool); </text:span><text:span text:style-name="T67">/* Echo line from each ready descriptor */</text:span></text:p>
            <text:p><text:span text:style-name="T64"><text:s text:c="4"/></text:span><text:span text:style-name="T64">}</text:span></text:p>
            <text:p><text:span text:style-name="T64">}</text:span></text:p>
          </draw:text-box>
        </draw:frame>
        <presentation:notes draw:style-name="dp4">
          <draw:page-thumbnail draw:name="Rectangle 67" draw:style-name="gr4" draw:layer="layout" svg:width="13.546cm" svg:height="10.159cm" svg:x="3.387cm" svg:y="1.905cm" draw:page-number="15" presentation:class="page"/>
          <draw:frame draw:name="Rectangle 68" presentation:style-name="pr16" draw:text-style-name="P15" draw:layer="layout" svg:width="14.816cm" svg:height="11.852cm" svg:x="2.752cm" svg:y="12.7cm" presentation:class="notes" presentation:placeholder="true" presentation:user-transformed="true">
            <draw:text-box/>
          </draw:frame>
        </presentation:notes>
      </draw:page>
      <draw:page draw:name="page16" draw:style-name="dp1" draw:master-page-name="Title_20_and_20_Content" presentation:presentation-page-layout-name="AL2T11">
        <office:forms form:automatic-focus="false" form:apply-design-mode="false"/>
        <draw:frame draw:name="Rectangle 69" presentation:style-name="pr2" draw:text-style-name="P7" draw:layer="layout" svg:width="21.576cm" svg:height="1.591cm" svg:x="1.058cm" svg:y="1.583cm" presentation:class="title" presentation:user-transformed="true">
          <draw:text-box>
            <text:p text:style-name="P6"><text:span text:style-name="T6">I/O Multiplexing example overview</text:span></text:p>
          </draw:text-box>
        </draw:frame>
        <draw:frame draw:style-name="gr63" draw:text-style-name="P48" draw:layer="layout" svg:width="22.352cm" svg:height="10.569cm" svg:x="2.54cm" svg:y="5.334cm">
          <draw:text-box>
            <text:p><text:span text:style-name="T61">void</text:span><text:span text:style-name="T59"> </text:span><text:span text:style-name="T62">init_pool</text:span><text:span text:style-name="T59">(</text:span><text:span text:style-name="T61">int</text:span><text:span text:style-name="T59"> listenfd, pool *p) {</text:span></text:p>
            <text:p><text:span text:style-name="T59"><text:s text:c="4"/></text:span><text:span text:style-name="T60">/* Initially, there are no connected descriptors */</text:span></text:p>
            <text:p><text:span text:style-name="T59"><text:s text:c="4"/></text:span><text:span text:style-name="T61">int</text:span><text:span text:style-name="T59"> i;</text:span></text:p>
            <text:p><text:span text:style-name="T59"><text:s text:c="4"/></text:span><text:span text:style-name="T59">p-&gt;maxi = </text:span><text:span text:style-name="T61">-1</text:span><text:span text:style-name="T59">;</text:span></text:p>
            <text:p><text:span text:style-name="T59"><text:s text:c="4"/></text:span><text:span text:style-name="T58">for</text:span><text:span text:style-name="T59"> (i=</text:span><text:span text:style-name="T61">0</text:span><text:span text:style-name="T59">; i&lt; FD_SETSIZE; i++) <text:s/></text:span></text:p>
            <text:p><text:span text:style-name="T59"><text:s text:c="4"/></text:span><text:span text:style-name="T59"><text:tab/></text:span><text:span text:style-name="T59">p-&gt;clientfd[i] = </text:span><text:span text:style-name="T61">-1</text:span><text:span text:style-name="T59">;</text:span></text:p>
            <text:p><text:span text:style-name="T57"/></text:p>
            <text:p><text:span text:style-name="T59"><text:s text:c="4"/></text:span><text:span text:style-name="T60">/* Initially, listenfd is only member of select read set */</text:span></text:p>
            <text:p><text:span text:style-name="T59"><text:s text:c="4"/></text:span><text:span text:style-name="T59">p-&gt;maxfd = listenfd;</text:span></text:p>
            <text:p><text:span text:style-name="T59"><text:s text:c="4"/></text:span><text:span text:style-name="T59">FD_ZERO(&amp;p-&gt;all_socks_set);</text:span></text:p>
            <text:p><text:span text:style-name="T59"><text:s text:c="4"/></text:span><text:span text:style-name="T59">FD_SET(listenfd, &amp;p-&gt;all_socks_set);</text:span></text:p>
            <text:p><text:span text:style-name="T59">}</text:span></text:p>
          </draw:text-box>
        </draw:frame>
        <presentation:notes draw:style-name="dp4">
          <draw:page-thumbnail draw:name="Rectangle 71" draw:style-name="gr4" draw:layer="layout" svg:width="13.546cm" svg:height="10.159cm" svg:x="3.387cm" svg:y="1.905cm" draw:page-number="16" presentation:class="page"/>
          <draw:frame draw:name="Rectangle 72" presentation:style-name="pr17" draw:text-style-name="P15" draw:layer="layout" svg:width="14.816cm" svg:height="11.852cm" svg:x="2.752cm" svg:y="12.7cm" presentation:class="notes" presentation:placeholder="true" presentation:user-transformed="true">
            <draw:text-box/>
          </draw:frame>
        </presentation:notes>
      </draw:page>
      <draw:page draw:name="page17" draw:style-name="dp1" draw:master-page-name="Title_20_and_20_Content" presentation:presentation-page-layout-name="AL2T11">
        <office:forms form:automatic-focus="false" form:apply-design-mode="false"/>
        <draw:frame draw:name="Rectangle 73" presentation:style-name="pr2" draw:text-style-name="P7" draw:layer="layout" svg:width="21.576cm" svg:height="1.591cm" svg:x="1.058cm" svg:y="1.583cm" presentation:class="title" presentation:user-transformed="true">
          <draw:text-box>
            <text:p text:style-name="P6"><text:span text:style-name="T6">I/O Multiplexing example overview</text:span></text:p>
          </draw:text-box>
        </draw:frame>
        <draw:frame draw:style-name="gr64" draw:text-style-name="P46" draw:layer="layout" svg:width="23.876cm" svg:height="15.049cm" svg:x="1.8cm" svg:y="3.277cm">
          <draw:text-box>
            <text:p><text:span text:style-name="T61">void</text:span><text:span text:style-name="T59"> </text:span><text:span text:style-name="T62">add_client</text:span><text:span text:style-name="T59">(</text:span><text:span text:style-name="T61">int</text:span><text:span text:style-name="T59"> connfd, pool *p) {</text:span></text:p>
            <text:p><text:span text:style-name="T59"><text:s text:c="4"/></text:span><text:span text:style-name="T61">int</text:span><text:span text:style-name="T59"> i;</text:span></text:p>
            <text:p><text:span text:style-name="T59"><text:s text:c="4"/></text:span><text:span text:style-name="T59">p-&gt;nready--;</text:span></text:p>
            <text:p><text:span text:style-name="T59"><text:s text:c="4"/></text:span><text:span text:style-name="T58">for</text:span><text:span text:style-name="T59"> (i = </text:span><text:span text:style-name="T61">0</text:span><text:span text:style-name="T59">; i &lt; FD_SETSIZE; i++) <text:s/></text:span><text:span text:style-name="T60">/* Find an available slot */</text:span></text:p>
            <text:p><text:span text:style-name="T59"><text:s text:c="4"/></text:span><text:span text:style-name="T59"><text:tab/></text:span><text:span text:style-name="T58">if</text:span><text:span text:style-name="T59"> (p-&gt;clientfd[i] &lt; </text:span><text:span text:style-name="T61">0</text:span><text:span text:style-name="T59">) { </text:span></text:p>
            <text:p><text:span text:style-name="T59"><text:s text:c="8"/></text:span><text:span text:style-name="T59"><text:tab/></text:span><text:span text:style-name="T60">/* Add connected descriptor to the pool */</text:span></text:p>
            <text:p><text:span text:style-name="T59"><text:s text:c="8"/></text:span><text:span text:style-name="T59"><text:tab/></text:span><text:span text:style-name="T59">p-&gt;clientfd[i] = connfd;</text:span></text:p>
            <text:p><text:span text:style-name="T59"><text:s text:c="8"/></text:span><text:span text:style-name="T59"><text:tab/></text:span><text:span text:style-name="T59">Rio_readinitb(&amp;p-&gt;clientrio[i], connfd);</text:span></text:p>
            <text:p><text:span text:style-name="T57"/></text:p>
            <text:p><text:span text:style-name="T59"><text:tab/></text:span><text:span text:style-name="T59"> <text:s text:c="7"/></text:span><text:span text:style-name="T60">/* Add the descriptor to descriptor set */</text:span></text:p>
            <text:p><text:span text:style-name="T59"><text:s text:c="3"/></text:span><text:span text:style-name="T59"><text:tab/></text:span><text:span text:style-name="T59"><text:tab/></text:span><text:span text:style-name="T59"> <text:s text:c="3"/></text:span><text:span text:style-name="T59">FD_SET(connfd, &amp;p-&gt;all_socks_set);</text:span></text:p>
            <text:p><text:span text:style-name="T57"/></text:p>
            <text:p><text:span text:style-name="T59"><text:s text:c="8"/></text:span><text:span text:style-name="T59"><text:tab/></text:span><text:span text:style-name="T60">/* Update max descriptor and pool highwater mark */</text:span></text:p>
            <text:p><text:span text:style-name="T59"><text:s text:c="8"/></text:span><text:span text:style-name="T59"><text:tab/></text:span><text:span text:style-name="T58">if</text:span><text:span text:style-name="T59"> (connfd &gt; p-&gt;maxfd)</text:span></text:p>
            <text:p><text:span text:style-name="T59"><text:s text:c="8"/></text:span><text:span text:style-name="T59"><text:tab/></text:span><text:span text:style-name="T59"><text:tab/></text:span><text:span text:style-name="T59">p-&gt;maxfd = connfd;</text:span></text:p>
            <text:p><text:span text:style-name="T59"><text:s text:c="8"/></text:span><text:span text:style-name="T59"><text:tab/></text:span><text:span text:style-name="T58">if</text:span><text:span text:style-name="T59"> (i &gt; p-&gt;maxi)</text:span></text:p>
            <text:p><text:span text:style-name="T59"><text:s text:c="8"/></text:span><text:span text:style-name="T59"><text:tab/></text:span><text:span text:style-name="T59"><text:tab/></text:span><text:span text:style-name="T59">p-&gt;maxi = i;</text:span></text:p>
            <text:p><text:span text:style-name="T59"><text:s text:c="8"/></text:span><text:span text:style-name="T59"><text:tab/></text:span><text:span text:style-name="T58">break</text:span><text:span text:style-name="T59">;</text:span></text:p>
            <text:p><text:span text:style-name="T59"><text:s text:c="4"/></text:span><text:span text:style-name="T59"><text:tab/></text:span><text:span text:style-name="T59">}</text:span></text:p>
            <text:p><text:span text:style-name="T59"><text:s text:c="4"/></text:span><text:span text:style-name="T58">if</text:span><text:span text:style-name="T59"> (i == FD_SETSIZE) </text:span><text:span text:style-name="T60">/* Couldn't find an empty slot */</text:span></text:p>
            <text:p><text:span text:style-name="T59"><text:s text:c="4"/></text:span><text:span text:style-name="T59"><text:tab/></text:span><text:span text:style-name="T59">app_error(</text:span><text:span text:style-name="T69">"add_client error: Too many clients"</text:span><text:span text:style-name="T59">);</text:span></text:p>
            <text:p><text:span text:style-name="T59">}</text:span></text:p>
          </draw:text-box>
        </draw:frame>
        <presentation:notes draw:style-name="dp4">
          <draw:page-thumbnail draw:name="Rectangle 74" draw:style-name="gr4" draw:layer="layout" svg:width="13.546cm" svg:height="10.159cm" svg:x="3.387cm" svg:y="1.905cm" draw:page-number="17" presentation:class="page"/>
          <draw:frame draw:name="Rectangle 75" presentation:style-name="pr18" draw:text-style-name="P15" draw:layer="layout" svg:width="14.816cm" svg:height="11.852cm" svg:x="2.752cm" svg:y="12.7cm" presentation:class="notes" presentation:placeholder="true" presentation:user-transformed="true">
            <draw:text-box/>
          </draw:frame>
        </presentation:notes>
      </draw:page>
      <draw:page draw:name="page18" draw:style-name="dp1" draw:master-page-name="Title_20_and_20_Content" presentation:presentation-page-layout-name="AL2T11">
        <office:forms form:automatic-focus="false" form:apply-design-mode="false"/>
        <draw:frame draw:name="Rectangle 76" presentation:style-name="pr2" draw:text-style-name="P7" draw:layer="layout" svg:width="21.576cm" svg:height="1.591cm" svg:x="1.058cm" svg:y="1.583cm" presentation:class="title" presentation:user-transformed="true">
          <draw:text-box>
            <text:p text:style-name="P6"><text:span text:style-name="T6">I/O Multiplexing example overview</text:span></text:p>
          </draw:text-box>
        </draw:frame>
        <draw:frame draw:style-name="gr65" draw:text-style-name="P46" draw:layer="layout" svg:width="25.4cm" svg:height="14.746cm" svg:x="0.2cm" svg:y="3.542cm">
          <draw:text-box>
            <text:p><text:span text:style-name="T61">void</text:span><text:span text:style-name="T59"> check_clients(pool *p) {</text:span></text:p>
            <text:p><text:span text:style-name="T59"><text:s text:c="4"/></text:span><text:span text:style-name="T61">int</text:span><text:span text:style-name="T59"> i, connfd, n;</text:span></text:p>
            <text:p><text:span text:style-name="T59"><text:s text:c="4"/></text:span><text:span text:style-name="T61">char</text:span><text:span text:style-name="T59"> buf[MAXLINE]; </text:span></text:p>
            <text:p><text:span text:style-name="T59"><text:s text:c="4"/></text:span><text:span text:style-name="T59">rio_t rio;</text:span></text:p>
            <text:p><text:span text:style-name="T59"><text:s text:c="4"/></text:span><text:span text:style-name="T58">for</text:span><text:span text:style-name="T59"> (i = </text:span><text:span text:style-name="T61">0</text:span><text:span text:style-name="T59">; (i &lt;= p-&gt;maxi) &amp;&amp; (p-&gt;nready &gt; </text:span><text:span text:style-name="T61">0</text:span><text:span text:style-name="T59">); i++) {</text:span></text:p>
            <text:p><text:span text:style-name="T59"><text:s text:c="8"/></text:span><text:span text:style-name="T59">connfd = p-&gt;clientfd[i];</text:span></text:p>
            <text:p><text:span text:style-name="T59"><text:s text:c="8"/></text:span><text:span text:style-name="T59">rio = p-&gt;clientrio[i];</text:span></text:p>
            <text:p><text:span text:style-name="T59"><text:s text:c="8"/></text:span><text:span text:style-name="T60">/* If the descriptor is ready, echo a text line from it */</text:span></text:p>
            <text:p><text:span text:style-name="T59"><text:s text:c="8"/></text:span><text:span text:style-name="T58">if</text:span><text:span text:style-name="T59"> ((connfd &gt; </text:span><text:span text:style-name="T61">0</text:span><text:span text:style-name="T59">) &amp;&amp; (FD_ISSET(connfd, &amp;p-&gt;ready_set))) { </text:span></text:p>
            <text:p><text:span text:style-name="T59"><text:s text:c="12"/></text:span><text:span text:style-name="T59">p-&gt;nready--;</text:span></text:p>
            <text:p><text:span text:style-name="T59"><text:s text:c="12"/></text:span><text:span text:style-name="T58">if</text:span><text:span text:style-name="T59"> ((n = Rio_readlineb(&amp;rio, buf, MAXLINE)) != </text:span><text:span text:style-name="T61">0</text:span><text:span text:style-name="T59">) {</text:span></text:p>
            <text:p><text:span text:style-name="T59"><text:s text:c="16"/></text:span><text:span text:style-name="T59">byte_cnt += n;</text:span></text:p>
            <text:p><text:span text:style-name="T59"><text:s text:c="16"/></text:span><text:span text:style-name="T59">printf(</text:span><text:span text:style-name="T69">"Server received %d (%d total) bytes on fd %d\n"</text:span><text:span text:style-name="T59">, </text:span></text:p>
            <text:p><text:span text:style-name="T59"><text:s text:c="16"/></text:span><text:span text:style-name="T59"><text:tab/></text:span><text:span text:style-name="T59">n, byte_cnt, connfd);</text:span></text:p>
            <text:p><text:span text:style-name="T59"><text:s text:c="16"/></text:span><text:span text:style-name="T59">Rio_writen(connfd, buf, n);</text:span></text:p>
            <text:p><text:span text:style-name="T59"><text:s text:c="12"/></text:span><text:span text:style-name="T59">}</text:span></text:p>
            <text:p><text:span text:style-name="T59"><text:s text:c="12"/></text:span><text:span text:style-name="T60">/* EOF detected, remove descriptor from pool */</text:span></text:p>
            <text:p><text:span text:style-name="T59"><text:s text:c="12"/></text:span><text:span text:style-name="T58">else</text:span><text:span text:style-name="T59"> { </text:span></text:p>
            <text:p><text:span text:style-name="T59"><text:s text:c="16"/></text:span><text:span text:style-name="T59">Close(connfd);</text:span></text:p>
            <text:p><text:span text:style-name="T59"><text:s text:c="16"/></text:span><text:span text:style-name="T59">FD_CLR(connfd, &amp;p-&gt;all_socks_set);</text:span></text:p>
            <text:p><text:span text:style-name="T59"><text:s text:c="16"/></text:span><text:span text:style-name="T59">p-&gt;clientfd[i] = </text:span><text:span text:style-name="T61">-1</text:span><text:span text:style-name="T59">;</text:span></text:p>
            <text:p><text:span text:style-name="T59"><text:s text:c="12"/></text:span><text:span text:style-name="T59">}}}}</text:span></text:p>
          </draw:text-box>
        </draw:frame>
        <presentation:notes draw:style-name="dp4">
          <draw:page-thumbnail draw:name="Rectangle 77" draw:style-name="gr4" draw:layer="layout" svg:width="13.546cm" svg:height="10.159cm" svg:x="3.387cm" svg:y="1.905cm" draw:page-number="18" presentation:class="page"/>
          <draw:frame draw:name="Rectangle 78" presentation:style-name="pr19" draw:text-style-name="P15" draw:layer="layout" svg:width="14.816cm" svg:height="11.852cm" svg:x="2.752cm" svg:y="12.7cm" presentation:class="notes" presentation:placeholder="true" presentation:user-transformed="true">
            <draw:text-box/>
          </draw:frame>
        </presentation:notes>
      </draw:page>
      <draw:page draw:name="page19" draw:style-name="dp1" draw:master-page-name="Title_20_and_20_Content" presentation:presentation-page-layout-name="AL2T11">
        <office:forms form:automatic-focus="false" form:apply-design-mode="false"/>
        <draw:custom-shape draw:style-name="gr66" draw:text-style-name="P50" draw:layer="layout" svg:width="8.89cm" svg:height="1.013cm" svg:x="7.974cm" svg:y="2.61cm">
          <text:p text:style-name="P49"><text:span text:style-name="T70">Initialise </text:span><text:span text:style-name="T71">Listening Socket (LS)</text:span></text:p>
          <draw:enhanced-geometry svg:viewBox="0 0 21600 21600" draw:type="rectangle" draw:enhanced-path="M 0 0 L 21600 0 21600 21600 0 21600 0 0 Z N"/>
        </draw:custom-shape>
        <draw:custom-shape draw:style-name="gr67" draw:text-style-name="P50" draw:layer="layout" svg:width="8.89cm" svg:height="1.014cm" svg:x="7.974cm" svg:y="4.298cm">
          <text:p text:style-name="P29"><text:span text:style-name="T70">Initialise </text:span><text:span text:style-name="T71">File-Descriptor Set (FD)</text:span></text:p>
          <draw:enhanced-geometry svg:viewBox="0 0 21600 21600" draw:type="rectangle" draw:enhanced-path="M 0 0 L 21600 0 21600 21600 0 21600 0 0 Z N"/>
        </draw:custom-shape>
        <draw:custom-shape draw:style-name="gr67" draw:text-style-name="P50" draw:layer="layout" svg:width="8.89cm" svg:height="1.014cm" svg:x="7.974cm" svg:y="5.986cm">
          <text:p text:style-name="P29"><text:span text:style-name="T71">Add LS to FD</text:span></text:p>
          <draw:enhanced-geometry svg:viewBox="0 0 21600 21600" draw:type="rectangle" draw:enhanced-path="M 0 0 L 21600 0 21600 21600 0 21600 0 0 Z N"/>
        </draw:custom-shape>
        <draw:custom-shape draw:style-name="gr67" draw:text-style-name="P50" draw:layer="layout" svg:width="8.89cm" svg:height="1.014cm" svg:x="2.374cm" svg:y="11.67cm">
          <text:p text:style-name="P29"><text:span text:style-name="T71">Accept New Connection on LS</text:span></text:p>
          <draw:enhanced-geometry svg:viewBox="0 0 21600 21600" draw:type="rectangle" draw:enhanced-path="M 0 0 L 21600 0 21600 21600 0 21600 0 0 Z N"/>
        </draw:custom-shape>
        <draw:custom-shape draw:style-name="gr68" draw:text-style-name="P51" draw:layer="layout" svg:width="8.89cm" svg:height="1.013cm" svg:x="2.374cm" svg:y="13.428cm">
          <text:p text:style-name="P49"><text:span text:style-name="T71">Initialise Connection Socket (CS</text:span><text:span text:style-name="T72">n</text:span><text:span text:style-name="T71">)</text:span></text:p>
          <draw:enhanced-geometry svg:viewBox="0 0 21600 21600" draw:type="rectangle" draw:enhanced-path="M 0 0 L 21600 0 21600 21600 0 21600 0 0 Z N"/>
        </draw:custom-shape>
        <draw:custom-shape draw:style-name="gr66" draw:text-style-name="P50" draw:layer="layout" svg:width="8.89cm" svg:height="1.013cm" svg:x="2.374cm" svg:y="15.086cm">
          <text:p text:style-name="P29"><text:span text:style-name="T70">Add </text:span><text:span text:style-name="T71">C</text:span><text:span text:style-name="T72">Sn </text:span><text:span text:style-name="T71">to FD</text:span></text:p>
          <draw:enhanced-geometry svg:viewBox="0 0 21600 21600" draw:type="rectangle" draw:enhanced-path="M 0 0 L 21600 0 21600 21600 0 21600 0 0 Z N"/>
        </draw:custom-shape>
        <draw:custom-shape draw:style-name="gr67" draw:text-style-name="P50" draw:layer="layout" svg:width="8.89cm" svg:height="1.014cm" svg:x="13.174cm" svg:y="11.67cm">
          <text:p text:style-name="P29"><text:span text:style-name="T71">New Message from CSx</text:span></text:p>
          <draw:enhanced-geometry svg:viewBox="0 0 21600 21600" draw:type="rectangle" draw:enhanced-path="M 0 0 L 21600 0 21600 21600 0 21600 0 0 Z N"/>
        </draw:custom-shape>
        <draw:custom-shape draw:style-name="gr69" draw:text-style-name="P51" draw:layer="layout" svg:width="8.89cm" svg:height="1.013cm" svg:x="13.174cm" svg:y="13.328cm">
          <text:p text:style-name="P49"><text:span text:style-name="T71">Read single line from CS</text:span><text:span text:style-name="T72">x</text:span></text:p>
          <draw:enhanced-geometry svg:viewBox="0 0 21600 21600" draw:type="rectangle" draw:enhanced-path="M 0 0 L 21600 0 21600 21600 0 21600 0 0 Z N"/>
        </draw:custom-shape>
        <draw:custom-shape draw:style-name="gr66" draw:text-style-name="P50" draw:layer="layout" svg:width="8.89cm" svg:height="1.013cm" svg:x="13.174cm" svg:y="15.086cm">
          <text:p text:style-name="P29"><text:span text:style-name="T71">Remove CSx if done</text:span></text:p>
          <draw:enhanced-geometry svg:viewBox="0 0 21600 21600" draw:type="rectangle" draw:enhanced-path="M 0 0 L 21600 0 21600 21600 0 21600 0 0 Z N"/>
        </draw:custom-shape>
        <draw:custom-shape draw:style-name="gr66" draw:text-style-name="P50" draw:layer="layout" svg:width="8.89cm" svg:height="1.013cm" svg:x="7.974cm" svg:y="9.409cm">
          <text:p text:style-name="P29"><text:span text:style-name="T71">Check all Sockets for messages</text:span></text:p>
          <draw:enhanced-geometry svg:viewBox="0 0 21600 21600" draw:type="rectangle" draw:enhanced-path="M 0 0 L 21600 0 21600 21600 0 21600 0 0 Z N"/>
        </draw:custom-shape>
        <draw:custom-shape draw:style-name="gr67" draw:text-style-name="P50" draw:layer="layout" svg:width="8.89cm" svg:height="1.014cm" svg:x="7.974cm" svg:y="7.686cm">
          <text:p text:style-name="P29"><text:span text:style-name="T71">Select Ready Sockets in LS</text:span></text:p>
          <draw:enhanced-geometry svg:viewBox="0 0 21600 21600" draw:type="rectangle" draw:enhanced-path="M 0 0 L 21600 0 21600 21600 0 21600 0 0 Z N"/>
        </draw:custom-shape>
        <draw:line draw:style-name="gr70" draw:text-style-name="P26" draw:layer="layout" svg:x1="12.192cm" svg:y1="3.623cm" svg:x2="12.192cm" svg:y2="4.298cm">
          <text:p/>
        </draw:line>
        <draw:line draw:style-name="gr70" draw:text-style-name="P26" draw:layer="layout" svg:x1="12.192cm" svg:y1="5.323cm" svg:x2="12.192cm" svg:y2="5.998cm">
          <text:p/>
        </draw:line>
        <draw:line draw:style-name="gr70" draw:text-style-name="P26" draw:layer="layout" svg:x1="12.192cm" svg:y1="7.023cm" svg:x2="12.192cm" svg:y2="7.698cm">
          <text:p/>
        </draw:line>
        <draw:line draw:style-name="gr70" draw:text-style-name="P26" draw:layer="layout" svg:x1="12.192cm" svg:y1="8.723cm" svg:x2="12.192cm" svg:y2="9.398cm">
          <text:p/>
        </draw:line>
        <draw:line draw:style-name="gr70" draw:text-style-name="P26" draw:layer="layout" svg:x1="6.692cm" svg:y1="12.723cm" svg:x2="6.692cm" svg:y2="13.398cm">
          <text:p/>
        </draw:line>
        <draw:line draw:style-name="gr70" draw:text-style-name="P26" draw:layer="layout" svg:x1="6.692cm" svg:y1="14.423cm" svg:x2="6.692cm" svg:y2="15.098cm">
          <text:p/>
        </draw:line>
        <draw:line draw:style-name="gr70" draw:text-style-name="P26" draw:layer="layout" svg:x1="17.692cm" svg:y1="12.723cm" svg:x2="17.692cm" svg:y2="13.398cm">
          <text:p/>
        </draw:line>
        <draw:line draw:style-name="gr70" draw:text-style-name="P26" draw:layer="layout" svg:x1="17.692cm" svg:y1="14.423cm" svg:x2="17.692cm" svg:y2="15.098cm">
          <text:p/>
        </draw:line>
        <draw:line draw:style-name="gr71" draw:text-style-name="P26" draw:layer="layout" svg:x1="6.604cm" svg:y1="10.976cm" svg:x2="17.78cm" svg:y2="10.976cm">
          <text:p/>
        </draw:line>
        <draw:line draw:style-name="gr72" draw:text-style-name="P26" draw:layer="layout" svg:x1="6.604cm" svg:y1="10.976cm" svg:x2="6.604cm" svg:y2="11.67cm">
          <text:p/>
        </draw:line>
        <draw:line draw:style-name="gr73" draw:text-style-name="P26" draw:layer="layout" svg:x1="17.78cm" svg:y1="10.976cm" svg:x2="17.78cm" svg:y2="11.67cm">
          <text:p/>
        </draw:line>
        <draw:line draw:style-name="gr71" draw:text-style-name="P26" draw:layer="layout" svg:x1="12.192cm" svg:y1="10.976cm" svg:x2="12.192cm" svg:y2="10.468cm">
          <text:p/>
        </draw:line>
        <draw:line draw:style-name="gr71" draw:text-style-name="P26" draw:layer="layout" svg:x1="6.604cm" svg:y1="16.099cm" svg:x2="6.604cm" svg:y2="16.764cm">
          <text:p/>
        </draw:line>
        <draw:line draw:style-name="gr71" draw:text-style-name="P26" draw:layer="layout" svg:x1="6.604cm" svg:y1="16.764cm" svg:x2="23.368cm" svg:y2="16.764cm">
          <text:p/>
        </draw:line>
        <draw:line draw:style-name="gr71" draw:text-style-name="P26" draw:layer="layout" svg:x1="23.314cm" svg:y1="8.128cm" svg:x2="23.314cm" svg:y2="16.764cm">
          <text:p/>
        </draw:line>
        <draw:line draw:style-name="gr74" draw:text-style-name="P26" draw:layer="layout" svg:x1="23.314cm" svg:y1="8.128cm" svg:x2="16.864cm" svg:y2="8.128cm">
          <text:p/>
        </draw:line>
        <draw:line draw:style-name="gr71" draw:text-style-name="P26" draw:layer="layout" svg:x1="17.626cm" svg:y1="16.099cm" svg:x2="17.626cm" svg:y2="16.764cm">
          <text:p/>
        </draw:line>
        <presentation:notes draw:style-name="dp4">
          <draw:page-thumbnail draw:name="Rectangle 54" draw:style-name="gr4" draw:layer="layout" svg:width="13.546cm" svg:height="10.159cm" svg:x="3.387cm" svg:y="1.905cm" draw:page-number="19" presentation:class="page"/>
          <draw:frame draw:name="Rectangle 56" presentation:style-name="pr20" draw:text-style-name="P15" draw:layer="layout" svg:width="14.816cm" svg:height="11.852cm" svg:x="2.752cm" svg:y="12.7cm" presentation:class="notes" presentation:placeholder="true" presentation:user-transformed="true">
            <draw:text-box/>
          </draw:frame>
        </presentation:notes>
      </draw:page>
      <draw:page draw:name="page20" draw:style-name="dp1" draw:master-page-name="Title_20_and_20_Content" presentation:presentation-page-layout-name="AL2T11">
        <office:forms form:automatic-focus="false" form:apply-design-mode="false"/>
        <draw:frame draw:name="Rectangle 50" presentation:style-name="pr2" draw:text-style-name="P7" draw:layer="layout" svg:width="21.576cm" svg:height="1.591cm" svg:x="1.058cm" svg:y="1.583cm" presentation:class="title" presentation:user-transformed="true">
          <draw:text-box>
            <text:p text:style-name="P6"><text:span text:style-name="T6">I/O Multiplexing example overview</text:span></text:p>
          </draw:text-box>
        </draw:frame>
        <draw:frame draw:style-name="gr61" draw:text-style-name="P52" draw:layer="layout" svg:width="23.93cm" svg:height="13.145cm" svg:x="0.962cm" svg:y="4.027cm">
          <draw:text-box>
            <text:p><text:span text:style-name="T56">#include "csapp.h"</text:span></text:p>
            <text:p><text:span text:style-name="T73"/></text:p>
            <text:p><text:span text:style-name="T58">typedef struct</text:span><text:span text:style-name="T59"> { </text:span><text:span text:style-name="T60">/* Represents a pool of connected descriptors */</text:span></text:p>
            <text:p><text:span text:style-name="T59"><text:s text:c="4"/></text:span><text:span text:style-name="T61">int</text:span><text:span text:style-name="T59"> maxfd; <text:s text:c="7"/></text:span><text:span text:style-name="T60">/* Largest descriptor in all_socks_set */</text:span><text:span text:style-name="T59"> <text:s text:c="2"/></text:span></text:p>
            <text:p><text:span text:style-name="T59"><text:s text:c="4"/></text:span><text:span text:style-name="T59">fd_set all_socks_set; <text:s/></text:span><text:span text:style-name="T60">/* Set of all active descriptors */</text:span></text:p>
            <text:p><text:span text:style-name="T59"><text:s text:c="4"/></text:span><text:span text:style-name="T59">fd_set ready_set; </text:span><text:span text:style-name="T60">/* Subset of descriptors ready for reading <text:s/>*/</text:span></text:p>
            <text:p><text:span text:style-name="T59"><text:s text:c="4"/></text:span><text:span text:style-name="T61">int</text:span><text:span text:style-name="T59"> nready; <text:s text:c="6"/></text:span><text:span text:style-name="T60">/* Number of ready descriptors from select */</text:span><text:span text:style-name="T59"> <text:s/></text:span></text:p>
            <text:p><text:span text:style-name="T59"><text:s text:c="4"/></text:span><text:span text:style-name="T61">int</text:span><text:span text:style-name="T59"> maxi; <text:s text:c="8"/></text:span><text:span text:style-name="T60">/* Highwater index into client array */</text:span></text:p>
            <text:p><text:span text:style-name="T59"><text:s text:c="4"/></text:span><text:span text:style-name="T61">int</text:span><text:span text:style-name="T59"> clientfd[FD_SETSIZE]; <text:s text:c="3"/></text:span><text:span text:style-name="T60">/* Set of active descriptors */</text:span></text:p>
            <text:p><text:span text:style-name="T59"><text:s text:c="4"/></text:span><text:span text:style-name="T59">rio_t clientrio[FD_SETSIZE]; </text:span><text:span text:style-name="T60">/* Set of active read buffers */</text:span></text:p>
            <text:p><text:span text:style-name="T59">} pool;</text:span></text:p>
            <text:p><text:span text:style-name="T73"/></text:p>
            <text:p><text:span text:style-name="T61">void</text:span><text:span text:style-name="T59"> </text:span><text:span text:style-name="T62">init_pool</text:span><text:span text:style-name="T59">(</text:span><text:span text:style-name="T61">int</text:span><text:span text:style-name="T59"> listenfd, pool *p);</text:span></text:p>
            <text:p><text:span text:style-name="T61">void</text:span><text:span text:style-name="T59"> </text:span><text:span text:style-name="T62">add_client</text:span><text:span text:style-name="T59">(</text:span><text:span text:style-name="T61">int</text:span><text:span text:style-name="T59"> connfd, pool *p);</text:span></text:p>
            <text:p><text:span text:style-name="T61">void</text:span><text:span text:style-name="T59"> </text:span><text:span text:style-name="T62">check_clients</text:span><text:span text:style-name="T59">(pool *p);</text:span></text:p>
            <text:p><text:span text:style-name="T73"/></text:p>
            <text:p><text:span text:style-name="T61">int</text:span><text:span text:style-name="T59"> byte_cnt = </text:span><text:span text:style-name="T61">0</text:span><text:span text:style-name="T59">; </text:span><text:span text:style-name="T60">/* Counts total bytes received by server */</text:span></text:p>
          </draw:text-box>
        </draw:frame>
        <presentation:notes draw:style-name="dp4">
          <draw:page-thumbnail draw:name="Rectangle 79" draw:style-name="gr4" draw:layer="layout" svg:width="13.546cm" svg:height="10.159cm" svg:x="3.387cm" svg:y="1.905cm" draw:page-number="20" presentation:class="page"/>
          <draw:frame draw:name="Rectangle 80" presentation:style-name="pr21" draw:text-style-name="P15" draw:layer="layout" svg:width="14.816cm" svg:height="11.852cm" svg:x="2.752cm" svg:y="12.7cm" presentation:class="notes" presentation:placeholder="true" presentation:user-transformed="true">
            <draw:text-box/>
          </draw:frame>
        </presentation:notes>
      </draw:page>
      <draw:page draw:name="page21" draw:style-name="dp1" draw:master-page-name="Title_20_and_20_Content" presentation:presentation-page-layout-name="AL2T11">
        <office:forms form:automatic-focus="false" form:apply-design-mode="false"/>
        <draw:custom-shape draw:style-name="gr75" draw:text-style-name="P50" draw:layer="layout" svg:width="8.89cm" svg:height="1.014cm" svg:x="7.974cm" svg:y="5.986cm">
          <text:p text:style-name="P29"><text:span text:style-name="T71">Add LS to FD</text:span></text:p>
          <draw:enhanced-geometry svg:viewBox="0 0 21600 21600" draw:type="rectangle" draw:enhanced-path="M 0 0 L 21600 0 21600 21600 0 21600 0 0 Z N"/>
        </draw:custom-shape>
        <draw:custom-shape draw:style-name="gr75" draw:text-style-name="P50" draw:layer="layout" svg:width="8.89cm" svg:height="1.014cm" svg:x="2.374cm" svg:y="11.67cm">
          <text:p text:style-name="P29"><text:span text:style-name="T71">Accept New Connection on LS</text:span></text:p>
          <draw:enhanced-geometry svg:viewBox="0 0 21600 21600" draw:type="rectangle" draw:enhanced-path="M 0 0 L 21600 0 21600 21600 0 21600 0 0 Z N"/>
        </draw:custom-shape>
        <draw:custom-shape draw:style-name="gr76" draw:text-style-name="P51" draw:layer="layout" svg:width="8.89cm" svg:height="1.013cm" svg:x="2.374cm" svg:y="13.428cm">
          <text:p text:style-name="P49"><text:span text:style-name="T71">Initialise Connection Socket (CS</text:span><text:span text:style-name="T72">n</text:span><text:span text:style-name="T71">)</text:span></text:p>
          <draw:enhanced-geometry svg:viewBox="0 0 21600 21600" draw:type="rectangle" draw:enhanced-path="M 0 0 L 21600 0 21600 21600 0 21600 0 0 Z N"/>
        </draw:custom-shape>
        <draw:custom-shape draw:style-name="gr77" draw:text-style-name="P50" draw:layer="layout" svg:width="8.89cm" svg:height="1.013cm" svg:x="2.374cm" svg:y="15.086cm">
          <text:p text:style-name="P29"><text:span text:style-name="T70">Add </text:span><text:span text:style-name="T71">C</text:span><text:span text:style-name="T72">Sn </text:span><text:span text:style-name="T71">to FD</text:span></text:p>
          <draw:enhanced-geometry svg:viewBox="0 0 21600 21600" draw:type="rectangle" draw:enhanced-path="M 0 0 L 21600 0 21600 21600 0 21600 0 0 Z N"/>
        </draw:custom-shape>
        <draw:custom-shape draw:style-name="gr75" draw:text-style-name="P50" draw:layer="layout" svg:width="8.89cm" svg:height="1.014cm" svg:x="13.174cm" svg:y="11.67cm">
          <text:p text:style-name="P29"><text:span text:style-name="T71">New Message from CSx</text:span></text:p>
          <draw:enhanced-geometry svg:viewBox="0 0 21600 21600" draw:type="rectangle" draw:enhanced-path="M 0 0 L 21600 0 21600 21600 0 21600 0 0 Z N"/>
        </draw:custom-shape>
        <draw:custom-shape draw:style-name="gr78" draw:text-style-name="P51" draw:layer="layout" svg:width="8.89cm" svg:height="1.013cm" svg:x="13.174cm" svg:y="13.328cm">
          <text:p text:style-name="P49"><text:span text:style-name="T71">Read single line from CS</text:span><text:span text:style-name="T72">x</text:span></text:p>
          <draw:enhanced-geometry svg:viewBox="0 0 21600 21600" draw:type="rectangle" draw:enhanced-path="M 0 0 L 21600 0 21600 21600 0 21600 0 0 Z N"/>
        </draw:custom-shape>
        <draw:custom-shape draw:style-name="gr77" draw:text-style-name="P50" draw:layer="layout" svg:width="8.89cm" svg:height="1.013cm" svg:x="13.174cm" svg:y="15.086cm">
          <text:p text:style-name="P29"><text:span text:style-name="T71">Remove CSx if done</text:span></text:p>
          <draw:enhanced-geometry svg:viewBox="0 0 21600 21600" draw:type="rectangle" draw:enhanced-path="M 0 0 L 21600 0 21600 21600 0 21600 0 0 Z N"/>
        </draw:custom-shape>
        <draw:custom-shape draw:style-name="gr77" draw:text-style-name="P50" draw:layer="layout" svg:width="8.89cm" svg:height="1.013cm" svg:x="7.974cm" svg:y="9.409cm">
          <text:p text:style-name="P29"><text:span text:style-name="T71">Check all Sockets for messages</text:span></text:p>
          <draw:enhanced-geometry svg:viewBox="0 0 21600 21600" draw:type="rectangle" draw:enhanced-path="M 0 0 L 21600 0 21600 21600 0 21600 0 0 Z N"/>
        </draw:custom-shape>
        <draw:custom-shape draw:style-name="gr75" draw:text-style-name="P50" draw:layer="layout" svg:width="8.89cm" svg:height="1.014cm" svg:x="7.974cm" svg:y="7.686cm">
          <text:p text:style-name="P29"><text:span text:style-name="T71">Select Ready Sockets in LS</text:span></text:p>
          <draw:enhanced-geometry svg:viewBox="0 0 21600 21600" draw:type="rectangle" draw:enhanced-path="M 0 0 L 21600 0 21600 21600 0 21600 0 0 Z N"/>
        </draw:custom-shape>
        <draw:line draw:style-name="gr70" draw:text-style-name="P26" draw:layer="layout" svg:x1="12.192cm" svg:y1="3.623cm" svg:x2="12.192cm" svg:y2="4.298cm">
          <text:p/>
        </draw:line>
        <draw:line draw:style-name="gr70" draw:text-style-name="P26" draw:layer="layout" svg:x1="12.192cm" svg:y1="5.323cm" svg:x2="12.192cm" svg:y2="5.998cm">
          <text:p/>
        </draw:line>
        <draw:line draw:style-name="gr70" draw:text-style-name="P26" draw:layer="layout" svg:x1="12.192cm" svg:y1="7.023cm" svg:x2="12.192cm" svg:y2="7.698cm">
          <text:p/>
        </draw:line>
        <draw:line draw:style-name="gr70" draw:text-style-name="P26" draw:layer="layout" svg:x1="12.192cm" svg:y1="8.723cm" svg:x2="12.192cm" svg:y2="9.398cm">
          <text:p/>
        </draw:line>
        <draw:line draw:style-name="gr70" draw:text-style-name="P26" draw:layer="layout" svg:x1="6.692cm" svg:y1="12.723cm" svg:x2="6.692cm" svg:y2="13.398cm">
          <text:p/>
        </draw:line>
        <draw:line draw:style-name="gr70" draw:text-style-name="P26" draw:layer="layout" svg:x1="6.692cm" svg:y1="14.423cm" svg:x2="6.692cm" svg:y2="15.098cm">
          <text:p/>
        </draw:line>
        <draw:line draw:style-name="gr70" draw:text-style-name="P26" draw:layer="layout" svg:x1="17.692cm" svg:y1="12.723cm" svg:x2="17.692cm" svg:y2="13.398cm">
          <text:p/>
        </draw:line>
        <draw:line draw:style-name="gr70" draw:text-style-name="P26" draw:layer="layout" svg:x1="17.692cm" svg:y1="14.423cm" svg:x2="17.692cm" svg:y2="15.098cm">
          <text:p/>
        </draw:line>
        <draw:line draw:style-name="gr71" draw:text-style-name="P26" draw:layer="layout" svg:x1="6.604cm" svg:y1="10.976cm" svg:x2="17.78cm" svg:y2="10.976cm">
          <text:p/>
        </draw:line>
        <draw:line draw:style-name="gr72" draw:text-style-name="P26" draw:layer="layout" svg:x1="6.604cm" svg:y1="10.976cm" svg:x2="6.604cm" svg:y2="11.67cm">
          <text:p/>
        </draw:line>
        <draw:line draw:style-name="gr73" draw:text-style-name="P26" draw:layer="layout" svg:x1="17.78cm" svg:y1="10.976cm" svg:x2="17.78cm" svg:y2="11.67cm">
          <text:p/>
        </draw:line>
        <draw:line draw:style-name="gr71" draw:text-style-name="P26" draw:layer="layout" svg:x1="12.192cm" svg:y1="10.976cm" svg:x2="12.192cm" svg:y2="10.468cm">
          <text:p/>
        </draw:line>
        <draw:line draw:style-name="gr71" draw:text-style-name="P26" draw:layer="layout" svg:x1="6.604cm" svg:y1="16.099cm" svg:x2="6.604cm" svg:y2="16.764cm">
          <text:p/>
        </draw:line>
        <draw:line draw:style-name="gr71" draw:text-style-name="P26" draw:layer="layout" svg:x1="6.604cm" svg:y1="16.764cm" svg:x2="23.368cm" svg:y2="16.764cm">
          <text:p/>
        </draw:line>
        <draw:line draw:style-name="gr71" draw:text-style-name="P26" draw:layer="layout" svg:x1="23.314cm" svg:y1="8.128cm" svg:x2="23.314cm" svg:y2="16.764cm">
          <text:p/>
        </draw:line>
        <draw:line draw:style-name="gr74" draw:text-style-name="P26" draw:layer="layout" svg:x1="23.314cm" svg:y1="8.128cm" svg:x2="16.864cm" svg:y2="8.128cm">
          <text:p/>
        </draw:line>
        <draw:line draw:style-name="gr71" draw:text-style-name="P26" draw:layer="layout" svg:x1="17.626cm" svg:y1="16.099cm" svg:x2="17.626cm" svg:y2="16.764cm">
          <text:p/>
        </draw:line>
        <draw:custom-shape draw:style-name="gr79" draw:text-style-name="P53" draw:layer="layout" svg:width="8.89cm" svg:height="1.013cm" svg:x="7.974cm" svg:y="2.61cm">
          <text:p text:style-name="P49"><text:span text:style-name="T70">Initialise </text:span><text:span text:style-name="T71">Listening Socket (LS)</text:span></text:p>
          <draw:enhanced-geometry svg:viewBox="0 0 21600 21600" draw:type="rectangle" draw:enhanced-path="M 0 0 L 21600 0 21600 21600 0 21600 0 0 Z N"/>
        </draw:custom-shape>
        <draw:custom-shape draw:style-name="gr75" draw:text-style-name="P50" draw:layer="layout" svg:width="8.89cm" svg:height="1.014cm" svg:x="7.974cm" svg:y="4.298cm">
          <text:p text:style-name="P29"><text:span text:style-name="T70">Initialise </text:span><text:span text:style-name="T71">File-Descriptor Set (FD)</text:span></text:p>
          <draw:enhanced-geometry svg:viewBox="0 0 21600 21600" draw:type="rectangle" draw:enhanced-path="M 0 0 L 21600 0 21600 21600 0 21600 0 0 Z N"/>
        </draw:custom-shape>
        <presentation:notes draw:style-name="dp4">
          <draw:page-thumbnail draw:name="Rectangle 155" draw:style-name="gr4" draw:layer="layout" svg:width="13.546cm" svg:height="10.159cm" svg:x="3.387cm" svg:y="1.905cm" draw:page-number="21" presentation:class="page"/>
          <draw:frame draw:name="Rectangle 156" presentation:style-name="pr22" draw:text-style-name="P15" draw:layer="layout" svg:width="14.816cm" svg:height="11.852cm" svg:x="2.752cm" svg:y="12.7cm" presentation:class="notes" presentation:placeholder="true" presentation:user-transformed="true">
            <draw:text-box/>
          </draw:frame>
        </presentation:notes>
      </draw:page>
      <draw:page draw:name="page22" draw:style-name="dp1" draw:master-page-name="Title_20_and_20_Content" presentation:presentation-page-layout-name="AL2T11">
        <office:forms form:automatic-focus="false" form:apply-design-mode="false"/>
        <draw:frame draw:name="Rectangle 81" presentation:style-name="pr2" draw:text-style-name="P7" draw:layer="layout" svg:width="21.576cm" svg:height="1.591cm" svg:x="1.058cm" svg:y="1.583cm" presentation:class="title" presentation:user-transformed="true">
          <draw:text-box>
            <text:p text:style-name="P6"><text:span text:style-name="T6">I/O Multiplexing example overview</text:span></text:p>
          </draw:text-box>
        </draw:frame>
        <draw:frame draw:style-name="gr62" draw:text-style-name="P46" draw:layer="layout" svg:width="25.4cm" svg:height="22.759cm" svg:x="0cm" svg:y="3.228cm">
          <draw:text-box>
            <text:p><text:span text:style-name="T63">int</text:span><text:span text:style-name="T64"> </text:span><text:span text:style-name="T65">main</text:span><text:span text:style-name="T64">(</text:span><text:span text:style-name="T63">int</text:span><text:span text:style-name="T64"> argc, </text:span><text:span text:style-name="T63">char **</text:span><text:span text:style-name="T64">argv){</text:span></text:p>
            <text:p><text:span text:style-name="T64"><text:s text:c="4"/></text:span><text:span text:style-name="T63">int</text:span><text:span text:style-name="T64"> listenfd, connfd;</text:span></text:p>
            <text:p><text:span text:style-name="T64"><text:s text:c="4"/></text:span><text:span text:style-name="T64">socklen_t clientlen;</text:span></text:p>
            <text:p><text:span text:style-name="T64"><text:s text:c="4"/></text:span><text:span text:style-name="T66">struct</text:span><text:span text:style-name="T64"> </text:span><text:span text:style-name="T65">sockaddr_storage clientaddr</text:span><text:span text:style-name="T64">;</text:span></text:p>
            <text:p><text:span text:style-name="T64"><text:s text:c="4"/></text:span><text:span text:style-name="T66">static</text:span><text:span text:style-name="T64"> pool pool; </text:span></text:p>
            <text:p><text:span text:style-name="T64"><text:s text:c="4"/></text:span><text:span text:style-name="T64">if (argc != </text:span><text:span text:style-name="T63">2</text:span><text:span text:style-name="T64">) {</text:span></text:p>
            <text:p><text:span text:style-name="T64"><text:s text:c="8"/></text:span><text:span text:style-name="T64">fprintf(stderr, </text:span><text:span text:style-name="T67">"usage: %s &lt;port&gt;\n"</text:span><text:span text:style-name="T64">, argv[</text:span><text:span text:style-name="T63">0</text:span><text:span text:style-name="T64">]);</text:span></text:p>
            <text:p><text:span text:style-name="T64"><text:s text:c="8"/></text:span><text:span text:style-name="T64">exit(</text:span><text:span text:style-name="T63">0</text:span><text:span text:style-name="T64">);</text:span></text:p>
            <text:p><text:span text:style-name="T64"><text:s text:c="4"/></text:span><text:span text:style-name="T64">}</text:span></text:p>
            <text:p><text:span text:style-name="T64"><text:s text:c="4"/></text:span><text:span text:style-name="T64">listenfd = Open_listenfd(argv[1]);</text:span></text:p>
            <text:p><text:span text:style-name="T64"><text:s text:c="4"/></text:span><text:span text:style-name="T64">init_pool(listenfd, &amp;pool);</text:span></text:p>
            <text:p><text:span text:style-name="T64"><text:s text:c="4"/></text:span><text:span text:style-name="T66">while</text:span><text:span text:style-name="T64"> (</text:span><text:span text:style-name="T63">1</text:span><text:span text:style-name="T64">) {</text:span></text:p>
            <text:p><text:span text:style-name="T64"><text:s text:c="8"/></text:span><text:span text:style-name="T67">/* Wait for listening/connected descriptor(s) to be ready */</text:span></text:p>
            <text:p><text:span text:style-name="T64"><text:s text:c="8"/></text:span><text:span text:style-name="T64">pool.ready_set = pool.all_socks_set;</text:span></text:p>
            <text:p><text:span text:style-name="T64"><text:s text:c="8"/></text:span><text:span text:style-name="T64">pool.nready = Select(pool.maxfd+1, &amp;pool.ready_set, </text:span><text:span text:style-name="T65">NULL</text:span><text:span text:style-name="T64">, </text:span><text:span text:style-name="T65">NULL</text:span><text:span text:style-name="T64">, </text:span><text:span text:style-name="T65">NULL</text:span><text:span text:style-name="T64">);</text:span></text:p>
            <text:p><text:span text:style-name="T64"><text:s text:c="8"/></text:span><text:span text:style-name="T67">/* If listening descriptor ready, add new client to pool */</text:span></text:p>
            <text:p><text:span text:style-name="T64"><text:s text:c="8"/></text:span><text:span text:style-name="T66">if</text:span><text:span text:style-name="T64"> (FD_ISSET(listenfd, &amp;pool.ready_set)) {</text:span></text:p>
            <text:p><text:span text:style-name="T64"><text:s text:c="12"/></text:span><text:span text:style-name="T64">clientlen = </text:span><text:span text:style-name="T66">sizeof</text:span><text:span text:style-name="T64">(</text:span><text:span text:style-name="T66">struct</text:span><text:span text:style-name="T64"> </text:span><text:span text:style-name="T65">sockaddr_storage</text:span><text:span text:style-name="T64">);</text:span></text:p>
            <text:p><text:span text:style-name="T64"><text:s text:c="12"/></text:span><text:span text:style-name="T64">connfd = Accept(listenfd, (SA *)&amp;clientaddr, &amp;clientlen);</text:span></text:p>
            <text:p><text:span text:style-name="T64"><text:s text:c="12"/></text:span><text:span text:style-name="T64">add_client(connfd, &amp;pool);</text:span></text:p>
            <text:p><text:span text:style-name="T64"><text:s text:c="8"/></text:span><text:span text:style-name="T64">}</text:span></text:p>
            <text:p text:style-name="P47"><text:span text:style-name="T68"><text:s text:c="8"/></text:span><text:span text:style-name="T68">check_clients(&amp;pool); </text:span><text:span text:style-name="T67">/* Echo line from each ready descriptor */</text:span></text:p>
            <text:p><text:span text:style-name="T64"><text:s text:c="4"/></text:span><text:span text:style-name="T64">}</text:span></text:p>
            <text:p><text:span text:style-name="T64">}</text:span></text:p>
          </draw:text-box>
        </draw:frame>
        <draw:custom-shape draw:style-name="gr80" draw:text-style-name="P55" draw:layer="layout" svg:width="24.738cm" svg:height="8.736cm" svg:x="0.254cm" svg:y="9.76cm">
          <text:p text:style-name="P54"><text:span text:style-name="T74">IGNORE FOR NOW</text:span></text:p>
          <draw:enhanced-geometry svg:viewBox="0 0 21600 21600" draw:type="rectangle" draw:enhanced-path="M 0 0 L 21600 0 21600 21600 0 21600 0 0 Z N"/>
        </draw:custom-shape>
        <presentation:notes draw:style-name="dp4">
          <draw:page-thumbnail draw:name="Rectangle 82" draw:style-name="gr4" draw:layer="layout" svg:width="13.546cm" svg:height="10.159cm" svg:x="3.387cm" svg:y="1.905cm" draw:page-number="22" presentation:class="page"/>
          <draw:frame draw:name="Rectangle 83" presentation:style-name="pr23" draw:text-style-name="P15" draw:layer="layout" svg:width="14.816cm" svg:height="11.852cm" svg:x="2.752cm" svg:y="12.7cm" presentation:class="notes" presentation:placeholder="true" presentation:user-transformed="true">
            <draw:text-box/>
          </draw:frame>
        </presentation:notes>
      </draw:page>
      <draw:page draw:name="page23" draw:style-name="dp1" draw:master-page-name="Title_20_and_20_Content" presentation:presentation-page-layout-name="AL2T11">
        <office:forms form:automatic-focus="false" form:apply-design-mode="false"/>
        <draw:custom-shape draw:style-name="gr81" draw:text-style-name="P57" draw:layer="layout" svg:width="8.89cm" svg:height="1.014cm" svg:x="7.974cm" svg:y="5.986cm">
          <text:p text:style-name="P56"><text:span text:style-name="T71">Add LS to FD</text:span></text:p>
          <draw:enhanced-geometry svg:viewBox="0 0 21600 21600" draw:type="rectangle" draw:enhanced-path="M 0 0 L 21600 0 21600 21600 0 21600 0 0 Z N"/>
        </draw:custom-shape>
        <draw:custom-shape draw:style-name="gr75" draw:text-style-name="P58" draw:layer="layout" svg:width="8.89cm" svg:height="1.014cm" svg:x="2.374cm" svg:y="11.67cm">
          <text:p text:style-name="P56"><text:span text:style-name="T71">Accept New Connection on LS</text:span></text:p>
          <draw:enhanced-geometry svg:viewBox="0 0 21600 21600" draw:type="rectangle" draw:enhanced-path="M 0 0 L 21600 0 21600 21600 0 21600 0 0 Z N"/>
        </draw:custom-shape>
        <draw:custom-shape draw:style-name="gr82" draw:text-style-name="P60" draw:layer="layout" svg:width="8.89cm" svg:height="1.013cm" svg:x="2.374cm" svg:y="13.428cm">
          <text:p text:style-name="P59"><text:span text:style-name="T71">Initialise Connection Socket (CS</text:span><text:span text:style-name="T72">n</text:span><text:span text:style-name="T71">)</text:span></text:p>
          <draw:enhanced-geometry svg:viewBox="0 0 21600 21600" draw:type="rectangle" draw:enhanced-path="M 0 0 L 21600 0 21600 21600 0 21600 0 0 Z N"/>
        </draw:custom-shape>
        <draw:custom-shape draw:style-name="gr77" draw:text-style-name="P58" draw:layer="layout" svg:width="8.89cm" svg:height="1.013cm" svg:x="2.374cm" svg:y="15.086cm">
          <text:p text:style-name="P56"><text:span text:style-name="T70">Add </text:span><text:span text:style-name="T71">C</text:span><text:span text:style-name="T72">Sn </text:span><text:span text:style-name="T71">to FD</text:span></text:p>
          <draw:enhanced-geometry svg:viewBox="0 0 21600 21600" draw:type="rectangle" draw:enhanced-path="M 0 0 L 21600 0 21600 21600 0 21600 0 0 Z N"/>
        </draw:custom-shape>
        <draw:custom-shape draw:style-name="gr75" draw:text-style-name="P58" draw:layer="layout" svg:width="8.89cm" svg:height="1.014cm" svg:x="13.174cm" svg:y="11.67cm">
          <text:p text:style-name="P56"><text:span text:style-name="T71">New Message from CSx</text:span></text:p>
          <draw:enhanced-geometry svg:viewBox="0 0 21600 21600" draw:type="rectangle" draw:enhanced-path="M 0 0 L 21600 0 21600 21600 0 21600 0 0 Z N"/>
        </draw:custom-shape>
        <draw:custom-shape draw:style-name="gr83" draw:text-style-name="P60" draw:layer="layout" svg:width="8.89cm" svg:height="1.013cm" svg:x="13.174cm" svg:y="13.328cm">
          <text:p text:style-name="P59"><text:span text:style-name="T71">Read single line from CS</text:span><text:span text:style-name="T72">x</text:span></text:p>
          <draw:enhanced-geometry svg:viewBox="0 0 21600 21600" draw:type="rectangle" draw:enhanced-path="M 0 0 L 21600 0 21600 21600 0 21600 0 0 Z N"/>
        </draw:custom-shape>
        <draw:custom-shape draw:style-name="gr77" draw:text-style-name="P58" draw:layer="layout" svg:width="8.89cm" svg:height="1.013cm" svg:x="13.174cm" svg:y="15.086cm">
          <text:p text:style-name="P56"><text:span text:style-name="T71">Remove CSx if done</text:span></text:p>
          <draw:enhanced-geometry svg:viewBox="0 0 21600 21600" draw:type="rectangle" draw:enhanced-path="M 0 0 L 21600 0 21600 21600 0 21600 0 0 Z N"/>
        </draw:custom-shape>
        <draw:custom-shape draw:style-name="gr77" draw:text-style-name="P58" draw:layer="layout" svg:width="8.89cm" svg:height="1.013cm" svg:x="7.974cm" svg:y="9.409cm">
          <text:p text:style-name="P56"><text:span text:style-name="T71">Check all Sockets for messages</text:span></text:p>
          <draw:enhanced-geometry svg:viewBox="0 0 21600 21600" draw:type="rectangle" draw:enhanced-path="M 0 0 L 21600 0 21600 21600 0 21600 0 0 Z N"/>
        </draw:custom-shape>
        <draw:custom-shape draw:style-name="gr75" draw:text-style-name="P58" draw:layer="layout" svg:width="8.89cm" svg:height="1.014cm" svg:x="7.974cm" svg:y="7.686cm">
          <text:p text:style-name="P56"><text:span text:style-name="T71">Select Ready Sockets in LS</text:span></text:p>
          <draw:enhanced-geometry svg:viewBox="0 0 21600 21600" draw:type="rectangle" draw:enhanced-path="M 0 0 L 21600 0 21600 21600 0 21600 0 0 Z N"/>
        </draw:custom-shape>
        <draw:line draw:style-name="gr70" draw:text-style-name="P26" draw:layer="layout" svg:x1="12.192cm" svg:y1="3.623cm" svg:x2="12.192cm" svg:y2="4.298cm">
          <text:p/>
        </draw:line>
        <draw:line draw:style-name="gr70" draw:text-style-name="P26" draw:layer="layout" svg:x1="12.192cm" svg:y1="5.323cm" svg:x2="12.192cm" svg:y2="5.998cm">
          <text:p/>
        </draw:line>
        <draw:line draw:style-name="gr70" draw:text-style-name="P26" draw:layer="layout" svg:x1="12.192cm" svg:y1="7.023cm" svg:x2="12.192cm" svg:y2="7.698cm">
          <text:p/>
        </draw:line>
        <draw:line draw:style-name="gr70" draw:text-style-name="P26" draw:layer="layout" svg:x1="12.192cm" svg:y1="8.723cm" svg:x2="12.192cm" svg:y2="9.398cm">
          <text:p/>
        </draw:line>
        <draw:line draw:style-name="gr70" draw:text-style-name="P26" draw:layer="layout" svg:x1="6.692cm" svg:y1="12.723cm" svg:x2="6.692cm" svg:y2="13.398cm">
          <text:p/>
        </draw:line>
        <draw:line draw:style-name="gr70" draw:text-style-name="P26" draw:layer="layout" svg:x1="6.692cm" svg:y1="14.423cm" svg:x2="6.692cm" svg:y2="15.098cm">
          <text:p/>
        </draw:line>
        <draw:line draw:style-name="gr70" draw:text-style-name="P26" draw:layer="layout" svg:x1="17.692cm" svg:y1="12.723cm" svg:x2="17.692cm" svg:y2="13.398cm">
          <text:p/>
        </draw:line>
        <draw:line draw:style-name="gr70" draw:text-style-name="P26" draw:layer="layout" svg:x1="17.692cm" svg:y1="14.423cm" svg:x2="17.692cm" svg:y2="15.098cm">
          <text:p/>
        </draw:line>
        <draw:line draw:style-name="gr71" draw:text-style-name="P26" draw:layer="layout" svg:x1="6.604cm" svg:y1="10.976cm" svg:x2="17.78cm" svg:y2="10.976cm">
          <text:p/>
        </draw:line>
        <draw:line draw:style-name="gr72" draw:text-style-name="P26" draw:layer="layout" svg:x1="6.604cm" svg:y1="10.976cm" svg:x2="6.604cm" svg:y2="11.67cm">
          <text:p/>
        </draw:line>
        <draw:line draw:style-name="gr73" draw:text-style-name="P26" draw:layer="layout" svg:x1="17.78cm" svg:y1="10.976cm" svg:x2="17.78cm" svg:y2="11.67cm">
          <text:p/>
        </draw:line>
        <draw:line draw:style-name="gr71" draw:text-style-name="P26" draw:layer="layout" svg:x1="12.192cm" svg:y1="10.976cm" svg:x2="12.192cm" svg:y2="10.468cm">
          <text:p/>
        </draw:line>
        <draw:line draw:style-name="gr71" draw:text-style-name="P26" draw:layer="layout" svg:x1="6.604cm" svg:y1="16.099cm" svg:x2="6.604cm" svg:y2="16.764cm">
          <text:p/>
        </draw:line>
        <draw:line draw:style-name="gr71" draw:text-style-name="P26" draw:layer="layout" svg:x1="6.604cm" svg:y1="16.764cm" svg:x2="23.368cm" svg:y2="16.764cm">
          <text:p/>
        </draw:line>
        <draw:line draw:style-name="gr71" draw:text-style-name="P26" draw:layer="layout" svg:x1="23.314cm" svg:y1="8.128cm" svg:x2="23.314cm" svg:y2="16.764cm">
          <text:p/>
        </draw:line>
        <draw:line draw:style-name="gr74" draw:text-style-name="P26" draw:layer="layout" svg:x1="23.314cm" svg:y1="8.128cm" svg:x2="16.864cm" svg:y2="8.128cm">
          <text:p/>
        </draw:line>
        <draw:line draw:style-name="gr71" draw:text-style-name="P26" draw:layer="layout" svg:x1="17.626cm" svg:y1="16.099cm" svg:x2="17.626cm" svg:y2="16.764cm">
          <text:p/>
        </draw:line>
        <draw:custom-shape draw:style-name="gr84" draw:text-style-name="P51" draw:layer="layout" svg:width="8.89cm" svg:height="1.013cm" svg:x="7.974cm" svg:y="2.61cm">
          <text:p text:style-name="P49"><text:span text:style-name="T70">Initialise </text:span><text:span text:style-name="T71">Listening Socket (LS)</text:span></text:p>
          <draw:enhanced-geometry svg:viewBox="0 0 21600 21600" draw:type="rectangle" draw:enhanced-path="M 0 0 L 21600 0 21600 21600 0 21600 0 0 Z N"/>
        </draw:custom-shape>
        <draw:custom-shape draw:style-name="gr81" draw:text-style-name="P61" draw:layer="layout" svg:width="8.89cm" svg:height="1.014cm" svg:x="7.974cm" svg:y="4.298cm">
          <text:p text:style-name="P29"><text:span text:style-name="T70">Initialise </text:span><text:span text:style-name="T71">File-Descriptor Set (FD)</text:span></text:p>
          <draw:enhanced-geometry svg:viewBox="0 0 21600 21600" draw:type="rectangle" draw:enhanced-path="M 0 0 L 21600 0 21600 21600 0 21600 0 0 Z N"/>
        </draw:custom-shape>
        <presentation:notes draw:style-name="dp4">
          <draw:page-thumbnail draw:name="Rectangle 157" draw:style-name="gr4" draw:layer="layout" svg:width="13.546cm" svg:height="10.159cm" svg:x="3.387cm" svg:y="1.905cm" draw:page-number="23" presentation:class="page"/>
          <draw:frame draw:name="Rectangle 181" presentation:style-name="pr24" draw:text-style-name="P15" draw:layer="layout" svg:width="14.816cm" svg:height="11.852cm" svg:x="2.752cm" svg:y="12.7cm" presentation:class="notes" presentation:placeholder="true" presentation:user-transformed="true">
            <draw:text-box/>
          </draw:frame>
        </presentation:notes>
      </draw:page>
      <draw:page draw:name="page24" draw:style-name="dp1" draw:master-page-name="Title_20_and_20_Content" presentation:presentation-page-layout-name="AL2T11">
        <office:forms form:automatic-focus="false" form:apply-design-mode="false"/>
        <draw:frame draw:name="Rectangle 84" presentation:style-name="pr2" draw:text-style-name="P7" draw:layer="layout" svg:width="21.576cm" svg:height="1.591cm" svg:x="1.058cm" svg:y="1.583cm" presentation:class="title" presentation:user-transformed="true">
          <draw:text-box>
            <text:p text:style-name="P6"><text:span text:style-name="T6">I/O Multiplexing example overview</text:span></text:p>
          </draw:text-box>
        </draw:frame>
        <draw:frame draw:style-name="gr63" draw:text-style-name="P48" draw:layer="layout" svg:width="22.352cm" svg:height="10.569cm" svg:x="2.54cm" svg:y="5.334cm">
          <draw:text-box>
            <text:p><text:span text:style-name="T61">void</text:span><text:span text:style-name="T59"> </text:span><text:span text:style-name="T62">init_pool</text:span><text:span text:style-name="T59">(</text:span><text:span text:style-name="T61">int</text:span><text:span text:style-name="T59"> listenfd, pool *p) {</text:span></text:p>
            <text:p><text:span text:style-name="T59"><text:s text:c="4"/></text:span><text:span text:style-name="T60">/* Initially, there are no connected descriptors */</text:span></text:p>
            <text:p><text:span text:style-name="T59"><text:s text:c="4"/></text:span><text:span text:style-name="T61">int</text:span><text:span text:style-name="T59"> i;</text:span></text:p>
            <text:p><text:span text:style-name="T59"><text:s text:c="4"/></text:span><text:span text:style-name="T59">p-&gt;maxi = </text:span><text:span text:style-name="T61">-1</text:span><text:span text:style-name="T59">;</text:span></text:p>
            <text:p><text:span text:style-name="T59"><text:s text:c="4"/></text:span><text:span text:style-name="T58">for</text:span><text:span text:style-name="T59"> (i=</text:span><text:span text:style-name="T61">0</text:span><text:span text:style-name="T59">; i&lt; FD_SETSIZE; i++) <text:s/></text:span></text:p>
            <text:p><text:span text:style-name="T59"><text:s text:c="4"/></text:span><text:span text:style-name="T59"><text:tab/></text:span><text:span text:style-name="T59">p-&gt;clientfd[i] = </text:span><text:span text:style-name="T61">-1</text:span><text:span text:style-name="T59">;</text:span></text:p>
            <text:p><text:span text:style-name="T75"/></text:p>
            <text:p><text:span text:style-name="T59"><text:s text:c="4"/></text:span><text:span text:style-name="T60">/* Initially, listenfd is only member of select read set */</text:span></text:p>
            <text:p><text:span text:style-name="T59"><text:s text:c="4"/></text:span><text:span text:style-name="T59">p-&gt;maxfd = listenfd;</text:span></text:p>
            <text:p><text:span text:style-name="T59"><text:s text:c="4"/></text:span><text:span text:style-name="T59">FD_ZERO(&amp;p-&gt;all_socks_set);</text:span></text:p>
            <text:p><text:span text:style-name="T59"><text:s text:c="4"/></text:span><text:span text:style-name="T59">FD_SET(listenfd, &amp;p-&gt;all_socks_set);</text:span></text:p>
            <text:p><text:span text:style-name="T59">}</text:span></text:p>
          </draw:text-box>
        </draw:frame>
        <presentation:notes draw:style-name="dp4">
          <draw:page-thumbnail draw:name="Rectangle 85" draw:style-name="gr4" draw:layer="layout" svg:width="13.546cm" svg:height="10.159cm" svg:x="3.387cm" svg:y="1.905cm" draw:page-number="24" presentation:class="page"/>
          <draw:frame draw:name="Rectangle 86" presentation:style-name="pr25" draw:text-style-name="P15" draw:layer="layout" svg:width="14.816cm" svg:height="11.852cm" svg:x="2.752cm" svg:y="12.7cm" presentation:class="notes" presentation:placeholder="true" presentation:user-transformed="true">
            <draw:text-box/>
          </draw:frame>
        </presentation:notes>
      </draw:page>
      <draw:page draw:name="page25" draw:style-name="dp1" draw:master-page-name="Title_20_and_20_Content" presentation:presentation-page-layout-name="AL2T11">
        <office:forms form:automatic-focus="false" form:apply-design-mode="false"/>
        <draw:custom-shape draw:style-name="gr75" draw:text-style-name="P58" draw:layer="layout" svg:width="8.89cm" svg:height="1.014cm" svg:x="7.974cm" svg:y="5.986cm">
          <text:p text:style-name="P56"><text:span text:style-name="T71">Add LS to FD</text:span></text:p>
          <draw:enhanced-geometry svg:viewBox="0 0 21600 21600" draw:type="rectangle" draw:enhanced-path="M 0 0 L 21600 0 21600 21600 0 21600 0 0 Z N"/>
        </draw:custom-shape>
        <draw:custom-shape draw:style-name="gr81" draw:text-style-name="P57" draw:layer="layout" svg:width="8.89cm" svg:height="1.014cm" svg:x="2.374cm" svg:y="11.67cm">
          <text:p text:style-name="P56"><text:span text:style-name="T71">Accept New Connection on LS</text:span></text:p>
          <draw:enhanced-geometry svg:viewBox="0 0 21600 21600" draw:type="rectangle" draw:enhanced-path="M 0 0 L 21600 0 21600 21600 0 21600 0 0 Z N"/>
        </draw:custom-shape>
        <draw:custom-shape draw:style-name="gr85" draw:text-style-name="P62" draw:layer="layout" svg:width="8.89cm" svg:height="1.013cm" svg:x="2.374cm" svg:y="13.428cm">
          <text:p text:style-name="P59"><text:span text:style-name="T71">Initialise Connection Socket (CS</text:span><text:span text:style-name="T72">n</text:span><text:span text:style-name="T71">)</text:span></text:p>
          <draw:enhanced-geometry svg:viewBox="0 0 21600 21600" draw:type="rectangle" draw:enhanced-path="M 0 0 L 21600 0 21600 21600 0 21600 0 0 Z N"/>
        </draw:custom-shape>
        <draw:custom-shape draw:style-name="gr77" draw:text-style-name="P58" draw:layer="layout" svg:width="8.89cm" svg:height="1.013cm" svg:x="2.374cm" svg:y="15.086cm">
          <text:p text:style-name="P56"><text:span text:style-name="T70">Add </text:span><text:span text:style-name="T71">C</text:span><text:span text:style-name="T72">Sn </text:span><text:span text:style-name="T71">to FD</text:span></text:p>
          <draw:enhanced-geometry svg:viewBox="0 0 21600 21600" draw:type="rectangle" draw:enhanced-path="M 0 0 L 21600 0 21600 21600 0 21600 0 0 Z N"/>
        </draw:custom-shape>
        <draw:custom-shape draw:style-name="gr75" draw:text-style-name="P58" draw:layer="layout" svg:width="8.89cm" svg:height="1.014cm" svg:x="13.174cm" svg:y="11.67cm">
          <text:p text:style-name="P56"><text:span text:style-name="T71">New Message from CSx</text:span></text:p>
          <draw:enhanced-geometry svg:viewBox="0 0 21600 21600" draw:type="rectangle" draw:enhanced-path="M 0 0 L 21600 0 21600 21600 0 21600 0 0 Z N"/>
        </draw:custom-shape>
        <draw:custom-shape draw:style-name="gr86" draw:text-style-name="P60" draw:layer="layout" svg:width="8.89cm" svg:height="1.013cm" svg:x="13.174cm" svg:y="13.328cm">
          <text:p text:style-name="P59"><text:span text:style-name="T71">Read single line from CS</text:span><text:span text:style-name="T72">x</text:span></text:p>
          <draw:enhanced-geometry svg:viewBox="0 0 21600 21600" draw:type="rectangle" draw:enhanced-path="M 0 0 L 21600 0 21600 21600 0 21600 0 0 Z N"/>
        </draw:custom-shape>
        <draw:custom-shape draw:style-name="gr77" draw:text-style-name="P58" draw:layer="layout" svg:width="8.89cm" svg:height="1.013cm" svg:x="13.174cm" svg:y="15.086cm">
          <text:p text:style-name="P56"><text:span text:style-name="T71">Remove CSx if done</text:span></text:p>
          <draw:enhanced-geometry svg:viewBox="0 0 21600 21600" draw:type="rectangle" draw:enhanced-path="M 0 0 L 21600 0 21600 21600 0 21600 0 0 Z N"/>
        </draw:custom-shape>
        <draw:custom-shape draw:style-name="gr87" draw:text-style-name="P57" draw:layer="layout" svg:width="8.89cm" svg:height="1.013cm" svg:x="7.974cm" svg:y="9.409cm">
          <text:p text:style-name="P56"><text:span text:style-name="T71">Check all Sockets for messages</text:span></text:p>
          <draw:enhanced-geometry svg:viewBox="0 0 21600 21600" draw:type="rectangle" draw:enhanced-path="M 0 0 L 21600 0 21600 21600 0 21600 0 0 Z N"/>
        </draw:custom-shape>
        <draw:custom-shape draw:style-name="gr81" draw:text-style-name="P57" draw:layer="layout" svg:width="8.89cm" svg:height="1.014cm" svg:x="7.974cm" svg:y="7.686cm">
          <text:p text:style-name="P56"><text:span text:style-name="T71">Select Ready Sockets in LS</text:span></text:p>
          <draw:enhanced-geometry svg:viewBox="0 0 21600 21600" draw:type="rectangle" draw:enhanced-path="M 0 0 L 21600 0 21600 21600 0 21600 0 0 Z N"/>
        </draw:custom-shape>
        <draw:line draw:style-name="gr70" draw:text-style-name="P26" draw:layer="layout" svg:x1="12.192cm" svg:y1="3.623cm" svg:x2="12.192cm" svg:y2="4.298cm">
          <text:p/>
        </draw:line>
        <draw:line draw:style-name="gr70" draw:text-style-name="P26" draw:layer="layout" svg:x1="12.192cm" svg:y1="5.323cm" svg:x2="12.192cm" svg:y2="5.998cm">
          <text:p/>
        </draw:line>
        <draw:line draw:style-name="gr70" draw:text-style-name="P26" draw:layer="layout" svg:x1="12.192cm" svg:y1="7.023cm" svg:x2="12.192cm" svg:y2="7.698cm">
          <text:p/>
        </draw:line>
        <draw:line draw:style-name="gr70" draw:text-style-name="P26" draw:layer="layout" svg:x1="12.192cm" svg:y1="8.723cm" svg:x2="12.192cm" svg:y2="9.398cm">
          <text:p/>
        </draw:line>
        <draw:line draw:style-name="gr70" draw:text-style-name="P26" draw:layer="layout" svg:x1="6.692cm" svg:y1="12.723cm" svg:x2="6.692cm" svg:y2="13.398cm">
          <text:p/>
        </draw:line>
        <draw:line draw:style-name="gr70" draw:text-style-name="P26" draw:layer="layout" svg:x1="6.692cm" svg:y1="14.423cm" svg:x2="6.692cm" svg:y2="15.098cm">
          <text:p/>
        </draw:line>
        <draw:line draw:style-name="gr70" draw:text-style-name="P26" draw:layer="layout" svg:x1="17.692cm" svg:y1="12.723cm" svg:x2="17.692cm" svg:y2="13.398cm">
          <text:p/>
        </draw:line>
        <draw:line draw:style-name="gr70" draw:text-style-name="P26" draw:layer="layout" svg:x1="17.692cm" svg:y1="14.423cm" svg:x2="17.692cm" svg:y2="15.098cm">
          <text:p/>
        </draw:line>
        <draw:line draw:style-name="gr71" draw:text-style-name="P26" draw:layer="layout" svg:x1="6.604cm" svg:y1="10.976cm" svg:x2="17.78cm" svg:y2="10.976cm">
          <text:p/>
        </draw:line>
        <draw:line draw:style-name="gr72" draw:text-style-name="P26" draw:layer="layout" svg:x1="6.604cm" svg:y1="10.976cm" svg:x2="6.604cm" svg:y2="11.67cm">
          <text:p/>
        </draw:line>
        <draw:line draw:style-name="gr73" draw:text-style-name="P26" draw:layer="layout" svg:x1="17.78cm" svg:y1="10.976cm" svg:x2="17.78cm" svg:y2="11.67cm">
          <text:p/>
        </draw:line>
        <draw:line draw:style-name="gr71" draw:text-style-name="P26" draw:layer="layout" svg:x1="12.192cm" svg:y1="10.976cm" svg:x2="12.192cm" svg:y2="10.468cm">
          <text:p/>
        </draw:line>
        <draw:line draw:style-name="gr71" draw:text-style-name="P26" draw:layer="layout" svg:x1="6.604cm" svg:y1="16.099cm" svg:x2="6.604cm" svg:y2="16.764cm">
          <text:p/>
        </draw:line>
        <draw:line draw:style-name="gr71" draw:text-style-name="P26" draw:layer="layout" svg:x1="6.604cm" svg:y1="16.764cm" svg:x2="23.368cm" svg:y2="16.764cm">
          <text:p/>
        </draw:line>
        <draw:line draw:style-name="gr71" draw:text-style-name="P26" draw:layer="layout" svg:x1="23.314cm" svg:y1="8.128cm" svg:x2="23.314cm" svg:y2="16.764cm">
          <text:p/>
        </draw:line>
        <draw:line draw:style-name="gr74" draw:text-style-name="P26" draw:layer="layout" svg:x1="23.314cm" svg:y1="8.128cm" svg:x2="16.864cm" svg:y2="8.128cm">
          <text:p/>
        </draw:line>
        <draw:line draw:style-name="gr71" draw:text-style-name="P26" draw:layer="layout" svg:x1="17.626cm" svg:y1="16.099cm" svg:x2="17.626cm" svg:y2="16.764cm">
          <text:p/>
        </draw:line>
        <draw:custom-shape draw:style-name="gr88" draw:text-style-name="P51" draw:layer="layout" svg:width="8.89cm" svg:height="1.013cm" svg:x="7.974cm" svg:y="2.61cm">
          <text:p text:style-name="P49"><text:span text:style-name="T70">Initialise </text:span><text:span text:style-name="T71">Listening Socket (LS)</text:span></text:p>
          <draw:enhanced-geometry svg:viewBox="0 0 21600 21600" draw:type="rectangle" draw:enhanced-path="M 0 0 L 21600 0 21600 21600 0 21600 0 0 Z N"/>
        </draw:custom-shape>
        <draw:custom-shape draw:style-name="gr75" draw:text-style-name="P50" draw:layer="layout" svg:width="8.89cm" svg:height="1.014cm" svg:x="7.974cm" svg:y="4.298cm">
          <text:p text:style-name="P29"><text:span text:style-name="T70">Initialise </text:span><text:span text:style-name="T71">File-Descriptor Set (FD)</text:span></text:p>
          <draw:enhanced-geometry svg:viewBox="0 0 21600 21600" draw:type="rectangle" draw:enhanced-path="M 0 0 L 21600 0 21600 21600 0 21600 0 0 Z N"/>
        </draw:custom-shape>
        <presentation:notes draw:style-name="dp4">
          <draw:page-thumbnail draw:name="Rectangle 182" draw:style-name="gr4" draw:layer="layout" svg:width="13.546cm" svg:height="10.159cm" svg:x="3.387cm" svg:y="1.905cm" draw:page-number="25" presentation:class="page"/>
          <draw:frame draw:name="Rectangle 183" presentation:style-name="pr26" draw:text-style-name="P15" draw:layer="layout" svg:width="14.816cm" svg:height="11.852cm" svg:x="2.752cm" svg:y="12.7cm" presentation:class="notes" presentation:placeholder="true" presentation:user-transformed="true">
            <draw:text-box/>
          </draw:frame>
        </presentation:notes>
      </draw:page>
      <draw:page draw:name="page26" draw:style-name="dp1" draw:master-page-name="Title_20_and_20_Content" presentation:presentation-page-layout-name="AL2T11">
        <office:forms form:automatic-focus="false" form:apply-design-mode="false"/>
        <draw:frame draw:name="Rectangle 186" presentation:style-name="pr2" draw:text-style-name="P7" draw:layer="layout" svg:width="21.576cm" svg:height="1.591cm" svg:x="1.058cm" svg:y="1.583cm" presentation:class="title" presentation:user-transformed="true">
          <draw:text-box>
            <text:p text:style-name="P6"><text:span text:style-name="T6">I/O Multiplexing example overview</text:span></text:p>
          </draw:text-box>
        </draw:frame>
        <draw:frame draw:style-name="gr62" draw:text-style-name="P52" draw:layer="layout" svg:width="25.4cm" svg:height="22.759cm" svg:x="0cm" svg:y="3.528cm">
          <draw:text-box>
            <text:p><text:span text:style-name="T63">int</text:span><text:span text:style-name="T64"> </text:span><text:span text:style-name="T65">main</text:span><text:span text:style-name="T64">(</text:span><text:span text:style-name="T63">int</text:span><text:span text:style-name="T64"> argc, </text:span><text:span text:style-name="T63">char **</text:span><text:span text:style-name="T64">argv){</text:span></text:p>
            <text:p><text:span text:style-name="T64"><text:s text:c="4"/></text:span><text:span text:style-name="T63">int</text:span><text:span text:style-name="T64"> listenfd, connfd;</text:span></text:p>
            <text:p><text:span text:style-name="T64"><text:s text:c="4"/></text:span><text:span text:style-name="T64">socklen_t clientlen;</text:span></text:p>
            <text:p><text:span text:style-name="T64"><text:s text:c="4"/></text:span><text:span text:style-name="T66">struct</text:span><text:span text:style-name="T64"> </text:span><text:span text:style-name="T65">sockaddr_storage clientaddr</text:span><text:span text:style-name="T64">;</text:span></text:p>
            <text:p><text:span text:style-name="T64"><text:s text:c="4"/></text:span><text:span text:style-name="T66">static</text:span><text:span text:style-name="T64"> pool pool; </text:span></text:p>
            <text:p><text:span text:style-name="T64"><text:s text:c="4"/></text:span><text:span text:style-name="T64">if (argc != </text:span><text:span text:style-name="T63">2</text:span><text:span text:style-name="T64">) {</text:span></text:p>
            <text:p><text:span text:style-name="T64"><text:s text:c="8"/></text:span><text:span text:style-name="T64">fprintf(stderr, </text:span><text:span text:style-name="T67">"usage: %s &lt;port&gt;\n"</text:span><text:span text:style-name="T64">, argv[</text:span><text:span text:style-name="T63">0</text:span><text:span text:style-name="T64">]);</text:span></text:p>
            <text:p><text:span text:style-name="T64"><text:s text:c="8"/></text:span><text:span text:style-name="T64">exit(</text:span><text:span text:style-name="T63">0</text:span><text:span text:style-name="T64">);</text:span></text:p>
            <text:p><text:span text:style-name="T64"><text:s text:c="4"/></text:span><text:span text:style-name="T64">}</text:span></text:p>
            <text:p><text:span text:style-name="T64"><text:s text:c="4"/></text:span><text:span text:style-name="T64">listenfd = Open_listenfd(argv[1]);</text:span></text:p>
            <text:p><text:span text:style-name="T64"><text:s text:c="4"/></text:span><text:span text:style-name="T64">init_pool(listenfd, &amp;pool);</text:span></text:p>
            <text:p><text:span text:style-name="T64"><text:s text:c="4"/></text:span><text:span text:style-name="T66">while</text:span><text:span text:style-name="T64"> (</text:span><text:span text:style-name="T63">1</text:span><text:span text:style-name="T64">) {</text:span></text:p>
            <text:p><text:span text:style-name="T64"><text:s text:c="8"/></text:span><text:span text:style-name="T67">/* Wait for listening/connected descriptor(s) to be ready */</text:span></text:p>
            <text:p><text:span text:style-name="T64"><text:s text:c="8"/></text:span><text:span text:style-name="T64">pool.ready_set = pool.all_socks_set;</text:span></text:p>
            <text:p><text:span text:style-name="T64"><text:s text:c="8"/></text:span><text:span text:style-name="T64">pool.nready = Select(pool.maxfd+1, &amp;pool.ready_set, </text:span><text:span text:style-name="T65">NULL</text:span><text:span text:style-name="T64">, </text:span><text:span text:style-name="T65">NULL</text:span><text:span text:style-name="T64">, </text:span><text:span text:style-name="T65">NULL</text:span><text:span text:style-name="T64">);</text:span></text:p>
            <text:p><text:span text:style-name="T64"><text:s text:c="8"/></text:span><text:span text:style-name="T67">/* If listening descriptor ready, add new client to pool */</text:span></text:p>
            <text:p><text:span text:style-name="T64"><text:s text:c="8"/></text:span><text:span text:style-name="T66">if</text:span><text:span text:style-name="T64"> (FD_ISSET(listenfd, &amp;pool.ready_set)) {</text:span></text:p>
            <text:p><text:span text:style-name="T64"><text:s text:c="12"/></text:span><text:span text:style-name="T64">clientlen = </text:span><text:span text:style-name="T66">sizeof</text:span><text:span text:style-name="T64">(</text:span><text:span text:style-name="T66">struct</text:span><text:span text:style-name="T64"> </text:span><text:span text:style-name="T65">sockaddr_storage</text:span><text:span text:style-name="T64">);</text:span></text:p>
            <text:p><text:span text:style-name="T64"><text:s text:c="12"/></text:span><text:span text:style-name="T64">connfd = Accept(listenfd, (SA *)&amp;clientaddr, &amp;clientlen);</text:span></text:p>
            <text:p><text:span text:style-name="T64"><text:s text:c="12"/></text:span><text:span text:style-name="T64">add_client(connfd, &amp;pool);</text:span></text:p>
            <text:p><text:span text:style-name="T64"><text:s text:c="8"/></text:span><text:span text:style-name="T64">}</text:span></text:p>
            <text:p text:style-name="P47"><text:span text:style-name="T68"><text:s text:c="8"/></text:span><text:span text:style-name="T68">check_clients(&amp;pool); </text:span><text:span text:style-name="T67">/* Echo line from each ready descriptor */</text:span></text:p>
            <text:p><text:span text:style-name="T64"><text:s text:c="4"/></text:span><text:span text:style-name="T64">}</text:span></text:p>
            <text:p><text:span text:style-name="T64">}</text:span></text:p>
          </draw:text-box>
        </draw:frame>
        <draw:custom-shape draw:style-name="gr89" draw:text-style-name="P64" draw:layer="layout" svg:width="23.368cm" svg:height="6.35cm" svg:x="1.524cm" svg:y="4.318cm">
          <text:p text:style-name="P63"><text:span text:style-name="T74">NOT RELEVANT HERE</text:span></text:p>
          <draw:enhanced-geometry svg:viewBox="0 0 21600 21600" draw:type="rectangle" draw:enhanced-path="M 0 0 L 21600 0 21600 21600 0 21600 0 0 Z N"/>
        </draw:custom-shape>
        <presentation:notes draw:style-name="dp4">
          <draw:page-thumbnail draw:name="Rectangle 187" draw:style-name="gr4" draw:layer="layout" svg:width="13.546cm" svg:height="10.159cm" svg:x="3.387cm" svg:y="1.905cm" draw:page-number="26" presentation:class="page"/>
          <draw:frame draw:name="Rectangle 188" presentation:style-name="pr27" draw:text-style-name="P15" draw:layer="layout" svg:width="14.816cm" svg:height="11.852cm" svg:x="2.752cm" svg:y="12.7cm" presentation:class="notes" presentation:placeholder="true" presentation:user-transformed="true">
            <draw:text-box/>
          </draw:frame>
        </presentation:notes>
      </draw:page>
      <draw:page draw:name="page27" draw:style-name="dp1" draw:master-page-name="Title_20_and_20_Content" presentation:presentation-page-layout-name="AL2T11">
        <office:forms form:automatic-focus="false" form:apply-design-mode="false"/>
        <draw:custom-shape draw:style-name="gr75" draw:text-style-name="P58" draw:layer="layout" svg:width="8.89cm" svg:height="1.014cm" svg:x="7.974cm" svg:y="5.986cm">
          <text:p text:style-name="P56"><text:span text:style-name="T71">Add LS to FD</text:span></text:p>
          <draw:enhanced-geometry svg:viewBox="0 0 21600 21600" draw:type="rectangle" draw:enhanced-path="M 0 0 L 21600 0 21600 21600 0 21600 0 0 Z N"/>
        </draw:custom-shape>
        <draw:custom-shape draw:style-name="gr75" draw:text-style-name="P58" draw:layer="layout" svg:width="8.89cm" svg:height="1.014cm" svg:x="2.374cm" svg:y="11.67cm">
          <text:p text:style-name="P56"><text:span text:style-name="T71">Accept New Connection on LS</text:span></text:p>
          <draw:enhanced-geometry svg:viewBox="0 0 21600 21600" draw:type="rectangle" draw:enhanced-path="M 0 0 L 21600 0 21600 21600 0 21600 0 0 Z N"/>
        </draw:custom-shape>
        <draw:custom-shape draw:style-name="gr90" draw:text-style-name="P60" draw:layer="layout" svg:width="8.89cm" svg:height="1.013cm" svg:x="2.374cm" svg:y="13.428cm">
          <text:p text:style-name="P59"><text:span text:style-name="T71">Initialise Connection Socket (CS</text:span><text:span text:style-name="T72">n</text:span><text:span text:style-name="T71">)</text:span></text:p>
          <draw:enhanced-geometry svg:viewBox="0 0 21600 21600" draw:type="rectangle" draw:enhanced-path="M 0 0 L 21600 0 21600 21600 0 21600 0 0 Z N"/>
        </draw:custom-shape>
        <draw:custom-shape draw:style-name="gr87" draw:text-style-name="P57" draw:layer="layout" svg:width="8.89cm" svg:height="1.013cm" svg:x="2.374cm" svg:y="15.086cm">
          <text:p text:style-name="P56"><text:span text:style-name="T70">Add </text:span><text:span text:style-name="T71">C</text:span><text:span text:style-name="T72">Sn </text:span><text:span text:style-name="T71">to FD</text:span></text:p>
          <draw:enhanced-geometry svg:viewBox="0 0 21600 21600" draw:type="rectangle" draw:enhanced-path="M 0 0 L 21600 0 21600 21600 0 21600 0 0 Z N"/>
        </draw:custom-shape>
        <draw:custom-shape draw:style-name="gr75" draw:text-style-name="P58" draw:layer="layout" svg:width="8.89cm" svg:height="1.014cm" svg:x="13.174cm" svg:y="11.67cm">
          <text:p text:style-name="P56"><text:span text:style-name="T71">New Message from CSx</text:span></text:p>
          <draw:enhanced-geometry svg:viewBox="0 0 21600 21600" draw:type="rectangle" draw:enhanced-path="M 0 0 L 21600 0 21600 21600 0 21600 0 0 Z N"/>
        </draw:custom-shape>
        <draw:custom-shape draw:style-name="gr91" draw:text-style-name="P60" draw:layer="layout" svg:width="8.89cm" svg:height="1.013cm" svg:x="13.174cm" svg:y="13.328cm">
          <text:p text:style-name="P59"><text:span text:style-name="T71">Read single line from CS</text:span><text:span text:style-name="T72">x</text:span></text:p>
          <draw:enhanced-geometry svg:viewBox="0 0 21600 21600" draw:type="rectangle" draw:enhanced-path="M 0 0 L 21600 0 21600 21600 0 21600 0 0 Z N"/>
        </draw:custom-shape>
        <draw:custom-shape draw:style-name="gr77" draw:text-style-name="P58" draw:layer="layout" svg:width="8.89cm" svg:height="1.013cm" svg:x="13.174cm" svg:y="15.086cm">
          <text:p text:style-name="P56"><text:span text:style-name="T71">Remove CSx if done</text:span></text:p>
          <draw:enhanced-geometry svg:viewBox="0 0 21600 21600" draw:type="rectangle" draw:enhanced-path="M 0 0 L 21600 0 21600 21600 0 21600 0 0 Z N"/>
        </draw:custom-shape>
        <draw:custom-shape draw:style-name="gr77" draw:text-style-name="P58" draw:layer="layout" svg:width="8.89cm" svg:height="1.013cm" svg:x="7.974cm" svg:y="9.409cm">
          <text:p text:style-name="P56"><text:span text:style-name="T71">Check all Sockets for messages</text:span></text:p>
          <draw:enhanced-geometry svg:viewBox="0 0 21600 21600" draw:type="rectangle" draw:enhanced-path="M 0 0 L 21600 0 21600 21600 0 21600 0 0 Z N"/>
        </draw:custom-shape>
        <draw:custom-shape draw:style-name="gr75" draw:text-style-name="P58" draw:layer="layout" svg:width="8.89cm" svg:height="1.014cm" svg:x="7.974cm" svg:y="7.686cm">
          <text:p text:style-name="P56"><text:span text:style-name="T71">Select Ready Sockets in LS</text:span></text:p>
          <draw:enhanced-geometry svg:viewBox="0 0 21600 21600" draw:type="rectangle" draw:enhanced-path="M 0 0 L 21600 0 21600 21600 0 21600 0 0 Z N"/>
        </draw:custom-shape>
        <draw:line draw:style-name="gr70" draw:text-style-name="P26" draw:layer="layout" svg:x1="12.192cm" svg:y1="3.623cm" svg:x2="12.192cm" svg:y2="4.298cm">
          <text:p/>
        </draw:line>
        <draw:line draw:style-name="gr70" draw:text-style-name="P26" draw:layer="layout" svg:x1="12.192cm" svg:y1="5.323cm" svg:x2="12.192cm" svg:y2="5.998cm">
          <text:p/>
        </draw:line>
        <draw:line draw:style-name="gr70" draw:text-style-name="P26" draw:layer="layout" svg:x1="12.192cm" svg:y1="7.023cm" svg:x2="12.192cm" svg:y2="7.698cm">
          <text:p/>
        </draw:line>
        <draw:line draw:style-name="gr70" draw:text-style-name="P26" draw:layer="layout" svg:x1="12.192cm" svg:y1="8.723cm" svg:x2="12.192cm" svg:y2="9.398cm">
          <text:p/>
        </draw:line>
        <draw:line draw:style-name="gr70" draw:text-style-name="P26" draw:layer="layout" svg:x1="6.692cm" svg:y1="12.723cm" svg:x2="6.692cm" svg:y2="13.398cm">
          <text:p/>
        </draw:line>
        <draw:line draw:style-name="gr70" draw:text-style-name="P26" draw:layer="layout" svg:x1="6.692cm" svg:y1="14.423cm" svg:x2="6.692cm" svg:y2="15.098cm">
          <text:p/>
        </draw:line>
        <draw:line draw:style-name="gr70" draw:text-style-name="P26" draw:layer="layout" svg:x1="17.692cm" svg:y1="12.723cm" svg:x2="17.692cm" svg:y2="13.398cm">
          <text:p/>
        </draw:line>
        <draw:line draw:style-name="gr70" draw:text-style-name="P26" draw:layer="layout" svg:x1="17.692cm" svg:y1="14.423cm" svg:x2="17.692cm" svg:y2="15.098cm">
          <text:p/>
        </draw:line>
        <draw:line draw:style-name="gr71" draw:text-style-name="P26" draw:layer="layout" svg:x1="6.604cm" svg:y1="10.976cm" svg:x2="17.78cm" svg:y2="10.976cm">
          <text:p/>
        </draw:line>
        <draw:line draw:style-name="gr72" draw:text-style-name="P26" draw:layer="layout" svg:x1="6.604cm" svg:y1="10.976cm" svg:x2="6.604cm" svg:y2="11.67cm">
          <text:p/>
        </draw:line>
        <draw:line draw:style-name="gr73" draw:text-style-name="P26" draw:layer="layout" svg:x1="17.78cm" svg:y1="10.976cm" svg:x2="17.78cm" svg:y2="11.67cm">
          <text:p/>
        </draw:line>
        <draw:line draw:style-name="gr71" draw:text-style-name="P26" draw:layer="layout" svg:x1="12.192cm" svg:y1="10.976cm" svg:x2="12.192cm" svg:y2="10.468cm">
          <text:p/>
        </draw:line>
        <draw:line draw:style-name="gr71" draw:text-style-name="P26" draw:layer="layout" svg:x1="6.604cm" svg:y1="16.099cm" svg:x2="6.604cm" svg:y2="16.764cm">
          <text:p/>
        </draw:line>
        <draw:line draw:style-name="gr71" draw:text-style-name="P26" draw:layer="layout" svg:x1="6.604cm" svg:y1="16.764cm" svg:x2="23.368cm" svg:y2="16.764cm">
          <text:p/>
        </draw:line>
        <draw:line draw:style-name="gr71" draw:text-style-name="P26" draw:layer="layout" svg:x1="23.314cm" svg:y1="8.128cm" svg:x2="23.314cm" svg:y2="16.764cm">
          <text:p/>
        </draw:line>
        <draw:line draw:style-name="gr74" draw:text-style-name="P26" draw:layer="layout" svg:x1="23.314cm" svg:y1="8.128cm" svg:x2="16.864cm" svg:y2="8.128cm">
          <text:p/>
        </draw:line>
        <draw:line draw:style-name="gr71" draw:text-style-name="P26" draw:layer="layout" svg:x1="17.626cm" svg:y1="16.099cm" svg:x2="17.626cm" svg:y2="16.764cm">
          <text:p/>
        </draw:line>
        <draw:custom-shape draw:style-name="gr92" draw:text-style-name="P51" draw:layer="layout" svg:width="8.89cm" svg:height="1.013cm" svg:x="7.974cm" svg:y="2.61cm">
          <text:p text:style-name="P49"><text:span text:style-name="T70">Initialise </text:span><text:span text:style-name="T71">Listening Socket (LS)</text:span></text:p>
          <draw:enhanced-geometry svg:viewBox="0 0 21600 21600" draw:type="rectangle" draw:enhanced-path="M 0 0 L 21600 0 21600 21600 0 21600 0 0 Z N"/>
        </draw:custom-shape>
        <draw:custom-shape draw:style-name="gr75" draw:text-style-name="P50" draw:layer="layout" svg:width="8.89cm" svg:height="1.014cm" svg:x="7.974cm" svg:y="4.298cm">
          <text:p text:style-name="P29"><text:span text:style-name="T70">Initialise </text:span><text:span text:style-name="T71">File-Descriptor Set (FD)</text:span></text:p>
          <draw:enhanced-geometry svg:viewBox="0 0 21600 21600" draw:type="rectangle" draw:enhanced-path="M 0 0 L 21600 0 21600 21600 0 21600 0 0 Z N"/>
        </draw:custom-shape>
        <presentation:notes draw:style-name="dp4">
          <draw:page-thumbnail draw:name="Rectangle 184" draw:style-name="gr4" draw:layer="layout" svg:width="13.546cm" svg:height="10.159cm" svg:x="3.387cm" svg:y="1.905cm" draw:page-number="27" presentation:class="page"/>
          <draw:frame draw:name="Rectangle 185" presentation:style-name="pr28" draw:text-style-name="P15" draw:layer="layout" svg:width="14.816cm" svg:height="11.852cm" svg:x="2.752cm" svg:y="12.7cm" presentation:class="notes" presentation:placeholder="true" presentation:user-transformed="true">
            <draw:text-box/>
          </draw:frame>
        </presentation:notes>
      </draw:page>
      <draw:page draw:name="page28" draw:style-name="dp1" draw:master-page-name="Title_20_and_20_Content" presentation:presentation-page-layout-name="AL2T11">
        <office:forms form:automatic-focus="false" form:apply-design-mode="false"/>
        <draw:frame draw:name="Rectangle 88" presentation:style-name="pr2" draw:text-style-name="P7" draw:layer="layout" svg:width="21.576cm" svg:height="1.591cm" svg:x="1.058cm" svg:y="1.583cm" presentation:class="title" presentation:user-transformed="true">
          <draw:text-box>
            <text:p text:style-name="P6"><text:span text:style-name="T6">I/O Multiplexing example overview</text:span></text:p>
          </draw:text-box>
        </draw:frame>
        <draw:frame draw:style-name="gr64" draw:text-style-name="P46" draw:layer="layout" svg:width="23.876cm" svg:height="15.049cm" svg:x="1.8cm" svg:y="3.277cm">
          <draw:text-box>
            <text:p><text:span text:style-name="T61">void</text:span><text:span text:style-name="T59"> </text:span><text:span text:style-name="T62">add_client</text:span><text:span text:style-name="T59">(</text:span><text:span text:style-name="T61">int</text:span><text:span text:style-name="T59"> connfd, pool *p) {</text:span></text:p>
            <text:p><text:span text:style-name="T59"><text:s text:c="4"/></text:span><text:span text:style-name="T61">int</text:span><text:span text:style-name="T59"> i;</text:span></text:p>
            <text:p><text:span text:style-name="T59"><text:s text:c="4"/></text:span><text:span text:style-name="T59">p-&gt;nready--;</text:span></text:p>
            <text:p><text:span text:style-name="T59"><text:s text:c="4"/></text:span><text:span text:style-name="T58">for</text:span><text:span text:style-name="T59"> (i = </text:span><text:span text:style-name="T61">0</text:span><text:span text:style-name="T59">; i &lt; FD_SETSIZE; i++) <text:s/></text:span><text:span text:style-name="T60">/* Find an available slot */</text:span></text:p>
            <text:p><text:span text:style-name="T59"><text:s text:c="4"/></text:span><text:span text:style-name="T59"><text:tab/></text:span><text:span text:style-name="T58">if</text:span><text:span text:style-name="T59"> (p-&gt;clientfd[i] &lt; </text:span><text:span text:style-name="T61">0</text:span><text:span text:style-name="T59">) { </text:span></text:p>
            <text:p><text:span text:style-name="T59"><text:s text:c="8"/></text:span><text:span text:style-name="T59"><text:tab/></text:span><text:span text:style-name="T60">/* Add connected descriptor to the pool */</text:span></text:p>
            <text:p><text:span text:style-name="T59"><text:s text:c="8"/></text:span><text:span text:style-name="T59"><text:tab/></text:span><text:span text:style-name="T59">p-&gt;clientfd[i] = connfd;</text:span></text:p>
            <text:p><text:span text:style-name="T59"><text:s text:c="8"/></text:span><text:span text:style-name="T59"><text:tab/></text:span><text:span text:style-name="T59">Rio_readinitb(&amp;p-&gt;clientrio[i], connfd);</text:span></text:p>
            <text:p><text:span text:style-name="T57"/></text:p>
            <text:p><text:span text:style-name="T59"><text:tab/></text:span><text:span text:style-name="T59"> <text:s text:c="7"/></text:span><text:span text:style-name="T60">/* Add the descriptor to descriptor set */</text:span></text:p>
            <text:p><text:span text:style-name="T59"><text:s text:c="3"/></text:span><text:span text:style-name="T59"><text:tab/></text:span><text:span text:style-name="T59"><text:tab/></text:span><text:span text:style-name="T59"> <text:s text:c="4"/></text:span><text:span text:style-name="T59">FD_SET(connfd, &amp;p-&gt;all_socks_set);</text:span></text:p>
            <text:p><text:span text:style-name="T57"/></text:p>
            <text:p><text:span text:style-name="T59"><text:s text:c="8"/></text:span><text:span text:style-name="T59"><text:tab/></text:span><text:span text:style-name="T60">/* Update max descriptor and pool highwater mark */</text:span></text:p>
            <text:p><text:span text:style-name="T59"><text:s text:c="8"/></text:span><text:span text:style-name="T59"><text:tab/></text:span><text:span text:style-name="T58">if</text:span><text:span text:style-name="T59"> (connfd &gt; p-&gt;maxfd)</text:span></text:p>
            <text:p><text:span text:style-name="T59"><text:s text:c="8"/></text:span><text:span text:style-name="T59"><text:tab/></text:span><text:span text:style-name="T59"><text:tab/></text:span><text:span text:style-name="T59">p-&gt;maxfd = connfd;</text:span></text:p>
            <text:p><text:span text:style-name="T59"><text:s text:c="8"/></text:span><text:span text:style-name="T59"><text:tab/></text:span><text:span text:style-name="T58">if</text:span><text:span text:style-name="T59"> (i &gt; p-&gt;maxi)</text:span></text:p>
            <text:p><text:span text:style-name="T59"><text:s text:c="8"/></text:span><text:span text:style-name="T59"><text:tab/></text:span><text:span text:style-name="T59"><text:tab/></text:span><text:span text:style-name="T59">p-&gt;maxi = i;</text:span></text:p>
            <text:p><text:span text:style-name="T59"><text:s text:c="8"/></text:span><text:span text:style-name="T59"><text:tab/></text:span><text:span text:style-name="T58">break</text:span><text:span text:style-name="T59">;</text:span></text:p>
            <text:p><text:span text:style-name="T59"><text:s text:c="4"/></text:span><text:span text:style-name="T59"><text:tab/></text:span><text:span text:style-name="T59">}</text:span></text:p>
            <text:p><text:span text:style-name="T59"><text:s text:c="4"/></text:span><text:span text:style-name="T58">if</text:span><text:span text:style-name="T59"> (i == FD_SETSIZE) </text:span><text:span text:style-name="T60">/* Couldn't find an empty slot */</text:span></text:p>
            <text:p><text:span text:style-name="T59"><text:s text:c="4"/></text:span><text:span text:style-name="T59"><text:tab/></text:span><text:span text:style-name="T59">app_error(</text:span><text:span text:style-name="T69">"add_client error: Too many clients"</text:span><text:span text:style-name="T59">);</text:span></text:p>
            <text:p><text:span text:style-name="T59">}</text:span></text:p>
          </draw:text-box>
        </draw:frame>
        <presentation:notes draw:style-name="dp4">
          <draw:page-thumbnail draw:name="Rectangle 89" draw:style-name="gr4" draw:layer="layout" svg:width="13.546cm" svg:height="10.159cm" svg:x="3.387cm" svg:y="1.905cm" draw:page-number="28" presentation:class="page"/>
          <draw:frame draw:name="Rectangle 90" presentation:style-name="pr29" draw:text-style-name="P15" draw:layer="layout" svg:width="14.816cm" svg:height="11.852cm" svg:x="2.752cm" svg:y="12.7cm" presentation:class="notes" presentation:placeholder="true" presentation:user-transformed="true">
            <draw:text-box/>
          </draw:frame>
        </presentation:notes>
      </draw:page>
      <draw:page draw:name="page29" draw:style-name="dp1" draw:master-page-name="Title_20_and_20_Content" presentation:presentation-page-layout-name="AL2T11">
        <office:forms form:automatic-focus="false" form:apply-design-mode="false"/>
        <draw:custom-shape draw:style-name="gr75" draw:text-style-name="P58" draw:layer="layout" svg:width="8.89cm" svg:height="1.014cm" svg:x="7.974cm" svg:y="5.986cm">
          <text:p text:style-name="P56"><text:span text:style-name="T71">Add LS to FD</text:span></text:p>
          <draw:enhanced-geometry svg:viewBox="0 0 21600 21600" draw:type="rectangle" draw:enhanced-path="M 0 0 L 21600 0 21600 21600 0 21600 0 0 Z N"/>
        </draw:custom-shape>
        <draw:custom-shape draw:style-name="gr75" draw:text-style-name="P58" draw:layer="layout" svg:width="8.89cm" svg:height="1.014cm" svg:x="2.374cm" svg:y="11.67cm">
          <text:p text:style-name="P56"><text:span text:style-name="T71">Accept New Connection on LS</text:span></text:p>
          <draw:enhanced-geometry svg:viewBox="0 0 21600 21600" draw:type="rectangle" draw:enhanced-path="M 0 0 L 21600 0 21600 21600 0 21600 0 0 Z N"/>
        </draw:custom-shape>
        <draw:custom-shape draw:style-name="gr93" draw:text-style-name="P60" draw:layer="layout" svg:width="8.89cm" svg:height="1.013cm" svg:x="2.374cm" svg:y="13.428cm">
          <text:p text:style-name="P59"><text:span text:style-name="T71">Initialise Connection Socket (CS</text:span><text:span text:style-name="T72">n</text:span><text:span text:style-name="T71">)</text:span></text:p>
          <draw:enhanced-geometry svg:viewBox="0 0 21600 21600" draw:type="rectangle" draw:enhanced-path="M 0 0 L 21600 0 21600 21600 0 21600 0 0 Z N"/>
        </draw:custom-shape>
        <draw:custom-shape draw:style-name="gr77" draw:text-style-name="P58" draw:layer="layout" svg:width="8.89cm" svg:height="1.013cm" svg:x="2.374cm" svg:y="15.086cm">
          <text:p text:style-name="P56"><text:span text:style-name="T70">Add </text:span><text:span text:style-name="T71">C</text:span><text:span text:style-name="T72">Sn </text:span><text:span text:style-name="T71">to FD</text:span></text:p>
          <draw:enhanced-geometry svg:viewBox="0 0 21600 21600" draw:type="rectangle" draw:enhanced-path="M 0 0 L 21600 0 21600 21600 0 21600 0 0 Z N"/>
        </draw:custom-shape>
        <draw:custom-shape draw:style-name="gr81" draw:text-style-name="P57" draw:layer="layout" svg:width="8.89cm" svg:height="1.014cm" svg:x="13.174cm" svg:y="11.67cm">
          <text:p text:style-name="P56"><text:span text:style-name="T71">New Message from CSx</text:span></text:p>
          <draw:enhanced-geometry svg:viewBox="0 0 21600 21600" draw:type="rectangle" draw:enhanced-path="M 0 0 L 21600 0 21600 21600 0 21600 0 0 Z N"/>
        </draw:custom-shape>
        <draw:custom-shape draw:style-name="gr94" draw:text-style-name="P62" draw:layer="layout" svg:width="8.89cm" svg:height="1.013cm" svg:x="13.174cm" svg:y="13.328cm">
          <text:p text:style-name="P59"><text:span text:style-name="T71">Read single line from CS</text:span><text:span text:style-name="T72">x</text:span></text:p>
          <draw:enhanced-geometry svg:viewBox="0 0 21600 21600" draw:type="rectangle" draw:enhanced-path="M 0 0 L 21600 0 21600 21600 0 21600 0 0 Z N"/>
        </draw:custom-shape>
        <draw:custom-shape draw:style-name="gr87" draw:text-style-name="P57" draw:layer="layout" svg:width="8.89cm" svg:height="1.013cm" svg:x="13.174cm" svg:y="15.086cm">
          <text:p text:style-name="P56"><text:span text:style-name="T71">Remove CSx if done</text:span></text:p>
          <draw:enhanced-geometry svg:viewBox="0 0 21600 21600" draw:type="rectangle" draw:enhanced-path="M 0 0 L 21600 0 21600 21600 0 21600 0 0 Z N"/>
        </draw:custom-shape>
        <draw:custom-shape draw:style-name="gr77" draw:text-style-name="P58" draw:layer="layout" svg:width="8.89cm" svg:height="1.013cm" svg:x="7.974cm" svg:y="9.409cm">
          <text:p text:style-name="P56"><text:span text:style-name="T71">Check all Sockets for messages</text:span></text:p>
          <draw:enhanced-geometry svg:viewBox="0 0 21600 21600" draw:type="rectangle" draw:enhanced-path="M 0 0 L 21600 0 21600 21600 0 21600 0 0 Z N"/>
        </draw:custom-shape>
        <draw:custom-shape draw:style-name="gr75" draw:text-style-name="P58" draw:layer="layout" svg:width="8.89cm" svg:height="1.014cm" svg:x="7.974cm" svg:y="7.686cm">
          <text:p text:style-name="P56"><text:span text:style-name="T71">Select Ready Sockets in LS</text:span></text:p>
          <draw:enhanced-geometry svg:viewBox="0 0 21600 21600" draw:type="rectangle" draw:enhanced-path="M 0 0 L 21600 0 21600 21600 0 21600 0 0 Z N"/>
        </draw:custom-shape>
        <draw:line draw:style-name="gr70" draw:text-style-name="P26" draw:layer="layout" svg:x1="12.192cm" svg:y1="3.623cm" svg:x2="12.192cm" svg:y2="4.298cm">
          <text:p/>
        </draw:line>
        <draw:line draw:style-name="gr70" draw:text-style-name="P26" draw:layer="layout" svg:x1="12.192cm" svg:y1="5.323cm" svg:x2="12.192cm" svg:y2="5.998cm">
          <text:p/>
        </draw:line>
        <draw:line draw:style-name="gr70" draw:text-style-name="P26" draw:layer="layout" svg:x1="12.192cm" svg:y1="7.023cm" svg:x2="12.192cm" svg:y2="7.698cm">
          <text:p/>
        </draw:line>
        <draw:line draw:style-name="gr70" draw:text-style-name="P26" draw:layer="layout" svg:x1="12.192cm" svg:y1="8.723cm" svg:x2="12.192cm" svg:y2="9.398cm">
          <text:p/>
        </draw:line>
        <draw:line draw:style-name="gr70" draw:text-style-name="P26" draw:layer="layout" svg:x1="6.692cm" svg:y1="12.723cm" svg:x2="6.692cm" svg:y2="13.398cm">
          <text:p/>
        </draw:line>
        <draw:line draw:style-name="gr70" draw:text-style-name="P26" draw:layer="layout" svg:x1="6.692cm" svg:y1="14.423cm" svg:x2="6.692cm" svg:y2="15.098cm">
          <text:p/>
        </draw:line>
        <draw:line draw:style-name="gr70" draw:text-style-name="P26" draw:layer="layout" svg:x1="17.692cm" svg:y1="12.723cm" svg:x2="17.692cm" svg:y2="13.398cm">
          <text:p/>
        </draw:line>
        <draw:line draw:style-name="gr70" draw:text-style-name="P26" draw:layer="layout" svg:x1="17.692cm" svg:y1="14.423cm" svg:x2="17.692cm" svg:y2="15.098cm">
          <text:p/>
        </draw:line>
        <draw:line draw:style-name="gr71" draw:text-style-name="P26" draw:layer="layout" svg:x1="6.604cm" svg:y1="10.976cm" svg:x2="17.78cm" svg:y2="10.976cm">
          <text:p/>
        </draw:line>
        <draw:line draw:style-name="gr72" draw:text-style-name="P26" draw:layer="layout" svg:x1="6.604cm" svg:y1="10.976cm" svg:x2="6.604cm" svg:y2="11.67cm">
          <text:p/>
        </draw:line>
        <draw:line draw:style-name="gr73" draw:text-style-name="P26" draw:layer="layout" svg:x1="17.78cm" svg:y1="10.976cm" svg:x2="17.78cm" svg:y2="11.67cm">
          <text:p/>
        </draw:line>
        <draw:line draw:style-name="gr71" draw:text-style-name="P26" draw:layer="layout" svg:x1="12.192cm" svg:y1="10.976cm" svg:x2="12.192cm" svg:y2="10.468cm">
          <text:p/>
        </draw:line>
        <draw:line draw:style-name="gr71" draw:text-style-name="P26" draw:layer="layout" svg:x1="6.604cm" svg:y1="16.099cm" svg:x2="6.604cm" svg:y2="16.764cm">
          <text:p/>
        </draw:line>
        <draw:line draw:style-name="gr71" draw:text-style-name="P26" draw:layer="layout" svg:x1="6.604cm" svg:y1="16.764cm" svg:x2="23.368cm" svg:y2="16.764cm">
          <text:p/>
        </draw:line>
        <draw:line draw:style-name="gr71" draw:text-style-name="P26" draw:layer="layout" svg:x1="23.314cm" svg:y1="8.128cm" svg:x2="23.314cm" svg:y2="16.764cm">
          <text:p/>
        </draw:line>
        <draw:line draw:style-name="gr74" draw:text-style-name="P26" draw:layer="layout" svg:x1="23.314cm" svg:y1="8.128cm" svg:x2="16.864cm" svg:y2="8.128cm">
          <text:p/>
        </draw:line>
        <draw:line draw:style-name="gr71" draw:text-style-name="P26" draw:layer="layout" svg:x1="17.626cm" svg:y1="16.099cm" svg:x2="17.626cm" svg:y2="16.764cm">
          <text:p/>
        </draw:line>
        <draw:custom-shape draw:style-name="gr95" draw:text-style-name="P51" draw:layer="layout" svg:width="8.89cm" svg:height="1.013cm" svg:x="7.974cm" svg:y="2.61cm">
          <text:p text:style-name="P49"><text:span text:style-name="T70">Initialise </text:span><text:span text:style-name="T71">Listening Socket (LS)</text:span></text:p>
          <draw:enhanced-geometry svg:viewBox="0 0 21600 21600" draw:type="rectangle" draw:enhanced-path="M 0 0 L 21600 0 21600 21600 0 21600 0 0 Z N"/>
        </draw:custom-shape>
        <draw:custom-shape draw:style-name="gr75" draw:text-style-name="P50" draw:layer="layout" svg:width="8.89cm" svg:height="1.014cm" svg:x="7.974cm" svg:y="4.298cm">
          <text:p text:style-name="P29"><text:span text:style-name="T70">Initialise </text:span><text:span text:style-name="T71">File-Descriptor Set (FD)</text:span></text:p>
          <draw:enhanced-geometry svg:viewBox="0 0 21600 21600" draw:type="rectangle" draw:enhanced-path="M 0 0 L 21600 0 21600 21600 0 21600 0 0 Z N"/>
        </draw:custom-shape>
        <presentation:notes draw:style-name="dp4">
          <draw:page-thumbnail draw:name="Rectangle 189" draw:style-name="gr4" draw:layer="layout" svg:width="13.546cm" svg:height="10.159cm" svg:x="3.387cm" svg:y="1.905cm" draw:page-number="29" presentation:class="page"/>
          <draw:frame draw:name="Rectangle 190" presentation:style-name="pr30" draw:text-style-name="P15" draw:layer="layout" svg:width="14.816cm" svg:height="11.852cm" svg:x="2.752cm" svg:y="12.7cm" presentation:class="notes" presentation:placeholder="true" presentation:user-transformed="true">
            <draw:text-box/>
          </draw:frame>
        </presentation:notes>
      </draw:page>
      <draw:page draw:name="page30" draw:style-name="dp1" draw:master-page-name="Title_20_and_20_Content" presentation:presentation-page-layout-name="AL2T11">
        <office:forms form:automatic-focus="false" form:apply-design-mode="false"/>
        <draw:frame draw:name="Rectangle 91" presentation:style-name="pr2" draw:text-style-name="P7" draw:layer="layout" svg:width="21.576cm" svg:height="1.591cm" svg:x="1.058cm" svg:y="1.583cm" presentation:class="title" presentation:user-transformed="true">
          <draw:text-box>
            <text:p text:style-name="P6"><text:span text:style-name="T6">I/O Multiplexing example overview</text:span></text:p>
          </draw:text-box>
        </draw:frame>
        <draw:frame draw:style-name="gr65" draw:text-style-name="P46" draw:layer="layout" svg:width="25.4cm" svg:height="14.746cm" svg:x="0.2cm" svg:y="3.542cm">
          <draw:text-box>
            <text:p><text:span text:style-name="T61">void</text:span><text:span text:style-name="T59"> check_clients(pool *p) {</text:span></text:p>
            <text:p><text:span text:style-name="T59"><text:s text:c="4"/></text:span><text:span text:style-name="T61">int</text:span><text:span text:style-name="T59"> i, connfd, n;</text:span></text:p>
            <text:p><text:span text:style-name="T59"><text:s text:c="4"/></text:span><text:span text:style-name="T61">char</text:span><text:span text:style-name="T59"> buf[MAXLINE]; </text:span></text:p>
            <text:p><text:span text:style-name="T59"><text:s text:c="4"/></text:span><text:span text:style-name="T59">rio_t rio;</text:span></text:p>
            <text:p><text:span text:style-name="T59"><text:s text:c="4"/></text:span><text:span text:style-name="T58">for</text:span><text:span text:style-name="T59"> (i = </text:span><text:span text:style-name="T61">0</text:span><text:span text:style-name="T59">; (i &lt;= p-&gt;maxi) &amp;&amp; (p-&gt;nready &gt; </text:span><text:span text:style-name="T61">0</text:span><text:span text:style-name="T59">); i++) {</text:span></text:p>
            <text:p><text:span text:style-name="T59"><text:s text:c="8"/></text:span><text:span text:style-name="T59">connfd = p-&gt;clientfd[i];</text:span></text:p>
            <text:p><text:span text:style-name="T59"><text:s text:c="8"/></text:span><text:span text:style-name="T59">rio = p-&gt;clientrio[i];</text:span></text:p>
            <text:p><text:span text:style-name="T59"><text:s text:c="8"/></text:span><text:span text:style-name="T60">/* If the descriptor is ready, echo a text line from it */</text:span></text:p>
            <text:p><text:span text:style-name="T59"><text:s text:c="8"/></text:span><text:span text:style-name="T58">if</text:span><text:span text:style-name="T59"> ((connfd &gt; </text:span><text:span text:style-name="T61">0</text:span><text:span text:style-name="T59">) &amp;&amp; (FD_ISSET(connfd, &amp;p-&gt;ready_set))) { </text:span></text:p>
            <text:p><text:span text:style-name="T59"><text:s text:c="12"/></text:span><text:span text:style-name="T59">p-&gt;nready--;</text:span></text:p>
            <text:p><text:span text:style-name="T59"><text:s text:c="12"/></text:span><text:span text:style-name="T58">if</text:span><text:span text:style-name="T59"> ((n = Rio_readlineb(&amp;rio, buf, MAXLINE)) != </text:span><text:span text:style-name="T61">0</text:span><text:span text:style-name="T59">) {</text:span></text:p>
            <text:p><text:span text:style-name="T59"><text:s text:c="16"/></text:span><text:span text:style-name="T59">byte_cnt += n;</text:span></text:p>
            <text:p><text:span text:style-name="T59"><text:s text:c="16"/></text:span><text:span text:style-name="T59">printf(</text:span><text:span text:style-name="T69">"Server received %d (%d total) bytes on fd %d\n"</text:span><text:span text:style-name="T59">, </text:span></text:p>
            <text:p><text:span text:style-name="T59"><text:s text:c="16"/></text:span><text:span text:style-name="T59"><text:tab/></text:span><text:span text:style-name="T59">n, byte_cnt, connfd);</text:span></text:p>
            <text:p><text:span text:style-name="T59"><text:s text:c="16"/></text:span><text:span text:style-name="T59">Rio_writen(connfd, buf, n);</text:span></text:p>
            <text:p><text:span text:style-name="T59"><text:s text:c="12"/></text:span><text:span text:style-name="T59">}</text:span></text:p>
            <text:p><text:span text:style-name="T59"><text:s text:c="12"/></text:span><text:span text:style-name="T60">/* EOF detected, remove descriptor from pool */</text:span></text:p>
            <text:p><text:span text:style-name="T59"><text:s text:c="12"/></text:span><text:span text:style-name="T58">else</text:span><text:span text:style-name="T59"> { </text:span></text:p>
            <text:p><text:span text:style-name="T59"><text:s text:c="16"/></text:span><text:span text:style-name="T59">Close(connfd);</text:span></text:p>
            <text:p><text:span text:style-name="T59"><text:s text:c="16"/></text:span><text:span text:style-name="T59">FD_CLR(connfd, &amp;p-&gt;all_socks_set);</text:span></text:p>
            <text:p><text:span text:style-name="T59"><text:s text:c="16"/></text:span><text:span text:style-name="T59">p-&gt;clientfd[i] = </text:span><text:span text:style-name="T61">-1</text:span><text:span text:style-name="T59">;</text:span></text:p>
            <text:p><text:span text:style-name="T59"><text:s text:c="12"/></text:span><text:span text:style-name="T59">}}}}</text:span></text:p>
          </draw:text-box>
        </draw:frame>
        <presentation:notes draw:style-name="dp4">
          <draw:page-thumbnail draw:name="Rectangle 92" draw:style-name="gr4" draw:layer="layout" svg:width="13.546cm" svg:height="10.159cm" svg:x="3.387cm" svg:y="1.905cm" draw:page-number="30" presentation:class="page"/>
          <draw:frame draw:name="Rectangle 154" presentation:style-name="pr31" draw:text-style-name="P15" draw:layer="layout" svg:width="14.816cm" svg:height="11.852cm" svg:x="2.752cm" svg:y="12.7cm" presentation:class="notes" presentation:placeholder="true" presentation:user-transformed="true">
            <draw:text-box/>
          </draw:frame>
        </presentation:notes>
      </draw:page>
      <draw:page draw:name="Pros and Cons of Event-based Servers" draw:style-name="dp1" draw:master-page-name="Title_20_and_20_Content" presentation:presentation-page-layout-name="AL2T11">
        <office:forms form:automatic-focus="false" form:apply-design-mode="false"/>
        <draw:frame draw:name="Rectangle 63" presentation:style-name="pr2" draw:text-style-name="P7" draw:layer="layout" svg:width="21.088cm" svg:height="2.116cm" svg:x="0.992cm" svg:y="1.21cm" presentation:class="title" presentation:user-transformed="true">
          <draw:text-box>
            <text:p text:style-name="P6"><text:span text:style-name="T6">Pros and Cons of Event-based Servers</text:span></text:p>
          </draw:text-box>
        </draw:frame>
        <draw:frame draw:name="Rectangle 64" presentation:style-name="pr3" draw:text-style-name="P10" draw:layer="layout" svg:width="23.075cm" svg:height="14.511cm" svg:x="0.807cm" svg:y="4.158cm" presentation:class="outline" presentation:user-transformed="true">
          <draw:text-box>
            <text:list text:style-name="L2">
              <text:list-item>
                <text:p text:style-name="P65"><text:span text:style-name="T9">+ One logical control flow and address space.</text:span></text:p>
              </text:list-item>
              <text:list-item>
                <text:p text:style-name="P65"><text:span text:style-name="T9">+ Can single-step with a debugger.</text:span></text:p>
              </text:list-item>
              <text:list-item>
                <text:p text:style-name="P65"><text:span text:style-name="T9">+ No process or thread control overhead.</text:span></text:p>
              </text:list-item>
            </text:list>
            <text:list text:style-name="L5">
              <text:list-item>
                <text:list>
                  <text:list-item>
                    <text:p text:style-name="P66"><text:span text:style-name="T10">Design of choice for high-performance Web servers and search </text:span><text:span text:style-name="T10">engines. e.g., Node.js, nginx, Tornado</text:span></text:p>
                  </text:list-item>
                </text:list>
              </text:list-item>
            </text:list>
            <text:p text:style-name="P67"><text:span text:style-name="T10"/></text:p>
            <text:list text:style-name="L9">
              <text:list-item>
                <text:p text:style-name="P68"><text:span text:style-name="T76">–</text:span><text:span text:style-name="T9"> </text:span><text:span text:style-name="T9">Significantly more complex to code than process- or </text:span><text:span text:style-name="T9">thread-based designs.</text:span></text:p>
              </text:list-item>
              <text:list-item>
                <text:p text:style-name="P68"><text:span text:style-name="T76">–</text:span><text:span text:style-name="T9"> </text:span><text:span text:style-name="T9">Hard to provide fine-grained concurrency</text:span></text:p>
              </text:list-item>
            </text:list>
            <text:list text:style-name="L5">
              <text:list-item>
                <text:list>
                  <text:list-item>
                    <text:p text:style-name="P69"><text:span text:style-name="T10">E.g., how to deal with partial HTTP request headers</text:span></text:p>
                  </text:list-item>
                </text:list>
              </text:list-item>
              <text:list-item>
                <text:p text:style-name="P70"><text:span text:style-name="T76">– </text:span><text:span text:style-name="T9">Cannot take advantage of multi-core</text:span></text:p>
                <text:list>
                  <text:list-item>
                    <text:p text:style-name="P69"><text:span text:style-name="T10">Single thread of control</text:span></text:p>
                  </text:list-item>
                </text:list>
              </text:list-item>
            </text:list>
          </draw:text-box>
        </draw:frame>
        <presentation:notes draw:style-name="dp4">
          <draw:page-thumbnail draw:name="Rectangle 65" draw:style-name="gr4" draw:layer="layout" svg:width="13.546cm" svg:height="10.159cm" svg:x="3.387cm" svg:y="1.905cm" draw:page-number="31" presentation:class="page"/>
          <draw:frame draw:name="Rectangle 66" presentation:style-name="pr32" draw:text-style-name="P15" draw:layer="layout" svg:width="14.816cm" svg:height="11.852cm" svg:x="2.752cm" svg:y="12.7cm" presentation:class="notes" presentation:placeholder="true" presentation:user-transformed="true">
            <draw:text-box/>
          </draw:frame>
        </presentation:notes>
      </draw:page>
      <draw:page draw:name="Summary: Approaches to Concurrency" draw:style-name="dp1" draw:master-page-name="Title_20_and_20_Content" presentation:presentation-page-layout-name="AL2T11">
        <office:forms form:automatic-focus="false" form:apply-design-mode="false"/>
        <draw:frame draw:name="Rectangle 130" presentation:style-name="pr2" draw:text-style-name="P7" draw:layer="layout" svg:width="25.258cm" svg:height="2.169cm" svg:x="0.516cm" svg:y="0.688cm" presentation:class="title" presentation:user-transformed="true">
          <draw:text-box>
            <text:p text:style-name="P6"><text:span text:style-name="T6">Summary: Approaches to Concurrency</text:span></text:p>
          </draw:text-box>
        </draw:frame>
        <draw:frame draw:name="Rectangle 131" presentation:style-name="pr3" draw:text-style-name="P10" draw:layer="layout" svg:width="21.933cm" svg:height="15.239cm" svg:x="1.102cm" svg:y="3.387cm" presentation:class="outline" presentation:user-transformed="true">
          <draw:text-box>
            <text:list text:style-name="L2">
              <text:list-item>
                <text:p text:style-name="P16"><text:span text:style-name="T7">Process-based</text:span></text:p>
              </text:list-item>
            </text:list>
            <text:list text:style-name="L5">
              <text:list-item>
                <text:list>
                  <text:list-item>
                    <text:p text:style-name="P71"><text:span text:style-name="T13">Hard to share resources: Easy to avoid unintended sharing</text:span></text:p>
                  </text:list-item>
                  <text:list-item>
                    <text:p text:style-name="P71"><text:span text:style-name="T13">High overhead in adding/removing clients</text:span></text:p>
                  </text:list-item>
                </text:list>
              </text:list-item>
              <text:list-item>
                <text:p text:style-name="P16"><text:span text:style-name="T7">Event-based</text:span></text:p>
                <text:list>
                  <text:list-item>
                    <text:p text:style-name="P71"><text:span text:style-name="T13">Tedious and low level</text:span></text:p>
                  </text:list-item>
                  <text:list-item>
                    <text:p text:style-name="P71"><text:span text:style-name="T13">Total control over scheduling</text:span></text:p>
                  </text:list-item>
                  <text:list-item>
                    <text:p text:style-name="P71"><text:span text:style-name="T13">Very low overhead</text:span></text:p>
                  </text:list-item>
                  <text:list-item>
                    <text:p text:style-name="P71"><text:span text:style-name="T13">Cannot create as fine grained a level of concurrency</text:span></text:p>
                  </text:list-item>
                  <text:list-item>
                    <text:p text:style-name="P71"><text:span text:style-name="T13">Does not make use of multi-core</text:span></text:p>
                  </text:list-item>
                </text:list>
              </text:list-item>
              <text:list-item>
                <text:p text:style-name="P16"><text:span text:style-name="T7">Thread-based</text:span></text:p>
                <text:list>
                  <text:list-item>
                    <text:p text:style-name="P71"><text:span text:style-name="T13">Easy to share resources: Perhaps too easy</text:span></text:p>
                  </text:list-item>
                  <text:list-item>
                    <text:p text:style-name="P71"><text:span text:style-name="T13">Medium overhead</text:span></text:p>
                  </text:list-item>
                  <text:list-item>
                    <text:p text:style-name="P71"><text:span text:style-name="T13">Not much control over scheduling policies</text:span></text:p>
                  </text:list-item>
                  <text:list-item>
                    <text:p text:style-name="P71"><text:span text:style-name="T13">Difficult to debug</text:span></text:p>
                  </text:list-item>
                </text:list>
              </text:list-item>
            </text:list>
            <text:list text:style-name="L6">
              <text:list-item>
                <text:list>
                  <text:list-item>
                    <text:list>
                      <text:list-item>
                        <text:p text:style-name="P72"><text:span text:style-name="T10">Event orderings not repeatable</text:span></text:p>
                      </text:list-item>
                    </text:list>
                  </text:list-item>
                </text:list>
              </text:list-item>
            </text:list>
          </draw:text-box>
        </draw:frame>
        <presentation:notes draw:style-name="dp4">
          <draw:page-thumbnail draw:name="Rectangle 132" draw:style-name="gr4" draw:layer="layout" svg:width="13.546cm" svg:height="10.159cm" svg:x="3.387cm" svg:y="1.905cm" draw:page-number="32" presentation:class="page"/>
          <draw:frame draw:name="Rectangle 133" presentation:style-name="pr33" draw:text-style-name="P15" draw:layer="layout" svg:width="14.816cm" svg:height="11.852cm" svg:x="2.752cm" svg:y="12.7cm" presentation:class="notes" presentation:placeholder="true" presentation:user-transformed="true">
            <draw:text-box/>
          </draw:frame>
        </presentation:notes>
      </draw:page>
      <draw:page draw:name="One worry: Races" draw:style-name="dp1" draw:master-page-name="Title_20_and_20_Content" presentation:presentation-page-layout-name="AL2T11">
        <office:forms form:automatic-focus="false" form:apply-design-mode="false"/>
        <draw:frame draw:name="Rectangle 134" presentation:style-name="pr2" draw:text-style-name="P7" draw:layer="layout" svg:width="21.088cm" svg:height="2.116cm" svg:x="0.771cm" svg:y="1.188cm" presentation:class="title" presentation:user-transformed="true">
          <draw:text-box>
            <text:p text:style-name="P6"><text:span text:style-name="T6">One worry: Races</text:span></text:p>
          </draw:text-box>
        </draw:frame>
        <draw:frame draw:name="Rectangle 135" presentation:style-name="pr3" draw:text-style-name="P10" draw:layer="layout" svg:width="24.592cm" svg:height="14.511cm" svg:x="0.807cm" svg:y="2.752cm" presentation:class="outline" presentation:user-transformed="true">
          <draw:text-box>
            <text:list text:style-name="L2">
              <text:list-item>
                <text:p text:style-name="P9"><text:span text:style-name="T9">A </text:span><text:span text:style-name="T77">race</text:span><text:span text:style-name="T78"> </text:span><text:span text:style-name="T9">occurs when correctness of the program depends </text:span><text:span text:style-name="T9">on one thread reaching point x before another thread </text:span><text:span text:style-name="T9">reaches point y</text:span></text:p>
              </text:list-item>
            </text:list>
          </draw:text-box>
        </draw:frame>
        <draw:custom-shape draw:name="Rectangle 136" draw:style-name="gr96" draw:text-style-name="P43" draw:layer="layout" svg:width="15.583cm" svg:height="13.522cm" svg:x="1.979cm" svg:y="5.237cm">
          <text:p text:style-name="P39"><text:span text:style-name="T79">/* A threaded program with a race */</text:span></text:p>
          <text:p text:style-name="P39"><text:span text:style-name="T80">int</text:span><text:span text:style-name="T81"> </text:span><text:span text:style-name="T82">main</text:span><text:span text:style-name="T81">()</text:span></text:p>
          <text:p text:style-name="P39"><text:span text:style-name="T81">{</text:span></text:p>
          <text:p text:style-name="P39"><text:span text:style-name="T81"><text:s text:c="4"/></text:span><text:span text:style-name="T80">pthread_t</text:span><text:span text:style-name="T81"> </text:span><text:span text:style-name="T83">tid</text:span><text:span text:style-name="T81">[N];</text:span></text:p>
          <text:p text:style-name="P39"><text:span text:style-name="T84"><text:s text:c="4"/></text:span><text:span text:style-name="T85">int</text:span><text:span text:style-name="T84"> </text:span><text:span text:style-name="T86">i</text:span><text:span text:style-name="T84">;</text:span></text:p>
          <text:p text:style-name="P39"><text:span text:style-name="T84"/></text:p>
          <text:p text:style-name="P39"><text:span text:style-name="T87"><text:s text:c="4"/></text:span><text:span text:style-name="T88">for</text:span><text:span text:style-name="T87"> (i = 0; i &lt; N; i++)</text:span></text:p>
          <text:p text:style-name="P39"><text:span text:style-name="T81"><text:s text:c="8"/></text:span><text:span text:style-name="T81">Pthread_create(&amp;tid[i], </text:span><text:span text:style-name="T89">NULL</text:span><text:span text:style-name="T81">, thread, &amp;i); </text:span></text:p>
          <text:p text:style-name="P39"><text:span text:style-name="T87"><text:s text:c="4"/></text:span><text:span text:style-name="T88">for</text:span><text:span text:style-name="T87"> (i = 0; i &lt; N; i++)</text:span></text:p>
          <text:p text:style-name="P39"><text:span text:style-name="T87"><text:s text:c="8"/></text:span><text:span text:style-name="T87">Pthread_join(tid[i], </text:span><text:span text:style-name="T90">NULL</text:span><text:span text:style-name="T87">);</text:span></text:p>
          <text:p text:style-name="P39"><text:span text:style-name="T87"><text:s text:c="4"/></text:span><text:span text:style-name="T87">exit(0);</text:span></text:p>
          <text:p text:style-name="P39"><text:span text:style-name="T87">}</text:span></text:p>
          <text:p text:style-name="P39"><text:span text:style-name="T87"/></text:p>
          <text:p text:style-name="P39"><text:span text:style-name="T91">/* Thread routine */</text:span></text:p>
          <text:p text:style-name="P39"><text:span text:style-name="T92">void</text:span><text:span text:style-name="T87"> *</text:span><text:span text:style-name="T93">thread</text:span><text:span text:style-name="T87">(</text:span><text:span text:style-name="T92">void</text:span><text:span text:style-name="T87"> *</text:span><text:span text:style-name="T94">vargp</text:span><text:span text:style-name="T87">)</text:span></text:p>
          <text:p text:style-name="P39"><text:span text:style-name="T87">{</text:span></text:p>
          <text:p text:style-name="P39"><text:span text:style-name="T81"><text:s text:c="4"/></text:span><text:span text:style-name="T80">int</text:span><text:span text:style-name="T81"> </text:span><text:span text:style-name="T83">myid</text:span><text:span text:style-name="T81"> = *((</text:span><text:span text:style-name="T80">int</text:span><text:span text:style-name="T81"> *)vargp); <text:s/></text:span></text:p>
          <text:p text:style-name="P39"><text:span text:style-name="T81"><text:s text:c="4"/></text:span><text:span text:style-name="T81">printf(</text:span><text:span text:style-name="T95">"Hello from thread %d\n"</text:span><text:span text:style-name="T81">, myid);</text:span></text:p>
          <text:p text:style-name="P39"><text:span text:style-name="T81"><text:s text:c="4"/></text:span><text:span text:style-name="T96">return</text:span><text:span text:style-name="T81"> </text:span><text:span text:style-name="T89">NULL</text:span><text:span text:style-name="T81">;</text:span></text:p>
          <text:p text:style-name="P39"><text:span text:style-name="T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97" draw:text-style-name="P40" draw:layer="layout" svg:width="2.052cm" svg:height="1.013cm" svg:x="16.52cm" svg:y="17.812cm">
          <text:p text:style-name="P39"><text:span text:style-name="T97">rac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98" draw:text-style-name="P35" draw:layer="layout" svg:width="9.784cm" svg:height="1.267cm" svg:x="12.44cm" svg:y="6.41cm">
          <text:p text:style-name="P32"><text:span text:style-name="T9">N threads are sharing 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 draw:style-name="gr99" draw:text-style-name="P42" draw:layer="layout" svg:width="7.619cm" svg:height="1.263cm" svg:x="4.796cm" svg:y="7.051cm">
          <text:p/>
          <draw:enhanced-geometry draw:mirror-horizontal="true" draw:mirror-vertical="false" svg:viewBox="0 0 21600 21600" draw:type="mso-spt32" draw:enhanced-path="M 0 0 L 21600 21600 N"/>
        </draw:custom-shape>
        <presentation:notes draw:style-name="dp4">
          <draw:page-thumbnail draw:name="Rectangle 137" draw:style-name="gr4" draw:layer="layout" svg:width="13.546cm" svg:height="10.159cm" svg:x="3.387cm" svg:y="1.905cm" draw:page-number="33" presentation:class="page"/>
          <draw:frame draw:name="Rectangle 138" presentation:style-name="pr34" draw:text-style-name="P15" draw:layer="layout" svg:width="14.816cm" svg:height="11.852cm" svg:x="2.752cm" svg:y="12.7cm" presentation:class="notes" presentation:placeholder="true" presentation:user-transformed="true">
            <draw:text-box/>
          </draw:frame>
        </presentation:notes>
      </draw:page>
      <draw:page draw:name="Race Illustration" draw:style-name="dp1" draw:master-page-name="Title_20_and_20_Content" presentation:presentation-page-layout-name="AL2T11">
        <office:forms form:automatic-focus="false" form:apply-design-mode="false"/>
        <draw:frame draw:name="Rectangle 139" presentation:style-name="pr2" draw:text-style-name="P7" draw:layer="layout" svg:width="23.349cm" svg:height="2.116cm" svg:x="0.992cm" svg:y="1.058cm" presentation:class="title" presentation:user-transformed="true">
          <draw:text-box>
            <text:p text:style-name="P6"><text:span text:style-name="T6">Race Illustration</text:span></text:p>
          </draw:text-box>
        </draw:frame>
        <draw:custom-shape draw:name="Text Box 70" draw:style-name="gr100" draw:text-style-name="P34" draw:layer="layout" svg:width="3.758cm" svg:height="1.099cm" svg:x="5.079cm" svg:y="6.567cm">
          <text:p text:style-name="P32"><text:span text:style-name="T98">Main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1" draw:style-name="gr101" draw:text-style-name="P73" draw:layer="layout" svg:width="4.444cm" svg:height="1.099cm" svg:x="16.51cm" svg:y="9.861cm">
          <text:p text:style-name="P32"><text:span text:style-name="T98">Peer thread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4" draw:style-name="gr102" draw:text-style-name="P38" draw:layer="layout" svg:x1="6.905cm" svg:y1="8.089cm" svg:x2="6.958cm" svg:y2="14.616cm">
          <text:p/>
        </draw:line>
        <draw:line draw:name="Line 45" draw:style-name="gr102" draw:text-style-name="P38" draw:layer="layout" svg:x1="17.541cm" svg:y1="11.432cm" svg:x2="17.542cm" svg:y2="13.125cm">
          <text:p/>
        </draw:line>
        <draw:line draw:name="Line 46" draw:style-name="gr103" draw:text-style-name="P38" draw:layer="layout" svg:x1="6.905cm" svg:y1="9.148cm" svg:x2="17.541cm" svg:y2="11.432cm">
          <text:p/>
        </draw:line>
        <draw:custom-shape draw:name="Rectangle 140" draw:style-name="gr104" draw:text-style-name="P43" draw:layer="layout" svg:width="15.003cm" svg:height="1.603cm" svg:x="3.045cm" svg:y="4.091cm">
          <text:p text:style-name="P39"><text:span text:style-name="T87"><text:s/></text:span><text:span text:style-name="T88">for</text:span><text:span text:style-name="T87"> (i = 0; i &lt; N; i++)</text:span></text:p>
          <text:p text:style-name="P39"><text:span text:style-name="T81"><text:s text:c="5"/></text:span><text:span text:style-name="T81">Pthread_create(&amp;tid[i], </text:span><text:span text:style-name="T89">NULL</text:span><text:span text:style-name="T81">, thread, &amp;i);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2" draw:style-name="gr105" draw:text-style-name="P40" draw:layer="layout" svg:width="1.646cm" svg:height="1.098cm" svg:x="6.995cm" svg:y="8.054cm">
          <text:p text:style-name="P39"><text:span text:style-name="T98">i =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3" draw:style-name="gr106" draw:text-style-name="P40" draw:layer="layout" svg:width="6.358cm" svg:height="1.098cm" svg:x="17.38cm" svg:y="11.653cm">
          <text:p text:style-name="P39"><text:span text:style-name="T98"><text:s/></text:span><text:span text:style-name="T98">myid = *((int *)varg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2" draw:style-name="gr107" draw:text-style-name="P40" draw:layer="layout" svg:width="1.646cm" svg:height="1.098cm" svg:x="6.995cm" svg:y="11.864cm">
          <text:p text:style-name="P39"><text:span text:style-name="T98">i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47" draw:style-name="gr108" draw:text-style-name="P38" xml:id="id9" draw:id="id9" draw:layer="layout" svg:width="8.929cm" svg:height="0.052cm" svg:x="8.651cm" svg:y="12.234cm" svg:viewBox="0 0 8930 53" draw:points="0,53 8930,0">
          <text:p/>
        </draw:polyline>
        <draw:custom-shape draw:name="Text Box 93" draw:style-name="gr109" draw:text-style-name="P34" xml:id="id8" draw:id="id8" draw:layer="layout" svg:width="2.082cm" svg:height="1.098cm" svg:x="13.347cm" svg:y="12.288cm">
          <text:p text:style-name="P32"><text:span text:style-name="T99">R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5" presentation:style-name="pr5" draw:text-style-name="P10" draw:layer="layout" svg:width="21.933cm" svg:height="4.232cm" svg:x="1.102cm" svg:y="14.817cm" presentation:class="outline" presentation:user-transformed="true">
          <draw:text-box>
            <text:list text:style-name="L2">
              <text:list-item>
                <text:p xml:id="id10" text:id="id10" text:style-name="P9"><text:span text:style-name="T9">Race between increment of i in main thread and deref of vargp in peer thread:</text:span></text:p>
              </text:list-item>
            </text:list>
            <text:list text:style-name="L5">
              <text:list-item>
                <text:list>
                  <text:list-item>
                    <text:p xml:id="id11" text:id="id11" text:style-name="P21"><text:span text:style-name="T10">If deref happens while i = 0, then OK</text:span></text:p>
                  </text:list-item>
                  <text:list-item>
                    <text:p xml:id="id12" text:id="id12" text:style-name="P21"><text:span text:style-name="T10">Otherwise, peer thread gets wrong id value</text:span></text:p>
                  </text:list-item>
                </text:list>
              </text:list-item>
            </text:list>
            <text:p text:style-name="P22"><text:span text:style-name="T10"/></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4">
          <draw:page-thumbnail draw:name="Rectangle 141" draw:style-name="gr4" draw:layer="layout" svg:width="13.546cm" svg:height="10.159cm" svg:x="3.387cm" svg:y="1.905cm" draw:page-number="34" presentation:class="page"/>
          <draw:frame draw:name="Rectangle 142" presentation:style-name="pr35" draw:text-style-name="P15" draw:layer="layout" svg:width="14.816cm" svg:height="11.852cm" svg:x="2.752cm" svg:y="12.7cm" presentation:class="notes" presentation:placeholder="true" presentation:user-transformed="true">
            <draw:text-box/>
          </draw:frame>
        </presentation:notes>
      </draw:page>
      <draw:page draw:name="Could this race really occur?" draw:style-name="dp1" draw:master-page-name="Title_20_and_20_Content" presentation:presentation-page-layout-name="AL2T11">
        <office:forms form:automatic-focus="false" form:apply-design-mode="false"/>
        <draw:frame draw:name="Rectangle 143" presentation:style-name="pr2" draw:text-style-name="P7" draw:layer="layout" svg:width="21.088cm" svg:height="2.116cm" svg:x="0.992cm" svg:y="1.21cm" presentation:class="title" presentation:user-transformed="true">
          <draw:text-box>
            <text:p text:style-name="P6"><text:span text:style-name="T6">Could this race really occur?</text:span></text:p>
          </draw:text-box>
        </draw:frame>
        <draw:custom-shape draw:name="Rectangle 144" draw:style-name="gr110" draw:text-style-name="P43" draw:layer="layout" svg:width="11.429cm" svg:height="4.307cm" svg:x="0.212cm" svg:y="4.457cm">
          <text:p text:style-name="P39"><text:span text:style-name="T80">int</text:span><text:span text:style-name="T81"> </text:span><text:span text:style-name="T100">i</text:span><text:span text:style-name="T81">;</text:span></text:p>
          <text:p text:style-name="P39"><text:span text:style-name="T88">for</text:span><text:span text:style-name="T87"> (i = 0; i &lt; 100; i++) {</text:span></text:p>
          <text:p text:style-name="P39"><text:span text:style-name="T87"><text:s text:c="4"/></text:span><text:span text:style-name="T87">Pthread_create(&amp;tid, </text:span><text:span text:style-name="T101">NULL</text:span><text:span text:style-name="T87">,</text:span></text:p>
          <text:p text:style-name="P39"><text:span text:style-name="T87"><text:s text:c="19"/></text:span><text:span text:style-name="T87">thread,</text:span><text:span text:style-name="T102">&amp;i</text:span><text:span text:style-name="T87">);</text:span></text:p>
          <text:p text:style-name="P39"><text:span text:style-name="T87">}</text:span></text:p>
          <text:p text:style-name="P39"><text:span text:style-name="T10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45" presentation:style-name="pr3" draw:text-style-name="P10" draw:layer="layout" svg:width="23.745cm" svg:height="3.663cm" svg:x="0.807cm" svg:y="10.575cm" presentation:class="outline" presentation:user-transformed="true">
          <draw:text-box>
            <text:list text:style-name="L2">
              <text:list-item>
                <text:p text:style-name="P8"><text:span text:style-name="T7">Race Test</text:span></text:p>
              </text:list-item>
            </text:list>
            <text:list text:style-name="L5">
              <text:list-item>
                <text:list>
                  <text:list-item>
                    <text:p text:style-name="P19"><text:span text:style-name="T13">If no race, then each thread would get different value of i</text:span></text:p>
                  </text:list-item>
                  <text:list-item>
                    <text:p text:style-name="P19"><text:span text:style-name="T13">Set of saved values would consist of one copy each of 0 </text:span><text:span text:style-name="T13">through 99</text:span></text:p>
                  </text:list-item>
                </text:list>
              </text:list-item>
            </text:list>
          </draw:text-box>
        </draw:frame>
        <draw:custom-shape draw:name="TextBox 11" draw:style-name="gr111" draw:text-style-name="P40" draw:layer="layout" svg:width="4.135cm" svg:height="1.098cm" svg:x="0.234cm" svg:y="3.431cm">
          <text:p text:style-name="P39"><text:span text:style-name="T40">Main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112" draw:text-style-name="P43" draw:layer="layout" svg:width="11.48cm" svg:height="4.307cm" svg:x="12.586cm" svg:y="4.457cm">
          <text:p text:style-name="P39"><text:span text:style-name="T80">void</text:span><text:span text:style-name="T81"> *</text:span><text:span text:style-name="T82">thread</text:span><text:span text:style-name="T81">(</text:span><text:span text:style-name="T80">void</text:span><text:span text:style-name="T81"> *</text:span><text:span text:style-name="T100">vargp</text:span><text:span text:style-name="T81">) {</text:span></text:p>
          <text:p text:style-name="P39"><text:span text:style-name="T81"><text:s text:c="4"/></text:span><text:span text:style-name="T81">Pthread_detach(pthread_self());</text:span></text:p>
          <text:p text:style-name="P39"><text:span text:style-name="T87"><text:s text:c="4"/></text:span><text:span text:style-name="T92">int</text:span><text:span text:style-name="T87"> </text:span><text:span text:style-name="T104">i</text:span><text:span text:style-name="T87"> = *((</text:span><text:span text:style-name="T92">int</text:span><text:span text:style-name="T87"> *)vargp);</text:span></text:p>
          <text:p text:style-name="P39"><text:span text:style-name="T87"><text:s text:c="4"/></text:span><text:span text:style-name="T87">save_value(i);</text:span></text:p>
          <text:p text:style-name="P39"><text:span text:style-name="T87"><text:s text:c="4"/></text:span><text:span text:style-name="T88">return</text:span><text:span text:style-name="T87"> </text:span><text:span text:style-name="T101">NULL</text:span><text:span text:style-name="T87">;</text:span></text:p>
          <text:p text:style-name="P39"><text:span text:style-name="T8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3" draw:text-style-name="P40" draw:layer="layout" svg:width="3.94cm" svg:height="1.098cm" svg:x="12.094cm" svg:y="3.431cm">
          <text:p text:style-name="P39"><text:span text:style-name="T40">Peer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14" draw:text-style-name="P40" draw:layer="layout" svg:width="2.052cm" svg:height="1.013cm" svg:x="22.454cm" svg:y="7.832cm">
          <text:p text:style-name="P39"><text:span text:style-name="T105">rac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147" draw:style-name="gr4" draw:layer="layout" svg:width="13.546cm" svg:height="10.159cm" svg:x="3.387cm" svg:y="1.905cm" draw:page-number="35" presentation:class="page"/>
          <draw:frame draw:name="Rectangle 148" presentation:style-name="pr36" draw:text-style-name="P15" draw:layer="layout" svg:width="14.816cm" svg:height="11.852cm" svg:x="2.752cm" svg:y="12.7cm" presentation:class="notes" presentation:placeholder="true" presentation:user-transformed="true">
            <draw:text-box/>
          </draw:frame>
        </presentation:notes>
      </draw:page>
      <draw:page draw:name="Experimental Results" draw:style-name="dp1" draw:master-page-name="Title_20_and_20_Content" presentation:presentation-page-layout-name="AL2T11">
        <office:forms form:automatic-focus="false" form:apply-design-mode="false"/>
        <draw:frame draw:name="Title 2" presentation:style-name="pr2" draw:text-style-name="P7" draw:layer="layout" svg:width="21.088cm" svg:height="2.116cm" svg:x="0.992cm" svg:y="0.847cm" presentation:class="title" presentation:user-transformed="true">
          <draw:text-box>
            <text:p text:style-name="P6"><text:span text:style-name="T6">Experimental Results</text:span></text:p>
          </draw:text-box>
        </draw:frame>
        <draw:frame draw:name="Content Placeholder 1" presentation:style-name="pr3" draw:text-style-name="P10" draw:layer="layout" svg:width="21.933cm" svg:height="1.507cm" svg:x="1.102cm" svg:y="17.33cm" presentation:class="outline" presentation:user-transformed="true">
          <draw:text-box>
            <text:list text:style-name="L2">
              <text:list-item>
                <text:p xml:id="id17" text:id="id17" text:style-name="P8"><text:span text:style-name="T7">The race can really happen!</text:span></text:p>
              </text:list-item>
            </text:list>
          </draw:text-box>
        </draw:frame>
        <draw:custom-shape draw:name="TextBox 14" draw:style-name="gr115" draw:text-style-name="P40" draw:layer="layout" svg:width="2.666cm" svg:height="1.013cm" svg:x="1.387cm" svg:y="2.752cm">
          <text:p text:style-name="P39"><text:span text:style-name="T39">No R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16" draw:text-style-name="P40" xml:id="id15" draw:id="id15" draw:layer="layout" svg:width="4.868cm" svg:height="1.013cm" svg:x="1.39cm" svg:y="9.346cm">
          <text:p text:style-name="P39"><text:span text:style-name="T39">Multicore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4" draw:style-name="gr117" draw:text-style-name="P42" draw:layer="layout" svg:width="22.647cm" svg:height="2.486cm" svg:x="1.058cm" svg:y="3.566cm">
          <draw:object xlink:href="./Object 1" xlink:type="simple" xlink:show="embed" xlink:actuate="onLoad">
            <loext:p/>
          </draw:object>
          <draw:image xlink:href="./ObjectReplacements/Object 1" xlink:type="simple" xlink:show="embed" xlink:actuate="onLoad"/>
        </draw:frame>
        <draw:frame draw:name="Chart 5" draw:style-name="gr117" draw:text-style-name="P42" xml:id="id16" draw:id="id16" draw:layer="layout" svg:width="22.647cm" svg:height="7.619cm" svg:x="1.27cm" svg:y="10.16cm">
          <draw:object xlink:href="./Object 2" xlink:type="simple" xlink:show="embed" xlink:actuate="onLoad">
            <loext:p/>
          </draw:object>
          <draw:image xlink:href="./ObjectReplacements/Object 2" xlink:type="simple" xlink:show="embed" xlink:actuate="onLoad"/>
        </draw:frame>
        <draw:custom-shape draw:name="TextBox 16" draw:style-name="gr118" draw:text-style-name="P40" xml:id="id13" draw:id="id13" draw:layer="layout" svg:width="5.219cm" svg:height="1.013cm" svg:x="1.39cm" svg:y="5.8cm">
          <text:p text:style-name="P39"><text:span text:style-name="T39">Single core lapt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6" draw:style-name="gr117" draw:text-style-name="P42" xml:id="id14" draw:id="id14" draw:layer="layout" svg:width="22.647cm" svg:height="2.962cm" svg:x="1.376cm" svg:y="6.615cm">
          <draw:object xlink:href="./Object 3" xlink:type="simple" xlink:show="embed" xlink:actuate="onLoad">
            <loext:p/>
          </draw:object>
          <draw:image xlink:href="./ObjectReplacements/Object 3"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3">
          <draw:page-thumbnail draw:style-name="gr4" draw:layer="layout" svg:width="13.313cm" svg:height="9.985cm" svg:x="3.485cm" svg:y="2.023cm" draw:page-number="36" presentation:class="page"/>
          <draw:frame presentation:style-name="pr4" draw:text-style-name="P11" draw:layer="layout" svg:width="16.227cm" svg:height="11.982cm" svg:x="2.028cm" svg:y="12.649cm" presentation:class="notes" presentation:placeholder="true">
            <draw:text-box/>
          </draw:frame>
        </presentation:notes>
      </draw:page>
      <draw:page draw:name="Race Elimination" draw:style-name="dp1" draw:master-page-name="Title_20_and_20_Content" presentation:presentation-page-layout-name="AL2T11">
        <office:forms form:automatic-focus="false" form:apply-design-mode="false"/>
        <draw:frame draw:name="Rectangle 149" presentation:style-name="pr2" draw:text-style-name="P7" draw:layer="layout" svg:width="21.088cm" svg:height="2.116cm" svg:x="1.058cm" svg:y="0.635cm" presentation:class="title" presentation:user-transformed="true">
          <draw:text-box>
            <text:p text:style-name="P6"><text:span text:style-name="T6">Race Elimination</text:span></text:p>
          </draw:text-box>
        </draw:frame>
        <draw:custom-shape draw:name="Rectangle 150" draw:style-name="gr119" draw:text-style-name="P43" draw:layer="layout" svg:width="16.243cm" svg:height="16.226cm" svg:x="2.288cm" svg:y="2.634cm">
          <text:p text:style-name="P39"><text:span text:style-name="T79">/* Threaded program without the race */</text:span></text:p>
          <text:p text:style-name="P39"><text:span text:style-name="T80">int</text:span><text:span text:style-name="T81"> </text:span><text:span text:style-name="T82">main</text:span><text:span text:style-name="T81">()</text:span></text:p>
          <text:p text:style-name="P39"><text:span text:style-name="T81">{</text:span></text:p>
          <text:p text:style-name="P39"><text:span text:style-name="T81"><text:s text:c="4"/></text:span><text:span text:style-name="T80">pthread_t</text:span><text:span text:style-name="T81"> </text:span><text:span text:style-name="T83">tid</text:span><text:span text:style-name="T81">[N];</text:span></text:p>
          <text:p text:style-name="P39"><text:span text:style-name="T84"><text:s text:c="4"/></text:span><text:span text:style-name="T85">int</text:span><text:span text:style-name="T84"> </text:span><text:span text:style-name="T86">i</text:span><text:span text:style-name="T84">, *</text:span><text:span text:style-name="T86">ptr</text:span><text:span text:style-name="T84">;</text:span></text:p>
          <text:p text:style-name="P39"><text:span text:style-name="T84"/></text:p>
          <text:p text:style-name="P39"><text:span text:style-name="T87"><text:s text:c="4"/></text:span><text:span text:style-name="T88">for</text:span><text:span text:style-name="T87"> (i = 0; i &lt; N; i++) {</text:span></text:p>
          <text:p text:style-name="P39"><text:span text:style-name="T81"><text:s text:c="8"/></text:span><text:span text:style-name="T81">ptr = Malloc(</text:span><text:span text:style-name="T96">sizeof</text:span><text:span text:style-name="T81">(</text:span><text:span text:style-name="T80">int</text:span><text:span text:style-name="T81">)); <text:s text:c="19"/></text:span></text:p>
          <text:p text:style-name="P39"><text:span text:style-name="T81"><text:s text:c="8"/></text:span><text:span text:style-name="T81">*ptr = i; <text:s text:c="36"/></text:span></text:p>
          <text:p text:style-name="P39"><text:span text:style-name="T81"><text:s text:c="8"/></text:span><text:span text:style-name="T81">Pthread_create(&amp;tid[i], </text:span><text:span text:style-name="T89">NULL</text:span><text:span text:style-name="T81">, thread, ptr); <text:s text:c="2"/></text:span></text:p>
          <text:p text:style-name="P39"><text:span text:style-name="T106"><text:s text:c="4"/></text:span><text:span text:style-name="T106">}</text:span></text:p>
          <text:p text:style-name="P39"><text:span text:style-name="T87"><text:s text:c="4"/></text:span><text:span text:style-name="T88">for</text:span><text:span text:style-name="T87"> (i = 0; i &lt; N; i++)</text:span></text:p>
          <text:p text:style-name="P39"><text:span text:style-name="T87"><text:s text:c="8"/></text:span><text:span text:style-name="T87">Pthread_join(tid[i], </text:span><text:span text:style-name="T90">NULL</text:span><text:span text:style-name="T87">);</text:span></text:p>
          <text:p text:style-name="P39"><text:span text:style-name="T87"><text:s text:c="4"/></text:span><text:span text:style-name="T87">exit(0);</text:span></text:p>
          <text:p text:style-name="P39"><text:span text:style-name="T87">}</text:span></text:p>
          <text:p text:style-name="P39"><text:span text:style-name="T87"/></text:p>
          <text:p text:style-name="P39"><text:span text:style-name="T91">/* Thread routine */</text:span></text:p>
          <text:p text:style-name="P39"><text:span text:style-name="T92">void</text:span><text:span text:style-name="T87"> *</text:span><text:span text:style-name="T93">thread</text:span><text:span text:style-name="T87">(</text:span><text:span text:style-name="T92">void</text:span><text:span text:style-name="T87"> *</text:span><text:span text:style-name="T94">vargp</text:span><text:span text:style-name="T87">)</text:span></text:p>
          <text:p text:style-name="P39"><text:span text:style-name="T87">{</text:span></text:p>
          <text:p text:style-name="P39"><text:span text:style-name="T107"><text:s text:c="4"/></text:span><text:span text:style-name="T108">int</text:span><text:span text:style-name="T107"> </text:span><text:span text:style-name="T109">myid</text:span><text:span text:style-name="T107"> = *((</text:span><text:span text:style-name="T108">int</text:span><text:span text:style-name="T107"> *)vargp);</text:span></text:p>
          <text:p text:style-name="P39"><text:span text:style-name="T81"><text:s text:c="4"/></text:span><text:span text:style-name="T81">Free(vargp);</text:span></text:p>
          <text:p text:style-name="P39"><text:span text:style-name="T81"><text:s text:c="4"/></text:span><text:span text:style-name="T81">printf(</text:span><text:span text:style-name="T95">"Hello from thread %d\n"</text:span><text:span text:style-name="T81">, myid);</text:span></text:p>
          <text:p text:style-name="P39"><text:span text:style-name="T81"><text:s text:c="4"/></text:span><text:span text:style-name="T96">return</text:span><text:span text:style-name="T81"> </text:span><text:span text:style-name="T89">NULL</text:span><text:span text:style-name="T81">;</text:span></text:p>
          <text:p text:style-name="P39"><text:span text:style-name="T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20" draw:text-style-name="P40" draw:layer="layout" svg:width="2.734cm" svg:height="1.013cm" svg:x="16.736cm" svg:y="18.024cm">
          <text:p text:style-name="P39"><text:span text:style-name="T97">norace.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51" presentation:style-name="pr37" draw:text-style-name="P74" draw:layer="layout" svg:width="11.852cm" svg:height="2.751cm" svg:x="12.488cm" svg:y="3.598cm" presentation:class="outline" presentation:user-transformed="true">
          <draw:text-box>
            <text:list text:style-name="L2">
              <text:list-item>
                <text:p text:style-name="P9"><text:span text:style-name="T9">Avoid unintended sharing of state</text:span></text:p>
              </text:list-item>
            </text:list>
          </draw:text-box>
        </draw:frame>
        <presentation:notes draw:style-name="dp4">
          <draw:page-thumbnail draw:name="Rectangle 152" draw:style-name="gr4" draw:layer="layout" svg:width="13.546cm" svg:height="10.159cm" svg:x="3.387cm" svg:y="1.905cm" draw:page-number="37" presentation:class="page"/>
          <draw:frame draw:name="Rectangle 153" presentation:style-name="pr38" draw:text-style-name="P15" draw:layer="layout" svg:width="14.816cm" svg:height="11.852cm" svg:x="2.752cm" svg:y="12.7cm" presentation:class="notes" presentation:placeholder="true" presentation:user-transformed="true">
            <draw:text-box/>
          </draw:frame>
        </presentation:notes>
      </draw:page>
      <draw:page draw:name="Deadlocking With Semaphores" draw:style-name="dp1" draw:master-page-name="Title_20_and_20_Content" presentation:presentation-page-layout-name="AL2T11">
        <office:forms form:automatic-focus="false" form:apply-design-mode="false"/>
        <draw:frame draw:name="Rectangle 158" presentation:style-name="pr2" draw:text-style-name="P7" draw:layer="layout" svg:width="21.088cm" svg:height="2.116cm" svg:x="0.635cm" svg:y="0.847cm" presentation:class="title" presentation:user-transformed="true">
          <draw:text-box>
            <text:p text:style-name="P6"><text:span text:style-name="T6">Deadlocking With Semaphores</text:span></text:p>
          </draw:text-box>
        </draw:frame>
        <draw:custom-shape draw:name="Text Box 94" draw:style-name="gr121" draw:text-style-name="P43" draw:layer="layout" svg:width="16.556cm" svg:height="8.114cm" svg:x="1.86cm" svg:y="2.791cm">
          <text:p text:style-name="P39"><text:span text:style-name="T80">int</text:span><text:span text:style-name="T81"> </text:span><text:span text:style-name="T82">main</text:span><text:span text:style-name="T81">()</text:span></text:p>
          <text:p text:style-name="P39"><text:span text:style-name="T81">{</text:span></text:p>
          <text:p text:style-name="P39"><text:span text:style-name="T81"><text:s text:c="4"/></text:span><text:span text:style-name="T80">pthread_t</text:span><text:span text:style-name="T81"> </text:span><text:span text:style-name="T100">tid</text:span><text:span text:style-name="T81">[2];</text:span></text:p>
          <text:p text:style-name="P39"><text:span text:style-name="T110"><text:s text:c="4"/></text:span><text:span text:style-name="T110">Sem_init(&amp;mutex[0], 0, 1); <text:s/></text:span><text:span text:style-name="T111">/* mutex[0] = 1 */</text:span></text:p>
          <text:p text:style-name="P39"><text:span text:style-name="T110"><text:s text:c="4"/></text:span><text:span text:style-name="T110">Sem_init(&amp;mutex[1], 0, 1); <text:s/></text:span><text:span text:style-name="T111">/* mutex[1] = 1 */</text:span></text:p>
          <text:p text:style-name="P39"><text:span text:style-name="T110"><text:s text:c="4"/></text:span><text:span text:style-name="T110">Pthread_create(&amp;tid[0], </text:span><text:span text:style-name="T112">NULL</text:span><text:span text:style-name="T110">, count, (</text:span><text:span text:style-name="T113">void</text:span><text:span text:style-name="T110">*) 0);</text:span></text:p>
          <text:p text:style-name="P39"><text:span text:style-name="T110"><text:s text:c="4"/></text:span><text:span text:style-name="T110">Pthread_create(&amp;tid[1], </text:span><text:span text:style-name="T112">NULL</text:span><text:span text:style-name="T110">, count, (</text:span><text:span text:style-name="T113">void</text:span><text:span text:style-name="T110">*) 1);</text:span></text:p>
          <text:p text:style-name="P39"><text:span text:style-name="T110"><text:s text:c="4"/></text:span><text:span text:style-name="T110">Pthread_join(tid[0], </text:span><text:span text:style-name="T112">NULL</text:span><text:span text:style-name="T110">);</text:span></text:p>
          <text:p text:style-name="P39"><text:span text:style-name="T110"><text:s text:c="4"/></text:span><text:span text:style-name="T110">Pthread_join(tid[1], </text:span><text:span text:style-name="T112">NULL</text:span><text:span text:style-name="T110">);</text:span></text:p>
          <text:p text:style-name="P39"><text:span text:style-name="T114"><text:s text:c="4"/></text:span><text:span text:style-name="T114">printf(</text:span><text:span text:style-name="T115">"cnt=%d\n"</text:span><text:span text:style-name="T114">, cnt);</text:span></text:p>
          <text:p text:style-name="P39"><text:span text:style-name="T114"><text:s text:c="4"/></text:span><text:span text:style-name="T114">exit(0);</text:span></text:p>
          <text:p text:style-name="P39"><text:span text:style-name="T1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9" draw:style-name="gr122" draw:text-style-name="P43" draw:layer="layout" svg:width="12.166cm" svg:height="7.438cm" svg:x="1.735cm" svg:y="11.291cm">
          <text:p text:style-name="P39"><text:span text:style-name="T80">void</text:span><text:span text:style-name="T81"> *</text:span><text:span text:style-name="T82">count</text:span><text:span text:style-name="T81">(</text:span><text:span text:style-name="T80">void</text:span><text:span text:style-name="T81"> *</text:span><text:span text:style-name="T100">vargp</text:span><text:span text:style-name="T81">)</text:span></text:p>
          <text:p text:style-name="P39"><text:span text:style-name="T81">{</text:span></text:p>
          <text:p text:style-name="P39"><text:span text:style-name="T84"><text:s text:c="4"/></text:span><text:span text:style-name="T85">int</text:span><text:span text:style-name="T84"> </text:span><text:span text:style-name="T116">i</text:span><text:span text:style-name="T84">;</text:span></text:p>
          <text:p text:style-name="P39"><text:span text:style-name="T84"><text:s text:c="4"/></text:span><text:span text:style-name="T85">int</text:span><text:span text:style-name="T84"> </text:span><text:span text:style-name="T116">id</text:span><text:span text:style-name="T84"> = (</text:span><text:span text:style-name="T85">int</text:span><text:span text:style-name="T84">) vargp;</text:span></text:p>
          <text:p text:style-name="P39"><text:span text:style-name="T87"><text:s text:c="4"/></text:span><text:span text:style-name="T88">for</text:span><text:span text:style-name="T87"> (i = 0; i &lt; NITERS; i++) {</text:span></text:p>
          <text:p text:style-name="P39"><text:span text:style-name="T110"><text:tab/></text:span><text:span text:style-name="T110">P(&amp;mutex[id]); P(&amp;mutex[1-id]);</text:span></text:p>
          <text:p text:style-name="P39"><text:span text:style-name="T110"><text:tab/></text:span><text:span text:style-name="T110">cnt++;</text:span></text:p>
          <text:p text:style-name="P39"><text:span text:style-name="T110"><text:tab/></text:span><text:span text:style-name="T110">V(&amp;mutex[id]); V(&amp;mutex[1-id]);</text:span></text:p>
          <text:p text:style-name="P39"><text:span text:style-name="T110"><text:s text:c="4"/></text:span><text:span text:style-name="T110">}</text:span></text:p>
          <text:p text:style-name="P39"><text:span text:style-name="T110"><text:s text:c="4"/></text:span><text:span text:style-name="T117">return</text:span><text:span text:style-name="T110"> </text:span><text:span text:style-name="T112">NULL</text:span><text:span text:style-name="T110">;</text:span></text:p>
          <text:p text:style-name="P39"><text:span text:style-name="T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23" draw:text-style-name="P75" draw:layer="layout" svg:width="2.244cm" svg:height="5.999cm" svg:x="17.145cm" svg:y="12.065cm">
          <text:p text:style-name="P39"><text:span text:style-name="T118">Tid[0]:</text:span></text:p>
          <text:p text:style-name="P39"><text:span text:style-name="T118">P(s</text:span><text:span text:style-name="T119">0</text:span><text:span text:style-name="T118">);</text:span></text:p>
          <text:p text:style-name="P39"><text:span text:style-name="T118">P(s</text:span><text:span text:style-name="T119">1</text:span><text:span text:style-name="T118">);</text:span></text:p>
          <text:p text:style-name="P39"><text:span text:style-name="T118">cnt++;</text:span></text:p>
          <text:p text:style-name="P39"><text:span text:style-name="T118">V(s</text:span><text:span text:style-name="T119">0</text:span><text:span text:style-name="T118">);</text:span></text:p>
          <text:p text:style-name="P39"><text:span text:style-name="T118">V(s</text:span><text:span text:style-name="T119">1</text:span><text:span text:style-name="T118">);</text:span></text:p>
          <text:p text:style-name="P39"><text:span text:style-name="T1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6" draw:style-name="gr124" draw:text-style-name="P75" draw:layer="layout" svg:width="2.244cm" svg:height="5.999cm" svg:x="20.32cm" svg:y="12.065cm">
          <text:p text:style-name="P39"><text:span text:style-name="T118">Tid[1]:</text:span></text:p>
          <text:p text:style-name="P39"><text:span text:style-name="T118">P(s</text:span><text:span text:style-name="T119">1</text:span><text:span text:style-name="T118">);</text:span></text:p>
          <text:p text:style-name="P39"><text:span text:style-name="T118">P(s</text:span><text:span text:style-name="T119">0</text:span><text:span text:style-name="T118">);</text:span></text:p>
          <text:p text:style-name="P39"><text:span text:style-name="T118">cnt++;</text:span></text:p>
          <text:p text:style-name="P39"><text:span text:style-name="T118">V(s</text:span><text:span text:style-name="T119">1</text:span><text:span text:style-name="T118">);</text:span></text:p>
          <text:p text:style-name="P39"><text:span text:style-name="T118">V(s</text:span><text:span text:style-name="T119">0</text:span><text:span text:style-name="T118">);</text:span></text:p>
          <text:p text:style-name="P39"><text:span text:style-name="T1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160" draw:style-name="gr4" draw:layer="layout" svg:width="13.546cm" svg:height="10.159cm" svg:x="3.387cm" svg:y="1.905cm" draw:page-number="38" presentation:class="page"/>
          <draw:frame draw:name="Rectangle 161" presentation:style-name="pr39" draw:text-style-name="P15" draw:layer="layout" svg:width="14.816cm" svg:height="11.852cm" svg:x="2.752cm" svg:y="12.7cm" presentation:class="notes" presentation:placeholder="true" presentation:user-transformed="true">
            <draw:text-box/>
          </draw:frame>
        </presentation:notes>
      </draw:page>
      <draw:page draw:name="Deadlock Visualized in Progress Graph" draw:style-name="dp1" draw:master-page-name="Title_20_and_20_Content" presentation:presentation-page-layout-name="AL2T11">
        <office:forms form:automatic-focus="false" form:apply-design-mode="false"/>
        <draw:custom-shape draw:name="Rectangle 162" draw:style-name="gr125" draw:text-style-name="P76" xml:id="id22" draw:id="id22" draw:layer="layout" svg:width="2.62cm" svg:height="2.361cm" svg:x="3.956cm" svg:y="11.9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3" presentation:style-name="pr2" draw:text-style-name="P7" draw:layer="layout" svg:width="21.088cm" svg:height="2.116cm" svg:x="0.992cm" svg:y="1.21cm" presentation:class="title" presentation:user-transformed="true">
          <draw:text-box>
            <text:p text:style-name="P6"><text:span text:style-name="T6">Deadlock Visualized in Progress Graph</text:span></text:p>
          </draw:text-box>
        </draw:frame>
        <draw:custom-shape draw:name="Text Box 97" draw:style-name="gr126" draw:text-style-name="P40" xml:id="id23" draw:id="id23" draw:layer="layout" svg:width="8.624cm" svg:height="13.347cm" svg:x="15.937cm" svg:y="3.836cm">
          <text:p text:style-name="P39"><text:span text:style-name="T118">Locking introduces <text:s/>the</text:span></text:p>
          <text:p text:style-name="P39"><text:span text:style-name="T118">potential for </text:span><text:span text:style-name="T120">deadlock: </text:span></text:p>
          <text:p text:style-name="P39"><text:span text:style-name="T118">waiting for a condition that will never be true</text:span></text:p>
          <text:p text:style-name="P39"><text:span text:style-name="T118"/></text:p>
          <text:p text:style-name="P39"><text:span text:style-name="T118">Any trajectory that enters</text:span></text:p>
          <text:p text:style-name="P39"><text:span text:style-name="T118">the </text:span><text:span text:style-name="T120">deadlock region </text:span><text:span text:style-name="T118">will</text:span></text:p>
          <text:p text:style-name="P39"><text:span text:style-name="T118">eventually reach the</text:span></text:p>
          <text:p text:style-name="P39"><text:span text:style-name="T120">deadlock state</text:span><text:span text:style-name="T121">, </text:span><text:span text:style-name="T118">waiting for either </text:span><text:span text:style-name="T122">s</text:span><text:span text:style-name="T123">0</text:span><text:span text:style-name="T118"> or </text:span><text:span text:style-name="T122">s</text:span><text:span text:style-name="T123">1</text:span><text:span text:style-name="T118"> to become nonzero</text:span></text:p>
          <text:p text:style-name="P39"><text:span text:style-name="T118"/></text:p>
          <text:p text:style-name="P39"><text:span text:style-name="T118">Other trajectories luck out and skirt the deadlock region</text:span></text:p>
          <text:p text:style-name="P39"><text:span text:style-name="T118"/></text:p>
          <text:p text:style-name="P39"><text:span text:style-name="T118">Unfortunate fact: deadlock is often nondeterministic (r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127" draw:text-style-name="P38" draw:layer="layout" svg:x1="2.39cm" svg:y1="15.733cm" svg:x2="12.973cm" svg:y2="15.734cm">
          <text:p/>
        </draw:line>
        <draw:line draw:name="Line 49" draw:style-name="gr127" draw:text-style-name="P38" draw:layer="layout" svg:x1="2.39cm" svg:y1="15.733cm" svg:x2="2.391cm" svg:y2="5.066cm">
          <text:p/>
        </draw:line>
        <draw:custom-shape draw:name="Text Box 98" draw:style-name="gr128" draw:text-style-name="P34" draw:layer="layout" svg:width="3.081cm" svg:height="1.099cm" svg:x="12.929cm" svg:y="15.271cm">
          <text:p text:style-name="P32"><text:span text:style-name="T40">Thread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9" draw:style-name="gr129" draw:text-style-name="P34" draw:layer="layout" svg:width="3.081cm" svg:height="1.099cm" svg:x="0.861cm" svg:y="3.881cm">
          <text:p text:style-name="P32"><text:span text:style-name="T40">Threa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0" draw:style-name="gr130" draw:text-style-name="P78" draw:layer="layout" svg:width="1.68cm" svg:height="1.114cm" svg:x="2.768cm" svg:y="16.043cm">
          <text:p text:style-name="P77"><text:span text:style-name="T118">P(s</text:span><text:span text:style-name="T119">0</text:span><text:span text:style-name="T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1" draw:style-name="gr131" draw:text-style-name="P78" draw:layer="layout" svg:width="1.718cm" svg:height="1.114cm" svg:x="7.586cm" svg:y="16.043cm">
          <text:p text:style-name="P77"><text:span text:style-name="T118">V(s</text:span><text:span text:style-name="T119">0</text:span><text:span text:style-name="T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 draw:style-name="gr132" draw:text-style-name="P78" draw:layer="layout" svg:width="1.68cm" svg:height="1.114cm" svg:x="4.942cm" svg:y="16.043cm">
          <text:p text:style-name="P77"><text:span text:style-name="T118">P(s</text:span><text:span text:style-name="T119">1</text:span><text:span text:style-name="T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133" draw:text-style-name="P78" draw:layer="layout" svg:width="1.718cm" svg:height="1.114cm" svg:x="10.126cm" svg:y="16.043cm">
          <text:p text:style-name="P77"><text:span text:style-name="T118">V(s</text:span><text:span text:style-name="T119">1</text:span><text:span text:style-name="T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0" draw:style-name="gr134" draw:text-style-name="P38" draw:layer="layout" svg:x1="2.015cm" svg:y1="14.234cm" svg:x2="2.354cm" svg:y2="14.235cm">
          <text:p/>
        </draw:line>
        <draw:line draw:name="Line 51" draw:style-name="gr135" draw:text-style-name="P38" draw:layer="layout" svg:x1="2.015cm" svg:y1="9.511cm" svg:x2="2.368cm" svg:y2="9.498cm">
          <text:p/>
        </draw:line>
        <draw:custom-shape draw:name="Text Box 104" draw:style-name="gr136" draw:text-style-name="P78" draw:layer="layout" svg:width="1.718cm" svg:height="1.114cm" svg:x="0.406cm" svg:y="9.566cm">
          <text:p text:style-name="P77"><text:span text:style-name="T118">V(s</text:span><text:span text:style-name="T119">1</text:span><text:span text:style-name="T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137" draw:text-style-name="P78" draw:layer="layout" svg:width="1.68cm" svg:height="1.114cm" svg:x="0.469cm" svg:y="13.998cm">
          <text:p text:style-name="P77"><text:span text:style-name="T118">P(s</text:span><text:span text:style-name="T119">1</text:span><text:span text:style-name="T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134" draw:text-style-name="P38" draw:layer="layout" svg:x1="2.015cm" svg:y1="11.906cm" svg:x2="2.354cm" svg:y2="11.907cm">
          <text:p/>
        </draw:line>
        <draw:custom-shape draw:name="Text Box 106" draw:style-name="gr138" draw:text-style-name="P78" draw:layer="layout" svg:width="1.68cm" svg:height="1.114cm" svg:x="0.469cm" svg:y="11.965cm">
          <text:p text:style-name="P77"><text:span text:style-name="T118">P(s</text:span><text:span text:style-name="T119">0</text:span><text:span text:style-name="T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3" draw:style-name="gr135" draw:text-style-name="P38" draw:layer="layout" svg:x1="2.015cm" svg:y1="7.148cm" svg:x2="2.368cm" svg:y2="7.134cm">
          <text:p/>
        </draw:line>
        <draw:custom-shape draw:name="Text Box 107" draw:style-name="gr139" draw:text-style-name="P78" draw:layer="layout" svg:width="1.718cm" svg:height="1.114cm" svg:x="0.406cm" svg:y="7.203cm">
          <text:p text:style-name="P77"><text:span text:style-name="T118">V(s</text:span><text:span text:style-name="T119">0</text:span><text:span text:style-name="T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4" draw:style-name="gr134" draw:text-style-name="P38" draw:layer="layout" svg:x1="4.043cm" svg:y1="15.733cm" svg:x2="4.044cm" svg:y2="16.073cm">
          <text:p/>
        </draw:line>
        <draw:line draw:name="Line 55" draw:style-name="gr135" draw:text-style-name="P38" draw:layer="layout" svg:x1="9.232cm" svg:y1="15.733cm" svg:x2="9.25cm" svg:y2="16.086cm">
          <text:p/>
        </draw:line>
        <draw:line draw:name="Line 56" draw:style-name="gr135" draw:text-style-name="P38" draw:layer="layout" svg:x1="6.629cm" svg:y1="15.733cm" svg:x2="6.646cm" svg:y2="16.086cm">
          <text:p/>
        </draw:line>
        <draw:line draw:name="Line 57" draw:style-name="gr135" draw:text-style-name="P38" draw:layer="layout" svg:x1="11.835cm" svg:y1="15.733cm" svg:x2="11.853cm" svg:y2="16.086cm">
          <text:p/>
        </draw:line>
        <draw:custom-shape draw:name="Rectangle 164" draw:style-name="gr140" draw:text-style-name="P79" draw:layer="layout" svg:width="5.275cm" svg:height="4.77cm" svg:x="3.956cm" svg:y="7.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5" draw:style-name="gr140" draw:text-style-name="P79" draw:layer="layout" svg:width="5.275cm" svg:height="4.77cm" svg:x="6.577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141" draw:text-style-name="P40" draw:layer="layout" svg:width="4.995cm" svg:height="1.877cm" svg:x="4.173cm" svg:y="7.229cm">
          <text:p text:style-name="P39"><text:span text:style-name="T124">Forbidden region</text:span></text:p>
          <text:p text:style-name="P39"><text:span text:style-name="T124">for s</text:span><text:span text:style-name="T12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42" draw:text-style-name="P37" draw:layer="layout" svg:width="4.995cm" svg:height="1.877cm" svg:x="6.724cm" svg:y="12.598cm">
          <text:p text:style-name="P36"><text:span text:style-name="T124">Forbidden region</text:span></text:p>
          <text:p text:style-name="P36"><text:span text:style-name="T124">for s</text:span><text:span text:style-name="T12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 draw:style-name="gr143" draw:text-style-name="P80" xml:id="id18" draw:id="id18" draw:layer="layout" svg:width="0.507cm" svg:height="0.507cm" svg:x="5.927cm" svg:y="12.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08" draw:style-name="gr144" draw:text-style-name="P40" xml:id="id21" draw:id="id21" draw:layer="layout" svg:width="2.95cm" svg:height="1.526cm" svg:x="11.444cm" svg:y="6.444cm">
          <text:p text:style-name="P39"><text:span text:style-name="T118">Deadlock</text:span></text:p>
          <text:p text:style-name="P39"><text:span text:style-name="T118">st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58" draw:style-name="gr145" draw:text-style-name="P38" xml:id="id20" draw:id="id20" draw:layer="layout" svg:width="5.044cm" svg:height="4.867cm" svg:x="6.504cm" svg:y="7.217cm" svg:viewBox="0 0 5045 4868" draw:points="5045,0 0,4868">
          <text:p/>
        </draw:polyline>
        <draw:custom-shape draw:name="Text Box 109" draw:style-name="gr146" draw:text-style-name="P40" xml:id="id19" draw:id="id19" draw:layer="layout" svg:width="2.412cm" svg:height="1.186cm" svg:x="3.891cm" svg:y="13.04cm">
          <text:p text:style-name="P39"><text:span text:style-name="T126">Deadlock</text:span></text:p>
          <text:p text:style-name="P39"><text:span text:style-name="T126">reg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0" draw:style-name="gr147" draw:text-style-name="P40" draw:layer="layout" svg:width="2.638cm" svg:height="1.154cm" svg:x="0.052cm" svg:y="16.869cm">
          <text:p text:style-name="P39"><text:span text:style-name="T122">s</text:span><text:span text:style-name="T123">0</text:span><text:span text:style-name="T118">=</text:span><text:span text:style-name="T122">s</text:span><text:span text:style-name="T123">1</text:span><text:span text:style-name="T1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 draw:style-name="gr148" draw:text-style-name="P42" draw:layer="layout" svg:width="1.198cm" svg:height="1.017cm" draw:transform="rotate (-1.5707963267949) translate (2.366cm 15.734cm)">
          <text:p/>
          <draw:enhanced-geometry draw:mirror-horizontal="true" draw:mirror-vertical="true" svg:viewBox="0 0 21600 21600" draw:type="mso-spt32" draw:enhanced-path="M 0 0 L 21600 2160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4">
          <draw:page-thumbnail draw:name="Rectangle 166" draw:style-name="gr4" draw:layer="layout" svg:width="13.546cm" svg:height="10.159cm" svg:x="3.387cm" svg:y="1.905cm" draw:page-number="39" presentation:class="page"/>
          <draw:frame draw:name="Rectangle 167" presentation:style-name="pr40" draw:text-style-name="P15" draw:layer="layout" svg:width="14.816cm" svg:height="11.852cm" svg:x="2.752cm" svg:y="12.7cm" presentation:class="notes" presentation:placeholder="true" presentation:user-transformed="true">
            <draw:text-box/>
          </draw:frame>
        </presentation:notes>
      </draw:page>
      <draw:page draw:name="Avoiding Deadlock" draw:style-name="dp1" draw:master-page-name="Title_20_and_20_Content" presentation:presentation-page-layout-name="AL2T11">
        <office:forms form:automatic-focus="false" form:apply-design-mode="false"/>
        <draw:frame draw:name="Rectangle 168" presentation:style-name="pr2" draw:text-style-name="P7" draw:layer="layout" svg:width="21.088cm" svg:height="2.116cm" svg:x="0.713cm" svg:y="0.847cm" presentation:class="title" presentation:user-transformed="true">
          <draw:text-box>
            <text:p text:style-name="P6"><text:span text:style-name="T6">Avoiding Deadlock</text:span></text:p>
          </draw:text-box>
        </draw:frame>
        <draw:custom-shape draw:name="Text Box 111" draw:style-name="gr149" draw:text-style-name="P43" draw:layer="layout" svg:width="18.114cm" svg:height="8.114cm" svg:x="1.199cm" svg:y="2.791cm">
          <text:p text:style-name="P39"><text:span text:style-name="T103">int main() </text:span></text:p>
          <text:p text:style-name="P39"><text:span text:style-name="T103">{</text:span></text:p>
          <text:p text:style-name="P39"><text:span text:style-name="T103"><text:s text:c="4"/></text:span><text:span text:style-name="T103">pthread_t tid[2];</text:span></text:p>
          <text:p text:style-name="P39"><text:span text:style-name="T103"><text:s text:c="4"/></text:span><text:span text:style-name="T103">Sem_init(&amp;mutex[0], 0, 1); <text:s/></text:span><text:span text:style-name="T127">/* mutex[0] = 1 */</text:span></text:p>
          <text:p text:style-name="P39"><text:span text:style-name="T103"><text:s text:c="4"/></text:span><text:span text:style-name="T103">Sem_init(&amp;mutex[1], 0, 1); <text:s/></text:span><text:span text:style-name="T127">/* mutex[1] = 1 */</text:span></text:p>
          <text:p text:style-name="P39"><text:span text:style-name="T103"><text:s text:c="4"/></text:span><text:span text:style-name="T103">Pthread_create(&amp;tid[0], NULL, count, (void*) 0);</text:span></text:p>
          <text:p text:style-name="P39"><text:span text:style-name="T103"><text:s text:c="4"/></text:span><text:span text:style-name="T103">Pthread_create(&amp;tid[1], NULL, count, (void*) 1);</text:span></text:p>
          <text:p text:style-name="P39"><text:span text:style-name="T103"><text:s text:c="4"/></text:span><text:span text:style-name="T103">Pthread_join(tid[0], NULL);</text:span></text:p>
          <text:p text:style-name="P39"><text:span text:style-name="T103"><text:s text:c="4"/></text:span><text:span text:style-name="T103">Pthread_join(tid[1], NULL);</text:span></text:p>
          <text:p text:style-name="P39"><text:span text:style-name="T103"><text:s text:c="4"/></text:span><text:span text:style-name="T103">printf("cnt=%d\n", cnt);</text:span></text:p>
          <text:p text:style-name="P39"><text:span text:style-name="T103"><text:s text:c="4"/></text:span><text:span text:style-name="T103">exit(0);</text:span></text:p>
          <text:p text:style-name="P39"><text:span text:style-name="T1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9" draw:style-name="gr150" draw:text-style-name="P43" draw:layer="layout" svg:width="12.356cm" svg:height="7.438cm" svg:x="1.663cm" svg:y="11.357cm">
          <text:p text:style-name="P39"><text:span text:style-name="T103">void *count(void *vargp) </text:span></text:p>
          <text:p text:style-name="P39"><text:span text:style-name="T103">{</text:span></text:p>
          <text:p text:style-name="P39"><text:span text:style-name="T103"><text:s text:c="4"/></text:span><text:span text:style-name="T103">int i;</text:span></text:p>
          <text:p text:style-name="P39"><text:span text:style-name="T103"><text:s text:c="4"/></text:span><text:span text:style-name="T103">int id = (int) vargp;</text:span></text:p>
          <text:p text:style-name="P39"><text:span text:style-name="T103"><text:s text:c="4"/></text:span><text:span text:style-name="T103">for (i = 0; i &lt; NITERS; i++) {</text:span></text:p>
          <text:p text:style-name="P39"><text:span text:style-name="T103"><text:s text:c="8"/></text:span><text:span text:style-name="T103">P(&amp;mutex[0]); P(&amp;mutex[1]);</text:span></text:p>
          <text:p text:style-name="P39"><text:span text:style-name="T103"><text:tab/></text:span><text:span text:style-name="T103">cnt++;</text:span></text:p>
          <text:p text:style-name="P39"><text:span text:style-name="T103"><text:tab/></text:span><text:span text:style-name="T103">V(&amp;mutex[id]); V(&amp;mutex[1-id]);</text:span></text:p>
          <text:p text:style-name="P39"><text:span text:style-name="T103"><text:s text:c="4"/></text:span><text:span text:style-name="T103">}</text:span></text:p>
          <text:p text:style-name="P39"><text:span text:style-name="T103"><text:s text:c="4"/></text:span><text:span text:style-name="T103">return NULL;</text:span></text:p>
          <text:p text:style-name="P39"><text:span text:style-name="T1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2" draw:style-name="gr151" draw:text-style-name="P75" draw:layer="layout" svg:width="2.244cm" svg:height="5.585cm" svg:x="17.145cm" svg:y="12.065cm">
          <text:p text:style-name="P39"><text:span text:style-name="T118">Tid[0]:</text:span></text:p>
          <text:p text:style-name="P39"><text:span text:style-name="T118">P(s0);</text:span></text:p>
          <text:p text:style-name="P39"><text:span text:style-name="T118">P(s1);</text:span></text:p>
          <text:p text:style-name="P39"><text:span text:style-name="T118">cnt++;</text:span></text:p>
          <text:p text:style-name="P39"><text:span text:style-name="T118">V(s0);</text:span></text:p>
          <text:p text:style-name="P39"><text:span text:style-name="T118">V(s1);</text:span></text:p>
          <text:p text:style-name="P39"><text:span text:style-name="T1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3" draw:style-name="gr152" draw:text-style-name="P75" draw:layer="layout" svg:width="2.244cm" svg:height="5.585cm" svg:x="20.32cm" svg:y="12.065cm">
          <text:p text:style-name="P39"><text:span text:style-name="T118">Tid[1]:</text:span></text:p>
          <text:p text:style-name="P39"><text:span text:style-name="T118">P(s0);</text:span></text:p>
          <text:p text:style-name="P39"><text:span text:style-name="T118">P(s1);</text:span></text:p>
          <text:p text:style-name="P39"><text:span text:style-name="T118">cnt++;</text:span></text:p>
          <text:p text:style-name="P39"><text:span text:style-name="T118">V(s1);</text:span></text:p>
          <text:p text:style-name="P39"><text:span text:style-name="T118">V(s0);</text:span></text:p>
          <text:p text:style-name="P39"><text:span text:style-name="T1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4" draw:style-name="gr153" draw:text-style-name="P40" draw:layer="layout" svg:width="11.759cm" svg:height="1.098cm" svg:x="11.678cm" svg:y="1.482cm">
          <text:p text:style-name="P39"><text:span text:style-name="T128">Acquire shared resources in same or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170" draw:style-name="gr4" draw:layer="layout" svg:width="13.546cm" svg:height="10.159cm" svg:x="3.387cm" svg:y="1.905cm" draw:page-number="40" presentation:class="page"/>
          <draw:frame draw:name="Rectangle 171" presentation:style-name="pr41" draw:text-style-name="P15" draw:layer="layout" svg:width="14.816cm" svg:height="11.852cm" svg:x="2.752cm" svg:y="12.7cm" presentation:class="notes" presentation:placeholder="true" presentation:user-transformed="true">
            <draw:text-box/>
          </draw:frame>
        </presentation:notes>
      </draw:page>
      <draw:page draw:name="Avoided Deadlock in Progress Graph" draw:style-name="dp1" draw:master-page-name="Title_20_and_20_Content" presentation:presentation-page-layout-name="AL2T11">
        <office:forms form:automatic-focus="false" form:apply-design-mode="false"/>
        <draw:frame draw:name="Rectangle 172" presentation:style-name="pr2" draw:text-style-name="P7" draw:layer="layout" svg:width="21.088cm" svg:height="2.116cm" svg:x="0.992cm" svg:y="1.21cm" presentation:class="title" presentation:user-transformed="true">
          <draw:text-box>
            <text:p text:style-name="P6"><text:span text:style-name="T6">Avoided Deadlock in Progress Graph</text:span></text:p>
          </draw:text-box>
        </draw:frame>
        <draw:line draw:name="Line 59" draw:style-name="gr127" draw:text-style-name="P38" draw:layer="layout" svg:x1="2.39cm" svg:y1="15.733cm" svg:x2="12.973cm" svg:y2="15.734cm">
          <text:p/>
        </draw:line>
        <draw:line draw:name="Line 60" draw:style-name="gr127" draw:text-style-name="P38" draw:layer="layout" svg:x1="2.39cm" svg:y1="15.733cm" svg:x2="2.391cm" svg:y2="5.066cm">
          <text:p/>
        </draw:line>
        <draw:custom-shape draw:name="Text Box 115" draw:style-name="gr154" draw:text-style-name="P34" draw:layer="layout" svg:width="3.081cm" svg:height="1.099cm" svg:x="12.929cm" svg:y="15.271cm">
          <text:p text:style-name="P32"><text:span text:style-name="T40">Thread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6" draw:style-name="gr155" draw:text-style-name="P34" draw:layer="layout" svg:width="3.081cm" svg:height="1.099cm" svg:x="0.861cm" svg:y="3.881cm">
          <text:p text:style-name="P32"><text:span text:style-name="T40">Threa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7" draw:style-name="gr156" draw:text-style-name="P78" draw:layer="layout" svg:width="1.68cm" svg:height="1.114cm" svg:x="2.768cm" svg:y="16.043cm">
          <text:p text:style-name="P77"><text:span text:style-name="T118">P(s</text:span><text:span text:style-name="T119">0</text:span><text:span text:style-name="T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8" draw:style-name="gr157" draw:text-style-name="P78" draw:layer="layout" svg:width="1.763cm" svg:height="1.114cm" svg:x="7.526cm" svg:y="16.035cm">
          <text:p text:style-name="P77"><text:span text:style-name="T118">V(s</text:span><text:span text:style-name="T119">0</text:span><text:span text:style-name="T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9" draw:style-name="gr158" draw:text-style-name="P78" draw:layer="layout" svg:width="1.68cm" svg:height="1.114cm" svg:x="4.942cm" svg:y="16.029cm">
          <text:p text:style-name="P77"><text:span text:style-name="T118">P(s</text:span><text:span text:style-name="T119">1</text:span><text:span text:style-name="T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0" draw:style-name="gr159" draw:text-style-name="P78" draw:layer="layout" svg:width="1.718cm" svg:height="1.114cm" svg:x="10.111cm" svg:y="16.043cm">
          <text:p text:style-name="P77"><text:span text:style-name="T118">V(s</text:span><text:span text:style-name="T119">1</text:span><text:span text:style-name="T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1" draw:style-name="gr134" draw:text-style-name="P38" draw:layer="layout" svg:x1="2.015cm" svg:y1="14.234cm" svg:x2="2.354cm" svg:y2="14.235cm">
          <text:p/>
        </draw:line>
        <draw:line draw:name="Line 62" draw:style-name="gr135" draw:text-style-name="P38" draw:layer="layout" svg:x1="2.015cm" svg:y1="9.511cm" svg:x2="2.368cm" svg:y2="9.498cm">
          <text:p/>
        </draw:line>
        <draw:custom-shape draw:name="Text Box 121" draw:style-name="gr160" draw:text-style-name="P78" draw:layer="layout" svg:width="1.718cm" svg:height="1.114cm" svg:x="0.406cm" svg:y="9.925cm">
          <text:p text:style-name="P77"><text:span text:style-name="T118">V(s</text:span><text:span text:style-name="T119">1</text:span><text:span text:style-name="T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2" draw:style-name="gr161" draw:text-style-name="P78" draw:layer="layout" svg:width="1.68cm" svg:height="1.114cm" svg:x="0.467cm" svg:y="14.139cm">
          <text:p text:style-name="P77"><text:span text:style-name="T118">P(s</text:span><text:span text:style-name="T119">0</text:span><text:span text:style-name="T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3" draw:style-name="gr134" draw:text-style-name="P38" draw:layer="layout" svg:x1="2.015cm" svg:y1="11.906cm" svg:x2="2.354cm" svg:y2="11.907cm">
          <text:p/>
        </draw:line>
        <draw:custom-shape draw:name="Text Box 123" draw:style-name="gr162" draw:text-style-name="P78" draw:layer="layout" svg:width="1.68cm" svg:height="1.114cm" svg:x="0.467cm" svg:y="12.324cm">
          <text:p text:style-name="P77"><text:span text:style-name="T118">P(s</text:span><text:span text:style-name="T119">1</text:span><text:span text:style-name="T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4" draw:style-name="gr135" draw:text-style-name="P38" draw:layer="layout" svg:x1="2.015cm" svg:y1="7.148cm" svg:x2="2.368cm" svg:y2="7.134cm">
          <text:p/>
        </draw:line>
        <draw:custom-shape draw:name="Text Box 124" draw:style-name="gr163" draw:text-style-name="P78" draw:layer="layout" svg:width="1.718cm" svg:height="1.114cm" svg:x="0.406cm" svg:y="7.561cm">
          <text:p text:style-name="P77"><text:span text:style-name="T118">V(s</text:span><text:span text:style-name="T119">0</text:span><text:span text:style-name="T1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5" draw:style-name="gr134" draw:text-style-name="P38" draw:layer="layout" svg:x1="4.043cm" svg:y1="15.733cm" svg:x2="4.044cm" svg:y2="16.073cm">
          <text:p/>
        </draw:line>
        <draw:line draw:name="Line 66" draw:style-name="gr135" draw:text-style-name="P38" draw:layer="layout" svg:x1="9.232cm" svg:y1="15.733cm" svg:x2="9.25cm" svg:y2="16.086cm">
          <text:p/>
        </draw:line>
        <draw:line draw:name="Line 67" draw:style-name="gr135" draw:text-style-name="P38" draw:layer="layout" svg:x1="6.629cm" svg:y1="15.733cm" svg:x2="6.646cm" svg:y2="16.086cm">
          <text:p/>
        </draw:line>
        <draw:line draw:name="Line 68" draw:style-name="gr135" draw:text-style-name="P38" draw:layer="layout" svg:x1="11.835cm" svg:y1="15.733cm" svg:x2="11.853cm" svg:y2="16.086cm">
          <text:p/>
        </draw:line>
        <draw:custom-shape draw:name="Rectangle 173" draw:style-name="gr164" draw:text-style-name="P79" draw:layer="layout" svg:width="5.079cm" svg:height="7.111cm" svg:x="3.956cm" svg:y="7.1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4" draw:style-name="gr140" draw:text-style-name="P79" draw:layer="layout" svg:width="5.275cm" svg:height="4.77cm" svg:x="6.577cm" svg:y="9.5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65" draw:text-style-name="P40" draw:layer="layout" svg:width="4.995cm" svg:height="1.877cm" svg:x="4.173cm" svg:y="7.229cm">
          <text:p text:style-name="P39"><text:span text:style-name="T124">Forbidden region</text:span></text:p>
          <text:p text:style-name="P39"><text:span text:style-name="T124">for s</text:span><text:span text:style-name="T12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166" draw:text-style-name="P37" draw:layer="layout" svg:width="4.995cm" svg:height="1.877cm" svg:x="6.724cm" svg:y="12.598cm">
          <text:p text:style-name="P36"><text:span text:style-name="T124">Forbidden region</text:span></text:p>
          <text:p text:style-name="P36"><text:span text:style-name="T124">for s</text:span><text:span text:style-name="T12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5" draw:style-name="gr167" draw:text-style-name="P40" draw:layer="layout" svg:width="2.638cm" svg:height="1.154cm" svg:x="0.052cm" svg:y="16.869cm">
          <text:p text:style-name="P39"><text:span text:style-name="T122">s</text:span><text:span text:style-name="T123">0</text:span><text:span text:style-name="T118">=</text:span><text:span text:style-name="T122">s</text:span><text:span text:style-name="T123">1</text:span><text:span text:style-name="T11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 draw:style-name="gr148" draw:text-style-name="P42" draw:layer="layout" svg:width="1.198cm" svg:height="1.017cm" draw:transform="rotate (-1.5707963267949) translate (2.366cm 15.734cm)">
          <text:p/>
          <draw:enhanced-geometry draw:mirror-horizontal="true" draw:mirror-vertical="true" svg:viewBox="0 0 21600 21600" draw:type="mso-spt32" draw:enhanced-path="M 0 0 L 21600 21600 N"/>
        </draw:custom-shape>
        <draw:custom-shape draw:name="Text Box 126" draw:style-name="gr168" draw:text-style-name="P40" draw:layer="layout" svg:width="8.624cm" svg:height="6.097cm" svg:x="15.937cm" svg:y="4.269cm">
          <text:p text:style-name="P39"><text:span text:style-name="T118">No way for trajectory to get stuck</text:span></text:p>
          <text:p text:style-name="P39"><text:span text:style-name="T118"/></text:p>
          <text:p text:style-name="P39"><text:span text:style-name="T118">Processes acquire locks in same order</text:span></text:p>
          <text:p text:style-name="P39"><text:span text:style-name="T118"/></text:p>
          <text:p text:style-name="P39"><text:span text:style-name="T118">Order in which locks released immateri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175" draw:style-name="gr4" draw:layer="layout" svg:width="13.546cm" svg:height="10.159cm" svg:x="3.387cm" svg:y="1.905cm" draw:page-number="41" presentation:class="page"/>
          <draw:frame draw:name="Rectangle 176" presentation:style-name="pr42" draw:text-style-name="P15" draw:layer="layout" svg:width="14.816cm" svg:height="11.852cm" svg:x="2.752cm" svg:y="12.7cm" presentation:class="notes" presentation:placeholder="true" presentation:user-transformed="true">
            <draw:text-box/>
          </draw:frame>
        </presentation:notes>
      </draw:page>
      <draw:page draw:name="page42" draw:style-name="dp1" draw:master-page-name="Title_20_and_20_Content" presentation:presentation-page-layout-name="AL2T11">
        <office:forms form:automatic-focus="false" form:apply-design-mode="false"/>
        <draw:frame draw:name="Rectangle 10" presentation:style-name="pr2" draw:text-style-name="P7" draw:layer="layout" svg:width="21.088cm" svg:height="2.116cm" svg:x="0.992cm" svg:y="1.21cm" presentation:class="title" presentation:user-transformed="true">
          <draw:text-box>
            <text:p text:style-name="P6"><text:span text:style-name="T6">What about Deadlock between hosts?</text:span></text:p>
          </draw:text-box>
        </draw:frame>
        <draw:custom-shape draw:style-name="gr169" draw:text-style-name="P81" draw:layer="layout" svg:width="5.842cm" svg:height="5.08cm" svg:x="4.734cm" svg:y="6.82cm">
          <text:p text:style-name="P29"><text:span text:style-name="T129">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81" draw:layer="layout" svg:width="5.842cm" svg:height="5.08cm" svg:x="14.935cm" svg:y="6.821cm">
          <text:p text:style-name="P29"><text:span text:style-name="T129">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1" draw:text-style-name="P26" draw:layer="layout" svg:x1="10.222cm" svg:y1="8.09cm" svg:x2="14.032cm" svg:y2="8.09cm">
          <text:p/>
        </draw:line>
        <draw:line draw:style-name="gr172" draw:text-style-name="P26" draw:layer="layout" svg:x1="15.302cm" svg:y1="10.63cm" svg:x2="11.492cm" svg:y2="10.63cm">
          <text:p/>
        </draw:line>
        <presentation:notes draw:style-name="dp4">
          <draw:page-thumbnail draw:name="Rectangle 19" draw:style-name="gr4" draw:layer="layout" svg:width="13.546cm" svg:height="10.159cm" svg:x="3.387cm" svg:y="1.905cm" draw:page-number="42" presentation:class="page"/>
          <draw:frame draw:name="Rectangle 21" presentation:style-name="pr43" draw:text-style-name="P15" draw:layer="layout" svg:width="14.816cm" svg:height="11.852cm" svg:x="2.752cm" svg:y="12.7cm" presentation:class="notes" presentation:placeholder="true" presentation:user-transformed="true">
            <draw:text-box/>
          </draw:frame>
        </presentation:notes>
      </draw:page>
      <draw:page draw:name="page43" draw:style-name="dp1" draw:master-page-name="Title_20_and_20_Content" presentation:presentation-page-layout-name="AL2T11">
        <office:forms form:automatic-focus="false" form:apply-design-mode="false"/>
        <draw:frame draw:name="Rectangle 13" presentation:style-name="pr2" draw:text-style-name="P7" draw:layer="layout" svg:width="21.088cm" svg:height="2.116cm" svg:x="0.992cm" svg:y="1.21cm" presentation:class="title" presentation:user-transformed="true">
          <draw:text-box>
            <text:p text:style-name="P6"><text:span text:style-name="T6">What </text:span><text:span text:style-name="T6">about </text:span><text:span text:style-name="T6">Deadlo</text:span><text:span text:style-name="T6">ck </text:span><text:span text:style-name="T6">betwee</text:span><text:span text:style-name="T6">n </text:span><text:span text:style-name="T6">hosts?</text:span></text:p>
          </draw:text-box>
        </draw:frame>
        <draw:custom-shape draw:name="Text Box 1" draw:style-name="gr173" draw:text-style-name="P40" draw:layer="layout" svg:width="21.767cm" svg:height="10.58cm" svg:x="2.794cm" svg:y="3.836cm">
          <text:p text:style-name="P39"><text:span text:style-name="T130">Deadlock can occur when two processes/threads/hosts try to act as clients at the same time.</text:span></text:p>
          <text:p text:style-name="P39"><text:span text:style-name="T118"/></text:p>
          <text:p text:style-name="P39"><text:span text:style-name="T130">Or if they both act as servers at the same time</text:span></text:p>
          <text:p text:style-name="P39"><text:span text:style-name="T118"/></text:p>
          <text:p text:style-name="P39"><text:span text:style-name="T130">To solve this we can use process diagrams to draw interactions</text:span></text:p>
          <text:p text:style-name="P39"><text:span text:style-name="T118"/></text:p>
          <text:p text:style-name="P39"><text:span text:style-name="T130">As long as they is no loop, theres no dead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14" draw:style-name="gr4" draw:layer="layout" svg:width="13.546cm" svg:height="10.159cm" svg:x="3.387cm" svg:y="1.905cm" draw:page-number="43" presentation:class="page"/>
          <draw:frame draw:name="Rectangle 23" presentation:style-name="pr44" draw:text-style-name="P15" draw:layer="layout" svg:width="14.816cm" svg:height="11.852cm" svg:x="2.752cm" svg:y="12.7cm" presentation:class="notes" presentation:placeholder="true" presentation:user-transformed="true">
            <draw:text-box/>
          </draw:frame>
        </presentation:notes>
      </draw:page>
      <draw:page draw:name="page44" draw:style-name="dp1" draw:master-page-name="Title_20_and_20_Content" presentation:presentation-page-layout-name="AL2T11">
        <office:forms form:automatic-focus="false" form:apply-design-mode="false"/>
        <draw:frame draw:name="Rectangle 24" presentation:style-name="pr2" draw:text-style-name="P7" draw:layer="layout" svg:width="21.088cm" svg:height="2.116cm" svg:x="0.992cm" svg:y="1.21cm" presentation:class="title" presentation:user-transformed="true">
          <draw:text-box>
            <text:p text:style-name="P6"><text:span text:style-name="T6">What about Deadlock between hosts?</text:span></text:p>
          </draw:text-box>
        </draw:frame>
        <draw:custom-shape draw:style-name="gr170" draw:text-style-name="P81" draw:layer="layout" svg:width="5.842cm" svg:height="5.08cm" svg:x="1.435cm" svg:y="7.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81" draw:layer="layout" svg:width="5.842cm" svg:height="5.08cm" svg:x="9.636cm" svg:y="7.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1" draw:text-style-name="P26" draw:layer="layout" svg:x1="7.323cm" svg:y1="9.591cm" svg:x2="9.652cm" svg:y2="9.591cm">
          <text:p/>
        </draw:line>
        <draw:custom-shape draw:style-name="gr170" draw:text-style-name="P81" draw:layer="layout" svg:width="5.842cm" svg:height="5.08cm" svg:x="17.824cm" svg:y="7.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1" draw:text-style-name="P26" draw:layer="layout" svg:x1="15.511cm" svg:y1="9.592cm" svg:x2="17.84cm" svg:y2="9.592cm">
          <text:p/>
        </draw:line>
        <draw:frame draw:style-name="gr7" draw:text-style-name="P82" draw:layer="layout" svg:width="10.414cm" svg:height="1.987cm" svg:x="7.112cm" svg:y="14.224cm">
          <draw:text-box>
            <text:p xml:id="id24" text:id="id24"><text:span text:style-name="T131">No deadloc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seq>
        </anim:par>
        <presentation:notes draw:style-name="dp4">
          <draw:page-thumbnail draw:name="Rectangle 25" draw:style-name="gr4" draw:layer="layout" svg:width="13.546cm" svg:height="10.159cm" svg:x="3.387cm" svg:y="1.905cm" draw:page-number="44" presentation:class="page"/>
          <draw:frame draw:name="Rectangle 26" presentation:style-name="pr45" draw:text-style-name="P15" draw:layer="layout" svg:width="14.816cm" svg:height="11.852cm" svg:x="2.752cm" svg:y="12.7cm" presentation:class="notes" presentation:placeholder="true" presentation:user-transformed="true">
            <draw:text-box/>
          </draw:frame>
        </presentation:notes>
      </draw:page>
      <draw:page draw:name="page45" draw:style-name="dp1" draw:master-page-name="Title_20_and_20_Content" presentation:presentation-page-layout-name="AL2T11">
        <office:forms form:automatic-focus="false" form:apply-design-mode="false"/>
        <draw:frame draw:name="Rectangle 27" presentation:style-name="pr2" draw:text-style-name="P7" draw:layer="layout" svg:width="21.088cm" svg:height="2.116cm" svg:x="0.992cm" svg:y="1.21cm" presentation:class="title" presentation:user-transformed="true">
          <draw:text-box>
            <text:p text:style-name="P6"><text:span text:style-name="T6">What about Deadlock between hosts?</text:span></text:p>
          </draw:text-box>
        </draw:frame>
        <draw:custom-shape draw:style-name="gr170" draw:text-style-name="P81" draw:layer="layout" svg:width="5.842cm" svg:height="5.08cm" svg:x="1.435cm" svg:y="7.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81" draw:layer="layout" svg:width="5.842cm" svg:height="5.08cm" svg:x="9.636cm" svg:y="7.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1" draw:text-style-name="P26" draw:layer="layout" svg:x1="7.323cm" svg:y1="9.591cm" svg:x2="9.652cm" svg:y2="9.591cm">
          <text:p/>
        </draw:line>
        <draw:custom-shape draw:style-name="gr170" draw:text-style-name="P81" draw:layer="layout" svg:width="5.842cm" svg:height="5.08cm" svg:x="17.824cm" svg:y="7.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1" draw:text-style-name="P26" draw:layer="layout" svg:x1="17.839cm" svg:y1="9.592cm" svg:x2="15.51cm" svg:y2="9.592cm">
          <text:p/>
        </draw:line>
        <draw:frame draw:style-name="gr7" draw:text-style-name="P82" draw:layer="layout" svg:width="10.414cm" svg:height="1.987cm" svg:x="7.112cm" svg:y="14.225cm">
          <draw:text-box>
            <text:p xml:id="id25" text:id="id25"><text:span text:style-name="T131">No deadloc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seq>
        </anim:par>
        <presentation:notes draw:style-name="dp4">
          <draw:page-thumbnail draw:name="Rectangle 28" draw:style-name="gr4" draw:layer="layout" svg:width="13.546cm" svg:height="10.159cm" svg:x="3.387cm" svg:y="1.905cm" draw:page-number="45" presentation:class="page"/>
          <draw:frame draw:name="Rectangle 29" presentation:style-name="pr46" draw:text-style-name="P15" draw:layer="layout" svg:width="14.816cm" svg:height="11.852cm" svg:x="2.752cm" svg:y="12.7cm" presentation:class="notes" presentation:placeholder="true" presentation:user-transformed="true">
            <draw:text-box/>
          </draw:frame>
        </presentation:notes>
      </draw:page>
      <draw:page draw:name="page46" draw:style-name="dp1" draw:master-page-name="Title_20_and_20_Content" presentation:presentation-page-layout-name="AL2T11">
        <office:forms form:automatic-focus="false" form:apply-design-mode="false"/>
        <draw:frame draw:name="Rectangle 30" presentation:style-name="pr2" draw:text-style-name="P7" draw:layer="layout" svg:width="21.088cm" svg:height="2.116cm" svg:x="0.992cm" svg:y="1.21cm" presentation:class="title" presentation:user-transformed="true">
          <draw:text-box>
            <text:p text:style-name="P6"><text:span text:style-name="T6">What about Deadlock between hosts?</text:span></text:p>
          </draw:text-box>
        </draw:frame>
        <draw:custom-shape draw:style-name="gr170" draw:text-style-name="P81" draw:layer="layout" svg:width="5.842cm" svg:height="5.08cm" svg:x="1.435cm" svg:y="7.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81" draw:layer="layout" svg:width="5.842cm" svg:height="5.08cm" svg:x="9.636cm" svg:y="7.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1" draw:text-style-name="P26" draw:layer="layout" svg:x1="7.323cm" svg:y1="9.591cm" svg:x2="9.652cm" svg:y2="9.591cm">
          <text:p/>
        </draw:line>
        <draw:custom-shape draw:style-name="gr170" draw:text-style-name="P81" draw:layer="layout" svg:width="5.842cm" svg:height="5.08cm" svg:x="17.824cm" svg:y="7.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1" draw:text-style-name="P26" draw:layer="layout" svg:x1="15.509cm" svg:y1="9.592cm" svg:x2="17.838cm" svg:y2="9.592cm">
          <text:p/>
        </draw:line>
        <draw:line draw:style-name="gr171" draw:text-style-name="P26" draw:layer="layout" svg:x1="20.574cm" svg:y1="13.716cm" svg:x2="20.628cm" svg:y2="12.208cm">
          <text:p/>
        </draw:line>
        <draw:line draw:style-name="gr174" draw:text-style-name="P26" draw:layer="layout" svg:x1="20.628cm" svg:y1="13.716cm" svg:x2="4.318cm" svg:y2="13.462cm">
          <text:p/>
        </draw:line>
        <draw:line draw:style-name="gr174" draw:text-style-name="P26" draw:layer="layout" svg:x1="4.318cm" svg:y1="12.201cm" svg:x2="4.318cm" svg:y2="13.462cm">
          <text:p/>
        </draw:line>
        <draw:frame draw:style-name="gr7" draw:text-style-name="P82" draw:layer="layout" svg:width="10.414cm" svg:height="1.987cm" svg:x="7.112cm" svg:y="14.225cm">
          <draw:text-box>
            <text:p xml:id="id26" text:id="id26"><text:span text:style-name="T131">No deadloc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4">
          <draw:page-thumbnail draw:name="Rectangle 31" draw:style-name="gr4" draw:layer="layout" svg:width="13.546cm" svg:height="10.159cm" svg:x="3.387cm" svg:y="1.905cm" draw:page-number="46" presentation:class="page"/>
          <draw:frame draw:name="Rectangle 32" presentation:style-name="pr47" draw:text-style-name="P15" draw:layer="layout" svg:width="14.816cm" svg:height="11.852cm" svg:x="2.752cm" svg:y="12.7cm" presentation:class="notes" presentation:placeholder="true" presentation:user-transformed="true">
            <draw:text-box/>
          </draw:frame>
        </presentation:notes>
      </draw:page>
      <draw:page draw:name="page47" draw:style-name="dp1" draw:master-page-name="Title_20_and_20_Content" presentation:presentation-page-layout-name="AL2T11">
        <office:forms form:automatic-focus="false" form:apply-design-mode="false"/>
        <draw:frame draw:name="Rectangle 33" presentation:style-name="pr2" draw:text-style-name="P7" draw:layer="layout" svg:width="21.088cm" svg:height="2.116cm" svg:x="0.992cm" svg:y="1.21cm" presentation:class="title" presentation:user-transformed="true">
          <draw:text-box>
            <text:p text:style-name="P6"><text:span text:style-name="T6">What about Deadlock between hosts?</text:span></text:p>
          </draw:text-box>
        </draw:frame>
        <draw:custom-shape draw:style-name="gr170" draw:text-style-name="P81" draw:layer="layout" svg:width="5.842cm" svg:height="5.08cm" svg:x="1.435cm" svg:y="7.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81" draw:layer="layout" svg:width="5.842cm" svg:height="5.08cm" svg:x="9.636cm" svg:y="7.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1" draw:text-style-name="P26" draw:layer="layout" svg:x1="7.323cm" svg:y1="9.591cm" svg:x2="9.652cm" svg:y2="9.591cm">
          <text:p/>
        </draw:line>
        <draw:custom-shape draw:style-name="gr170" draw:text-style-name="P81" draw:layer="layout" svg:width="5.842cm" svg:height="5.08cm" svg:x="17.824cm" svg:y="7.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1" draw:text-style-name="P26" draw:layer="layout" svg:x1="15.509cm" svg:y1="9.592cm" svg:x2="17.838cm" svg:y2="9.592cm">
          <text:p/>
        </draw:line>
        <draw:line draw:style-name="gr171" draw:text-style-name="P26" draw:layer="layout" svg:x1="4.372cm" svg:y1="13.716cm" svg:x2="4.318cm" svg:y2="12.208cm">
          <text:p/>
        </draw:line>
        <draw:line draw:style-name="gr174" draw:text-style-name="P26" draw:layer="layout" svg:x1="4.318cm" svg:y1="13.716cm" svg:x2="20.628cm" svg:y2="13.462cm">
          <text:p/>
        </draw:line>
        <draw:line draw:style-name="gr174" draw:text-style-name="P26" draw:layer="layout" svg:x1="20.628cm" svg:y1="12.201cm" svg:x2="20.628cm" svg:y2="13.462cm">
          <text:p/>
        </draw:line>
        <draw:frame draw:style-name="gr7" draw:text-style-name="P84" draw:layer="layout" svg:width="10.414cm" svg:height="1.987cm" svg:x="7.112cm" svg:y="14.225cm">
          <draw:text-box>
            <text:p xml:id="id27" text:id="id27" text:style-name="P83"><text:span text:style-name="T132">Deadloc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4">
          <draw:page-thumbnail draw:name="Rectangle 34" draw:style-name="gr4" draw:layer="layout" svg:width="13.546cm" svg:height="10.159cm" svg:x="3.387cm" svg:y="1.905cm" draw:page-number="47" presentation:class="page"/>
          <draw:frame draw:name="Rectangle 35" presentation:style-name="pr48" draw:text-style-name="P15" draw:layer="layout" svg:width="14.816cm" svg:height="11.852cm" svg:x="2.752cm" svg:y="12.7cm" presentation:class="notes" presentation:placeholder="true" presentation:user-transformed="true">
            <draw:text-box/>
          </draw:frame>
        </presentation:notes>
      </draw:page>
      <draw:page draw:name="page48" draw:style-name="dp1" draw:master-page-name="Title_20_and_20_Content" presentation:presentation-page-layout-name="AL2T11">
        <office:forms form:automatic-focus="false" form:apply-design-mode="false"/>
        <draw:frame draw:name="Rectangle 36" presentation:style-name="pr2" draw:text-style-name="P7" draw:layer="layout" svg:width="21.088cm" svg:height="2.116cm" svg:x="0.992cm" svg:y="1.21cm" presentation:class="title" presentation:user-transformed="true">
          <draw:text-box>
            <text:p text:style-name="P6"><text:span text:style-name="T6">What about Deadlock between hosts?</text:span></text:p>
          </draw:text-box>
        </draw:frame>
        <draw:custom-shape draw:style-name="gr170" draw:text-style-name="P81" draw:layer="layout" svg:width="5.842cm" svg:height="5.08cm" svg:x="5.335cm" svg:y="7.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81" draw:layer="layout" svg:width="5.842cm" svg:height="5.08cm" svg:x="13.536cm" svg:y="7.0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1" draw:text-style-name="P26" draw:layer="layout" svg:x1="11.223cm" svg:y1="8.891cm" svg:x2="13.552cm" svg:y2="8.891cm">
          <text:p/>
        </draw:line>
        <draw:line draw:style-name="gr171" draw:text-style-name="P26" draw:layer="layout" svg:x1="13.537cm" svg:y1="10.192cm" svg:x2="11.208cm" svg:y2="10.192cm">
          <text:p/>
        </draw:line>
        <draw:frame draw:style-name="gr7" draw:text-style-name="P84" draw:layer="layout" svg:width="10.414cm" svg:height="1.987cm" svg:x="7.112cm" svg:y="14.225cm">
          <draw:text-box>
            <text:p xml:id="id28" text:id="id28" text:style-name="P83"><text:span text:style-name="T132">Deadloc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seq>
        </anim:par>
        <presentation:notes draw:style-name="dp4">
          <draw:page-thumbnail draw:name="Rectangle 37" draw:style-name="gr4" draw:layer="layout" svg:width="13.546cm" svg:height="10.159cm" svg:x="3.387cm" svg:y="1.905cm" draw:page-number="48" presentation:class="page"/>
          <draw:frame draw:name="Rectangle 38" presentation:style-name="pr49" draw:text-style-name="P15" draw:layer="layout" svg:width="14.816cm" svg:height="11.852cm" svg:x="2.752cm" svg:y="12.7cm" presentation:class="notes" presentation:placeholder="true" presentation:user-transformed="true">
            <draw:text-box/>
          </draw:frame>
        </presentation:notes>
      </draw:page>
      <draw:page draw:name="page49" draw:style-name="dp1" draw:master-page-name="Title_20_and_20_Content" presentation:presentation-page-layout-name="AL2T11">
        <office:forms form:automatic-focus="false" form:apply-design-mode="false"/>
        <draw:custom-shape draw:style-name="gr175" draw:text-style-name="P26" draw:layer="layout" svg:width="12.192cm" svg:height="11.64cm" svg:x="0.608cm" svg:y="4.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Rectangle 39" presentation:style-name="pr2" draw:text-style-name="P7" draw:layer="layout" svg:width="21.088cm" svg:height="2.116cm" svg:x="0.992cm" svg:y="1.21cm" presentation:class="title" presentation:user-transformed="true">
          <draw:text-box>
            <text:p text:style-name="P6"><text:span text:style-name="T6">Didn’t we solve this already?</text:span></text:p>
          </draw:text-box>
        </draw:frame>
        <draw:custom-shape draw:style-name="gr176" draw:text-style-name="P81" draw:layer="layout" svg:width="3.771cm" svg:height="3.807cm" svg:x="6.635cm" svg:y="5.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1" draw:layer="layout" svg:width="3.771cm" svg:height="3.807cm" svg:x="6.635cm" svg:y="10.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1" draw:layer="layout" svg:width="3.771cm" svg:height="3.807cm" svg:x="1.735cm" svg:y="8.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1" draw:text-style-name="P26" draw:layer="layout" svg:x1="5.334cm" svg:y1="9.144cm" svg:x2="6.9cm" svg:y2="8.491cm">
          <text:p/>
        </draw:line>
        <draw:line draw:style-name="gr171" draw:text-style-name="P26" draw:layer="layout" svg:x1="6.846cm" svg:y1="11.82cm" svg:x2="5.333cm" svg:y2="11.175cm">
          <text:p/>
        </draw:line>
        <draw:frame draw:style-name="gr7" draw:text-style-name="P82" draw:layer="layout" svg:width="10.922cm" svg:height="1.987cm" svg:x="14.994cm" svg:y="8.723cm">
          <draw:text-box>
            <text:p xml:id="id29" text:id="id29"><text:span text:style-name="T131">No deadloc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9" anim:sub-item="text" smil:attributeName="visibility" smil:to="visible"/>
                </anim:par>
              </anim:par>
            </anim:par>
          </anim:seq>
        </anim:par>
        <presentation:notes draw:style-name="dp4">
          <draw:page-thumbnail draw:name="Rectangle 40" draw:style-name="gr4" draw:layer="layout" svg:width="13.546cm" svg:height="10.159cm" svg:x="3.387cm" svg:y="1.905cm" draw:page-number="49" presentation:class="page"/>
          <draw:frame draw:name="Rectangle 41" presentation:style-name="pr50" draw:text-style-name="P15" draw:layer="layout" svg:width="14.816cm" svg:height="11.852cm" svg:x="2.752cm" svg:y="12.7cm" presentation:class="notes" presentation:placeholder="true" presentation:user-transformed="true">
            <draw:text-box/>
          </draw:frame>
        </presentation:notes>
      </draw:page>
      <draw:page draw:name="page50" draw:style-name="dp1" draw:master-page-name="Title_20_and_20_Content" presentation:presentation-page-layout-name="AL2T11">
        <office:forms form:automatic-focus="false" form:apply-design-mode="false"/>
        <draw:custom-shape draw:style-name="gr177" draw:text-style-name="P26" draw:layer="layout" svg:width="12.192cm" svg:height="11.64cm" svg:x="0.608cm" svg:y="4.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Rectangle 42" presentation:style-name="pr2" draw:text-style-name="P7" draw:layer="layout" svg:width="21.088cm" svg:height="2.116cm" svg:x="0.992cm" svg:y="1.21cm" presentation:class="title" presentation:user-transformed="true">
          <draw:text-box>
            <text:p text:style-name="P6"><text:span text:style-name="T6">Didn’t we solve this already?</text:span></text:p>
          </draw:text-box>
        </draw:frame>
        <draw:custom-shape draw:style-name="gr176" draw:text-style-name="P81" draw:layer="layout" svg:width="3.771cm" svg:height="3.807cm" svg:x="6.635cm" svg:y="5.621cm">
          <text:p text:style-name="P29"><text:span text:style-name="T13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1" draw:layer="layout" svg:width="3.771cm" svg:height="3.807cm" svg:x="6.635cm" svg:y="10.821cm">
          <text:p text:style-name="P29"><text:span text:style-name="T133">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1" draw:layer="layout" svg:width="3.771cm" svg:height="3.807cm" svg:x="1.735cm" svg:y="8.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1" draw:text-style-name="P26" draw:layer="layout" svg:x1="5.334cm" svg:y1="9.144cm" svg:x2="6.9cm" svg:y2="8.491cm">
          <text:p/>
        </draw:line>
        <draw:line draw:style-name="gr171" draw:text-style-name="P26" draw:layer="layout" svg:x1="6.846cm" svg:y1="11.82cm" svg:x2="5.333cm" svg:y2="11.175cm">
          <text:p/>
        </draw:line>
        <draw:frame draw:style-name="gr178" draw:text-style-name="P82" draw:layer="layout" svg:width="10.922cm" svg:height="3.723cm" svg:x="14.994cm" svg:y="8.023cm">
          <draw:text-box>
            <text:p xml:id="id30" text:id="id30"><text:span text:style-name="T131">Maybe deadlock?</text:span></text:p>
          </draw:text-box>
        </draw:frame>
        <draw:line draw:style-name="gr171" draw:text-style-name="P26" draw:layer="layout" svg:x1="10.471cm" svg:y1="7.391cm" svg:x2="13.97cm" svg:y2="7.366cm">
          <text:p/>
        </draw:line>
        <draw:line draw:style-name="gr171" draw:text-style-name="P26" draw:layer="layout" svg:x1="13.917cm" svg:y1="12.783cm" svg:x2="10.418cm" svg:y2="12.758cm">
          <text:p/>
        </draw:line>
        <draw:frame draw:style-name="gr7" draw:text-style-name="P84" draw:layer="layout" svg:width="10.414cm" svg:height="1.987cm" svg:x="13.612cm" svg:y="8.926cm">
          <draw:text-box>
            <text:p xml:id="id31" text:id="id31" text:style-name="P83"><text:span text:style-name="T132">Deadloc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0" anim:sub-item="text" smil:attributeName="visibility" smil:to="hidden"/>
                </anim:par>
                <anim:par smil:begin="0s" smil:fill="hold" presentation:node-type="with-previous" presentation:preset-class="entrance" presentation:preset-id="ooo-entrance-appear" presentation:group-id="1">
                  <anim:set smil:begin="0s" smil:dur="0.001s" smil:fill="hold" smil:targetElement="id31" anim:sub-item="text" smil:attributeName="visibility" smil:to="visible"/>
                </anim:par>
              </anim:par>
            </anim:par>
          </anim:seq>
        </anim:par>
        <presentation:notes draw:style-name="dp4">
          <draw:page-thumbnail draw:name="Rectangle 43" draw:style-name="gr4" draw:layer="layout" svg:width="13.546cm" svg:height="10.159cm" svg:x="3.387cm" svg:y="1.905cm" draw:page-number="50" presentation:class="page"/>
          <draw:frame draw:name="Rectangle 44" presentation:style-name="pr51" draw:text-style-name="P15" draw:layer="layout" svg:width="14.816cm" svg:height="11.852cm" svg:x="2.752cm" svg:y="12.7cm" presentation:class="notes" presentation:placeholder="true" presentation:user-transformed="true">
            <draw:text-box/>
          </draw:frame>
        </presentation:notes>
      </draw:page>
      <draw:page draw:name="page51" draw:style-name="dp1" draw:master-page-name="Title_20_and_20_Content" presentation:presentation-page-layout-name="AL2T11">
        <office:forms form:automatic-focus="false" form:apply-design-mode="false"/>
        <draw:custom-shape draw:style-name="gr177" draw:text-style-name="P26" draw:layer="layout" svg:width="12.192cm" svg:height="11.64cm" svg:x="0.608cm" svg:y="4.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Rectangle 45" presentation:style-name="pr2" draw:text-style-name="P7" draw:layer="layout" svg:width="21.088cm" svg:height="2.116cm" svg:x="0.992cm" svg:y="1.21cm" presentation:class="title" presentation:user-transformed="true">
          <draw:text-box>
            <text:p text:style-name="P6"><text:span text:style-name="T6">Didn’t we solve this already?</text:span></text:p>
          </draw:text-box>
        </draw:frame>
        <draw:custom-shape draw:style-name="gr176" draw:text-style-name="P81" draw:layer="layout" svg:width="3.771cm" svg:height="3.807cm" svg:x="6.635cm" svg:y="5.621cm">
          <text:p text:style-name="P29"><text:span text:style-name="T13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1" draw:layer="layout" svg:width="3.771cm" svg:height="3.807cm" svg:x="6.635cm" svg:y="10.821cm">
          <text:p text:style-name="P29"><text:span text:style-name="T133">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81" draw:layer="layout" svg:width="3.771cm" svg:height="3.807cm" svg:x="1.735cm" svg:y="8.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1" draw:text-style-name="P26" draw:layer="layout" svg:x1="6.8cm" svg:y1="6.858cm" svg:x2="5.306cm" svg:y2="6.604cm">
          <text:p/>
        </draw:line>
        <draw:line draw:style-name="gr171" draw:text-style-name="P26" draw:layer="layout" svg:x1="6.846cm" svg:y1="11.82cm" svg:x2="5.333cm" svg:y2="11.175cm">
          <text:p/>
        </draw:line>
        <draw:frame draw:style-name="gr7" draw:text-style-name="P82" draw:layer="layout" svg:width="10.922cm" svg:height="1.987cm" svg:x="14.994cm" svg:y="8.723cm">
          <draw:text-box>
            <text:p xml:id="id32" text:id="id32"><text:span text:style-name="T131">No deadlock</text:span></text:p>
          </draw:text-box>
        </draw:frame>
        <draw:line draw:style-name="gr171" draw:text-style-name="P26" draw:layer="layout" svg:x1="10.471cm" svg:y1="7.391cm" svg:x2="13.97cm" svg:y2="7.366cm">
          <text:p/>
        </draw:line>
        <draw:line draw:style-name="gr171" draw:text-style-name="P26" draw:layer="layout" svg:x1="13.917cm" svg:y1="12.783cm" svg:x2="10.418cm" svg:y2="12.758cm">
          <text:p/>
        </draw:line>
        <draw:custom-shape draw:style-name="gr179" draw:text-style-name="P81" draw:layer="layout" svg:width="1.888cm" svg:height="1.732cm" svg:x="3.518cm" svg:y="5.596cm">
          <text:p text:style-name="P29"><text:span text:style-name="T13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1" draw:text-style-name="P26" draw:layer="layout" svg:x1="3.853cm" svg:y1="8.335cm" svg:x2="4.318cm" svg:y2="7.328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4">
          <draw:page-thumbnail draw:name="Rectangle 46" draw:style-name="gr4" draw:layer="layout" svg:width="13.546cm" svg:height="10.159cm" svg:x="3.387cm" svg:y="1.905cm" draw:page-number="51" presentation:class="page"/>
          <draw:frame draw:name="Rectangle 47" presentation:style-name="pr52" draw:text-style-name="P15" draw:layer="layout" svg:width="14.816cm" svg:height="11.852cm" svg:x="2.752cm" svg:y="12.7cm" presentation:class="notes" presentation:placeholder="true" presentation:user-transformed="true">
            <draw:text-box/>
          </draw:frame>
        </presentation:notes>
      </draw:page>
      <draw:page draw:name="page52" draw:style-name="dp1" draw:master-page-name="Title_20_and_20_Content" presentation:presentation-page-layout-name="AL2T11">
        <office:forms form:automatic-focus="false" form:apply-design-mode="false"/>
        <draw:frame draw:name="Rectangle 177" presentation:style-name="pr2" draw:text-style-name="P7" draw:layer="layout" svg:width="23.868cm" svg:height="2.169cm" svg:x="0.516cm" svg:y="0.688cm" presentation:class="title" presentation:user-transformed="true">
          <draw:text-box>
            <text:p text:style-name="P6"><text:span text:style-name="T6">Summary: Approaches to Concurrency</text:span></text:p>
          </draw:text-box>
        </draw:frame>
        <draw:frame draw:name="Rectangle 178" presentation:style-name="pr3" draw:text-style-name="P10" draw:layer="layout" svg:width="21.933cm" svg:height="15.239cm" svg:x="1.102cm" svg:y="3.387cm" presentation:class="outline" presentation:user-transformed="true">
          <draw:text-box>
            <text:list text:style-name="L2">
              <text:list-item>
                <text:p text:style-name="P16"><text:span text:style-name="T7">Process-based</text:span></text:p>
              </text:list-item>
            </text:list>
            <text:list text:style-name="L5">
              <text:list-item>
                <text:list>
                  <text:list-item>
                    <text:p text:style-name="P71"><text:span text:style-name="T13">Hard to share resources: Easy to avoid unintended sharing</text:span></text:p>
                  </text:list-item>
                  <text:list-item>
                    <text:p text:style-name="P71"><text:span text:style-name="T13">High overhead in adding/removing clients</text:span></text:p>
                  </text:list-item>
                </text:list>
              </text:list-item>
              <text:list-item>
                <text:p text:style-name="P16"><text:span text:style-name="T7">Event-based</text:span></text:p>
                <text:list>
                  <text:list-item>
                    <text:p text:style-name="P71"><text:span text:style-name="T13">Tedious and low level</text:span></text:p>
                  </text:list-item>
                  <text:list-item>
                    <text:p text:style-name="P71"><text:span text:style-name="T13">Total control over scheduling</text:span></text:p>
                  </text:list-item>
                  <text:list-item>
                    <text:p text:style-name="P71"><text:span text:style-name="T13">Very low overhead</text:span></text:p>
                  </text:list-item>
                  <text:list-item>
                    <text:p text:style-name="P71"><text:span text:style-name="T13">Cannot create as fine grained a level of concurrency</text:span></text:p>
                  </text:list-item>
                  <text:list-item>
                    <text:p text:style-name="P71"><text:span text:style-name="T13">Does not make use of multi-core</text:span></text:p>
                  </text:list-item>
                </text:list>
              </text:list-item>
              <text:list-item>
                <text:p text:style-name="P16"><text:span text:style-name="T7">Thread-based</text:span></text:p>
                <text:list>
                  <text:list-item>
                    <text:p text:style-name="P71"><text:span text:style-name="T13">Easy to share resources: Perhaps too easy</text:span></text:p>
                  </text:list-item>
                  <text:list-item>
                    <text:p text:style-name="P71"><text:span text:style-name="T13">Medium overhead</text:span></text:p>
                  </text:list-item>
                  <text:list-item>
                    <text:p text:style-name="P71"><text:span text:style-name="T13">Not much control over scheduling policies</text:span></text:p>
                  </text:list-item>
                  <text:list-item>
                    <text:p text:style-name="P71"><text:span text:style-name="T13">Difficult to debug</text:span></text:p>
                  </text:list-item>
                </text:list>
              </text:list-item>
            </text:list>
            <text:list text:style-name="L6">
              <text:list-item>
                <text:list>
                  <text:list-item>
                    <text:list>
                      <text:list-item>
                        <text:p text:style-name="P72"><text:span text:style-name="T10">Event orderings not repeatable</text:span></text:p>
                      </text:list-item>
                    </text:list>
                  </text:list-item>
                </text:list>
              </text:list-item>
            </text:list>
          </draw:text-box>
        </draw:frame>
        <presentation:notes draw:style-name="dp4">
          <draw:page-thumbnail draw:name="Rectangle 179" draw:style-name="gr4" draw:layer="layout" svg:width="13.546cm" svg:height="10.159cm" svg:x="3.387cm" svg:y="1.905cm" draw:page-number="52" presentation:class="page"/>
          <draw:frame draw:name="Rectangle 180" presentation:style-name="pr53" draw:text-style-name="P15" draw:layer="layout" svg:width="14.816cm" svg:height="11.852cm" svg:x="2.752cm" svg:y="12.7cm" presentation:class="notes" presentation:placeholder="true" presentation:user-transformed="true">
            <draw:text-box/>
          </draw:frame>
        </presentation:notes>
      </draw:page>
      <draw:page draw:name="page53" draw:style-name="dp1" draw:master-page-name="Title_20_and_20_Content_5f_" presentation:presentation-page-layout-name="AL2T11">
        <office:forms form:automatic-focus="false" form:apply-design-mode="false"/>
        <draw:frame draw:name="Rectangle 191" presentation:style-name="pr54" draw:text-style-name="P86" draw:layer="layout" svg:width="20.901cm" svg:height="1.591cm" svg:x="1.058cm" svg:y="1.583cm" presentation:class="title" presentation:user-transformed="true">
          <draw:text-box>
            <text:p text:style-name="P85"><text:span text:style-name="T135">Peer to Peer Network</text:span></text:p>
          </draw:text-box>
        </draw:frame>
        <draw:g>
          <draw:custom-shape draw:style-name="gr180" draw:text-style-name="P87" draw:layer="layout" svg:width="1.475cm" svg:height="0.422cm" svg:x="18.163cm" svg:y="4.54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1" draw:text-style-name="P87" draw:layer="layout" svg:width="0.621cm" svg:height="1.52cm" svg:x="18.939cm" svg:y="2.996cm">
            <text:p/>
            <draw:enhanced-geometry svg:viewBox="0 0 21600 21600" draw:type="rectangle" draw:enhanced-path="M 0 0 L 21600 0 21600 21600 0 21600 0 0 Z N"/>
          </draw:custom-shape>
          <draw:custom-shape draw:style-name="gr182" draw:text-style-name="P87" draw:layer="layout" svg:width="0.895cm" svg:height="1.513cm" svg:x="18.17cm" svg:y="3.435cm">
            <text:p/>
            <draw:enhanced-geometry svg:viewBox="0 0 21600 21600" draw:type="rectangle" draw:enhanced-path="M 0 0 L 21600 0 21600 21600 0 21600 0 0 Z N"/>
          </draw:custom-shape>
          <draw:custom-shape draw:style-name="gr183" draw:text-style-name="P87" draw:layer="layout" svg:width="1.475cm" svg:height="0.422cm" svg:x="18.163cm" svg:y="2.97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84" draw:text-style-name="P88" draw:layer="layout" svg:x1="19.705cm" svg:y1="3.012cm" svg:x2="19.705cm" svg:y2="4.492cm">
            <text:p/>
          </draw:line>
          <draw:line draw:style-name="gr184" draw:text-style-name="P88" draw:layer="layout" svg:x1="19.688cm" svg:y1="4.543cm" svg:x2="19.065cm" svg:y2="4.947cm">
            <text:p/>
          </draw:line>
          <draw:custom-shape draw:style-name="gr185" draw:text-style-name="P89" draw:layer="layout" svg:width="0.594cm" svg:height="0.846cm" svg:x="18.301cm" svg:y="3.646cm">
            <text:p/>
            <draw:enhanced-geometry svg:viewBox="0 0 21600 21600" draw:type="rectangle" draw:enhanced-path="M 0 0 L 21600 0 21600 21600 0 21600 0 0 Z N"/>
          </draw:custom-shape>
          <draw:custom-shape draw:style-name="gr186" draw:text-style-name="P90" draw:layer="layout" svg:width="0.429cm" svg:height="0.262cm" svg:x="18.399cm" svg:y="3.909cm">
            <text:p/>
            <draw:enhanced-geometry svg:viewBox="0 0 21600 21600" draw:type="rectangle" draw:enhanced-path="M 0 0 L 21600 0 21600 21600 0 21600 0 0 Z N"/>
          </draw:custom-shape>
        </draw:g>
        <draw:frame draw:style-name="gr187" draw:text-style-name="P88" draw:layer="layout" svg:width="1.649cm" svg:height="1.37cm" svg:x="20.413cm" svg:y="11.191cm">
          <draw:object-ole draw:class-id="00000000-0000-0000-0000-000000000000" xlink:href="./Object 4" xlink:type="simple" xlink:show="embed" xlink:actuate="onLoad">
            <loext:p/>
          </draw:object-ole>
          <draw:image xlink:href="./ObjectReplacements/Object 4" xlink:type="simple" xlink:show="embed" xlink:actuate="onLoad"/>
        </draw:frame>
        <draw:frame draw:style-name="gr187" draw:text-style-name="P88" draw:layer="layout" svg:width="1.649cm" svg:height="1.37cm" svg:x="15.387cm" svg:y="13.547cm">
          <draw:object-ole draw:class-id="00000000-0000-0000-0000-000000000000" xlink:href="./Object 5" xlink:type="simple" xlink:show="embed" xlink:actuate="onLoad">
            <loext:p/>
          </draw:object-ole>
          <draw:image xlink:href="./ObjectReplacements/Object 5" xlink:type="simple" xlink:show="embed" xlink:actuate="onLoad"/>
        </draw:frame>
        <draw:frame draw:style-name="gr187" draw:text-style-name="P88" draw:layer="layout" svg:width="1.649cm" svg:height="1.37cm" svg:x="21.645cm" svg:y="7.205cm">
          <draw:object-ole draw:class-id="00000000-0000-0000-0000-000000000000" xlink:href="./Object 6" xlink:type="simple" xlink:show="embed" xlink:actuate="onLoad">
            <loext:p/>
          </draw:object-ole>
          <draw:image xlink:href="./ObjectReplacements/Object 6" xlink:type="simple" xlink:show="embed" xlink:actuate="onLoad"/>
        </draw:frame>
        <draw:custom-shape draw:style-name="gr188" draw:text-style-name="P91" draw:layer="layout" svg:width="6.096cm" svg:height="3.556cm" svg:x="12.847cm" svg:y="7.151cm">
          <text:p text:style-name="P56"><text:span text:style-name="T136">Interne</text:span><text:span text:style-name="T136">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89" draw:text-style-name="P26" draw:layer="layout" svg:x1="16.909cm" svg:y1="6.917cm" svg:x2="17.925cm" svg:y2="5.157cm">
            <text:p/>
          </draw:line>
          <draw:line draw:style-name="gr190" draw:text-style-name="P26" draw:layer="layout" svg:x1="18.145cm" svg:y1="5.284cm" svg:x2="17.129cm" svg:y2="7.044cm">
            <text:p/>
          </draw:line>
        </draw:g>
        <draw:g>
          <draw:line draw:style-name="gr189" draw:text-style-name="P26" draw:layer="layout" svg:x1="19.205cm" svg:y1="7.713cm" svg:x2="21.237cm" svg:y2="7.713cm">
            <text:p/>
          </draw:line>
          <draw:line draw:style-name="gr190" draw:text-style-name="P26" draw:layer="layout" svg:x1="21.237cm" svg:y1="7.967cm" svg:x2="19.205cm" svg:y2="7.967cm">
            <text:p/>
          </draw:line>
        </draw:g>
        <draw:g>
          <draw:line draw:style-name="gr189" draw:text-style-name="P26" draw:layer="layout" svg:x1="18.381cm" svg:y1="10.362cm" svg:x2="20.141cm" svg:y2="11.378cm">
            <text:p/>
          </draw:line>
          <draw:line draw:style-name="gr190" draw:text-style-name="P26" draw:layer="layout" svg:x1="20.014cm" svg:y1="11.598cm" svg:x2="18.254cm" svg:y2="10.582cm">
            <text:p/>
          </draw:line>
        </draw:g>
        <draw:g>
          <draw:line draw:style-name="gr189" draw:text-style-name="P26" draw:layer="layout" svg:x1="15.933cm" svg:y1="11.127cm" svg:x2="16.11cm" svg:y2="13.151cm">
            <text:p/>
          </draw:line>
          <draw:line draw:style-name="gr190" draw:text-style-name="P26" draw:layer="layout" svg:x1="15.857cm" svg:y1="13.173cm" svg:x2="15.68cm" svg:y2="11.149cm">
            <text:p/>
          </draw:line>
        </draw:g>
        <draw:custom-shape draw:style-name="gr191" draw:text-style-name="P92" draw:layer="layout" svg:width="3.556cm" svg:height="1.27cm" svg:x="15.179cm" svg:y="3.401cm">
          <text:p text:style-name="P56"><text:span text:style-name="T136">Tra</text:span><text:span text:style-name="T136">cke</text:span><text:span text:style-name="T136">r</text:span></text:p>
          <draw:enhanced-geometry svg:viewBox="0 0 21600 21600" draw:type="rectangle" draw:enhanced-path="M 0 0 L 21600 0 21600 21600 0 21600 0 0 Z N"/>
        </draw:custom-shape>
        <draw:custom-shape draw:style-name="gr191" draw:text-style-name="P92" draw:layer="layout" svg:width="3.556cm" svg:height="1.27cm" svg:x="21.129cm" svg:y="14.917cm">
          <text:p text:style-name="P56"><text:span text:style-name="T136">P</text:span><text:span text:style-name="T136">e</text:span><text:span text:style-name="T136">e</text:span><text:span text:style-name="T136">r</text:span><text:span text:style-name="T136">s</text:span></text:p>
          <draw:enhanced-geometry svg:viewBox="0 0 21600 21600" draw:type="rectangle" draw:enhanced-path="M 0 0 L 21600 0 21600 21600 0 21600 0 0 Z N"/>
        </draw:custom-shape>
        <draw:custom-shape draw:style-name="gr192" draw:text-style-name="P56" draw:layer="layout" svg:width="1.016cm" svg:height="1.37cm" svg:x="21.343cm" svg:y="12.815cm">
          <text:p text:style-name="P56"><text:span text:style-name="T136">D</text:span></text:p>
          <draw:enhanced-geometry svg:viewBox="0 0 21600 21600" draw:type="rectangle" draw:enhanced-path="M 0 0 L 21600 0 21600 21600 0 21600 0 0 Z N"/>
        </draw:custom-shape>
        <draw:custom-shape draw:style-name="gr192" draw:text-style-name="P56" draw:layer="layout" svg:width="1.016cm" svg:height="1.37cm" svg:x="21.343cm" svg:y="12.815cm">
          <text:p text:style-name="P56"><text:span text:style-name="T136">D</text:span></text:p>
          <draw:enhanced-geometry svg:viewBox="0 0 21600 21600" draw:type="rectangle" draw:enhanced-path="M 0 0 L 21600 0 21600 21600 0 21600 0 0 Z N"/>
        </draw:custom-shape>
        <draw:frame draw:name="Rectangle 192" presentation:style-name="pr55" draw:text-style-name="P93" draw:layer="layout" svg:width="21.933cm" svg:height="7.366cm" svg:x="1.059cm" svg:y="3.413cm" presentation:class="outline" presentation:user-transformed="true">
          <draw:text-box>
            <text:list text:style-name="L15">
              <text:list-item>
                <text:p text:style-name="P9"><text:span text:style-name="T137">P2P is a way to share data files</text:span></text:p>
                <text:p text:style-name="P9"><text:span text:style-name="T137"/></text:p>
              </text:list-item>
              <text:list-item>
                <text:p text:style-name="P9"><text:span text:style-name="T137">Peers connect to a network by </text:span></text:p>
                <text:p text:style-name="P9"><text:span text:style-name="T137">registering with a tracker server</text:span></text:p>
                <text:p text:style-name="P9"><text:span text:style-name="T137"/></text:p>
              </text:list-item>
              <text:list-item>
                <text:p text:style-name="P9"><text:span text:style-name="T137">Peers can get a list of all registered</text:span></text:p>
                <text:p text:style-name="P9"><text:span text:style-name="T137">peers from the tracker (This also </text:span><text:span text:style-name="T137"><text:line-break/></text:span><text:span text:style-name="T137">enrols them in the network)</text:span></text:p>
                <text:p text:style-name="P9"><text:span text:style-name="T137"/></text:p>
              </text:list-item>
              <text:list-item>
                <text:p text:style-name="P9"><text:span text:style-name="T137">Peers can download locally missing </text:span><text:span text:style-name="T137"><text:line-break/></text:span><text:span text:style-name="T137">data from other peers, or provide </text:span><text:span text:style-name="T137"><text:line-break/></text:span><text:span text:style-name="T137">locally available data to others</text:span></text:p>
              </text:list-item>
            </text:list>
          </draw:text-box>
        </draw:frame>
        <presentation:notes draw:style-name="dp1">
          <office:forms form:automatic-focus="false" form:apply-design-mode="false"/>
          <draw:page-thumbnail draw:name="Rectangle 193" draw:style-name="gr4" draw:layer="layout" svg:width="13.546cm" svg:height="10.159cm" svg:x="3.387cm" svg:y="1.905cm" draw:page-number="53" presentation:class="page"/>
          <draw:frame draw:name="Rectangle 194" presentation:style-name="pr56" draw:text-style-name="P94" draw:layer="layout" svg:width="14.816cm" svg:height="11.852cm" svg:x="2.752cm" svg:y="12.7cm" presentation:class="notes" presentation:placeholder="true" presentation:user-transformed="true">
            <draw:text-box/>
          </draw:frame>
        </presentation:notes>
      </draw:page>
      <draw:page draw:name="page54" draw:style-name="dp1" draw:master-page-name="Title_20_and_20_Content_5f_" presentation:presentation-page-layout-name="AL2T11">
        <office:forms form:automatic-focus="false" form:apply-design-mode="false"/>
        <draw:frame draw:name="Rectangle 195" presentation:style-name="pr54" draw:text-style-name="P86" draw:layer="layout" svg:width="20.901cm" svg:height="1.591cm" svg:x="1.058cm" svg:y="1.583cm" presentation:class="title" presentation:user-transformed="true">
          <draw:text-box>
            <text:p text:style-name="P85"><text:span text:style-name="T135">Cascade Files</text:span></text:p>
          </draw:text-box>
        </draw:frame>
        <draw:frame draw:name="Rectangle 196" presentation:style-name="pr55" draw:text-style-name="P93" draw:layer="layout" svg:width="21.933cm" svg:height="7.366cm" svg:x="1.058cm" svg:y="3.302cm" presentation:class="outline" presentation:user-transformed="true">
          <draw:text-box>
            <text:list text:style-name="L15">
              <text:list-item>
                <text:p text:style-name="P9"><text:span text:style-name="T137">Each data file has a cascade file assosiated </text:span><text:span text:style-name="T137"><text:line-break/></text:span><text:span text:style-name="T137">with it, used to track what contents a data </text:span><text:span text:style-name="T137"><text:line-break/></text:span><text:span text:style-name="T137">file should contain</text:span></text:p>
                <text:p text:style-name="P9"><text:span text:style-name="T137"/></text:p>
              </text:list-item>
              <text:list-item>
                <text:p text:style-name="P9"><text:span text:style-name="T137">Data files are divided into chunks, </text:span><text:span text:style-name="T137"><text:line-break/></text:span><text:span text:style-name="T137">with a hash taken of each chunk. </text:span><text:span text:style-name="T137"><text:line-break/></text:span><text:span text:style-name="T137">This is a way of checking what the </text:span><text:span text:style-name="T137"><text:line-break/></text:span><text:span text:style-name="T137">data contains, without replicating </text:span><text:span text:style-name="T137"><text:line-break/></text:span><text:span text:style-name="T137">all of the data.</text:span></text:p>
                <text:p text:style-name="P9"><text:span text:style-name="T137"/></text:p>
              </text:list-item>
              <text:list-item>
                <text:p text:style-name="P9"><text:span text:style-name="T137">A peer can read a cascade file, and </text:span><text:span text:style-name="T137"><text:line-break/></text:span><text:span text:style-name="T137">determine if the expected data is </text:span><text:span text:style-name="T137"><text:line-break/></text:span><text:span text:style-name="T137">locally present.</text:span></text:p>
              </text:list-item>
            </text:list>
          </draw:text-box>
        </draw:frame>
        <draw:g>
          <draw:custom-shape draw:style-name="gr180" draw:text-style-name="P87" draw:layer="layout" svg:width="1.475cm" svg:height="0.422cm" svg:x="18.163cm" svg:y="4.54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1" draw:text-style-name="P87" draw:layer="layout" svg:width="0.621cm" svg:height="1.52cm" svg:x="18.939cm" svg:y="2.996cm">
            <text:p/>
            <draw:enhanced-geometry svg:viewBox="0 0 21600 21600" draw:type="rectangle" draw:enhanced-path="M 0 0 L 21600 0 21600 21600 0 21600 0 0 Z N"/>
          </draw:custom-shape>
          <draw:custom-shape draw:style-name="gr182" draw:text-style-name="P87" draw:layer="layout" svg:width="0.895cm" svg:height="1.513cm" svg:x="18.17cm" svg:y="3.435cm">
            <text:p/>
            <draw:enhanced-geometry svg:viewBox="0 0 21600 21600" draw:type="rectangle" draw:enhanced-path="M 0 0 L 21600 0 21600 21600 0 21600 0 0 Z N"/>
          </draw:custom-shape>
          <draw:custom-shape draw:style-name="gr183" draw:text-style-name="P87" draw:layer="layout" svg:width="1.475cm" svg:height="0.422cm" svg:x="18.163cm" svg:y="2.97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84" draw:text-style-name="P88" draw:layer="layout" svg:x1="19.705cm" svg:y1="3.012cm" svg:x2="19.705cm" svg:y2="4.492cm">
            <text:p/>
          </draw:line>
          <draw:line draw:style-name="gr184" draw:text-style-name="P88" draw:layer="layout" svg:x1="19.688cm" svg:y1="4.543cm" svg:x2="19.065cm" svg:y2="4.947cm">
            <text:p/>
          </draw:line>
          <draw:custom-shape draw:style-name="gr185" draw:text-style-name="P89" draw:layer="layout" svg:width="0.594cm" svg:height="0.846cm" svg:x="18.301cm" svg:y="3.646cm">
            <text:p/>
            <draw:enhanced-geometry svg:viewBox="0 0 21600 21600" draw:type="rectangle" draw:enhanced-path="M 0 0 L 21600 0 21600 21600 0 21600 0 0 Z N"/>
          </draw:custom-shape>
          <draw:custom-shape draw:style-name="gr186" draw:text-style-name="P90" draw:layer="layout" svg:width="0.429cm" svg:height="0.262cm" svg:x="18.399cm" svg:y="3.909cm">
            <text:p/>
            <draw:enhanced-geometry svg:viewBox="0 0 21600 21600" draw:type="rectangle" draw:enhanced-path="M 0 0 L 21600 0 21600 21600 0 21600 0 0 Z N"/>
          </draw:custom-shape>
        </draw:g>
        <draw:frame draw:style-name="gr187" draw:text-style-name="P88" draw:layer="layout" svg:width="1.649cm" svg:height="1.37cm" svg:x="20.413cm" svg:y="11.191cm">
          <draw:object-ole draw:class-id="00000000-0000-0000-0000-000000000000" xlink:href="./Object 7" xlink:type="simple" xlink:show="embed" xlink:actuate="onLoad">
            <loext:p/>
          </draw:object-ole>
          <draw:image xlink:href="./ObjectReplacements/Object 7" xlink:type="simple" xlink:show="embed" xlink:actuate="onLoad"/>
        </draw:frame>
        <draw:frame draw:style-name="gr187" draw:text-style-name="P88" draw:layer="layout" svg:width="1.649cm" svg:height="1.37cm" svg:x="15.387cm" svg:y="13.547cm">
          <draw:object-ole draw:class-id="00000000-0000-0000-0000-000000000000" xlink:href="./Object 8" xlink:type="simple" xlink:show="embed" xlink:actuate="onLoad">
            <loext:p/>
          </draw:object-ole>
          <draw:image xlink:href="./ObjectReplacements/Object 8" xlink:type="simple" xlink:show="embed" xlink:actuate="onLoad"/>
        </draw:frame>
        <draw:frame draw:style-name="gr187" draw:text-style-name="P88" draw:layer="layout" svg:width="1.649cm" svg:height="1.37cm" svg:x="21.645cm" svg:y="7.205cm">
          <draw:object-ole draw:class-id="00000000-0000-0000-0000-000000000000" xlink:href="./Object 9" xlink:type="simple" xlink:show="embed" xlink:actuate="onLoad">
            <loext:p/>
          </draw:object-ole>
          <draw:image xlink:href="./ObjectReplacements/Object 9" xlink:type="simple" xlink:show="embed" xlink:actuate="onLoad"/>
        </draw:frame>
        <draw:custom-shape draw:style-name="gr192" draw:text-style-name="P56" draw:layer="layout" svg:width="1.016cm" svg:height="1.37cm" svg:x="21.377cm" svg:y="8.805cm">
          <text:p text:style-name="P56"><text:span text:style-name="T136">D</text:span></text:p>
          <draw:enhanced-geometry svg:viewBox="0 0 21600 21600" draw:type="rectangle" draw:enhanced-path="M 0 0 L 21600 0 21600 21600 0 21600 0 0 Z N"/>
        </draw:custom-shape>
        <draw:custom-shape draw:style-name="gr188" draw:text-style-name="P91" draw:layer="layout" svg:width="6.096cm" svg:height="3.556cm" svg:x="12.847cm" svg:y="7.151cm">
          <text:p text:style-name="P56"><text:span text:style-name="T136">I</text:span><text:span text:style-name="T136">n</text:span><text:span text:style-name="T136">t</text:span><text:span text:style-name="T136">e</text:span><text:span text:style-name="T136">r</text:span><text:span text:style-name="T136">n</text:span><text:span text:style-name="T136">e</text:span><text:span text:style-name="T136">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89" draw:text-style-name="P26" draw:layer="layout" svg:x1="16.909cm" svg:y1="6.917cm" svg:x2="17.925cm" svg:y2="5.157cm">
            <text:p/>
          </draw:line>
          <draw:line draw:style-name="gr190" draw:text-style-name="P26" draw:layer="layout" svg:x1="18.145cm" svg:y1="5.284cm" svg:x2="17.129cm" svg:y2="7.044cm">
            <text:p/>
          </draw:line>
        </draw:g>
        <draw:g>
          <draw:line draw:style-name="gr189" draw:text-style-name="P26" draw:layer="layout" svg:x1="19.205cm" svg:y1="7.713cm" svg:x2="21.237cm" svg:y2="7.713cm">
            <text:p/>
          </draw:line>
          <draw:line draw:style-name="gr190" draw:text-style-name="P26" draw:layer="layout" svg:x1="21.237cm" svg:y1="7.967cm" svg:x2="19.205cm" svg:y2="7.967cm">
            <text:p/>
          </draw:line>
        </draw:g>
        <draw:g>
          <draw:line draw:style-name="gr189" draw:text-style-name="P26" draw:layer="layout" svg:x1="18.381cm" svg:y1="10.362cm" svg:x2="20.141cm" svg:y2="11.378cm">
            <text:p/>
          </draw:line>
          <draw:line draw:style-name="gr190" draw:text-style-name="P26" draw:layer="layout" svg:x1="20.014cm" svg:y1="11.598cm" svg:x2="18.254cm" svg:y2="10.582cm">
            <text:p/>
          </draw:line>
        </draw:g>
        <draw:g>
          <draw:line draw:style-name="gr189" draw:text-style-name="P26" draw:layer="layout" svg:x1="15.933cm" svg:y1="11.127cm" svg:x2="16.11cm" svg:y2="13.151cm">
            <text:p/>
          </draw:line>
          <draw:line draw:style-name="gr190" draw:text-style-name="P26" draw:layer="layout" svg:x1="15.857cm" svg:y1="13.173cm" svg:x2="15.68cm" svg:y2="11.149cm">
            <text:p/>
          </draw:line>
        </draw:g>
        <draw:custom-shape draw:style-name="gr191" draw:text-style-name="P92" draw:layer="layout" svg:width="3.556cm" svg:height="1.27cm" svg:x="15.179cm" svg:y="3.401cm">
          <text:p text:style-name="P56"><text:span text:style-name="T136">T</text:span><text:span text:style-name="T136">r</text:span><text:span text:style-name="T136">a</text:span><text:span text:style-name="T136">c</text:span><text:span text:style-name="T136">k</text:span><text:span text:style-name="T136">e</text:span><text:span text:style-name="T136">r</text:span></text:p>
          <draw:enhanced-geometry svg:viewBox="0 0 21600 21600" draw:type="rectangle" draw:enhanced-path="M 0 0 L 21600 0 21600 21600 0 21600 0 0 Z N"/>
        </draw:custom-shape>
        <draw:custom-shape draw:style-name="gr191" draw:text-style-name="P92" draw:layer="layout" svg:width="3.556cm" svg:height="1.27cm" svg:x="21.129cm" svg:y="14.917cm">
          <text:p text:style-name="P56"><text:span text:style-name="T136">P</text:span><text:span text:style-name="T136">e</text:span><text:span text:style-name="T136">e</text:span><text:span text:style-name="T136">r</text:span><text:span text:style-name="T136">s</text:span></text:p>
          <draw:enhanced-geometry svg:viewBox="0 0 21600 21600" draw:type="rectangle" draw:enhanced-path="M 0 0 L 21600 0 21600 21600 0 21600 0 0 Z N"/>
        </draw:custom-shape>
        <draw:custom-shape draw:style-name="gr193" draw:text-style-name="P95" draw:layer="layout" svg:width="1.016cm" svg:height="1.37cm" svg:x="21.377cm" svg:y="8.805cm">
          <text:p text:style-name="P56"><text:span text:style-name="T136">C</text:span></text:p>
          <draw:enhanced-geometry svg:viewBox="0 0 21600 21600" draw:type="rectangle" draw:enhanced-path="M 0 0 L 21600 0 21600 21600 0 21600 0 0 Z N"/>
        </draw:custom-shape>
        <draw:custom-shape draw:style-name="gr192" draw:text-style-name="P56" draw:layer="layout" svg:width="1.016cm" svg:height="1.37cm" svg:x="20.043cm" svg:y="12.815cm">
          <text:p text:style-name="P56"><text:span text:style-name="T136">D</text:span></text:p>
          <draw:enhanced-geometry svg:viewBox="0 0 21600 21600" draw:type="rectangle" draw:enhanced-path="M 0 0 L 21600 0 21600 21600 0 21600 0 0 Z N"/>
        </draw:custom-shape>
        <draw:custom-shape draw:style-name="gr193" draw:text-style-name="P95" draw:layer="layout" svg:width="1.016cm" svg:height="1.37cm" svg:x="20.043cm" svg:y="12.815cm">
          <text:p text:style-name="P56"><text:span text:style-name="T136">C</text:span></text:p>
          <draw:enhanced-geometry svg:viewBox="0 0 21600 21600" draw:type="rectangle" draw:enhanced-path="M 0 0 L 21600 0 21600 21600 0 21600 0 0 Z N"/>
        </draw:custom-shape>
        <draw:custom-shape draw:style-name="gr192" draw:text-style-name="P56" draw:layer="layout" svg:width="1.016cm" svg:height="1.37cm" svg:x="21.343cm" svg:y="12.815cm">
          <text:p text:style-name="P56"><text:span text:style-name="T136">D</text:span></text:p>
          <draw:enhanced-geometry svg:viewBox="0 0 21600 21600" draw:type="rectangle" draw:enhanced-path="M 0 0 L 21600 0 21600 21600 0 21600 0 0 Z N"/>
        </draw:custom-shape>
        <draw:custom-shape draw:style-name="gr192" draw:text-style-name="P56" draw:layer="layout" svg:width="1.016cm" svg:height="1.37cm" svg:x="21.343cm" svg:y="12.815cm">
          <text:p text:style-name="P56"><text:span text:style-name="T136">D</text:span></text:p>
          <draw:enhanced-geometry svg:viewBox="0 0 21600 21600" draw:type="rectangle" draw:enhanced-path="M 0 0 L 21600 0 21600 21600 0 21600 0 0 Z N"/>
        </draw:custom-shape>
        <draw:custom-shape draw:style-name="gr193" draw:text-style-name="P95" draw:layer="layout" svg:width="1.016cm" svg:height="1.37cm" svg:x="15.033cm" svg:y="15.171cm">
          <text:p text:style-name="P56"><text:span text:style-name="T136">C</text:span></text:p>
          <draw:enhanced-geometry svg:viewBox="0 0 21600 21600" draw:type="rectangle" draw:enhanced-path="M 0 0 L 21600 0 21600 21600 0 21600 0 0 Z N"/>
        </draw:custom-shape>
        <presentation:notes draw:style-name="dp1">
          <office:forms form:automatic-focus="false" form:apply-design-mode="false"/>
          <draw:page-thumbnail draw:name="Rectangle 197" draw:style-name="gr4" draw:layer="layout" svg:width="13.546cm" svg:height="10.159cm" svg:x="3.387cm" svg:y="1.905cm" draw:page-number="54" presentation:class="page"/>
          <draw:frame draw:name="Rectangle 198" presentation:style-name="pr56" draw:text-style-name="P94" draw:layer="layout" svg:width="14.816cm" svg:height="11.852cm" svg:x="2.752cm" svg:y="12.7cm" presentation:class="notes" presentation:placeholder="true" presentation:user-transformed="true">
            <draw:text-box/>
          </draw:frame>
        </presentation:notes>
      </draw:page>
      <draw:page draw:name="page55" draw:style-name="dp1" draw:master-page-name="Title_20_and_20_Content_5f_" presentation:presentation-page-layout-name="AL2T11">
        <office:forms form:automatic-focus="false" form:apply-design-mode="false"/>
        <draw:frame draw:name="Rectangle 199" presentation:style-name="pr54" draw:text-style-name="P86" draw:layer="layout" svg:width="20.901cm" svg:height="1.591cm" svg:x="1.058cm" svg:y="1.583cm" presentation:class="title" presentation:user-transformed="true">
          <draw:text-box>
            <text:p text:style-name="P85"><text:span text:style-name="T135">A3</text:span></text:p>
          </draw:text-box>
        </draw:frame>
        <draw:frame draw:name="Rectangle 200" presentation:style-name="pr55" draw:text-style-name="P93" draw:layer="layout" svg:width="21.933cm" svg:height="7.366cm" svg:x="1.058cm" svg:y="3.302cm" presentation:class="outline" presentation:user-transformed="true">
          <draw:text-box>
            <text:list text:style-name="L15">
              <text:list-item>
                <text:p text:style-name="P9"><text:span text:style-name="T137">For A3 you implemented the </text:span><text:span text:style-name="T137"><text:line-break/></text:span><text:span text:style-name="T137">first half of the peer</text:span></text:p>
                <text:p text:style-name="P9"><text:span text:style-name="T137"/></text:p>
              </text:list-item>
              <text:list-item>
                <text:p text:style-name="P9"><text:span text:style-name="T137">Your peer should now parse a </text:span><text:span text:style-name="T137"><text:line-break/></text:span><text:span text:style-name="T137">cascade file, connect to the tracker, </text:span><text:span text:style-name="T137"><text:line-break/></text:span><text:span text:style-name="T137">and retrieve missing data from </text:span><text:span text:style-name="T137"><text:line-break/></text:span><text:span text:style-name="T137">other peers </text:span></text:p>
                <text:p text:style-name="P9"><text:span text:style-name="T137"/></text:p>
              </text:list-item>
              <text:list-item>
                <text:p text:style-name="P9"><text:span text:style-name="T137">A sample answer to A3 is provided in</text:span><text:span text:style-name="T137"><text:line-break/></text:span><text:span text:style-name="T137">A4. Feel free to use your own, the </text:span><text:span text:style-name="T137"><text:line-break/></text:span><text:span text:style-name="T137">provided one, or a mix of both</text:span></text:p>
              </text:list-item>
            </text:list>
          </draw:text-box>
        </draw:frame>
        <draw:g>
          <draw:custom-shape draw:style-name="gr194" draw:text-style-name="P87" draw:layer="layout" svg:width="1.475cm" svg:height="0.422cm" svg:x="18.163cm" svg:y="4.54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5" draw:text-style-name="P87" draw:layer="layout" svg:width="0.621cm" svg:height="1.52cm" svg:x="18.939cm" svg:y="2.996cm">
            <text:p/>
            <draw:enhanced-geometry svg:viewBox="0 0 21600 21600" draw:type="rectangle" draw:enhanced-path="M 0 0 L 21600 0 21600 21600 0 21600 0 0 Z N"/>
          </draw:custom-shape>
          <draw:custom-shape draw:style-name="gr196" draw:text-style-name="P87" draw:layer="layout" svg:width="0.895cm" svg:height="1.513cm" svg:x="18.17cm" svg:y="3.435cm">
            <text:p/>
            <draw:enhanced-geometry svg:viewBox="0 0 21600 21600" draw:type="rectangle" draw:enhanced-path="M 0 0 L 21600 0 21600 21600 0 21600 0 0 Z N"/>
          </draw:custom-shape>
          <draw:custom-shape draw:style-name="gr197" draw:text-style-name="P87" draw:layer="layout" svg:width="1.475cm" svg:height="0.422cm" svg:x="18.163cm" svg:y="2.97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98" draw:text-style-name="P88" draw:layer="layout" svg:x1="19.705cm" svg:y1="3.012cm" svg:x2="19.705cm" svg:y2="4.492cm">
            <text:p/>
          </draw:line>
          <draw:line draw:style-name="gr198" draw:text-style-name="P88" draw:layer="layout" svg:x1="19.688cm" svg:y1="4.543cm" svg:x2="19.065cm" svg:y2="4.947cm">
            <text:p/>
          </draw:line>
          <draw:custom-shape draw:style-name="gr199" draw:text-style-name="P89" draw:layer="layout" svg:width="0.594cm" svg:height="0.846cm" svg:x="18.301cm" svg:y="3.646cm">
            <text:p/>
            <draw:enhanced-geometry svg:viewBox="0 0 21600 21600" draw:type="rectangle" draw:enhanced-path="M 0 0 L 21600 0 21600 21600 0 21600 0 0 Z N"/>
          </draw:custom-shape>
          <draw:custom-shape draw:style-name="gr200" draw:text-style-name="P90" draw:layer="layout" svg:width="0.429cm" svg:height="0.262cm" svg:x="18.399cm" svg:y="3.909cm">
            <text:p/>
            <draw:enhanced-geometry svg:viewBox="0 0 21600 21600" draw:type="rectangle" draw:enhanced-path="M 0 0 L 21600 0 21600 21600 0 21600 0 0 Z N"/>
          </draw:custom-shape>
        </draw:g>
        <draw:frame draw:style-name="gr201" draw:text-style-name="P88" draw:layer="layout" svg:width="1.649cm" svg:height="1.37cm" svg:x="20.413cm" svg:y="11.191cm">
          <draw:object-ole draw:class-id="00000000-0000-0000-0000-000000000000" xlink:href="./Object 10" xlink:type="simple" xlink:show="embed" xlink:actuate="onLoad">
            <loext:p/>
          </draw:object-ole>
          <draw:image xlink:href="./ObjectReplacements/Object 10" xlink:type="simple" xlink:show="embed" xlink:actuate="onLoad"/>
        </draw:frame>
        <draw:frame draw:style-name="gr201" draw:text-style-name="P88" draw:layer="layout" svg:width="1.649cm" svg:height="1.37cm" svg:x="15.387cm" svg:y="13.547cm">
          <draw:object-ole draw:class-id="00000000-0000-0000-0000-000000000000" xlink:href="./Object 11" xlink:type="simple" xlink:show="embed" xlink:actuate="onLoad">
            <loext:p/>
          </draw:object-ole>
          <draw:image xlink:href="./ObjectReplacements/Object 11" xlink:type="simple" xlink:show="embed" xlink:actuate="onLoad"/>
        </draw:frame>
        <draw:frame draw:style-name="gr201" draw:text-style-name="P88" draw:layer="layout" svg:width="1.649cm" svg:height="1.37cm" svg:x="21.645cm" svg:y="7.205cm">
          <draw:object-ole draw:class-id="00000000-0000-0000-0000-000000000000" xlink:href="./Object 12" xlink:type="simple" xlink:show="embed" xlink:actuate="onLoad">
            <loext:p/>
          </draw:object-ole>
          <draw:image xlink:href="./ObjectReplacements/Object 12" xlink:type="simple" xlink:show="embed" xlink:actuate="onLoad"/>
        </draw:frame>
        <draw:custom-shape draw:style-name="gr202" draw:text-style-name="P56" draw:layer="layout" svg:width="1.016cm" svg:height="1.37cm" svg:x="21.377cm" svg:y="8.805cm">
          <text:p text:style-name="P56"><text:span text:style-name="T136">D</text:span></text:p>
          <draw:enhanced-geometry svg:viewBox="0 0 21600 21600" draw:type="rectangle" draw:enhanced-path="M 0 0 L 21600 0 21600 21600 0 21600 0 0 Z N"/>
        </draw:custom-shape>
        <draw:custom-shape draw:style-name="gr203" draw:text-style-name="P91" draw:layer="layout" svg:width="6.096cm" svg:height="3.556cm" svg:x="12.847cm" svg:y="7.151cm">
          <text:p text:style-name="P56"><text:span text:style-name="T13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89" draw:text-style-name="P26" draw:layer="layout" svg:x1="16.909cm" svg:y1="6.917cm" svg:x2="17.925cm" svg:y2="5.157cm">
            <text:p/>
          </draw:line>
          <draw:line draw:style-name="gr190" draw:text-style-name="P26" draw:layer="layout" svg:x1="18.145cm" svg:y1="5.284cm" svg:x2="17.129cm" svg:y2="7.044cm">
            <text:p/>
          </draw:line>
        </draw:g>
        <draw:g>
          <draw:line draw:style-name="gr189" draw:text-style-name="P26" draw:layer="layout" svg:x1="19.205cm" svg:y1="7.713cm" svg:x2="21.237cm" svg:y2="7.713cm">
            <text:p/>
          </draw:line>
          <draw:line draw:style-name="gr190" draw:text-style-name="P26" draw:layer="layout" svg:x1="21.237cm" svg:y1="7.967cm" svg:x2="19.205cm" svg:y2="7.967cm">
            <text:p/>
          </draw:line>
        </draw:g>
        <draw:g>
          <draw:line draw:style-name="gr189" draw:text-style-name="P26" draw:layer="layout" svg:x1="18.381cm" svg:y1="10.362cm" svg:x2="20.141cm" svg:y2="11.378cm">
            <text:p/>
          </draw:line>
          <draw:line draw:style-name="gr190" draw:text-style-name="P26" draw:layer="layout" svg:x1="20.014cm" svg:y1="11.598cm" svg:x2="18.254cm" svg:y2="10.582cm">
            <text:p/>
          </draw:line>
        </draw:g>
        <draw:g>
          <draw:line draw:style-name="gr189" draw:text-style-name="P26" draw:layer="layout" svg:x1="15.933cm" svg:y1="11.127cm" svg:x2="16.11cm" svg:y2="13.151cm">
            <text:p/>
          </draw:line>
          <draw:line draw:style-name="gr190" draw:text-style-name="P26" draw:layer="layout" svg:x1="15.857cm" svg:y1="13.173cm" svg:x2="15.68cm" svg:y2="11.149cm">
            <text:p/>
          </draw:line>
        </draw:g>
        <draw:custom-shape draw:style-name="gr204" draw:text-style-name="P92" draw:layer="layout" svg:width="3.556cm" svg:height="1.27cm" svg:x="15.179cm" svg:y="3.401cm">
          <text:p text:style-name="P56"><text:span text:style-name="T136">Tracker</text:span></text:p>
          <draw:enhanced-geometry svg:viewBox="0 0 21600 21600" draw:type="rectangle" draw:enhanced-path="M 0 0 L 21600 0 21600 21600 0 21600 0 0 Z N"/>
        </draw:custom-shape>
        <draw:custom-shape draw:style-name="gr204" draw:text-style-name="P92" draw:layer="layout" svg:width="3.556cm" svg:height="1.27cm" svg:x="21.129cm" svg:y="14.917cm">
          <text:p text:style-name="P56"><text:span text:style-name="T136">Peers</text:span></text:p>
          <draw:enhanced-geometry svg:viewBox="0 0 21600 21600" draw:type="rectangle" draw:enhanced-path="M 0 0 L 21600 0 21600 21600 0 21600 0 0 Z N"/>
        </draw:custom-shape>
        <draw:custom-shape draw:style-name="gr205" draw:text-style-name="P95" draw:layer="layout" svg:width="1.016cm" svg:height="1.37cm" svg:x="21.377cm" svg:y="8.805cm">
          <text:p text:style-name="P56"><text:span text:style-name="T136">C</text:span></text:p>
          <draw:enhanced-geometry svg:viewBox="0 0 21600 21600" draw:type="rectangle" draw:enhanced-path="M 0 0 L 21600 0 21600 21600 0 21600 0 0 Z N"/>
        </draw:custom-shape>
        <draw:custom-shape draw:style-name="gr202" draw:text-style-name="P56" draw:layer="layout" svg:width="1.016cm" svg:height="1.37cm" svg:x="20.043cm" svg:y="12.815cm">
          <text:p text:style-name="P56"><text:span text:style-name="T136">D</text:span></text:p>
          <draw:enhanced-geometry svg:viewBox="0 0 21600 21600" draw:type="rectangle" draw:enhanced-path="M 0 0 L 21600 0 21600 21600 0 21600 0 0 Z N"/>
        </draw:custom-shape>
        <draw:custom-shape draw:style-name="gr205" draw:text-style-name="P95" draw:layer="layout" svg:width="1.016cm" svg:height="1.37cm" svg:x="20.043cm" svg:y="12.815cm">
          <text:p text:style-name="P56"><text:span text:style-name="T136">C</text:span></text:p>
          <draw:enhanced-geometry svg:viewBox="0 0 21600 21600" draw:type="rectangle" draw:enhanced-path="M 0 0 L 21600 0 21600 21600 0 21600 0 0 Z N"/>
        </draw:custom-shape>
        <draw:custom-shape draw:style-name="gr202" draw:text-style-name="P56" draw:layer="layout" svg:width="1.016cm" svg:height="1.37cm" svg:x="21.343cm" svg:y="12.815cm">
          <text:p text:style-name="P56"><text:span text:style-name="T136">D</text:span></text:p>
          <draw:enhanced-geometry svg:viewBox="0 0 21600 21600" draw:type="rectangle" draw:enhanced-path="M 0 0 L 21600 0 21600 21600 0 21600 0 0 Z N"/>
        </draw:custom-shape>
        <draw:custom-shape draw:style-name="gr202" draw:text-style-name="P56" draw:layer="layout" svg:width="1.016cm" svg:height="1.37cm" svg:x="21.343cm" svg:y="12.815cm">
          <text:p text:style-name="P56"><text:span text:style-name="T136">D</text:span></text:p>
          <draw:enhanced-geometry svg:viewBox="0 0 21600 21600" draw:type="rectangle" draw:enhanced-path="M 0 0 L 21600 0 21600 21600 0 21600 0 0 Z N"/>
        </draw:custom-shape>
        <draw:custom-shape draw:style-name="gr205" draw:text-style-name="P95" draw:layer="layout" svg:width="1.016cm" svg:height="1.37cm" svg:x="15.033cm" svg:y="15.171cm">
          <text:p text:style-name="P56"><text:span text:style-name="T136">C</text:span></text:p>
          <draw:enhanced-geometry svg:viewBox="0 0 21600 21600" draw:type="rectangle" draw:enhanced-path="M 0 0 L 21600 0 21600 21600 0 21600 0 0 Z N"/>
        </draw:custom-shape>
        <draw:custom-shape draw:style-name="gr206" draw:text-style-name="P96" draw:layer="layout" svg:width="1.016cm" svg:height="1.37cm" svg:x="16.333cm" svg:y="15.171cm">
          <text:p text:style-name="P56"><text:span text:style-name="T136">D</text:span></text:p>
          <draw:enhanced-geometry svg:viewBox="0 0 21600 21600" draw:type="rectangle" draw:enhanced-path="M 0 0 L 21600 0 21600 21600 0 21600 0 0 Z N"/>
        </draw:custom-shape>
        <draw:line draw:style-name="gr207" draw:text-style-name="P26" draw:layer="layout" svg:x1="21.343cm" svg:y1="13.716cm" svg:x2="17.018cm" svg:y2="15.494cm">
          <text:p/>
        </draw:line>
        <presentation:notes draw:style-name="dp1">
          <office:forms form:automatic-focus="false" form:apply-design-mode="false"/>
          <draw:page-thumbnail draw:name="Rectangle 201" draw:style-name="gr4" draw:layer="layout" svg:width="13.546cm" svg:height="10.159cm" svg:x="3.387cm" svg:y="1.905cm" draw:page-number="55" presentation:class="page"/>
          <draw:frame draw:name="Rectangle 202" presentation:style-name="pr56" draw:text-style-name="P94" draw:layer="layout" svg:width="14.816cm" svg:height="11.852cm" svg:x="2.752cm" svg:y="12.7cm" presentation:class="notes" presentation:placeholder="true" presentation:user-transformed="true">
            <draw:text-box/>
          </draw:frame>
        </presentation:notes>
      </draw:page>
      <draw:page draw:name="page56" draw:style-name="dp1" draw:master-page-name="Title_20_and_20_Content_5f_" presentation:presentation-page-layout-name="AL2T11">
        <office:forms form:automatic-focus="false" form:apply-design-mode="false"/>
        <draw:frame draw:name="Rectangle 208" presentation:style-name="pr54" draw:text-style-name="P86" draw:layer="layout" svg:width="20.901cm" svg:height="1.591cm" svg:x="1.058cm" svg:y="1.583cm" presentation:class="title" presentation:user-transformed="true">
          <draw:text-box>
            <text:p text:style-name="P85"><text:span text:style-name="T135">A4</text:span></text:p>
          </draw:text-box>
        </draw:frame>
        <draw:frame draw:name="Rectangle 209" presentation:style-name="pr55" draw:text-style-name="P93" draw:layer="layout" svg:width="21.933cm" svg:height="7.366cm" svg:x="1.058cm" svg:y="3.302cm" presentation:class="outline" presentation:user-transformed="true">
          <draw:text-box>
            <text:list text:style-name="L15">
              <text:list-item>
                <text:p text:style-name="P9"><text:span text:style-name="T137">For A4 you will implement the </text:span><text:span text:style-name="T137"><text:line-break/></text:span><text:span text:style-name="T137">second half</text:span></text:p>
                <text:p text:style-name="P9"><text:span text:style-name="T137"/></text:p>
              </text:list-item>
              <text:list-item>
                <text:p text:style-name="P9"><text:span text:style-name="T137">Your peer should also be able to</text:span><text:span text:style-name="T137"><text:line-break/></text:span><text:span text:style-name="T137">act as a source for other peers, </text:span><text:span text:style-name="T137"><text:line-break/></text:span><text:span text:style-name="T137">once the data is available locally</text:span></text:p>
                <text:p text:style-name="P9"><text:span text:style-name="T137"/></text:p>
              </text:list-item>
              <text:list-item>
                <text:p text:style-name="P9"><text:span text:style-name="T137">Your peer should be capable of </text:span><text:span text:style-name="T137"><text:line-break/></text:span><text:span text:style-name="T137">accepting multiple inputs at once</text:span></text:p>
                <text:p text:style-name="P9"><text:span text:style-name="T137"/></text:p>
              </text:list-item>
              <text:list-item>
                <text:p text:style-name="P9"><text:span text:style-name="T137">There are no TODO’s provided in this</text:span><text:span text:style-name="T137"><text:line-break/></text:span><text:span text:style-name="T137">assignment, it is as much about how you </text:span><text:span text:style-name="T137"><text:line-break/></text:span><text:span text:style-name="T137">structure the the solution as what you </text:span><text:span text:style-name="T137"><text:line-break/></text:span><text:span text:style-name="T137">type</text:span></text:p>
              </text:list-item>
            </text:list>
          </draw:text-box>
        </draw:frame>
        <draw:g>
          <draw:custom-shape draw:style-name="gr180" draw:text-style-name="P87" draw:layer="layout" svg:width="1.475cm" svg:height="0.422cm" svg:x="18.163cm" svg:y="4.54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81" draw:text-style-name="P87" draw:layer="layout" svg:width="0.621cm" svg:height="1.52cm" svg:x="18.939cm" svg:y="2.996cm">
            <text:p/>
            <draw:enhanced-geometry svg:viewBox="0 0 21600 21600" draw:type="rectangle" draw:enhanced-path="M 0 0 L 21600 0 21600 21600 0 21600 0 0 Z N"/>
          </draw:custom-shape>
          <draw:custom-shape draw:style-name="gr182" draw:text-style-name="P87" draw:layer="layout" svg:width="0.895cm" svg:height="1.513cm" svg:x="18.17cm" svg:y="3.435cm">
            <text:p/>
            <draw:enhanced-geometry svg:viewBox="0 0 21600 21600" draw:type="rectangle" draw:enhanced-path="M 0 0 L 21600 0 21600 21600 0 21600 0 0 Z N"/>
          </draw:custom-shape>
          <draw:custom-shape draw:style-name="gr183" draw:text-style-name="P87" draw:layer="layout" svg:width="1.475cm" svg:height="0.422cm" svg:x="18.163cm" svg:y="2.97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84" draw:text-style-name="P88" draw:layer="layout" svg:x1="19.705cm" svg:y1="3.012cm" svg:x2="19.705cm" svg:y2="4.492cm">
            <text:p/>
          </draw:line>
          <draw:line draw:style-name="gr184" draw:text-style-name="P88" draw:layer="layout" svg:x1="19.688cm" svg:y1="4.543cm" svg:x2="19.065cm" svg:y2="4.947cm">
            <text:p/>
          </draw:line>
          <draw:custom-shape draw:style-name="gr185" draw:text-style-name="P89" draw:layer="layout" svg:width="0.594cm" svg:height="0.846cm" svg:x="18.301cm" svg:y="3.646cm">
            <text:p/>
            <draw:enhanced-geometry svg:viewBox="0 0 21600 21600" draw:type="rectangle" draw:enhanced-path="M 0 0 L 21600 0 21600 21600 0 21600 0 0 Z N"/>
          </draw:custom-shape>
          <draw:custom-shape draw:style-name="gr186" draw:text-style-name="P90" draw:layer="layout" svg:width="0.429cm" svg:height="0.262cm" svg:x="18.399cm" svg:y="3.909cm">
            <text:p/>
            <draw:enhanced-geometry svg:viewBox="0 0 21600 21600" draw:type="rectangle" draw:enhanced-path="M 0 0 L 21600 0 21600 21600 0 21600 0 0 Z N"/>
          </draw:custom-shape>
        </draw:g>
        <draw:frame draw:style-name="gr187" draw:text-style-name="P88" draw:layer="layout" svg:width="1.649cm" svg:height="1.37cm" svg:x="20.413cm" svg:y="11.191cm">
          <draw:object-ole draw:class-id="00000000-0000-0000-0000-000000000000" xlink:href="./Object 13" xlink:type="simple" xlink:show="embed" xlink:actuate="onLoad">
            <loext:p/>
          </draw:object-ole>
          <draw:image xlink:href="./ObjectReplacements/Object 13" xlink:type="simple" xlink:show="embed" xlink:actuate="onLoad"/>
        </draw:frame>
        <draw:frame draw:style-name="gr187" draw:text-style-name="P88" draw:layer="layout" svg:width="1.649cm" svg:height="1.37cm" svg:x="15.387cm" svg:y="13.547cm">
          <draw:object-ole draw:class-id="00000000-0000-0000-0000-000000000000" xlink:href="./Object 14" xlink:type="simple" xlink:show="embed" xlink:actuate="onLoad">
            <loext:p/>
          </draw:object-ole>
          <draw:image xlink:href="./ObjectReplacements/Object 14" xlink:type="simple" xlink:show="embed" xlink:actuate="onLoad"/>
        </draw:frame>
        <draw:frame draw:style-name="gr187" draw:text-style-name="P88" draw:layer="layout" svg:width="1.649cm" svg:height="1.37cm" svg:x="21.645cm" svg:y="7.205cm">
          <draw:object-ole draw:class-id="00000000-0000-0000-0000-000000000000" xlink:href="./Object 15" xlink:type="simple" xlink:show="embed" xlink:actuate="onLoad">
            <loext:p/>
          </draw:object-ole>
          <draw:image xlink:href="./ObjectReplacements/Object 15" xlink:type="simple" xlink:show="embed" xlink:actuate="onLoad"/>
        </draw:frame>
        <draw:custom-shape draw:style-name="gr192" draw:text-style-name="P56" draw:layer="layout" svg:width="1.016cm" svg:height="1.37cm" svg:x="21.377cm" svg:y="8.805cm">
          <text:p text:style-name="P56"><text:span text:style-name="T136">D</text:span></text:p>
          <draw:enhanced-geometry svg:viewBox="0 0 21600 21600" draw:type="rectangle" draw:enhanced-path="M 0 0 L 21600 0 21600 21600 0 21600 0 0 Z N"/>
        </draw:custom-shape>
        <draw:custom-shape draw:style-name="gr188" draw:text-style-name="P91" draw:layer="layout" svg:width="6.096cm" svg:height="3.556cm" svg:x="12.847cm" svg:y="7.151cm">
          <text:p text:style-name="P56"><text:span text:style-name="T13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89" draw:text-style-name="P26" draw:layer="layout" svg:x1="16.909cm" svg:y1="6.917cm" svg:x2="17.925cm" svg:y2="5.157cm">
            <text:p/>
          </draw:line>
          <draw:line draw:style-name="gr190" draw:text-style-name="P26" draw:layer="layout" svg:x1="18.145cm" svg:y1="5.284cm" svg:x2="17.129cm" svg:y2="7.044cm">
            <text:p/>
          </draw:line>
        </draw:g>
        <draw:g>
          <draw:line draw:style-name="gr189" draw:text-style-name="P26" draw:layer="layout" svg:x1="19.205cm" svg:y1="7.713cm" svg:x2="21.237cm" svg:y2="7.713cm">
            <text:p/>
          </draw:line>
          <draw:line draw:style-name="gr190" draw:text-style-name="P26" draw:layer="layout" svg:x1="21.237cm" svg:y1="7.967cm" svg:x2="19.205cm" svg:y2="7.967cm">
            <text:p/>
          </draw:line>
        </draw:g>
        <draw:g>
          <draw:line draw:style-name="gr189" draw:text-style-name="P26" draw:layer="layout" svg:x1="18.381cm" svg:y1="10.362cm" svg:x2="20.141cm" svg:y2="11.378cm">
            <text:p/>
          </draw:line>
          <draw:line draw:style-name="gr190" draw:text-style-name="P26" draw:layer="layout" svg:x1="20.014cm" svg:y1="11.598cm" svg:x2="18.254cm" svg:y2="10.582cm">
            <text:p/>
          </draw:line>
        </draw:g>
        <draw:g>
          <draw:line draw:style-name="gr189" draw:text-style-name="P26" draw:layer="layout" svg:x1="15.933cm" svg:y1="11.127cm" svg:x2="16.11cm" svg:y2="13.151cm">
            <text:p/>
          </draw:line>
          <draw:line draw:style-name="gr190" draw:text-style-name="P26" draw:layer="layout" svg:x1="15.857cm" svg:y1="13.173cm" svg:x2="15.68cm" svg:y2="11.149cm">
            <text:p/>
          </draw:line>
        </draw:g>
        <draw:custom-shape draw:style-name="gr191" draw:text-style-name="P92" draw:layer="layout" svg:width="3.556cm" svg:height="1.27cm" svg:x="15.179cm" svg:y="3.401cm">
          <text:p text:style-name="P56"><text:span text:style-name="T136">Tracker</text:span></text:p>
          <draw:enhanced-geometry svg:viewBox="0 0 21600 21600" draw:type="rectangle" draw:enhanced-path="M 0 0 L 21600 0 21600 21600 0 21600 0 0 Z N"/>
        </draw:custom-shape>
        <draw:custom-shape draw:style-name="gr191" draw:text-style-name="P92" draw:layer="layout" svg:width="3.556cm" svg:height="1.27cm" svg:x="21.129cm" svg:y="14.917cm">
          <text:p text:style-name="P56"><text:span text:style-name="T136">Peers</text:span></text:p>
          <draw:enhanced-geometry svg:viewBox="0 0 21600 21600" draw:type="rectangle" draw:enhanced-path="M 0 0 L 21600 0 21600 21600 0 21600 0 0 Z N"/>
        </draw:custom-shape>
        <draw:custom-shape draw:style-name="gr193" draw:text-style-name="P95" draw:layer="layout" svg:width="1.016cm" svg:height="1.37cm" svg:x="21.377cm" svg:y="8.805cm">
          <text:p text:style-name="P56"><text:span text:style-name="T136">C</text:span></text:p>
          <draw:enhanced-geometry svg:viewBox="0 0 21600 21600" draw:type="rectangle" draw:enhanced-path="M 0 0 L 21600 0 21600 21600 0 21600 0 0 Z N"/>
        </draw:custom-shape>
        <draw:custom-shape draw:style-name="gr208" draw:text-style-name="P92" draw:layer="layout" svg:width="1.016cm" svg:height="1.37cm" svg:x="22.677cm" svg:y="8.805cm">
          <text:p text:style-name="P56"><text:span text:style-name="T136">D</text:span></text:p>
          <draw:enhanced-geometry svg:viewBox="0 0 21600 21600" draw:type="rectangle" draw:enhanced-path="M 0 0 L 21600 0 21600 21600 0 21600 0 0 Z N"/>
        </draw:custom-shape>
        <draw:custom-shape draw:style-name="gr192" draw:text-style-name="P56" draw:layer="layout" svg:width="1.016cm" svg:height="1.37cm" svg:x="20.043cm" svg:y="12.815cm">
          <text:p text:style-name="P56"><text:span text:style-name="T136">D</text:span></text:p>
          <draw:enhanced-geometry svg:viewBox="0 0 21600 21600" draw:type="rectangle" draw:enhanced-path="M 0 0 L 21600 0 21600 21600 0 21600 0 0 Z N"/>
        </draw:custom-shape>
        <draw:custom-shape draw:style-name="gr193" draw:text-style-name="P95" draw:layer="layout" svg:width="1.016cm" svg:height="1.37cm" svg:x="20.043cm" svg:y="12.815cm">
          <text:p text:style-name="P56"><text:span text:style-name="T136">C</text:span></text:p>
          <draw:enhanced-geometry svg:viewBox="0 0 21600 21600" draw:type="rectangle" draw:enhanced-path="M 0 0 L 21600 0 21600 21600 0 21600 0 0 Z N"/>
        </draw:custom-shape>
        <draw:custom-shape draw:style-name="gr192" draw:text-style-name="P56" draw:layer="layout" svg:width="1.016cm" svg:height="1.37cm" svg:x="21.343cm" svg:y="12.815cm">
          <text:p text:style-name="P56"><text:span text:style-name="T136">D</text:span></text:p>
          <draw:enhanced-geometry svg:viewBox="0 0 21600 21600" draw:type="rectangle" draw:enhanced-path="M 0 0 L 21600 0 21600 21600 0 21600 0 0 Z N"/>
        </draw:custom-shape>
        <draw:custom-shape draw:style-name="gr192" draw:text-style-name="P56" draw:layer="layout" svg:width="1.016cm" svg:height="1.37cm" svg:x="21.343cm" svg:y="12.815cm">
          <text:p text:style-name="P56"><text:span text:style-name="T136">D</text:span></text:p>
          <draw:enhanced-geometry svg:viewBox="0 0 21600 21600" draw:type="rectangle" draw:enhanced-path="M 0 0 L 21600 0 21600 21600 0 21600 0 0 Z N"/>
        </draw:custom-shape>
        <draw:custom-shape draw:style-name="gr193" draw:text-style-name="P95" draw:layer="layout" svg:width="1.016cm" svg:height="1.37cm" svg:x="15.033cm" svg:y="15.171cm">
          <text:p text:style-name="P56"><text:span text:style-name="T136">C</text:span></text:p>
          <draw:enhanced-geometry svg:viewBox="0 0 21600 21600" draw:type="rectangle" draw:enhanced-path="M 0 0 L 21600 0 21600 21600 0 21600 0 0 Z N"/>
        </draw:custom-shape>
        <draw:custom-shape draw:style-name="gr209" draw:text-style-name="P97" draw:layer="layout" svg:width="1.016cm" svg:height="1.37cm" svg:x="16.333cm" svg:y="15.171cm">
          <text:p text:style-name="P56"><text:span text:style-name="T136">D</text:span></text:p>
          <draw:enhanced-geometry svg:viewBox="0 0 21600 21600" draw:type="rectangle" draw:enhanced-path="M 0 0 L 21600 0 21600 21600 0 21600 0 0 Z N"/>
        </draw:custom-shape>
        <draw:line draw:style-name="gr210" draw:text-style-name="P26" draw:layer="layout" svg:x1="17.349cm" svg:y1="15.24cm" svg:x2="22.991cm" svg:y2="9.906cm">
          <text:p/>
        </draw:line>
        <presentation:notes draw:style-name="dp1">
          <office:forms form:automatic-focus="false" form:apply-design-mode="false"/>
          <draw:page-thumbnail draw:name="Rectangle 210" draw:style-name="gr4" draw:layer="layout" svg:width="13.546cm" svg:height="10.159cm" svg:x="3.387cm" svg:y="1.905cm" draw:page-number="56" presentation:class="page"/>
          <draw:frame draw:name="Rectangle 211" presentation:style-name="pr56" draw:text-style-name="P94" draw:layer="layout" svg:width="14.816cm" svg:height="11.852cm" svg:x="2.752cm" svg:y="12.7cm" presentation:class="notes" presentation:placeholder="true" presentation:user-transformed="true">
            <draw:text-box/>
          </draw:frame>
        </presentation:notes>
      </draw:page>
      <draw:page draw:name="page57" draw:style-name="dp1" draw:master-page-name="Title2" presentation:use-date-time-name="dtd1">
        <office:forms form:automatic-focus="false" form:apply-design-mode="false"/>
        <draw:frame presentation:style-name="pr57" draw:text-style-name="P98" draw:layer="layout" svg:width="19.606cm" svg:height="1.601cm" svg:x="2.397cm" svg:y="1.278cm" presentation:class="title" presentation:user-transformed="true">
          <draw:text-box>
            <text:list text:style-name="L16">
              <text:list-header>
                <text:p text:style-name="P22"><text:span text:style-name="T138">P2P architecture </text:span><text:span text:style-name="T139">(lecture on sockets &amp; HTTP)</text:span></text:p>
              </text:list-header>
            </text:list>
          </draw:text-box>
        </draw:frame>
        <draw:custom-shape draw:name="Footer Placeholder 5" draw:style-name="gr211" draw:text-style-name="P100" draw:layer="layout" svg:width="17.37cm" svg:height="0.732cm" svg:x="7.942cm" svg:y="-0.009cm">
          <text:list text:style-name="L17">
            <text:list-header>
              <text:p text:style-name="P99"><text:span text:style-name="T140">DIKU</text:span></text:p>
            </text:list-header>
          </text:list>
          <draw:enhanced-geometry svg:viewBox="0 0 21600 21600" draw:type="mso-spt202" draw:enhanced-path="M 0 0 L 21600 0 21600 21600 0 21600 0 0 Z N"/>
        </draw:custom-shape>
        <draw:custom-shape draw:name="Slide Number Placeholder 2" draw:style-name="gr212" draw:text-style-name="P102" draw:layer="layout" svg:width="5.926cm" svg:height="0.401cm" svg:x="2.502cm" svg:y="18.08cm">
          <text:list text:style-name="L18">
            <text:list-header>
              <text:p text:style-name="P101"><text:span text:style-name="T141"><text:page-number>&lt;number&gt;</text:page-number></text:span></text:p>
            </text:list-header>
          </text:list>
          <draw:enhanced-geometry svg:viewBox="0 0 21600 21600" draw:type="mso-spt202" draw:enhanced-path="M 0 0 L 21600 0 21600 21600 0 21600 0 0 Z N"/>
        </draw:custom-shape>
        <draw:custom-shape draw:name="Text Box 2" draw:style-name="gr213" draw:text-style-name="P104" draw:layer="layout" svg:width="2.551cm" svg:height="1.023cm" svg:x="2.368cm" svg:y="6.671cm">
          <text:list text:style-name="L18">
            <text:list-header>
              <text:p text:style-name="P103"><text:span text:style-name="T142">socket()</text:span></text:p>
            </text:list-header>
          </text:list>
          <draw:enhanced-geometry svg:viewBox="0 0 21600 21600" draw:type="mso-spt202" draw:enhanced-path="M 0 0 L 21600 0 21600 21600 0 21600 0 0 Z N"/>
        </draw:custom-shape>
        <draw:custom-shape draw:name="Text Box 3" draw:style-name="gr214" draw:text-style-name="P104" draw:layer="layout" svg:width="2.03cm" svg:height="1.023cm" svg:x="2.628cm" svg:y="8.593cm">
          <text:list text:style-name="L18">
            <text:list-header>
              <text:p text:style-name="P103"><text:span text:style-name="T142">bind()</text:span></text:p>
            </text:list-header>
          </text:list>
          <draw:enhanced-geometry svg:viewBox="0 0 21600 21600" draw:type="mso-spt202" draw:enhanced-path="M 0 0 L 21600 0 21600 21600 0 21600 0 0 Z N"/>
        </draw:custom-shape>
        <draw:custom-shape draw:name="Text Box 11" draw:style-name="gr215" draw:text-style-name="P104" draw:layer="layout" svg:width="2.284cm" svg:height="1.023cm" svg:x="2.496cm" svg:y="10.582cm">
          <text:list text:style-name="L18">
            <text:list-header>
              <text:p text:style-name="P103"><text:span text:style-name="T142">listen()</text:span></text:p>
            </text:list-header>
          </text:list>
          <draw:enhanced-geometry svg:viewBox="0 0 21600 21600" draw:type="mso-spt202" draw:enhanced-path="M 0 0 L 21600 0 21600 21600 0 21600 0 0 Z N"/>
        </draw:custom-shape>
        <draw:custom-shape draw:name="Text Box 12" draw:style-name="gr216" draw:text-style-name="P104" draw:layer="layout" svg:width="2.585cm" svg:height="1.023cm" svg:x="2.351cm" svg:y="12.54cm">
          <text:list text:style-name="L18">
            <text:list-header>
              <text:p text:style-name="P103"><text:span text:style-name="T142">accept()</text:span></text:p>
            </text:list-header>
          </text:list>
          <draw:enhanced-geometry svg:viewBox="0 0 21600 21600" draw:type="mso-spt202" draw:enhanced-path="M 0 0 L 21600 0 21600 21600 0 21600 0 0 Z N"/>
        </draw:custom-shape>
        <draw:custom-shape draw:name="Text Box 13" draw:style-name="gr217" draw:text-style-name="P105" draw:layer="layout" svg:width="1.683cm" svg:height="1.023cm" svg:x="5.302cm" svg:y="3.48cm">
          <text:list text:style-name="L18">
            <text:list-header>
              <text:p text:style-name="P103"><text:span text:style-name="T143">Peer</text:span></text:p>
            </text:list-header>
          </text:list>
          <draw:enhanced-geometry svg:viewBox="0 0 21600 21600" draw:type="mso-spt202" draw:enhanced-path="M 0 0 L 21600 0 21600 21600 0 21600 0 0 Z N"/>
        </draw:custom-shape>
        <draw:line draw:name="Line 1" draw:style-name="gr218" draw:text-style-name="P88" draw:layer="layout" svg:x1="3.556cm" svg:y1="7.738cm" svg:x2="3.556cm" svg:y2="8.593cm">
          <text:p/>
        </draw:line>
        <draw:line draw:name="Line 2" draw:style-name="gr218" draw:text-style-name="P88" draw:layer="layout" svg:x1="3.556cm" svg:y1="9.656cm" svg:x2="3.556cm" svg:y2="10.512cm">
          <text:p/>
        </draw:line>
        <draw:line draw:name="Line 3" draw:style-name="gr218" draw:text-style-name="P88" draw:layer="layout" svg:x1="3.556cm" svg:y1="11.685cm" svg:x2="3.556cm" svg:y2="12.54cm">
          <text:p/>
        </draw:line>
        <draw:line draw:name="Line 4" draw:style-name="gr218" draw:text-style-name="P88" draw:layer="layout" svg:x1="3.556cm" svg:y1="13.503cm" svg:x2="3.608cm" svg:y2="14.886cm">
          <text:p/>
        </draw:line>
        <draw:custom-shape draw:name="Rectangle 203" draw:style-name="gr219" draw:text-style-name="P106" draw:layer="layout" svg:width="3.556cm" svg:height="7.682cm" svg:x="1.809cm" svg:y="6.153cm">
          <text:p/>
          <draw:enhanced-geometry svg:viewBox="0 0 21600 21600" draw:type="rectangle" draw:enhanced-path="M 0 0 L 21600 0 21600 21600 0 21600 0 0 Z N"/>
        </draw:custom-shape>
        <draw:custom-shape draw:name="Text Box 15" draw:style-name="gr220" draw:text-style-name="P104" draw:layer="layout" svg:width="2.551cm" svg:height="1.023cm" svg:x="9.069cm" svg:y="8.861cm">
          <text:list text:style-name="L18">
            <text:list-header>
              <text:p text:style-name="P103"><text:span text:style-name="T142">socket()</text:span></text:p>
            </text:list-header>
          </text:list>
          <draw:enhanced-geometry svg:viewBox="0 0 21600 21600" draw:type="mso-spt202" draw:enhanced-path="M 0 0 L 21600 0 21600 21600 0 21600 0 0 Z N"/>
        </draw:custom-shape>
        <draw:custom-shape draw:name="Text Box 28" draw:style-name="gr221" draw:text-style-name="P104" draw:layer="layout" svg:width="2.949cm" svg:height="1.023cm" svg:x="8.87cm" svg:y="10.784cm">
          <text:list text:style-name="L18">
            <text:list-header>
              <text:p text:style-name="P103"><text:span text:style-name="T142">connect()</text:span></text:p>
            </text:list-header>
          </text:list>
          <draw:enhanced-geometry svg:viewBox="0 0 21600 21600" draw:type="mso-spt202" draw:enhanced-path="M 0 0 L 21600 0 21600 21600 0 21600 0 0 Z N"/>
        </draw:custom-shape>
        <draw:line draw:name="Line 5" draw:style-name="gr218" draw:text-style-name="P88" draw:layer="layout" svg:x1="10.257cm" svg:y1="9.928cm" svg:x2="10.257cm" svg:y2="10.784cm">
          <text:p/>
        </draw:line>
        <draw:line draw:name="Line 26" draw:style-name="gr218" draw:text-style-name="P88" draw:layer="layout" svg:x1="10.257cm" svg:y1="11.847cm" svg:x2="10.257cm" svg:y2="12.702cm">
          <text:p/>
        </draw:line>
        <draw:line draw:name="Line 28" draw:style-name="gr218" draw:text-style-name="P88" draw:layer="layout" svg:x1="10.271cm" svg:y1="5.213cm" svg:x2="10.257cm" svg:y2="8.885cm">
          <text:p/>
        </draw:line>
        <draw:line draw:name="Line 29" draw:style-name="gr218" draw:text-style-name="P88" draw:layer="layout" svg:x1="3.557cm" svg:y1="5.174cm" svg:x2="3.557cm" svg:y2="6.668cm">
          <text:p/>
        </draw:line>
        <draw:line draw:style-name="gr222" draw:text-style-name="P107" draw:layer="layout" svg:x1="3.557cm" svg:y1="5.213cm" svg:x2="10.271cm" svg:y2="5.213cm">
          <text:p/>
        </draw:line>
        <draw:line draw:style-name="gr222" draw:text-style-name="P107" draw:layer="layout" svg:x1="6.131cm" svg:y1="5.174cm" svg:x2="6.131cm" svg:y2="4.666cm">
          <text:p/>
        </draw:line>
        <draw:custom-shape draw:name="Text Box 30" draw:style-name="gr223" draw:text-style-name="P105" draw:layer="layout" svg:width="1.683cm" svg:height="1.023cm" svg:x="18.034cm" svg:y="1.278cm">
          <text:list text:style-name="L18">
            <text:list-header>
              <text:p text:style-name="P103"><text:span text:style-name="T143">Peer</text:span></text:p>
            </text:list-header>
          </text:list>
          <draw:enhanced-geometry svg:viewBox="0 0 21600 21600" draw:type="mso-spt202" draw:enhanced-path="M 0 0 L 21600 0 21600 21600 0 21600 0 0 Z N"/>
        </draw:custom-shape>
        <draw:custom-shape draw:name="Text Box 31" draw:style-name="gr224" draw:text-style-name="P104" draw:layer="layout" svg:width="2.551cm" svg:height="1.023cm" svg:x="17.754cm" svg:y="2.773cm">
          <text:list text:style-name="L18">
            <text:list-header>
              <text:p text:style-name="P103"><text:span text:style-name="T142">socket()</text:span></text:p>
            </text:list-header>
          </text:list>
          <draw:enhanced-geometry svg:viewBox="0 0 21600 21600" draw:type="mso-spt202" draw:enhanced-path="M 0 0 L 21600 0 21600 21600 0 21600 0 0 Z N"/>
        </draw:custom-shape>
        <draw:custom-shape draw:name="Text Box 32" draw:style-name="gr225" draw:text-style-name="P104" draw:layer="layout" svg:width="2.949cm" svg:height="1.023cm" svg:x="17.555cm" svg:y="4.296cm">
          <text:list text:style-name="L18">
            <text:list-header>
              <text:p text:style-name="P103"><text:span text:style-name="T142">connect()</text:span></text:p>
            </text:list-header>
          </text:list>
          <draw:enhanced-geometry svg:viewBox="0 0 21600 21600" draw:type="mso-spt202" draw:enhanced-path="M 0 0 L 21600 0 21600 21600 0 21600 0 0 Z N"/>
        </draw:custom-shape>
        <draw:custom-shape draw:name="Text Box 33" draw:style-name="gr226" draw:text-style-name="P104" draw:layer="layout" svg:width="2.229cm" svg:height="1.023cm" svg:x="17.91cm" svg:y="5.685cm">
          <text:list text:style-name="L18">
            <text:list-header>
              <text:p text:style-name="P103"><text:span text:style-name="T142">write()</text:span></text:p>
            </text:list-header>
          </text:list>
          <draw:enhanced-geometry svg:viewBox="0 0 21600 21600" draw:type="mso-spt202" draw:enhanced-path="M 0 0 L 21600 0 21600 21600 0 21600 0 0 Z N"/>
        </draw:custom-shape>
        <draw:line draw:name="Line 30" draw:style-name="gr218" draw:text-style-name="P88" draw:layer="layout" svg:x1="18.942cm" svg:y1="5.196cm" svg:x2="18.942cm" svg:y2="5.814cm">
          <text:p/>
        </draw:line>
        <draw:custom-shape draw:name="Text Box 34" draw:style-name="gr227" draw:text-style-name="P104" draw:layer="layout" svg:width="2.06cm" svg:height="1.023cm" svg:x="18.056cm" svg:y="7.261cm">
          <text:list text:style-name="L18">
            <text:list-header>
              <text:p text:style-name="P103"><text:span text:style-name="T142">read()</text:span></text:p>
            </text:list-header>
          </text:list>
          <draw:enhanced-geometry svg:viewBox="0 0 21600 21600" draw:type="mso-spt202" draw:enhanced-path="M 0 0 L 21600 0 21600 21600 0 21600 0 0 Z N"/>
        </draw:custom-shape>
        <draw:line draw:name="Line 33" draw:style-name="gr218" draw:text-style-name="P88" draw:layer="layout" svg:x1="18.942cm" svg:y1="3.778cm" svg:x2="18.942cm" svg:y2="4.396cm">
          <text:p/>
        </draw:line>
        <draw:line draw:name="Line 34" draw:style-name="gr218" draw:text-style-name="P88" draw:layer="layout" svg:x1="18.942cm" svg:y1="6.678cm" svg:x2="18.942cm" svg:y2="7.296cm">
          <text:p/>
        </draw:line>
        <draw:custom-shape draw:name="Rectangle 204" draw:style-name="gr228" draw:text-style-name="P106" draw:layer="layout" svg:width="4.985cm" svg:height="6.412cm" svg:x="17.102cm" svg:y="2.308cm">
          <text:p/>
          <draw:enhanced-geometry svg:viewBox="0 0 21600 21600" draw:type="rectangle" draw:enhanced-path="M 0 0 L 21600 0 21600 21600 0 21600 0 0 Z N"/>
        </draw:custom-shape>
        <draw:custom-shape draw:name="Text Box 35" draw:style-name="gr229" draw:text-style-name="P104" draw:layer="layout" svg:width="2.551cm" svg:height="1.023cm" svg:x="17.854cm" svg:y="9.373cm">
          <text:list text:style-name="L18">
            <text:list-header>
              <text:p text:style-name="P103"><text:span text:style-name="T142">socket()</text:span></text:p>
            </text:list-header>
          </text:list>
          <draw:enhanced-geometry svg:viewBox="0 0 21600 21600" draw:type="mso-spt202" draw:enhanced-path="M 0 0 L 21600 0 21600 21600 0 21600 0 0 Z N"/>
        </draw:custom-shape>
        <draw:custom-shape draw:name="Text Box 36" draw:style-name="gr230" draw:text-style-name="P104" draw:layer="layout" svg:width="2.03cm" svg:height="1.023cm" svg:x="18.115cm" svg:y="10.896cm">
          <text:list text:style-name="L18">
            <text:list-header>
              <text:p text:style-name="P103"><text:span text:style-name="T142">bind()</text:span></text:p>
            </text:list-header>
          </text:list>
          <draw:enhanced-geometry svg:viewBox="0 0 21600 21600" draw:type="mso-spt202" draw:enhanced-path="M 0 0 L 21600 0 21600 21600 0 21600 0 0 Z N"/>
        </draw:custom-shape>
        <draw:custom-shape draw:name="Text Box 37" draw:style-name="gr231" draw:text-style-name="P104" draw:layer="layout" svg:width="2.284cm" svg:height="1.023cm" svg:x="17.983cm" svg:y="12.285cm">
          <text:list text:style-name="L18">
            <text:list-header>
              <text:p text:style-name="P103"><text:span text:style-name="T142">listen()</text:span></text:p>
            </text:list-header>
          </text:list>
          <draw:enhanced-geometry svg:viewBox="0 0 21600 21600" draw:type="mso-spt202" draw:enhanced-path="M 0 0 L 21600 0 21600 21600 0 21600 0 0 Z N"/>
        </draw:custom-shape>
        <draw:line draw:name="Line 35" draw:style-name="gr218" draw:text-style-name="P88" draw:layer="layout" svg:x1="19.042cm" svg:y1="11.796cm" svg:x2="19.042cm" svg:y2="12.414cm">
          <text:p/>
        </draw:line>
        <draw:custom-shape draw:name="Text Box 38" draw:style-name="gr232" draw:text-style-name="P104" draw:layer="layout" svg:width="2.585cm" svg:height="1.023cm" svg:x="17.894cm" svg:y="13.861cm">
          <text:list text:style-name="L18">
            <text:list-header>
              <text:p text:style-name="P103"><text:span text:style-name="T142">accept()</text:span></text:p>
            </text:list-header>
          </text:list>
          <draw:enhanced-geometry svg:viewBox="0 0 21600 21600" draw:type="mso-spt202" draw:enhanced-path="M 0 0 L 21600 0 21600 21600 0 21600 0 0 Z N"/>
        </draw:custom-shape>
        <draw:line draw:name="Line 36" draw:style-name="gr218" draw:text-style-name="P88" draw:layer="layout" svg:x1="19.042cm" svg:y1="10.378cm" svg:x2="19.042cm" svg:y2="10.996cm">
          <text:p/>
        </draw:line>
        <draw:line draw:name="Line 37" draw:style-name="gr218" draw:text-style-name="P88" draw:layer="layout" svg:x1="19.042cm" svg:y1="13.278cm" svg:x2="19.042cm" svg:y2="13.896cm">
          <text:p/>
        </draw:line>
        <draw:custom-shape draw:name="Text Box 39" draw:style-name="gr233" draw:text-style-name="P104" draw:layer="layout" svg:width="2.06cm" svg:height="1.023cm" svg:x="18.095cm" svg:y="15.267cm">
          <text:list text:style-name="L18">
            <text:list-header>
              <text:p text:style-name="P103"><text:span text:style-name="T142">read()</text:span></text:p>
            </text:list-header>
          </text:list>
          <draw:enhanced-geometry svg:viewBox="0 0 21600 21600" draw:type="mso-spt202" draw:enhanced-path="M 0 0 L 21600 0 21600 21600 0 21600 0 0 Z N"/>
        </draw:custom-shape>
        <draw:line draw:name="Line 38" draw:style-name="gr218" draw:text-style-name="P88" draw:layer="layout" svg:x1="19.042cm" svg:y1="14.778cm" svg:x2="19.042cm" svg:y2="15.396cm">
          <text:p/>
        </draw:line>
        <draw:custom-shape draw:name="Text Box 40" draw:style-name="gr234" draw:text-style-name="P104" draw:layer="layout" svg:width="2.229cm" svg:height="1.023cm" svg:x="18.072cm" svg:y="16.843cm">
          <text:list text:style-name="L18">
            <text:list-header>
              <text:p text:style-name="P103"><text:span text:style-name="T142">write()</text:span></text:p>
            </text:list-header>
          </text:list>
          <draw:enhanced-geometry svg:viewBox="0 0 21600 21600" draw:type="mso-spt202" draw:enhanced-path="M 0 0 L 21600 0 21600 21600 0 21600 0 0 Z N"/>
        </draw:custom-shape>
        <draw:line draw:name="Line 39" draw:style-name="gr218" draw:text-style-name="P88" draw:layer="layout" svg:x1="19.042cm" svg:y1="16.26cm" svg:x2="19.042cm" svg:y2="16.878cm">
          <text:p/>
        </draw:line>
        <draw:custom-shape draw:name="Rectangle 205" draw:style-name="gr235" draw:text-style-name="P106" draw:layer="layout" svg:width="4.988cm" svg:height="8.926cm" svg:x="17.102cm" svg:y="9.108cm">
          <text:p/>
          <draw:enhanced-geometry svg:viewBox="0 0 21600 21600" draw:type="rectangle" draw:enhanced-path="M 0 0 L 21600 0 21600 21600 0 21600 0 0 Z N"/>
        </draw:custom-shape>
        <draw:line draw:name="Line 40" draw:style-name="gr218" draw:text-style-name="P88" draw:layer="layout" svg:x1="18.98cm" svg:y1="8.284cm" svg:x2="18.98cm" svg:y2="9.478cm">
          <text:p/>
        </draw:line>
        <draw:line draw:name="Line 41" draw:style-name="gr218" draw:text-style-name="P88" draw:layer="layout" svg:x1="20.828cm" svg:y1="6.166cm" svg:x2="20.042cm" svg:y2="6.166cm">
          <text:p/>
        </draw:line>
        <draw:line draw:style-name="gr222" draw:text-style-name="P107" draw:layer="layout" svg:x1="20.828cm" svg:y1="7.874cm" svg:x2="20.116cm" svg:y2="7.874cm">
          <text:p/>
        </draw:line>
        <draw:line draw:style-name="gr222" draw:text-style-name="P107" draw:layer="layout" svg:x1="20.828cm" svg:y1="7.874cm" svg:x2="20.828cm" svg:y2="6.166cm">
          <text:p/>
        </draw:line>
        <draw:line draw:name="Line 42" draw:style-name="gr218" draw:text-style-name="P88" draw:layer="layout" svg:x1="21.046cm" svg:y1="15.691cm" svg:x2="20.26cm" svg:y2="15.691cm">
          <text:p/>
        </draw:line>
        <draw:line draw:style-name="gr222" draw:text-style-name="P107" draw:layer="layout" svg:x1="21.046cm" svg:y1="17.399cm" svg:x2="20.334cm" svg:y2="17.399cm">
          <text:p/>
        </draw:line>
        <draw:line draw:style-name="gr222" draw:text-style-name="P107" draw:layer="layout" svg:x1="21.046cm" svg:y1="17.399cm" svg:x2="21.046cm" svg:y2="15.691cm">
          <text:p/>
        </draw:line>
        <draw:custom-shape draw:name="Text Box 41" draw:style-name="gr236" draw:text-style-name="P104" draw:layer="layout" svg:width="2.229cm" svg:height="1.023cm" svg:x="9.166cm" svg:y="12.641cm">
          <text:list text:style-name="L18">
            <text:list-header>
              <text:p text:style-name="P103"><text:span text:style-name="T142">write()</text:span></text:p>
            </text:list-header>
          </text:list>
          <draw:enhanced-geometry svg:viewBox="0 0 21600 21600" draw:type="mso-spt202" draw:enhanced-path="M 0 0 L 21600 0 21600 21600 0 21600 0 0 Z N"/>
        </draw:custom-shape>
        <draw:custom-shape draw:name="Text Box 42" draw:style-name="gr237" draw:text-style-name="P104" draw:layer="layout" svg:width="2.06cm" svg:height="1.023cm" svg:x="9.312cm" svg:y="14.217cm">
          <text:list text:style-name="L18">
            <text:list-header>
              <text:p text:style-name="P103"><text:span text:style-name="T142">read()</text:span></text:p>
            </text:list-header>
          </text:list>
          <draw:enhanced-geometry svg:viewBox="0 0 21600 21600" draw:type="mso-spt202" draw:enhanced-path="M 0 0 L 21600 0 21600 21600 0 21600 0 0 Z N"/>
        </draw:custom-shape>
        <draw:line draw:name="Line 43" draw:style-name="gr218" draw:text-style-name="P88" draw:layer="layout" svg:x1="10.198cm" svg:y1="13.634cm" svg:x2="10.198cm" svg:y2="14.252cm">
          <text:p/>
        </draw:line>
        <draw:line draw:name="Line 69" draw:style-name="gr218" draw:text-style-name="P88" draw:layer="layout" svg:x1="12.084cm" svg:y1="13.122cm" svg:x2="11.298cm" svg:y2="13.122cm">
          <text:p/>
        </draw:line>
        <draw:line draw:style-name="gr222" draw:text-style-name="P107" draw:layer="layout" svg:x1="12.084cm" svg:y1="14.83cm" svg:x2="11.372cm" svg:y2="14.83cm">
          <text:p/>
        </draw:line>
        <draw:line draw:style-name="gr222" draw:text-style-name="P107" draw:layer="layout" svg:x1="12.084cm" svg:y1="14.83cm" svg:x2="12.084cm" svg:y2="13.122cm">
          <text:p/>
        </draw:line>
        <draw:custom-shape draw:name="Text Box 43" draw:style-name="gr238" draw:text-style-name="P104" draw:layer="layout" svg:width="2.06cm" svg:height="1.023cm" svg:x="2.553cm" svg:y="14.794cm">
          <text:list text:style-name="L18">
            <text:list-header>
              <text:p text:style-name="P103"><text:span text:style-name="T142">read()</text:span></text:p>
            </text:list-header>
          </text:list>
          <draw:enhanced-geometry svg:viewBox="0 0 21600 21600" draw:type="mso-spt202" draw:enhanced-path="M 0 0 L 21600 0 21600 21600 0 21600 0 0 Z N"/>
        </draw:custom-shape>
        <draw:custom-shape draw:name="Text Box 44" draw:style-name="gr239" draw:text-style-name="P104" draw:layer="layout" svg:width="2.229cm" svg:height="1.023cm" svg:x="2.53cm" svg:y="16.37cm">
          <text:list text:style-name="L18">
            <text:list-header>
              <text:p text:style-name="P103"><text:span text:style-name="T142">write()</text:span></text:p>
            </text:list-header>
          </text:list>
          <draw:enhanced-geometry svg:viewBox="0 0 21600 21600" draw:type="mso-spt202" draw:enhanced-path="M 0 0 L 21600 0 21600 21600 0 21600 0 0 Z N"/>
        </draw:custom-shape>
        <draw:line draw:name="Line 70" draw:style-name="gr218" draw:text-style-name="P88" draw:layer="layout" svg:x1="3.5cm" svg:y1="15.787cm" svg:x2="3.5cm" svg:y2="16.405cm">
          <text:p/>
        </draw:line>
        <draw:line draw:name="Line 71" draw:style-name="gr218" draw:text-style-name="P88" draw:layer="layout" svg:x1="5.504cm" svg:y1="15.218cm" svg:x2="4.718cm" svg:y2="15.218cm">
          <text:p/>
        </draw:line>
        <draw:line draw:style-name="gr222" draw:text-style-name="P107" draw:layer="layout" svg:x1="5.504cm" svg:y1="16.926cm" svg:x2="4.792cm" svg:y2="16.926cm">
          <text:p/>
        </draw:line>
        <draw:line draw:style-name="gr222" draw:text-style-name="P107" draw:layer="layout" svg:x1="5.504cm" svg:y1="16.926cm" svg:x2="5.504cm" svg:y2="15.218cm">
          <text:p/>
        </draw:line>
        <draw:frame draw:style-name="gr240" draw:text-style-name="P30" draw:layer="layout" svg:width="2.794cm" svg:height="1.267cm" svg:x="14.446cm" svg:y="9.655cm">
          <draw:text-box>
            <text:p>OR</text:p>
          </draw:text-box>
        </draw:frame>
        <draw:frame draw:style-name="gr240" draw:text-style-name="P30" draw:layer="layout" svg:width="4.318cm" svg:height="1.267cm" draw:transform="rotate (1.5707963267949) translate (20.82cm 7.112cm)">
          <draw:text-box>
            <text:p>client</text:p>
          </draw:text-box>
        </draw:frame>
        <draw:frame draw:style-name="gr241" draw:text-style-name="P30" draw:layer="layout" svg:width="4.572cm" svg:height="2.283cm" draw:transform="rotate (1.5707963267949) translate (20.779cm 14.986cm)">
          <draw:text-box>
            <text:p>server</text:p>
          </draw:text-box>
        </draw:frame>
        <draw:custom-shape draw:name="Rectangle 206" draw:style-name="gr242" draw:text-style-name="P106" draw:layer="layout" svg:width="5.21cm" svg:height="12.146cm" svg:x="1.502cm" svg:y="5.588cm">
          <text:p/>
          <draw:enhanced-geometry svg:viewBox="0 0 21600 21600" draw:type="rectangle" draw:enhanced-path="M 0 0 L 21600 0 21600 21600 0 21600 0 0 Z N"/>
        </draw:custom-shape>
        <draw:custom-shape draw:name="Rectangle 207" draw:style-name="gr243" draw:text-style-name="P106" draw:layer="layout" svg:width="5.003cm" svg:height="7.874cm" svg:x="8.585cm" svg:y="8.128cm">
          <text:p/>
          <draw:enhanced-geometry svg:viewBox="0 0 21600 21600" draw:type="rectangle" draw:enhanced-path="M 0 0 L 21600 0 21600 21600 0 21600 0 0 Z N"/>
        </draw:custom-shape>
        <draw:frame draw:style-name="gr241" draw:text-style-name="P30" draw:layer="layout" svg:width="4.572cm" svg:height="2.283cm" draw:transform="rotate (1.5707963267949) translate (5.48cm 13.586cm)">
          <draw:text-box>
            <text:p>server</text:p>
          </draw:text-box>
        </draw:frame>
        <draw:frame draw:style-name="gr240" draw:text-style-name="P30" draw:layer="layout" svg:width="4.318cm" svg:height="1.267cm" draw:transform="rotate (1.5707963267949) translate (12.321cm 13.612cm)">
          <draw:text-box>
            <text:p>client</text:p>
          </draw:text-box>
        </draw:frame>
        <presentation:notes draw:style-name="dp5">
          <office:forms form:automatic-focus="false" form:apply-design-mode="false"/>
          <draw:page-thumbnail draw:style-name="gr4" draw:layer="layout" svg:width="12.7cm" svg:height="9.525cm" svg:x="3.175cm" svg:y="1.904cm" draw:page-number="57" presentation:class="page"/>
          <draw:frame presentation:style-name="pr58" draw:text-style-name="P108"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 Black" svg:font-family="'Arial Black'"/>
    <style:font-face style:name="Arial Black1" svg:font-family="'Arial Black'" style:font-pitch="variable"/>
    <style:font-face style:name="Arial Narrow" svg:font-family="'Arial Narrow'" style:font-pitch="variable"/>
    <style:font-face style:name="Arial Narrow1" svg:font-family="'Arial Narrow'"/>
    <style:font-face style:name="Arial Narrow2" svg:font-family="'Arial Narrow'" style:font-family-generic="roman" style:font-pitch="variable"/>
    <style:font-face style:name="Arial Narrow3" svg:font-family="'Arial Narrow'" style:font-family-generic="swiss" style:font-pitch="variable"/>
    <style:font-face style:name="Arial Narrow4" svg:font-family="'Arial Narrow'" style:font-pitch="fixed"/>
    <style:font-face style:name="Arial Unicode MS" svg:font-family="'Arial Unicode MS'" style:font-family-generic="system" style:font-pitch="variable"/>
    <style:font-face style:name="Arial Unicode MS1" svg:font-family="'Arial Unicode MS'" style:font-pitch="variable"/>
    <style:font-face style:name="Arial1" svg:font-family="Arial" style:font-pitch="variable"/>
    <style:font-face style:name="Bitstream Vera Sans Mono" svg:font-family="'Bitstream Vera Sans Mono'" style:font-family-generic="modern" style:font-pitch="fixed"/>
    <style:font-face style:name="Bitstream Vera Sans Mono1" svg:font-family="'Bitstream Vera Sans Mono'" style:font-family-generic="modern" style:font-pitch="variable"/>
    <style:font-face style:name="Calibri" svg:font-family="Calibri" style:font-family-generic="swiss" style:font-pitch="variable"/>
    <style:font-face style:name="Calibri1" svg:font-family="Calibri" style:font-family-generic="roman" style:font-pitch="variable"/>
    <style:font-face style:name="Calibri2" svg:font-family="Calibri"/>
    <style:font-face style:name="Calibri3" svg:font-family="Calibri" style:font-pitch="variable"/>
    <style:font-face style:name="Calibri4" svg:font-family="Calibri" style:font-family-generic="modern" style:font-pitch="variable"/>
    <style:font-face style:name="Courier New" svg:font-family="'Courier New'"/>
    <style:font-face style:name="Courier New1" svg:font-family="'Courier New'" style:font-pitch="variable"/>
    <style:font-face style:name="Courier New2" svg:font-family="'Courier New'" style:font-family-generic="modern" style:font-pitch="variable"/>
    <style:font-face style:name="Courier New3"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Menlo-Regular" svg:font-family="Menlo-Regular"/>
    <style:font-face style:name="Menlo-Regular1" svg:font-family="Menlo-Regular"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pitch="variable"/>
    <style:font-face style:name="Times New Roman1" svg:font-family="'Times New Roman'"/>
    <style:font-face style:name="Times New Roman2" svg:font-family="'Times New Roman'" style:font-family-generic="roman" style:font-pitch="variable"/>
    <style:font-face style:name="Verdana" svg:font-family="Verdana" style:font-pitch="variable"/>
    <style:font-face style:name="ＭＳ Ｐゴシック" svg:font-family="'ＭＳ Ｐゴシック'" style:font-pitch="variable"/>
    <style:font-face style:name="ＭＳ Ｐゴシック1" svg:font-family="'ＭＳ Ｐゴシック'"/>
    <style:font-face style:name="ＭＳ Ｐゴシック2" svg:font-family="'ＭＳ Ｐゴシック'"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2" draw:display-name="Arrowheads 2"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3" draw:display-name="Arrowheads 3"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marker draw:name="msArrowEnd_20_5" draw:display-name="msArrowEnd 5" svg:viewBox="0 0 300 300" svg:d="M150 0l150 300h-300z"/>
    <draw:marker draw:name="msArrowEnd_20_8" draw:display-name="msArrowEnd 8" svg:viewBox="0 0 500 300" svg:d="M250 0l250 300h-500z"/>
    <draw:marker draw:name="msArrowEnd_20_9" draw:display-name="msArrowEnd 9" svg:viewBox="0 0 355 355" svg:d="M178 0l177 355h-355z"/>
    <draw:marker draw:name="msArrowOpenEnd_20_5_20_106" draw:display-name="msArrowOpenEnd 5 106" svg:viewBox="0 0 350 350" svg:d="M175 0l175 275-75 75-50-75v75h-100v-75l-50 75-75-75z"/>
    <draw:marker draw:name="msArrowOpenEnd_20_5_20_35" draw:display-name="msArrowOpenEnd 5 35" svg:viewBox="0 0 350 350" svg:d="M175 0l175 312-38 38-112-213v213h-50v-213l-113 213-37-38z"/>
    <draw:stroke-dash draw:name="Dashed_20__28_var_29__20_4" draw:display-name="Dashed (var) 4" draw:style="rect" draw:dots1="1" draw:dots1-length="0.026cm" draw:dots2="1" draw:dots2-length="0.105cm" draw:distance="0.079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number text:level="1" style:num-format="">
            <style:list-level-properties/>
            <style:text-properties fo:color="#6e6e6e" fo:font-size="100%"/>
          </text:list-level-style-number>
          <text:list-level-style-bullet text:level="2" text:bullet-char="•">
            <style:list-level-properties text:space-before="1.27cm"/>
            <style:text-properties fo:font-family="Verdana" style:font-family-generic="swiss" style:font-pitch="variable" fo:color="#6e6e6e" fo:font-size="100%"/>
          </text:list-level-style-bullet>
          <text:list-level-style-bullet text:level="3" text:bullet-char="•">
            <style:list-level-properties text:space-before="2.54cm"/>
            <style:text-properties fo:font-family="Verdana" style:font-family-generic="swiss" style:font-pitch="variable" fo:color="#6e6e6e" fo:font-size="100%"/>
          </text:list-level-style-bullet>
          <text:list-level-style-bullet text:level="4" text:bullet-char="•">
            <style:list-level-properties text:space-before="3.81cm"/>
            <style:text-properties fo:font-family="Verdana" style:font-family-generic="swiss" style:font-pitch="variable" fo:color="#6e6e6e" fo:font-size="100%"/>
          </text:list-level-style-bullet>
          <text:list-level-style-bullet text:level="5" text:bullet-char="•">
            <style:list-level-properties text:space-before="5.08cm"/>
            <style:text-properties fo:font-family="Verdana" style:font-family-generic="swiss" style:font-pitch="variable" fo:color="#6e6e6e" fo:font-size="100%"/>
          </text:list-level-style-bullet>
          <text:list-level-style-bullet text:level="6" text:bullet-char="•">
            <style:list-level-properties text:space-before="5.08cm"/>
            <style:text-properties fo:font-family="Verdana" style:font-family-generic="swiss" style:font-pitch="variable" fo:color="#6e6e6e" fo:font-size="100%"/>
          </text:list-level-style-bullet>
          <text:list-level-style-bullet text:level="7" text:bullet-char="•">
            <style:list-level-properties text:space-before="5.08cm"/>
            <style:text-properties fo:font-family="Verdana" style:font-family-generic="swiss" style:font-pitch="variable" fo:color="#6e6e6e" fo:font-size="100%"/>
          </text:list-level-style-bullet>
          <text:list-level-style-bullet text:level="8" text:bullet-char="•">
            <style:list-level-properties text:space-before="5.08cm"/>
            <style:text-properties fo:font-family="Verdana" style:font-family-generic="swiss" style:font-pitch="variable" fo:color="#6e6e6e" fo:font-size="100%"/>
          </text:list-level-style-bullet>
          <text:list-level-style-bullet text:level="9" text:bullet-char="•">
            <style:list-level-properties text:space-before="5.08cm"/>
            <style:text-properties fo:font-family="Verdana" style:font-family-generic="swiss" style:font-pitch="variable" fo:color="#6e6e6e" fo:font-size="100%"/>
          </text:list-level-style-bullet>
          <text:list-level-style-bullet text:level="10" text:bullet-char="•">
            <style:list-level-properties text:space-before="5.08cm"/>
            <style:text-properties fo:font-family="Verdana" style:font-family-generic="swiss" style:font-pitch="variable"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style:text-outline="false" style:text-line-through-style="none" style:text-line-through-type="none" style:text-position="0% 100%" style:font-name="Verdana"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Narrow3"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Narrow3"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Narrow3"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Narrow3"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fo:font-family="Verdana" style:font-family-generic="swiss" style:font-pitch="variable" fo:color="#212121" fo:font-size="100%"/>
          </text:list-level-style-bullet>
          <text:list-level-style-bullet text:level="3" text:bullet-char="•">
            <style:list-level-properties text:space-before="2.548cm" text:min-label-width="0.635cm"/>
            <style:text-properties fo:font-family="Verdana" style:font-family-generic="swiss" style:font-pitch="variable" fo:color="#212121" fo:font-size="100%"/>
          </text:list-level-style-bullet>
          <text:list-level-style-bullet text:level="4" text:bullet-char="•">
            <style:list-level-properties text:space-before="3.81cm" text:min-label-width="0.635cm"/>
            <style:text-properties fo:font-family="Verdana" style:font-family-generic="swiss" style:font-pitch="variable" fo:color="#212121" fo:font-size="100%"/>
          </text:list-level-style-bullet>
          <text:list-level-style-bullet text:level="5" text:bullet-char="•">
            <style:list-level-properties text:space-before="5.08cm" text:min-label-width="0.635cm"/>
            <style:text-properties fo:font-family="Verdana" style:font-family-generic="swiss" style:font-pitch="variable" fo:color="#212121" fo:font-size="100%"/>
          </text:list-level-style-bullet>
          <text:list-level-style-bullet text:level="6" text:bullet-char="•">
            <style:list-level-properties text:space-before="5.08cm" text:min-label-width="0.635cm"/>
            <style:text-properties fo:font-family="Verdana" style:font-family-generic="swiss" style:font-pitch="variable" fo:color="#212121" fo:font-size="100%"/>
          </text:list-level-style-bullet>
          <text:list-level-style-bullet text:level="7" text:bullet-char="•">
            <style:list-level-properties text:space-before="5.08cm" text:min-label-width="0.635cm"/>
            <style:text-properties fo:font-family="Verdana" style:font-family-generic="swiss" style:font-pitch="variable" fo:color="#212121" fo:font-size="100%"/>
          </text:list-level-style-bullet>
          <text:list-level-style-bullet text:level="8" text:bullet-char="•">
            <style:list-level-properties text:space-before="5.08cm" text:min-label-width="0.635cm"/>
            <style:text-properties fo:font-family="Verdana" style:font-family-generic="swiss" style:font-pitch="variable" fo:color="#212121" fo:font-size="100%"/>
          </text:list-level-style-bullet>
          <text:list-level-style-bullet text:level="9" text:bullet-char="•">
            <style:list-level-properties text:space-before="5.08cm" text:min-label-width="0.635cm"/>
            <style:text-properties fo:font-family="Verdana" style:font-family-generic="swiss" style:font-pitch="variable" fo:color="#212121" fo:font-size="100%"/>
          </text:list-level-style-bullet>
          <text:list-level-style-bullet text:level="10" text:bullet-char="•">
            <style:list-level-properties text:space-before="5.08cm" text:min-label-width="0.635cm"/>
            <style:text-properties fo:font-family="Verdana" style:font-family-generic="swiss" style:font-pitch="variable"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outline3" style:family="presentation" style:parent-style-name="Title2-outline2">
      <style:paragraph-properties fo:margin-left="0cm" fo:margin-right="0cm" fo:margin-top="0.141cm" fo:margin-bottom="0cm" fo:line-height="100%" fo:text-align="start" fo:text-indent="0cm" style:punctuation-wrap="simple" style:line-break="normal"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4" style:family="presentation" style:parent-style-name="Title2-outline3">
      <style:paragraph-properties fo:margin-left="0cm" fo:margin-right="0cm" fo:margin-top="0.14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5" style:family="presentation" style:parent-style-name="Title2-outline4">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212121" fo:font-size="145%"/>
          </text:list-level-style-number>
          <text:list-level-style-bullet text:level="2" text:bullet-char="•">
            <style:list-level-properties text:space-before="1.27cm"/>
            <style:text-properties fo:font-family="Verdana" style:font-family-generic="swiss" style:font-pitch="variable" fo:color="#212121" fo:font-size="100%"/>
          </text:list-level-style-bullet>
          <text:list-level-style-bullet text:level="3" text:bullet-char="•">
            <style:list-level-properties text:space-before="2.548cm"/>
            <style:text-properties fo:font-family="Verdana" style:font-family-generic="swiss" style:font-pitch="variable" fo:color="#212121" fo:font-size="100%"/>
          </text:list-level-style-bullet>
          <text:list-level-style-bullet text:level="4" text:bullet-char="•">
            <style:list-level-properties text:space-before="3.81cm"/>
            <style:text-properties fo:font-family="Verdana" style:font-family-generic="swiss" style:font-pitch="variable" fo:color="#212121" fo:font-size="100%"/>
          </text:list-level-style-bullet>
          <text:list-level-style-bullet text:level="5" text:bullet-char="•">
            <style:list-level-properties text:space-before="5.08cm"/>
            <style:text-properties fo:font-family="Verdana" style:font-family-generic="swiss" style:font-pitch="variable" fo:color="#212121" fo:font-size="100%"/>
          </text:list-level-style-bullet>
          <text:list-level-style-bullet text:level="6" text:bullet-char="•">
            <style:list-level-properties text:space-before="5.08cm"/>
            <style:text-properties fo:font-family="Verdana" style:font-family-generic="swiss" style:font-pitch="variable" fo:color="#212121" fo:font-size="100%"/>
          </text:list-level-style-bullet>
          <text:list-level-style-bullet text:level="7" text:bullet-char="•">
            <style:list-level-properties text:space-before="5.08cm"/>
            <style:text-properties fo:font-family="Verdana" style:font-family-generic="swiss" style:font-pitch="variable" fo:color="#212121" fo:font-size="100%"/>
          </text:list-level-style-bullet>
          <text:list-level-style-bullet text:level="8" text:bullet-char="•">
            <style:list-level-properties text:space-before="5.08cm"/>
            <style:text-properties fo:font-family="Verdana" style:font-family-generic="swiss" style:font-pitch="variable" fo:color="#212121" fo:font-size="100%"/>
          </text:list-level-style-bullet>
          <text:list-level-style-bullet text:level="9" text:bullet-char="•">
            <style:list-level-properties text:space-before="5.08cm"/>
            <style:text-properties fo:font-family="Verdana" style:font-family-generic="swiss" style:font-pitch="variable" fo:color="#212121" fo:font-size="100%"/>
          </text:list-level-style-bullet>
          <text:list-level-style-bullet text:level="10" text:bullet-char="•">
            <style:list-level-properties text:space-before="5.08cm"/>
            <style:text-properties fo:font-family="Verdana" style:font-family-generic="swiss" style:font-pitch="variable"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cm" fo:padding-bottom="0cm" fo:padding-left="0cm" fo:padding-right="0cm">
        <text:list-style style:name="Title2-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285cm" fo:page-height="26.6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26cm" draw:fill="solid" draw:fill-color="#990000"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Mgr6" style:family="graphic" style:parent-style-name="standard">
      <style:graphic-properties draw:stroke="none" svg:stroke-width="0.026cm" draw:stroke-linejoin="miter" draw:fill="solid" draw:fill-color="#990000" draw:textarea-vertical-align="middle" draw:auto-grow-height="false" draw:fit-to-size="false" style:shrink-to-fit="false" fo:min-height="0.385cm" fo:min-width="24.9cm" fo:padding-top="0.125cm" fo:padding-bottom="0.125cm" fo:padding-left="0.25cm" fo:padding-right="0.25cm" fo:wrap-option="no-wrap"/>
    </style:style>
    <style:style style:name="Mgr7" style:family="graphic" style:parent-style-name="standard" style:list-style-name="ML3">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9"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0" style:family="graphic" style:parent-style-name="standard" style:list-style-name="ML3">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2"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3" style:family="graphic" style:parent-style-name="standard" style:list-style-name="ML3">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4"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6"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13.624cm, 0cm, 0cm)" draw:image-opacity="100%" style:mirror="none"/>
    </style:style>
    <style:style style:name="Mgr19" style:family="graphic" style:parent-style-name="standard">
      <style:graphic-properties draw:stroke="solid" svg:stroke-width="0.026cm" svg:stroke-color="#901a1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21" style:family="graphic" style:parent-style-name="standard" style:list-style-name="ML1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2" style:family="graphic" style:parent-style-name="standard">
      <style:graphic-properties draw:stroke="solid" svg:stroke-width="0.035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3" style:family="graphic" style:parent-style-name="standard" style:list-style-name="ML1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4" style:family="graphic" style:parent-style-name="standard">
      <style:graphic-properties draw:stroke="solid" svg:stroke-width="0.106cm" svg:stroke-color="#ffffff" draw:marker-end="msArrowEnd_20_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5" style:family="graphic" style:parent-style-name="standard">
      <style:graphic-properties draw:stroke="solid" svg:stroke-width="0.079cm" svg:stroke-color="#6e6e6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6" style:family="graphic" style:parent-style-name="standard" style:list-style-name="ML11">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7" style:family="graphic" style:parent-style-name="standard">
      <style:graphic-properties draw:stroke="none" draw:fill="solid" draw:fill-color="#ffffff" draw:textarea-horizontal-align="center" draw:textarea-vertical-align="middle" draw:shadow-color="#808080" style:protect="position size"/>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and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4" style:family="presentation" style:parent-style-name="Title_20_and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5" style:family="presentation" style:parent-style-name="Title_20_and_20_Content-backgroundobjects">
      <style:graphic-properties draw:stroke="none" draw:fill="none" draw:fill-color="#ffffff" draw:auto-grow-height="false" fo:min-height="1.331cm"/>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331cm"/>
      <style:paragraph-properties style:writing-mode="lr-tb"/>
    </style:style>
    <style:style style:name="Mpr7" style:family="presentation" style:parent-style-name="Two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8" style:family="presentation" style:parent-style-name="Two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9" style:family="presentation" style:parent-style-name="Two_20_Content-backgroundobjects">
      <style:graphic-properties draw:stroke="none" draw:fill="none" draw:fill-color="#ffffff" draw:auto-grow-height="false" fo:min-height="1.331cm"/>
      <style:paragraph-properties style:writing-mode="lr-tb"/>
    </style:style>
    <style:style style:name="Mpr10" style:family="presentation" style:parent-style-name="Two_20_Content-backgroundobjects">
      <style:graphic-properties draw:stroke="none" draw:fill="none" draw:fill-color="#ffffff" draw:textarea-vertical-align="bottom" draw:auto-grow-height="false" fo:min-height="1.331cm"/>
      <style:paragraph-properties style:writing-mode="lr-tb"/>
    </style:style>
    <style:style style:name="Mpr11" style:family="presentation" style:parent-style-name="Title_20_Only-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12" style:family="presentation" style:parent-style-name="Title_20_Only-backgroundobjects">
      <style:graphic-properties draw:stroke="none" draw:fill="none" draw:fill-color="#ffffff" draw:auto-grow-height="false" fo:min-height="1.331cm"/>
      <style:paragraph-properties style:writing-mode="lr-tb"/>
    </style:style>
    <style:style style:name="Mpr13" style:family="presentation" style:parent-style-name="Title_20_Only-backgroundobjects">
      <style:graphic-properties draw:stroke="none" draw:fill="none" draw:fill-color="#ffffff" draw:textarea-vertical-align="bottom" draw:auto-grow-height="false" fo:min-height="1.331cm"/>
      <style:paragraph-properties style:writing-mode="lr-tb"/>
    </style:style>
    <style:style style:name="Mpr14" style:family="presentation" style:parent-style-name="Title_20_and_20_Content_5f_-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5" style:family="presentation" style:parent-style-name="Title_20_and_20_Content_5f_-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Title_20_and_20_Content_5f_-backgroundobjects">
      <style:graphic-properties draw:stroke="none" draw:fill="none" draw:fill-color="#ffffff" draw:auto-grow-height="false" fo:min-height="1.331cm"/>
      <style:paragraph-properties style:writing-mode="lr-tb"/>
    </style:style>
    <style:style style:name="Mpr17" style:family="presentation" style:parent-style-name="Title_20_and_20_Content_5f_-backgroundobjects">
      <style:graphic-properties draw:stroke="none" draw:fill="none" draw:fill-color="#ffffff" draw:textarea-vertical-align="bottom" draw:auto-grow-height="false" fo:min-height="1.331cm"/>
      <style:paragraph-properties style:writing-mode="lr-tb"/>
    </style:style>
    <style:style style:name="Mpr18" style:family="presentation" style:parent-style-name="Title2-backgroundobjects" style:list-style-name="ML12">
      <style:graphic-properties draw:stroke="none" draw:fill="none" draw:fill-color="#ffffff" draw:auto-grow-height="false" draw:auto-grow-width="false" fo:min-height="0.733cm" fo:min-width="0cm" fo:wrap-option="wrap"/>
      <style:paragraph-properties style:writing-mode="lr-tb"/>
    </style:style>
    <style:style style:name="Mpr19" style:family="presentation" style:parent-style-name="Title2-backgroundobjects" style:list-style-name="ML13">
      <style:graphic-properties draw:stroke="none" draw:fill="none" draw:fill-color="#ffffff" draw:auto-grow-height="false" draw:auto-grow-width="false" fo:min-height="0.402cm" fo:min-width="0cm" fo:wrap-option="wrap"/>
      <style:paragraph-properties style:writing-mode="lr-tb"/>
    </style:style>
    <style:style style:name="Mpr20" style:family="presentation" style:parent-style-name="Title2-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1" style:family="presentation" style:parent-style-name="Title2-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90000"/>
      <style:paragraph-properties fo:text-align="start"/>
      <style:text-properties fo:font-size="18pt"/>
    </style:style>
    <style:style style:name="MP6" style:family="paragraph">
      <style:paragraph-properties fo:margin-top="0cm" fo:margin-bottom="0cm" fo:line-height="100%" fo:text-align="start" style:writing-mode="lr-tb"/>
      <style:text-properties fo:font-size="18pt"/>
    </style:style>
    <style:style style:name="MP7" style:family="paragraph">
      <loext:graphic-properties draw:fill="none"/>
      <style:paragraph-properties fo:text-align="start" style:writing-mode="lr-tb" style:font-independent-line-spacing="true"/>
      <style:text-properties fo:font-size="18pt"/>
    </style:style>
    <style:style style:name="MP8" style:family="paragraph">
      <loext:graphic-properties draw:fill="solid" draw:fill-color="#990000"/>
      <style:paragraph-properties fo:text-align="center" style:font-independent-line-spacing="true"/>
      <style:text-properties fo:font-size="24pt"/>
    </style:style>
    <style:style style:name="MP9" style:family="paragraph">
      <style:paragraph-properties fo:margin-top="0cm" fo:margin-bottom="0cm" fo:line-height="100%" fo:text-align="start" style:punctuation-wrap="simple" style:writing-mode="lr-tb"/>
      <style:text-properties fo:font-size="24pt"/>
    </style:style>
    <style:style style:name="MP10"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MP11" style:family="paragraph">
      <style:paragraph-properties fo:margin-left="0.331cm" fo:margin-right="0cm" fo:margin-top="0cm" fo:margin-bottom="0cm" fo:line-height="100%" fo:text-align="start" fo:text-indent="-0.331cm" style:punctuation-wrap="hanging" style:writing-mode="lr-tb">
        <style:tab-stops>
          <style:tab-stop style:position="0cm"/>
        </style:tab-stops>
      </style:paragraph-properties>
    </style:style>
    <style:style style:name="MP12" style:family="paragraph">
      <loext:graphic-properties draw:fill="none"/>
      <style:paragraph-properties fo:text-align="start" style:writing-mode="lr-tb" style:font-independent-line-spacing="true"/>
      <style:text-properties fo:font-size="36pt"/>
    </style:style>
    <style:style style:name="MP13" style:family="paragraph">
      <style:paragraph-properties fo:margin-left="0cm" fo:margin-right="0cm" fo:margin-top="0.169cm" fo:margin-bottom="0cm" fo:line-height="100%" fo:text-align="start" fo:text-indent="0cm" style:punctuation-wrap="hanging" style:writing-mode="lr-tb"/>
    </style:style>
    <style:style style:name="MP14" style:family="paragraph">
      <style:paragraph-properties fo:margin-left="0cm" fo:margin-right="0cm" fo:margin-top="0.141cm" fo:margin-bottom="0cm" fo:line-height="100%" fo:text-align="start" fo:text-indent="0cm" style:punctuation-wrap="hanging" style:writing-mode="lr-tb"/>
    </style:style>
    <style:style style:name="MP15" style:family="paragraph">
      <loext:graphic-properties draw:fill="none"/>
      <style:paragraph-properties fo:text-align="start" style:writing-mode="lr-tb" style:font-independent-line-spacing="true"/>
      <style:text-properties fo:font-size="24pt"/>
    </style:style>
    <style:style style:name="MP16" style:family="paragraph">
      <style:paragraph-properties fo:margin-left="0cm" fo:margin-right="0cm" fo:margin-top="0.198cm" fo:margin-bottom="0cm" fo:line-height="100%" fo:text-align="start" fo:text-indent="0cm" style:punctuation-wrap="hanging" style:writing-mode="lr-tb"/>
    </style:style>
    <style:style style:name="MP17" style:family="paragraph">
      <style:paragraph-properties fo:margin-left="0cm" fo:margin-right="0cm" fo:margin-top="0.127cm" fo:margin-bottom="0cm" fo:line-height="100%" fo:text-align="start" fo:text-indent="0cm" style:punctuation-wrap="hanging" style:writing-mode="lr-tb"/>
    </style:style>
    <style:style style:name="MP18" style:family="paragraph">
      <loext:graphic-properties draw:fill="none"/>
      <style:paragraph-properties fo:text-align="start" style:writing-mode="lr-tb" style:font-independent-line-spacing="true"/>
      <style:text-properties fo:font-size="28pt"/>
    </style:style>
    <style:style style:name="MP19" style:family="paragraph">
      <loext:graphic-properties draw:fill="solid" draw:fill-color="#990000"/>
      <style:paragraph-properties fo:text-align="start" style:font-independent-line-spacing="true"/>
      <style:text-properties fo:font-size="24pt"/>
    </style:style>
    <style:style style:name="MP20"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MP21" style:family="paragraph">
      <style:paragraph-properties fo:text-align="start"/>
    </style:style>
    <style:style style:name="MP22" style:family="paragraph">
      <style:paragraph-properties fo:margin-left="0cm" fo:margin-right="0cm" fo:text-indent="0cm"/>
    </style:style>
    <style:style style:name="MP23" style:family="paragraph">
      <loext:graphic-properties draw:fill="none" draw:fill-color="#ffffff"/>
      <style:paragraph-properties fo:text-align="center" style:writing-mode="lr-tb"/>
    </style:style>
    <style:style style:name="MP24" style:family="paragraph">
      <style:paragraph-properties fo:margin-left="0cm" fo:margin-right="0cm" fo:text-indent="0cm" style:punctuation-wrap="hanging" style:line-break="strict" style:writing-mode="lr-tb"/>
    </style:style>
    <style:style style:name="MP25"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26" style:family="paragraph">
      <style:paragraph-properties fo:margin-left="0cm" fo:margin-right="0cm" fo:text-align="end" fo:text-indent="0cm" style:punctuation-wrap="hanging" style:line-break="strict" style:writing-mode="lr-tb"/>
    </style:style>
    <style:style style:name="MP27"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28"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Times New Roman1" fo:font-size="12pt" fo:letter-spacing="normal" fo:font-style="normal" style:text-underline-style="none" fo:font-weight="bold" style:font-name-asian="DejaVu Sans2" style:font-size-asian="12pt" style:font-style-asian="normal" style:font-weight-asian="bold" style:font-name-complex="DejaVu Sans2" style:font-size-complex="12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Arial Narrow1" fo:font-size="10pt" fo:letter-spacing="normal" fo:font-style="normal" style:text-underline-style="none" fo:font-weight="bold" style:font-name-asian="ＭＳ Ｐゴシック1" style:font-size-asian="10pt" style:font-style-asian="normal" style:font-weight-asian="bold" style:font-name-complex="DejaVu Sans2" style:font-size-complex="10pt" style:font-style-complex="normal" style:font-weight-complex="bold"/>
    </style:style>
    <style:style style:name="MT4" style:family="text">
      <style:text-properties fo:font-variant="normal" fo:text-transform="none" fo:color="#ffffff" loext:opacity="100%" style:text-line-through-style="none" style:text-line-through-type="none" style:text-position="0% 100%" style:font-name="Times New Roman2"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MT5" style:family="text">
      <style:text-properties fo:font-variant="normal" fo:text-transform="none" fo:color="#000000" loext:opacity="100%" style:text-line-through-style="none" style:text-line-through-type="none" style:text-position="0% 100%" style:font-name="Arial Narrow1" fo:font-size="10pt" fo:letter-spacing="normal" fo:language="en" fo:country="US" fo:font-style="normal" style:text-underline-style="none" fo:font-weight="bold" fo:background-color="transparent" style:font-name-asian="ＭＳ Ｐゴシック1" style:font-size-asian="10pt" style:font-style-asian="normal" style:font-weight-asian="bold" style:font-name-complex="ＭＳ Ｐゴシック1" style:font-size-complex="10pt" style:font-style-complex="normal" style:font-weight-complex="bold"/>
    </style:style>
    <style:style style:name="MT6" style:family="text">
      <style:text-properties fo:font-variant="normal" fo:text-transform="none" fo:color="#000000" loext:opacity="100%" style:text-line-through-style="none" style:text-line-through-type="none" style:text-position="0% 100%" style:font-name="Calibri"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MT8"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9"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MT11"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Times New Roman2"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14" style:family="text">
      <style:text-properties fo:font-variant="normal" fo:text-transform="none" fo:color="#000000" loext:opacity="100%" style:text-line-through-style="none" style:text-line-through-type="none" style:text-position="0% 100%" style:font-name="Arial Narrow1" fo:font-size="10pt" fo:letter-spacing="normal" fo:font-style="normal" style:text-underline-style="none" fo:font-weight="bold" style:font-name-asian="ＭＳ Ｐゴシック1" style:font-size-asian="10pt" style:font-style-asian="normal" style:font-weight-asian="bold" style:font-name-complex="ＭＳ Ｐゴシック1" style:font-size-complex="10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17"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8"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9" style:family="text">
      <style:text-properties fo:color="#ffffff" loext:opacity="100%" fo:font-size="11pt" fo:language="da" fo:country="DK" style:font-name-asian="Arial1" style:font-size-asian="11pt" style:language-asian="da" style:country-asian="DK" style:font-name-complex="Arial1" style:font-size-complex="11pt" style:language-complex="da" style:country-complex="DK"/>
    </style:style>
    <style:style style:name="MT20" style:family="text">
      <style:text-properties fo:color="#ffffff" loext:opacity="100%" fo:font-size="11pt" fo:language="da" fo:country="DK" style:font-size-asian="11pt" style:language-asian="da" style:country-asian="DK" style:font-size-complex="11pt" style:language-complex="da" style:country-complex="DK"/>
    </style:style>
    <style:style style:name="MT21" style:family="text">
      <style:text-properties fo:color="#ffffff" loext:opacity="100%" fo:font-size="11pt" fo:language="ja" fo:country="JP" style:font-size-asian="11pt" style:language-asian="ja" style:country-asian="JP" style:font-size-complex="11pt" style:language-complex="ja" style:country-complex="JP"/>
    </style:style>
    <style:style style:name="MT22" style:family="text">
      <style:text-properties fo:color="#f8f8f8" loext:opacity="100%" fo:font-size="10pt" fo:language="da" fo:country="DK" style:font-size-asian="10pt" style:language-asian="da" style:country-asian="DK" style:font-size-complex="10pt" style:language-complex="da" style:country-complex="DK"/>
    </style:style>
    <style:style style:name="MT23" style:family="text">
      <style:text-properties fo:color="#000000" loext:opacity="100%" fo:font-size="9pt" fo:language="da" fo:country="DK" style:font-size-asian="9pt" style:language-asian="da" style:country-asian="DK" style:font-size-complex="9pt" style:language-complex="da" style:country-complex="DK"/>
    </style:style>
    <style:style style:name="MT24" style:family="text">
      <style:text-properties fo:font-size="12pt" fo:language="da" fo:country="DK" style:font-size-asian="12pt" style:language-asian="da" style:country-asian="DK" style:font-size-complex="12pt" style:language-complex="da" style:country-complex="DK"/>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27cm" text:min-label-width="0.794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27cm" text:min-label-width="0.794cm"/>
        <style:text-properties fo:font-family="Wingdings" style:font-pitch="variable" style:font-charset="x-symbol" fo:color="#990000" fo:font-size="110%"/>
      </text:list-level-style-bullet>
      <text:list-level-style-bullet text:level="3" text:bullet-char="">
        <style:list-level-properties text:space-before="2.54cm" text:min-label-width="0.635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27cm" text:min-label-width="0.794cm"/>
        <style:text-properties fo:font-family="Wingdings" style:font-pitch="variable" style:font-charset="x-symbol" fo:color="#990000" fo:font-size="110%"/>
      </text:list-level-style-bullet>
      <text:list-level-style-bullet text:level="3" text:bullet-char="">
        <style:list-level-properties text:space-before="2.54cm" text:min-label-width="0.635cm"/>
        <style:text-properties fo:font-family="Wingdings" style:font-pitch="variable" style:font-charset="x-symbol" fo:color="#000000" fo:font-size="80%"/>
      </text:list-level-style-bullet>
      <text:list-level-style-bullet text:level="4" text:bullet-char="–">
        <style:list-level-properties text:space-before="3.81cm" text:min-label-width="0.635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27cm" text:min-label-width="0.794cm"/>
        <style:text-properties fo:font-family="Wingdings" style:font-pitch="variable" style:font-charset="x-symbol" fo:color="#990000" fo:font-size="110%"/>
      </text:list-level-style-bullet>
      <text:list-level-style-bullet text:level="3" text:bullet-char="">
        <style:list-level-properties text:space-before="2.54cm" text:min-label-width="0.635cm"/>
        <style:text-properties fo:font-family="Wingdings" style:font-pitch="variable" style:font-charset="x-symbol" fo:color="#000000" fo:font-size="80%"/>
      </text:list-level-style-bullet>
      <text:list-level-style-bullet text:level="4" text:bullet-char="–">
        <style:list-level-properties text:space-before="3.81cm" text:min-label-width="0.635cm"/>
        <style:text-properties fo:font-family="StarSymbol" fo:color="#000000" fo:font-size="100%"/>
      </text:list-level-style-bullet>
      <text:list-level-style-bullet text:level="5" text:bullet-char="»">
        <style:list-level-properties text:space-before="5.08cm" text:min-label-width="0.635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Verdana" style:font-family-generic="swiss" style:font-pitch="variable" fo:color="#6e6e6e" fo:font-size="100%"/>
      </text:list-level-style-bullet>
      <text:list-level-style-bullet text:level="3" text:bullet-char="•">
        <style:list-level-properties text:space-before="2.54cm"/>
        <style:text-properties fo:font-family="Verdana" style:font-family-generic="swiss" style:font-pitch="variable" fo:color="#6e6e6e" fo:font-size="100%"/>
      </text:list-level-style-bullet>
      <text:list-level-style-bullet text:level="4" text:bullet-char="•">
        <style:list-level-properties text:space-before="3.81cm"/>
        <style:text-properties fo:font-family="Verdana" style:font-family-generic="swiss" style:font-pitch="variable" fo:color="#6e6e6e" fo:font-size="100%"/>
      </text:list-level-style-bullet>
      <text:list-level-style-bullet text:level="5" text:bullet-char="•">
        <style:list-level-properties text:space-before="5.08cm"/>
        <style:text-properties fo:font-family="Verdana" style:font-family-generic="swiss" style:font-pitch="variable" fo:color="#6e6e6e" fo:font-size="100%"/>
      </text:list-level-style-bullet>
      <text:list-level-style-bullet text:level="6" text:bullet-char="•">
        <style:list-level-properties text:space-before="5.08cm"/>
        <style:text-properties fo:font-family="Verdana" style:font-family-generic="swiss" style:font-pitch="variable" fo:color="#6e6e6e" fo:font-size="100%"/>
      </text:list-level-style-bullet>
      <text:list-level-style-bullet text:level="7" text:bullet-char="•">
        <style:list-level-properties text:space-before="5.08cm"/>
        <style:text-properties fo:font-family="Verdana" style:font-family-generic="swiss" style:font-pitch="variable" fo:color="#6e6e6e" fo:font-size="100%"/>
      </text:list-level-style-bullet>
      <text:list-level-style-bullet text:level="8" text:bullet-char="•">
        <style:list-level-properties text:space-before="5.08cm"/>
        <style:text-properties fo:font-family="Verdana" style:font-family-generic="swiss" style:font-pitch="variable" fo:color="#6e6e6e" fo:font-size="100%"/>
      </text:list-level-style-bullet>
      <text:list-level-style-bullet text:level="9" text:bullet-char="•">
        <style:list-level-properties text:space-before="5.08cm"/>
        <style:text-properties fo:font-family="Verdana" style:font-family-generic="swiss" style:font-pitch="variable" fo:color="#6e6e6e" fo:font-size="100%"/>
      </text:list-level-style-bullet>
      <text:list-level-style-bullet text:level="10" text:bullet-char="•">
        <style:list-level-properties text:space-before="5.08cm"/>
        <style:text-properties fo:font-family="Verdana" style:font-family-generic="swiss" style:font-pitch="variable" fo:color="#6e6e6e" fo:font-size="100%"/>
      </text:list-level-style-bullet>
    </text:list-style>
    <text:list-style style:name="ML12">
      <text:list-level-style-number text:level="1" style:num-format="">
        <style:list-level-properties/>
        <style:text-properties fo:color="#f8f8f8" fo:font-size="100%"/>
      </text:list-level-style-number>
      <text:list-level-style-bullet text:level="2" text:bullet-char="•">
        <style:list-level-properties text:space-before="1.27cm"/>
        <style:text-properties fo:font-family="Verdana" style:font-family-generic="swiss" style:font-pitch="variable" fo:color="#6e6e6e" fo:font-size="100%"/>
      </text:list-level-style-bullet>
      <text:list-level-style-bullet text:level="3" text:bullet-char="•">
        <style:list-level-properties text:space-before="2.54cm"/>
        <style:text-properties fo:font-family="Verdana" style:font-family-generic="swiss" style:font-pitch="variable" fo:color="#6e6e6e" fo:font-size="100%"/>
      </text:list-level-style-bullet>
      <text:list-level-style-bullet text:level="4" text:bullet-char="•">
        <style:list-level-properties text:space-before="3.81cm"/>
        <style:text-properties fo:font-family="Verdana" style:font-family-generic="swiss" style:font-pitch="variable" fo:color="#6e6e6e" fo:font-size="100%"/>
      </text:list-level-style-bullet>
      <text:list-level-style-bullet text:level="5" text:bullet-char="•">
        <style:list-level-properties text:space-before="5.08cm"/>
        <style:text-properties fo:font-family="Verdana" style:font-family-generic="swiss" style:font-pitch="variable" fo:color="#6e6e6e" fo:font-size="100%"/>
      </text:list-level-style-bullet>
      <text:list-level-style-bullet text:level="6" text:bullet-char="•">
        <style:list-level-properties text:space-before="5.08cm"/>
        <style:text-properties fo:font-family="Verdana" style:font-family-generic="swiss" style:font-pitch="variable" fo:color="#6e6e6e" fo:font-size="100%"/>
      </text:list-level-style-bullet>
      <text:list-level-style-bullet text:level="7" text:bullet-char="•">
        <style:list-level-properties text:space-before="5.08cm"/>
        <style:text-properties fo:font-family="Verdana" style:font-family-generic="swiss" style:font-pitch="variable" fo:color="#6e6e6e" fo:font-size="100%"/>
      </text:list-level-style-bullet>
      <text:list-level-style-bullet text:level="8" text:bullet-char="•">
        <style:list-level-properties text:space-before="5.08cm"/>
        <style:text-properties fo:font-family="Verdana" style:font-family-generic="swiss" style:font-pitch="variable" fo:color="#6e6e6e" fo:font-size="100%"/>
      </text:list-level-style-bullet>
      <text:list-level-style-bullet text:level="9" text:bullet-char="•">
        <style:list-level-properties text:space-before="5.08cm"/>
        <style:text-properties fo:font-family="Verdana" style:font-family-generic="swiss" style:font-pitch="variable" fo:color="#6e6e6e" fo:font-size="100%"/>
      </text:list-level-style-bullet>
      <text:list-level-style-bullet text:level="10" text:bullet-char="•">
        <style:list-level-properties text:space-before="5.08cm"/>
        <style:text-properties fo:font-family="Verdana" style:font-family-generic="swiss" style:font-pitch="variable" fo:color="#6e6e6e" fo:font-size="100%"/>
      </text:list-level-style-bullet>
    </text:list-style>
    <text:list-style style:name="ML1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Verdana" style:font-family-generic="swiss" style:font-pitch="variable" fo:color="#6e6e6e" fo:font-size="100%"/>
      </text:list-level-style-bullet>
      <text:list-level-style-bullet text:level="3" text:bullet-char="•">
        <style:list-level-properties text:space-before="2.54cm"/>
        <style:text-properties fo:font-family="Verdana" style:font-family-generic="swiss" style:font-pitch="variable" fo:color="#6e6e6e" fo:font-size="100%"/>
      </text:list-level-style-bullet>
      <text:list-level-style-bullet text:level="4" text:bullet-char="•">
        <style:list-level-properties text:space-before="3.81cm"/>
        <style:text-properties fo:font-family="Verdana" style:font-family-generic="swiss" style:font-pitch="variable" fo:color="#6e6e6e" fo:font-size="100%"/>
      </text:list-level-style-bullet>
      <text:list-level-style-bullet text:level="5" text:bullet-char="•">
        <style:list-level-properties text:space-before="5.08cm"/>
        <style:text-properties fo:font-family="Verdana" style:font-family-generic="swiss" style:font-pitch="variable" fo:color="#6e6e6e" fo:font-size="100%"/>
      </text:list-level-style-bullet>
      <text:list-level-style-bullet text:level="6" text:bullet-char="•">
        <style:list-level-properties text:space-before="5.08cm"/>
        <style:text-properties fo:font-family="Verdana" style:font-family-generic="swiss" style:font-pitch="variable" fo:color="#6e6e6e" fo:font-size="100%"/>
      </text:list-level-style-bullet>
      <text:list-level-style-bullet text:level="7" text:bullet-char="•">
        <style:list-level-properties text:space-before="5.08cm"/>
        <style:text-properties fo:font-family="Verdana" style:font-family-generic="swiss" style:font-pitch="variable" fo:color="#6e6e6e" fo:font-size="100%"/>
      </text:list-level-style-bullet>
      <text:list-level-style-bullet text:level="8" text:bullet-char="•">
        <style:list-level-properties text:space-before="5.08cm"/>
        <style:text-properties fo:font-family="Verdana" style:font-family-generic="swiss" style:font-pitch="variable" fo:color="#6e6e6e" fo:font-size="100%"/>
      </text:list-level-style-bullet>
      <text:list-level-style-bullet text:level="9" text:bullet-char="•">
        <style:list-level-properties text:space-before="5.08cm"/>
        <style:text-properties fo:font-family="Verdana" style:font-family-generic="swiss" style:font-pitch="variable" fo:color="#6e6e6e" fo:font-size="100%"/>
      </text:list-level-style-bullet>
      <text:list-level-style-bullet text:level="10" text:bullet-char="•">
        <style:list-level-properties text:space-before="5.08cm"/>
        <style:text-properties fo:font-family="Verdana" style:font-family-generic="swiss" style:font-pitch="variable" fo:color="#6e6e6e"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custom-shape draw:name="CustomShape 1" draw:style-name="Mgr3" draw:text-style-name="MP5" draw:layer="backgroundobjects" svg:width="25.396cm" svg:height="0.63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7" draw:layer="backgroundobjects" svg:width="1.696cm" svg:height="0.755cm" svg:x="23.876cm" svg:y="-0.075cm">
        <text:p text:style-name="MP6"><text:span text:style-name="MT2">DIK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5" draw:text-style-name="MP7" draw:layer="backgroundobjects" svg:width="1.897cm" svg:height="0.741cm" svg:x="24.015cm" svg:y="18.3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8" draw:style-name="Mgr6" draw:text-style-name="MP8"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7" draw:text-style-name="MP10" draw:layer="backgroundobjects" svg:width="3.637cm" svg:height="0.758cm" svg:x="21.938cm" svg:y="-0.075cm">
        <text:p text:style-name="MP9"><text:span text:style-name="MT4">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8" draw:text-style-name="MP10" draw:layer="backgroundobjects" svg:width="1.9cm" svg:height="0.674cm" svg:x="24.015cm" svg:y="18.366cm">
        <text:p text:style-name="MP9"><text:span text:style-name="M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9" draw:text-style-name="MP10" draw:layer="backgroundobjects" svg:width="12.682cm" svg:height="0.674cm" svg:x="0.071cm" svg:y="18.415cm">
        <text:p text:style-name="MP9"><text:span text:style-name="MT6">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 draw:text-style-name="MP12" draw:layer="backgroundobjects" svg:width="21.088cm" svg:height="2.116cm" svg:x="0.992cm" svg:y="1.21cm" presentation:class="title" presentation:user-transformed="true">
        <draw:text-box>
          <text:p text:style-name="MP11"><text:span text:style-name="MT7">Click to </text:span><text:span text:style-name="MT7">edit </text:span><text:span text:style-name="MT7">Master </text:span><text:span text:style-name="MT7">title </text:span><text:span text:style-name="MT7">style</text:span></text:p>
        </draw:text-box>
      </draw:frame>
      <draw:frame draw:name="Content Placeholder 2" presentation:style-name="Mpr4" draw:text-style-name="MP15" draw:layer="backgroundobjects" svg:width="21.933cm" svg:height="13.81cm" svg:x="1.102cm" svg:y="3.784cm" presentation:class="outline" presentation:user-transformed="true">
        <draw:text-box>
          <text:list text:style-name="ML5">
            <text:list-item>
              <text:p text:style-name="MP13"><text:span text:style-name="MT8">Click to edit Master text styles</text:span></text:p>
              <text:list>
                <text:list-item>
                  <text:p text:style-name="MP14"><text:span text:style-name="MT9">Second level</text:span></text:p>
                  <text:list>
                    <text:list-item>
                      <text:p text:style-name="MP14"><text:span text:style-name="MT9">Third level</text:span></text:p>
                      <text:list>
                        <text:list-item>
                          <text:p text:style-name="MP14"><text:span text:style-name="MT9">Fourth level</text:span></text:p>
                          <text:list>
                            <text:list-item>
                              <text:p text:style-name="MP14"><text:span text:style-name="MT9">Fifth level</text:span></text:p>
                            </text:list-item>
                          </text:list>
                        </text:list-item>
                      </text:list>
                    </text:list-item>
                  </text:list>
                </text:list-item>
              </text:list>
            </text:list-item>
          </text:list>
        </draw:text-box>
      </draw:frame>
      <presentation:notes style:page-layout-name="PM2">
        <office:forms form:automatic-focus="false" form:apply-design-mode="false"/>
        <draw:page-thumbnail presentation:style-name="Title_20_and_20_Content-title" draw:layer="backgroundobjects" svg:width="13.313cm" svg:height="9.985cm" svg:x="3.485cm" svg:y="2.023cm" presentation:class="page"/>
        <draw:frame presentation:style-name="Title_20_and_20_Content-notes" draw:layer="backgroundobjects" svg:width="16.227cm" svg:height="11.982cm" svg:x="2.028cm" svg:y="12.649cm" presentation:class="notes" presentation:placeholder="true">
          <draw:text-box/>
        </draw:frame>
        <draw:frame presentation:style-name="Mpr5" draw:text-style-name="MP2" draw:layer="backgroundobjects" svg:width="8.802cm" svg:height="1.33cm" svg:x="0cm" svg:y="0cm" presentation:class="header">
          <draw:text-box>
            <text:p text:style-name="MP1"><text:span text:style-name="MT1"><presentation:header/></text:span></text:p>
          </draw:text-box>
        </draw:frame>
        <draw:frame presentation:style-name="Mpr5" draw:text-style-name="MP4" draw:layer="backgroundobjects" svg:width="8.802cm" svg:height="1.33cm" svg:x="11.482cm" svg:y="0cm" presentation:class="date-time">
          <draw:text-box>
            <text:p text:style-name="MP3"><text:span text:style-name="MT1"><presentation:date-time/></text:span></text:p>
          </draw:text-box>
        </draw:frame>
        <draw:frame presentation:style-name="Mpr6" draw:text-style-name="MP2" draw:layer="backgroundobjects" svg:width="8.802cm" svg:height="1.33cm" svg:x="0cm" svg:y="25.299cm" presentation:class="footer">
          <draw:text-box>
            <text:p text:style-name="MP1"><text:span text:style-name="MT1"><presentation:footer/></text:span></text:p>
          </draw:text-box>
        </draw:frame>
        <draw:frame presentation:style-name="Mpr6"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Rectangle 8" draw:style-name="Mgr6" draw:text-style-name="MP8"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10" draw:text-style-name="MP10" draw:layer="backgroundobjects" svg:width="3.637cm" svg:height="0.758cm" svg:x="21.938cm" svg:y="-0.075cm">
        <text:p text:style-name="MP9"><text:span text:style-name="MT4">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11" draw:text-style-name="MP10" draw:layer="backgroundobjects" svg:width="1.9cm" svg:height="0.674cm" svg:x="24.015cm" svg:y="18.366cm">
        <text:p text:style-name="MP9"><text:span text:style-name="M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12" draw:text-style-name="MP10" draw:layer="backgroundobjects" svg:width="12.682cm" svg:height="0.674cm" svg:x="0.071cm" svg:y="18.415cm">
        <text:p text:style-name="MP9"><text:span text:style-name="MT6">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2" draw:layer="backgroundobjects" svg:width="21.086cm" svg:height="2.116cm" svg:x="1.039cm" svg:y="1.031cm" presentation:class="title" presentation:user-transformed="true">
        <draw:text-box>
          <text:p text:style-name="MP11"><text:span text:style-name="MT7">Click to </text:span><text:span text:style-name="MT7">edit </text:span><text:span text:style-name="MT7">Master </text:span><text:span text:style-name="MT7">title </text:span><text:span text:style-name="MT7">style</text:span></text:p>
        </draw:text-box>
      </draw:frame>
      <draw:frame draw:name="Content Placeholder 2" presentation:style-name="Mpr8" draw:text-style-name="MP18" draw:layer="backgroundobjects" svg:width="10.754cm" svg:height="13.81cm" svg:x="1.773cm" svg:y="3.784cm" presentation:class="outline" presentation:user-transformed="true">
        <draw:text-box>
          <text:list text:style-name="ML5">
            <text:list-item>
              <text:p text:style-name="MP16"><text:span text:style-name="MT10">Click to edit Master text styles</text:span></text:p>
              <text:list>
                <text:list-item>
                  <text:p text:style-name="MP13"><text:span text:style-name="MT11">Second level</text:span></text:p>
                  <text:list>
                    <text:list-item>
                      <text:p text:style-name="MP14"><text:span text:style-name="MT9">Third level</text:span></text:p>
                      <text:list>
                        <text:list-item>
                          <text:p text:style-name="MP17"><text:span text:style-name="MT12">Fourth level</text:span></text:p>
                          <text:list>
                            <text:list-item>
                              <text:p text:style-name="MP17"><text:span text:style-name="MT12">Fifth level</text:span></text:p>
                            </text:list-item>
                          </text:list>
                        </text:list-item>
                      </text:list>
                    </text:list-item>
                  </text:list>
                </text:list-item>
              </text:list>
            </text:list-item>
          </text:list>
        </draw:text-box>
      </draw:frame>
      <draw:frame draw:name="Content Placeholder 3" presentation:style-name="Mpr8" draw:text-style-name="MP18" draw:layer="backgroundobjects" svg:width="10.754cm" svg:height="13.81cm" svg:x="12.951cm" svg:y="3.784cm" presentation:class="outline" presentation:user-transformed="true">
        <draw:text-box>
          <text:list text:style-name="ML6">
            <text:list-item>
              <text:p text:style-name="MP16"><text:span text:style-name="MT10">Click to edit Master text styles</text:span></text:p>
            </text:list-item>
          </text:list>
          <text:list text:style-name="ML7">
            <text:list-item>
              <text:list>
                <text:list-item>
                  <text:p text:style-name="MP13"><text:span text:style-name="MT11">Second level</text:span></text:p>
                </text:list-item>
              </text:list>
            </text:list-item>
          </text:list>
          <text:list text:style-name="ML8">
            <text:list-item>
              <text:list>
                <text:list-item>
                  <text:list>
                    <text:list-item>
                      <text:p text:style-name="MP14"><text:span text:style-name="MT9">Third level</text:span></text:p>
                    </text:list-item>
                  </text:list>
                </text:list-item>
              </text:list>
            </text:list-item>
          </text:list>
          <text:list text:style-name="ML9">
            <text:list-item>
              <text:list>
                <text:list-item>
                  <text:list>
                    <text:list-item>
                      <text:list>
                        <text:list-item>
                          <text:p text:style-name="MP17"><text:span text:style-name="MT12">Fourth level</text:span></text:p>
                        </text:list-item>
                      </text:list>
                    </text:list-item>
                  </text:list>
                </text:list-item>
              </text:list>
            </text:list-item>
          </text:list>
          <text:list text:style-name="ML10">
            <text:list-item>
              <text:list>
                <text:list-item>
                  <text:list>
                    <text:list-item>
                      <text:list>
                        <text:list-item>
                          <text:list>
                            <text:list-item>
                              <text:p text:style-name="MP17"><text:span text:style-name="MT12">Fifth level</text:span></text:p>
                            </text:list-item>
                          </text:list>
                        </text:list-item>
                      </text:list>
                    </text:list-item>
                  </text:list>
                </text:list-item>
              </text:list>
            </text:list-item>
          </text:list>
        </draw:text-box>
      </draw:frame>
      <presentation:notes style:page-layout-name="PM2">
        <draw:page-thumbnail presentation:style-name="Two_20_Content-title" draw:layer="backgroundobjects" svg:width="13.313cm" svg:height="9.985cm" svg:x="3.485cm" svg:y="2.023cm" presentation:class="page"/>
        <draw:frame presentation:style-name="Two_20_Content-notes" draw:layer="backgroundobjects" svg:width="16.227cm" svg:height="11.982cm" svg:x="2.028cm" svg:y="12.649cm" presentation:class="notes" presentation:placeholder="true">
          <draw:text-box/>
        </draw:frame>
        <draw:frame presentation:style-name="Mpr9" draw:text-style-name="MP2" draw:layer="backgroundobjects" svg:width="8.802cm" svg:height="1.33cm" svg:x="0cm" svg:y="0cm" presentation:class="header">
          <draw:text-box>
            <text:p text:style-name="MP1"><text:span text:style-name="MT1"><presentation:header/></text:span></text:p>
          </draw:text-box>
        </draw:frame>
        <draw:frame presentation:style-name="Mpr9" draw:text-style-name="MP4" draw:layer="backgroundobjects" svg:width="8.802cm" svg:height="1.33cm" svg:x="11.482cm" svg:y="0cm" presentation:class="date-time">
          <draw:text-box>
            <text:p text:style-name="MP3"><text:span text:style-name="MT1"><presentation:date-time/></text:span></text:p>
          </draw:text-box>
        </draw:frame>
        <draw:frame presentation:style-name="Mpr10" draw:text-style-name="MP2" draw:layer="backgroundobjects" svg:width="8.802cm" svg:height="1.33cm" svg:x="0cm" svg:y="25.299cm" presentation:class="footer">
          <draw:text-box>
            <text:p text:style-name="MP1"><text:span text:style-name="MT1"><presentation:footer/></text:span></text:p>
          </draw:text-box>
        </draw:frame>
        <draw:frame presentation:style-name="Mpr10"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Rectangle 8" draw:style-name="Mgr6" draw:text-style-name="MP8"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13" draw:text-style-name="MP10" draw:layer="backgroundobjects" svg:width="3.637cm" svg:height="0.758cm" svg:x="21.938cm" svg:y="-0.075cm">
        <text:p text:style-name="MP9"><text:span text:style-name="MT4">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14" draw:text-style-name="MP10" draw:layer="backgroundobjects" svg:width="1.9cm" svg:height="0.674cm" svg:x="24.015cm" svg:y="18.366cm">
        <text:p text:style-name="MP9"><text:span text:style-name="M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15" draw:text-style-name="MP10" draw:layer="backgroundobjects" svg:width="12.682cm" svg:height="0.674cm" svg:x="0.071cm" svg:y="18.415cm">
        <text:p text:style-name="MP9"><text:span text:style-name="MT6">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1.086cm" svg:height="2.116cm" svg:x="0.994cm" svg:y="1.236cm" presentation:class="title" presentation:user-transformed="true">
        <draw:text-box>
          <text:p text:style-name="MP11"><text:span text:style-name="MT7">Click to </text:span><text:span text:style-name="MT7">edit </text:span><text:span text:style-name="MT7">Master </text:span><text:span text:style-name="MT7">title </text:span><text:span text:style-name="MT7">style</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3.313cm" svg:height="9.985cm" svg:x="3.485cm" svg:y="2.023cm" presentation:class="page"/>
        <draw:frame presentation:style-name="Title_20_Only-notes" draw:layer="backgroundobjects" svg:width="16.227cm" svg:height="11.982cm" svg:x="2.028cm" svg:y="12.649cm" presentation:class="notes" presentation:placeholder="true">
          <draw:text-box/>
        </draw:frame>
        <draw:frame presentation:style-name="Mpr12" draw:text-style-name="MP2" draw:layer="backgroundobjects" svg:width="8.802cm" svg:height="1.33cm" svg:x="0cm" svg:y="0cm" presentation:class="header">
          <draw:text-box>
            <text:p text:style-name="MP1"><text:span text:style-name="MT1"><presentation:header/></text:span></text:p>
          </draw:text-box>
        </draw:frame>
        <draw:frame presentation:style-name="Mpr12" draw:text-style-name="MP4" draw:layer="backgroundobjects" svg:width="8.802cm" svg:height="1.33cm" svg:x="11.482cm" svg:y="0cm" presentation:class="date-time">
          <draw:text-box>
            <text:p text:style-name="MP3"><text:span text:style-name="MT1"><presentation:date-time/></text:span></text:p>
          </draw:text-box>
        </draw:frame>
        <draw:frame presentation:style-name="Mpr13" draw:text-style-name="MP2" draw:layer="backgroundobjects" svg:width="8.802cm" svg:height="1.33cm" svg:x="0cm" svg:y="25.299cm" presentation:class="footer">
          <draw:text-box>
            <text:p text:style-name="MP1"><text:span text:style-name="MT1"><presentation:footer/></text:span></text:p>
          </draw:text-box>
        </draw:frame>
        <draw:frame presentation:style-name="Mpr13"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1">
      <draw:custom-shape draw:name="Rectangle 8" draw:style-name="Mgr6" draw:text-style-name="MP19"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16" draw:text-style-name="MP10" draw:layer="backgroundobjects" svg:width="3.637cm" svg:height="0.758cm" svg:x="21.938cm" svg:y="-0.075cm">
        <text:p text:style-name="MP9"><text:span text:style-name="MT13">C</text:span><text:span text:style-name="MT13">a</text:span><text:span text:style-name="MT13">r</text:span><text:span text:style-name="MT13">n</text:span><text:span text:style-name="MT13">e</text:span><text:span text:style-name="MT13">g</text:span><text:span text:style-name="MT13">i</text:span><text:span text:style-name="MT13">e</text:span><text:span text:style-name="MT13"> </text:span><text:span text:style-name="MT13">M</text:span><text:span text:style-name="MT13">e</text:span><text:span text:style-name="MT13">l</text:span><text:span text:style-name="MT13">l</text:span><text:span text:style-name="MT13">o</text:span><text:span text:style-name="MT13">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17" draw:text-style-name="MP10" draw:layer="backgroundobjects" svg:width="1.9cm" svg:height="0.674cm" svg:x="24.015cm" svg:y="18.366cm">
        <text:p text:style-name="MP9"><text:span text:style-name="M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17" draw:text-style-name="MP10" draw:layer="backgroundobjects" svg:width="12.682cm" svg:height="0.674cm" svg:x="0.072cm" svg:y="18.415cm">
        <text:p text:style-name="MP9"><text:span text:style-name="MT15">Bryant and </text:span><text:span text:style-name="MT15">O’Hallaron, </text:span><text:span text:style-name="MT15">Computer </text:span><text:span text:style-name="MT15">Systems: A </text:span><text:span text:style-name="MT15">Programmer’s </text:span><text:span text:style-name="MT15">Perspective, </text:span><text:span text:style-name="MT15">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4" draw:text-style-name="MP12" draw:layer="backgroundobjects" svg:width="21.088cm" svg:height="2.116cm" svg:x="0.992cm" svg:y="1.21cm" presentation:class="title" presentation:user-transformed="true">
        <draw:text-box>
          <text:p text:style-name="MP20"><text:span text:style-name="MT16">Click to </text:span><text:span text:style-name="MT16">edit </text:span><text:span text:style-name="MT16">Master </text:span><text:span text:style-name="MT16">title </text:span><text:span text:style-name="MT16">style</text:span></text:p>
        </draw:text-box>
      </draw:frame>
      <draw:frame draw:name="Content Placeholder 2" presentation:style-name="Mpr15" draw:text-style-name="MP15" draw:layer="backgroundobjects" svg:width="21.933cm" svg:height="13.81cm" svg:x="1.102cm" svg:y="3.784cm" presentation:class="outline" presentation:user-transformed="true">
        <draw:text-box>
          <text:list text:style-name="ML5">
            <text:list-item>
              <text:p text:style-name="MP21"><text:span text:style-name="MT17">Click to edit the outline text format</text:span></text:p>
              <text:list>
                <text:list-item>
                  <text:p text:style-name="MP21"><text:span text:style-name="MT17">Second Outline Level</text:span></text:p>
                  <text:list>
                    <text:list-item>
                      <text:p text:style-name="MP21"><text:span text:style-name="MT17">Third Outline Level</text:span></text:p>
                      <text:list>
                        <text:list-item>
                          <text:p text:style-name="MP21"><text:span text:style-name="MT17">Fourth Outline Level</text:span></text:p>
                          <text:list>
                            <text:list-item>
                              <text:p text:style-name="MP21"><text:span text:style-name="MT17">Fifth Outline Level</text:span></text:p>
                              <text:list>
                                <text:list-item>
                                  <text:p text:style-name="MP21"><text:span text:style-name="MT17">Sixth Outline Level</text:span></text:p>
                                  <text:list>
                                    <text:list-item>
                                      <text:p text:style-name="MP22"><text:span text:style-name="MT17">Seventh Outline LevelClick to edit </text:span><text:span text:style-name="MT17">Master text styles</text:span></text:p>
                                      <text:list>
                                        <text:list-item>
                                          <text:p text:style-name="MP22"><text:span text:style-name="MT18">Second level</text:span></text:p>
                                          <text:list>
                                            <text:list-item>
                                              <text:p text:style-name="MP22"><text:span text:style-name="MT18">Third level</text:span></text:p>
                                              <text:list>
                                                <text:list-item>
                                                  <text:p text:style-name="MP14"><text:span text:style-name="MT18">Fourth level</text:span></text:p>
                                                </text:list-item>
                                                <text:list-item>
                                                  <text:p text:style-name="MP14"><text:span text:style-name="MT18">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itle_20_and_20_Content_5f_-title" draw:layer="backgroundobjects" svg:width="13.313cm" svg:height="9.985cm" svg:x="3.485cm" svg:y="2.023cm" presentation:class="page"/>
        <draw:frame presentation:style-name="Title_20_and_20_Content_5f_-notes" draw:layer="backgroundobjects" svg:width="16.227cm" svg:height="11.982cm" svg:x="2.028cm" svg:y="12.649cm" presentation:class="notes" presentation:placeholder="true">
          <draw:text-box/>
        </draw:frame>
        <draw:frame presentation:style-name="Mpr16" draw:text-style-name="MP2" draw:layer="backgroundobjects" svg:width="8.802cm" svg:height="1.33cm" svg:x="0cm" svg:y="0cm" presentation:class="header">
          <draw:text-box>
            <text:p text:style-name="MP1"><text:span text:style-name="MT1"><presentation:header/></text:span></text:p>
          </draw:text-box>
        </draw:frame>
        <draw:frame presentation:style-name="Mpr16" draw:text-style-name="MP4" draw:layer="backgroundobjects" svg:width="8.802cm" svg:height="1.33cm" svg:x="11.482cm" svg:y="0cm" presentation:class="date-time">
          <draw:text-box>
            <text:p text:style-name="MP3"><text:span text:style-name="MT1"><presentation:date-time/></text:span></text:p>
          </draw:text-box>
        </draw:frame>
        <draw:frame presentation:style-name="Mpr17" draw:text-style-name="MP2" draw:layer="backgroundobjects" svg:width="8.802cm" svg:height="1.33cm" svg:x="0cm" svg:y="25.299cm" presentation:class="footer">
          <draw:text-box>
            <text:p text:style-name="MP1"><text:span text:style-name="MT1"><presentation:footer/></text:span></text:p>
          </draw:text-box>
        </draw:frame>
        <draw:frame presentation:style-name="Mpr17"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2" style:page-layout-name="PM1" draw:style-name="Mdp1">
      <office:forms form:automatic-focus="false" form:apply-design-mode="false"/>
      <draw:frame draw:name="Picture 24" draw:style-name="Mgr18" draw:text-style-name="MP23"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19" draw:text-style-name="MP23" draw:layer="backgroundobjects" svg:x1="25.425cm" svg:y1="18.596cm" svg:x2="0.012cm" svg:y2="18.596cm">
        <text:p/>
      </draw:line>
      <draw:frame draw:name="Picture 40" draw:style-name="Mgr20" draw:text-style-name="MP23"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20" draw:text-style-name="MP23"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21" draw:text-style-name="MP25" draw:layer="backgroundobjects" svg:width="3.603cm" svg:height="6.046cm" svg:x="-3.903cm" svg:y="4.097cm">
        <text:list text:style-name="ML11">
          <text:list-header>
            <text:p text:style-name="MP24"><text:span text:style-name="MT19">T</text:span><text:span text:style-name="MT19">e</text:span><text:span text:style-name="MT19">k</text:span><text:span text:style-name="MT19">s</text:span><text:span text:style-name="MT19">t</text:span><text:span text:style-name="MT19"> </text:span><text:span text:style-name="MT19">s</text:span><text:span text:style-name="MT19">t</text:span><text:span text:style-name="MT19">a</text:span><text:span text:style-name="MT19">r</text:span><text:span text:style-name="MT19">t</text:span><text:span text:style-name="MT19">e</text:span><text:span text:style-name="MT19">r</text:span><text:span text:style-name="MT19"> </text:span><text:span text:style-name="MT19">u</text:span><text:span text:style-name="MT19">d</text:span><text:span text:style-name="MT19">e</text:span><text:span text:style-name="MT19">n</text:span><text:span text:style-name="MT19"> </text:span><text:span text:style-name="MT19">p</text:span><text:span text:style-name="MT19">u</text:span><text:span text:style-name="MT19">n</text:span><text:span text:style-name="MT19">k</text:span><text:span text:style-name="MT19">t</text:span><text:span text:style-name="MT19">o</text:span><text:span text:style-name="MT19">p</text:span><text:span text:style-name="MT19">s</text:span><text:span text:style-name="MT19">t</text:span><text:span text:style-name="MT19">i</text:span><text:span text:style-name="MT19">l</text:span><text:span text:style-name="MT19">l</text:span><text:span text:style-name="MT19">i</text:span><text:span text:style-name="MT19">n</text:span><text:span text:style-name="MT19">g</text:span><text:span text:style-name="MT19"><text:line-break/></text:span><text:span text:style-name="MT19"/></text:p>
            <text:p text:style-name="MP24"><text:span text:style-name="MT19">F</text:span><text:span text:style-name="MT19">o</text:span><text:span text:style-name="MT19">r</text:span><text:span text:style-name="MT19"> </text:span><text:span text:style-name="MT19">a</text:span><text:span text:style-name="MT19">t</text:span><text:span text:style-name="MT19"> </text:span><text:span text:style-name="MT19">f</text:span><text:span text:style-name="MT19">å</text:span><text:span text:style-name="MT19"> </text:span><text:span text:style-name="MT19">p</text:span><text:span text:style-name="MT19">u</text:span><text:span text:style-name="MT19">n</text:span><text:span text:style-name="MT19">k</text:span><text:span text:style-name="MT19">t</text:span><text:span text:style-name="MT19">-</text:span><text:span text:style-name="MT19">o</text:span><text:span text:style-name="MT19">p</text:span><text:span text:style-name="MT19">s</text:span><text:span text:style-name="MT19">t</text:span><text:span text:style-name="MT19">i</text:span><text:span text:style-name="MT19">l</text:span><text:span text:style-name="MT19">l</text:span><text:span text:style-name="MT19">i</text:span><text:span text:style-name="MT19">n</text:span><text:span text:style-name="MT19">g</text:span><text:span text:style-name="MT19"> </text:span><text:span text:style-name="MT19">p</text:span><text:span text:style-name="MT19">å</text:span><text:span text:style-name="MT19"> </text:span><text:span text:style-name="MT19">t</text:span><text:span text:style-name="MT19">e</text:span><text:span text:style-name="MT19">k</text:span><text:span text:style-name="MT19">s</text:span><text:span text:style-name="MT19">t</text:span><text:span text:style-name="MT19">e</text:span><text:span text:style-name="MT19">n</text:span><text:span text:style-name="MT19">,</text:span><text:span text:style-name="MT19"> </text:span><text:span text:style-name="MT19">b</text:span><text:span text:style-name="MT19">r</text:span><text:span text:style-name="MT19">u</text:span><text:span text:style-name="MT19">g</text:span><text:span text:style-name="MT19"> </text:span><text:span text:style-name="MT19">f</text:span><text:span text:style-name="MT19">o</text:span><text:span text:style-name="MT19">r</text:span><text:span text:style-name="MT19">ø</text:span><text:span text:style-name="MT19">g</text:span><text:span text:style-name="MT19"> </text:span><text:span text:style-name="MT19">i</text:span><text:span text:style-name="MT19">n</text:span><text:span text:style-name="MT19">d</text:span><text:span text:style-name="MT19">r</text:span><text:span text:style-name="MT19">y</text:span><text:span text:style-name="MT19">k</text:span><text:span text:style-name="MT19">n</text:span><text:span text:style-name="MT19">i</text:span><text:span text:style-name="MT19">n</text:span><text:span text:style-name="MT19">g</text:span></text:p>
            <text:p text:style-name="MP24"><text:span text:style-name="MT19"/></text:p>
            <text:p text:style-name="MP24"><text:span text:style-name="MT19"/></text:p>
            <text:p text:style-name="MP24"><text:span text:style-name="MT19">F</text:span><text:span text:style-name="MT19">o</text:span><text:span text:style-name="MT19">r</text:span><text:span text:style-name="MT19"> </text:span><text:span text:style-name="MT19">a</text:span><text:span text:style-name="MT19">t</text:span><text:span text:style-name="MT19"> </text:span><text:span text:style-name="MT19">f</text:span><text:span text:style-name="MT19">å</text:span><text:span text:style-name="MT19"> </text:span><text:span text:style-name="MT19">v</text:span><text:span text:style-name="MT19">e</text:span><text:span text:style-name="MT19">n</text:span><text:span text:style-name="MT19">s</text:span><text:span text:style-name="MT19">t</text:span><text:span text:style-name="MT19">r</text:span><text:span text:style-name="MT19">e</text:span><text:span text:style-name="MT19">-</text:span><text:span text:style-name="MT19">s</text:span><text:span text:style-name="MT19">t</text:span><text:span text:style-name="MT19">i</text:span><text:span text:style-name="MT19">l</text:span><text:span text:style-name="MT19">l</text:span><text:span text:style-name="MT19">e</text:span><text:span text:style-name="MT19">t</text:span><text:span text:style-name="MT19"> </text:span><text:span text:style-name="MT19">t</text:span><text:span text:style-name="MT19">e</text:span><text:span text:style-name="MT19">k</text:span><text:span text:style-name="MT19">s</text:span><text:span text:style-name="MT19">t</text:span><text:span text:style-name="MT19"> </text:span><text:span text:style-name="MT19">u</text:span><text:span text:style-name="MT19">d</text:span><text:span text:style-name="MT19">e</text:span><text:span text:style-name="MT19">n</text:span><text:span text:style-name="MT19"> </text:span><text:span text:style-name="MT19">p</text:span><text:span text:style-name="MT19">u</text:span><text:span text:style-name="MT19">n</text:span><text:span text:style-name="MT19">k</text:span><text:span text:style-name="MT19">t</text:span><text:span text:style-name="MT19">o</text:span><text:span text:style-name="MT19">p</text:span><text:span text:style-name="MT19">s</text:span><text:span text:style-name="MT19">t</text:span><text:span text:style-name="MT19">i</text:span><text:span text:style-name="MT19">l</text:span><text:span text:style-name="MT19">l</text:span><text:span text:style-name="MT19">i</text:span><text:span text:style-name="MT19">n</text:span><text:span text:style-name="MT19">g</text:span><text:span text:style-name="MT19">,</text:span><text:span text:style-name="MT19"> </text:span><text:span text:style-name="MT19">b</text:span><text:span text:style-name="MT19">r</text:span><text:span text:style-name="MT19">u</text:span><text:span text:style-name="MT19">g</text:span><text:span text:style-name="MT19"> </text:span><text:span text:style-name="MT19">f</text:span><text:span text:style-name="MT19">o</text:span><text:span text:style-name="MT19">r</text:span><text:span text:style-name="MT19">m</text:span><text:span text:style-name="MT19">i</text:span><text:span text:style-name="MT19">n</text:span><text:span text:style-name="MT19">d</text:span><text:span text:style-name="MT19">s</text:span><text:span text:style-name="MT19">k</text:span><text:span text:style-name="MT19"> </text:span><text:span text:style-name="MT19">i</text:span><text:span text:style-name="MT19">n</text:span><text:span text:style-name="MT19">d</text:span><text:span text:style-name="MT19">r</text:span><text:span text:style-name="MT19">y</text:span><text:span text:style-name="MT19">k</text:span><text:span text:style-name="MT19">n</text:span><text:span text:style-name="MT19">i</text:span><text:span text:style-name="MT19">n</text:span><text:span text:style-name="MT19">g</text:span></text:p>
          </text:list-header>
        </text:list>
        <draw:enhanced-geometry svg:viewBox="0 0 21600 21600" draw:type="mso-spt202" draw:enhanced-path="M 0 0 L 21600 0 21600 21600 0 21600 0 0 Z N"/>
      </draw:custom-shape>
      <draw:line draw:name="Line 45" draw:style-name="Mgr22" draw:text-style-name="MP23" draw:layer="backgroundobjects" svg:x1="-3.903cm" svg:y1="3.925cm" svg:x2="-0.3cm" svg:y2="3.925cm">
        <text:p/>
      </draw:line>
      <draw:custom-shape draw:name="Text Box 46" draw:style-name="Mgr23" draw:text-style-name="MP25" draw:layer="backgroundobjects" svg:width="3.603cm" svg:height="0.466cm" svg:x="-3.903cm" svg:y="2.297cm">
        <text:list text:style-name="ML11">
          <text:list-header>
            <text:p text:style-name="MP24"><text:span text:style-name="MT20">Overskrift </text:span><text:span text:style-name="MT20">her</text:span></text:p>
          </text:list-header>
        </text:list>
        <draw:enhanced-geometry svg:viewBox="0 0 21600 21600" draw:type="mso-spt202" draw:enhanced-path="M 0 0 L 21600 0 21600 21600 0 21600 0 0 Z N"/>
      </draw:custom-shape>
      <draw:line draw:name="Line 47" draw:style-name="Mgr22" draw:text-style-name="MP23" draw:layer="backgroundobjects" svg:x1="-3.903cm" svg:y1="2.125cm" svg:x2="-0.3cm" svg:y2="2.125cm">
        <text:p/>
      </draw:line>
      <draw:frame draw:name="Picture 51" draw:style-name="Mgr20" draw:text-style-name="MP23" draw:layer="backgroundobjects" svg:width="1.403cm" svg:height="0.715cm" svg:x="-3.903cm" svg:y="10.764cm">
        <draw:image xlink:href="Pictures/10000000000000350000001B8B63D0EC5E7295E4.png" xlink:type="simple" xlink:show="embed" xlink:actuate="onLoad" draw:mime-type="image/png">
          <text:p/>
        </draw:image>
      </draw:frame>
      <draw:line draw:name="Line 54" draw:style-name="Mgr24" draw:text-style-name="MP23" draw:layer="backgroundobjects" svg:x1="-3.528cm" svg:y1="12.165cm" svg:x2="-3.528cm" svg:y2="11.566cm">
        <text:p/>
      </draw:line>
      <draw:line draw:name="Line 57" draw:style-name="Mgr25" draw:text-style-name="MP23" draw:layer="backgroundobjects" svg:x1="-3.1cm" svg:y1="10.764cm" svg:x2="-2.5cm" svg:y2="11.567cm">
        <text:p/>
      </draw:line>
      <draw:line draw:name="Line 58" draw:style-name="Mgr25" draw:text-style-name="MP23" draw:layer="backgroundobjects" svg:x1="-2.5cm" svg:y1="10.764cm" svg:x2="-3.1cm" svg:y2="11.567cm">
        <text:p/>
      </draw:line>
      <draw:line draw:name="Line 59" draw:style-name="Mgr25" draw:text-style-name="MP23" draw:layer="backgroundobjects" svg:x1="-3.903cm" svg:y1="7.444cm" svg:x2="-3.303cm" svg:y2="8.246cm">
        <text:p/>
      </draw:line>
      <draw:line draw:name="Line 60" draw:style-name="Mgr25" draw:text-style-name="MP23" draw:layer="backgroundobjects" svg:x1="-3.303cm" svg:y1="7.444cm" svg:x2="-3.903cm" svg:y2="8.246cm">
        <text:p/>
      </draw:line>
      <draw:line draw:name="Line 61" draw:style-name="Mgr24" draw:text-style-name="MP23" draw:layer="backgroundobjects" svg:x1="-1.902cm" svg:y1="7.779cm" svg:x2="-2.501cm" svg:y2="7.779cm">
        <text:p/>
      </draw:line>
      <draw:line draw:name="Line 65" draw:style-name="Mgr22" draw:text-style-name="MP23" draw:layer="backgroundobjects" svg:x1="-3.903cm" svg:y1="12.991cm" svg:x2="-0.3cm" svg:y2="12.991cm">
        <text:p/>
      </draw:line>
      <draw:custom-shape draw:name="Text Box 48" draw:style-name="Mgr26" draw:text-style-name="MP25" draw:layer="backgroundobjects" svg:width="3.903cm" svg:height="5.116cm" svg:x="-3.903cm" svg:y="13.119cm">
        <text:list text:style-name="ML11">
          <text:list-header>
            <text:p text:style-name="MP24"><text:span text:style-name="MT20">For at </text:span><text:span text:style-name="MT20">ændre </text:span><text:span text:style-name="MT21">”</text:span><text:span text:style-name="MT20">Enhede</text:span><text:span text:style-name="MT20">ns navn</text:span><text:span text:style-name="MT21">”</text:span><text:span text:style-name="MT20"> </text:span><text:span text:style-name="MT20">og </text:span><text:span text:style-name="MT21">”</text:span><text:span text:style-name="MT20">Sted </text:span><text:span text:style-name="MT20">og dato</text:span><text:span text:style-name="MT21">”</text:span><text:span text:style-name="MT20">:</text:span></text:p>
            <text:p text:style-name="MP24"><text:span text:style-name="MT20"/></text:p>
            <text:p text:style-name="MP24"><text:span text:style-name="MT20">Klik i </text:span><text:span text:style-name="MT20">menulinj</text:span><text:span text:style-name="MT20">en, </text:span></text:p>
            <text:p text:style-name="MP24"><text:span text:style-name="MT20">vælg </text:span><text:span text:style-name="MT21">”</text:span><text:span text:style-name="MT20">Indsæt</text:span><text:span text:style-name="MT21">”</text:span><text:span text:style-name="MT20"> </text:span><text:span text:style-name="MT20">&gt; </text:span><text:span text:style-name="MT21">”</text:span><text:span text:style-name="MT20">Sidehov</text:span><text:span text:style-name="MT20">ed / </text:span><text:span text:style-name="MT20">Sidefod</text:span><text:span text:style-name="MT21">”</text:span><text:span text:style-name="MT20">.</text:span></text:p>
            <text:p text:style-name="MP24"><text:span text:style-name="MT20">Indføj </text:span><text:span text:style-name="MT21">”</text:span><text:span text:style-name="MT20">Sted og </text:span><text:span text:style-name="MT20">dato</text:span><text:span text:style-name="MT21">”</text:span><text:span text:style-name="MT20"> i </text:span><text:span text:style-name="MT20">feltet for </text:span><text:span text:style-name="MT20">dato og </text:span><text:span text:style-name="MT21">”</text:span><text:span text:style-name="MT20">Enhede</text:span><text:span text:style-name="MT20">ns navn</text:span><text:span text:style-name="MT21">”</text:span><text:span text:style-name="MT20"> </text:span><text:span text:style-name="MT20">i Sidefod</text:span></text:p>
          </text:list-header>
        </text:list>
        <draw:enhanced-geometry svg:viewBox="0 0 21600 21600" draw:type="mso-spt202" draw:enhanced-path="M 0 0 L 21600 0 21600 21600 0 21600 0 0 Z N"/>
      </draw:custom-shape>
      <draw:frame presentation:style-name="Title2-title" draw:layer="backgroundobjects" svg:width="19.606cm" svg:height="1.601cm" svg:x="2.897cm" svg:y="1.278cm" presentation:class="title" presentation:placeholder="true">
        <draw:text-box/>
      </draw:frame>
      <draw:frame presentation:style-name="Title2-outline1" draw:layer="backgroundobjects" svg:width="19.606cm" svg:height="11.408cm" svg:x="2.897cm" svg:y="3.819cm" presentation:class="outline" presentation:placeholder="true">
        <draw:text-box/>
      </draw:frame>
      <draw:frame presentation:style-name="Mpr18" draw:text-style-name="MP27" draw:layer="backgroundobjects" svg:width="17.37cm" svg:height="0.732cm" svg:x="7.942cm" svg:y="-0.009cm" presentation:class="footer">
        <draw:text-box>
          <text:list text:style-name="ML12">
            <text:list-header>
              <text:p text:style-name="MP26"><text:span text:style-name="MT22">DIKU</text:span></text:p>
            </text:list-header>
          </text:list>
        </draw:text-box>
      </draw:frame>
      <draw:frame presentation:style-name="Mpr19" draw:text-style-name="MP25" draw:layer="backgroundobjects" svg:width="5.926cm" svg:height="0.401cm" svg:x="2.902cm" svg:y="18.079cm" presentation:class="page-number">
        <draw:text-box>
          <text:list text:style-name="ML13">
            <text:list-header>
              <text:p text:style-name="MP24"><text:span text:style-name="MT23"><text:page-number>&lt;number&gt;</text:page-number></text:span></text:p>
            </text:list-header>
          </text:list>
        </draw:text-box>
      </draw:frame>
      <presentation:notes style:page-layout-name="PM2">
        <office:forms form:automatic-focus="false" form:apply-design-mode="false"/>
        <draw:rect draw:style-name="Mgr27" draw:text-style-name="MP28" draw:layer="backgroundobjects" svg:width="19.05cm" svg:height="25.4cm" svg:x="0cm" svg:y="0cm">
          <text:p/>
        </draw:rect>
        <draw:frame presentation:style-name="Mpr20" draw:text-style-name="MP25" draw:layer="backgroundobjects" svg:width="8.255cm" svg:height="1.27cm" svg:x="-0.001cm" svg:y="0cm" presentation:class="header">
          <draw:text-box>
            <text:p/>
          </draw:text-box>
        </draw:frame>
        <draw:frame presentation:style-name="Mpr20" draw:text-style-name="MP27" draw:layer="backgroundobjects" svg:width="8.255cm" svg:height="1.27cm" svg:x="10.794cm" svg:y="0cm" presentation:class="date-time">
          <draw:text-box>
            <text:p/>
          </draw:text-box>
        </draw:frame>
        <draw:page-thumbnail presentation:style-name="Title2-title" draw:layer="backgroundobjects" svg:width="12.7cm" svg:height="9.525cm" svg:x="3.175cm" svg:y="1.904cm" presentation:class="page"/>
        <draw:frame presentation:style-name="Title2-notes" draw:layer="backgroundobjects" svg:width="13.97cm" svg:height="11.43cm" svg:x="2.54cm" svg:y="12.065cm" presentation:class="notes" presentation:placeholder="true">
          <draw:text-box/>
        </draw:frame>
        <draw:frame presentation:style-name="Mpr21" draw:text-style-name="MP25" draw:layer="backgroundobjects" svg:width="8.255cm" svg:height="1.27cm" svg:x="-0.001cm" svg:y="24.13cm" presentation:class="footer">
          <draw:text-box>
            <text:p/>
          </draw:text-box>
        </draw:frame>
        <draw:frame presentation:style-name="Mpr21" draw:text-style-name="MP27" draw:layer="backgroundobjects" svg:width="8.255cm" svg:height="1.27cm" svg:x="10.794cm" svg:y="24.13cm" presentation:class="page-number">
          <draw:text-box>
            <text:list text:style-name="ML1">
              <text:list-header>
                <text:p text:style-name="MP26"><text:span text:style-name="MT24"><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2-11-14T01:16:09</meta:creation-date>
    <meta:initial-creator>Markus Pueschel</meta:initial-creator>
    <dc:description>Redesign of slides created by Randal E. Bryant and David R. O'Hallaron</dc:description>
    <dc:language>en</dc:language>
    <meta:print-date>2012-11-14T01:18:46</meta:print-date>
    <dc:date>2021-11-22T10:57:06.996128763</dc:date>
    <meta:editing-cycles>996</meta:editing-cycles>
    <dc:title>Introduction to Computer Systems 15-213/18-243, spring 2009</dc:title>
    <meta:editing-duration>P22DT7H20M11S</meta:editing-duration>
    <meta:generator>LibreOffice/7.2.3.1$Linux_X86_64 LibreOffice_project/7b257967b9cd574cb72598999edde852baa10d80</meta:generator>
    <meta:document-statistic meta:object-count="89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2</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4</meta:user-defined>
    <meta:template xlink:type="simple" xlink:actuate="onRequest" xlink:title="template2007" xlink:href=""/>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26cm" svg:stroke-color="#d9d9d9" draw:fill="none"/>
    </style:style>
    <style:style style:name="ch2" style:family="chart">
      <style:chart-properties chart:include-hidden-cells="false" chart:auto-position="true" chart:auto-size="true" chart:treat-empty-cells="leave-gap"/>
    </style:style>
    <style:style style:name="ch3"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4" style:family="chart" style:data-style-name="N0">
      <style:chart-properties chart:display-label="true" chart:logarithmic="false" chart:minimum="0" chart:maximum="2" chart:interval-major="1" chart:interval-minor-divisor="25" chart:gap-width="4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graphic-properties svg:stroke-width="0.026cm" svg:stroke-color="#878787"/>
    </style:style>
    <style:style style:name="ch6" style:family="chart" style:data-style-name="N0">
      <style:chart-properties chart:link-data-style-to-source="true" chart:label-position="outside">
        <chart:label-separator>
          <text:p>; </text:p>
        </chart:label-separator>
      </style:chart-properties>
      <style:graphic-properties draw:stroke="none"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22.648cm" svg:height="2.487cm" xlink:href="." xlink:type="simple" chart:class="chart:bar" chart:style-name="ch1">
        <chart:plot-area chart:style-name="ch2" chart:data-source-has-labels="both" svg:x="0.452cm" svg:y="0.049cm" svg:width="21.744cm" svg:height="2.389cm">
          <chart:coordinate-region svg:x="0.888cm" svg:y="0.222cm" svg:width="21.293cm" svg:height="1.461cm"/>
          <chart:axis chart:dimension="x" chart:name="primary-x" chart:style-name="ch3" chartooo:axis-type="auto">
            <chartooo:date-scale/>
            <chart:categories table:cell-range-address="local-table.$A$2:.$A$101"/>
          </chart:axis>
          <chart:axis chart:dimension="y" chart:name="primary-y" chart:style-name="ch4">
            <chart:grid chart:style-name="ch5" chart:class="major"/>
          </chart:axis>
          <chart:series chart:style-name="ch6" chart:values-cell-range-address="local-table.$B$2:.$B$101" chart:label-cell-address="local-table.$B$1" chart:class="chart:bar">
            <chart:data-point chart:repeated="10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0</text:p>
              </table:table-cell>
              <table:table-cell office:value-type="float" office:value="1">
                <text:p>1</text:p>
              </table:table-cell>
            </table:table-row>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
              <table:table-cell office:value-type="string">
                <text:p>9</text:p>
              </table:table-cell>
              <table:table-cell office:value-type="float" office:value="1">
                <text:p>1</text:p>
              </table:table-cell>
            </table:table-row>
            <table:table-row>
              <table:table-cell office:value-type="string">
                <text:p>10</text:p>
              </table:table-cell>
              <table:table-cell office:value-type="float" office:value="1">
                <text:p>1</text:p>
              </table:table-cell>
            </table:table-row>
            <table:table-row>
              <table:table-cell office:value-type="string">
                <text:p>11</text:p>
              </table:table-cell>
              <table:table-cell office:value-type="float" office:value="1">
                <text:p>1</text:p>
              </table:table-cell>
            </table:table-row>
            <table:table-row>
              <table:table-cell office:value-type="string">
                <text:p>12</text:p>
              </table:table-cell>
              <table:table-cell office:value-type="float" office:value="1">
                <text:p>1</text:p>
              </table:table-cell>
            </table:table-row>
            <table:table-row>
              <table:table-cell office:value-type="string">
                <text:p>13</text:p>
              </table:table-cell>
              <table:table-cell office:value-type="float" office:value="1">
                <text:p>1</text:p>
              </table:table-cell>
            </table:table-row>
            <table:table-row>
              <table:table-cell office:value-type="string">
                <text:p>14</text:p>
              </table:table-cell>
              <table:table-cell office:value-type="float" office:value="1">
                <text:p>1</text:p>
              </table:table-cell>
            </table:table-row>
            <table:table-row>
              <table:table-cell office:value-type="string">
                <text:p>15</text:p>
              </table:table-cell>
              <table:table-cell office:value-type="float" office:value="1">
                <text:p>1</text:p>
              </table:table-cell>
            </table:table-row>
            <table:table-row>
              <table:table-cell office:value-type="string">
                <text:p>16</text:p>
              </table:table-cell>
              <table:table-cell office:value-type="float" office:value="1">
                <text:p>1</text:p>
              </table:table-cell>
            </table:table-row>
            <table:table-row>
              <table:table-cell office:value-type="string">
                <text:p>17</text:p>
              </table:table-cell>
              <table:table-cell office:value-type="float" office:value="1">
                <text:p>1</text:p>
              </table:table-cell>
            </table:table-row>
            <table:table-row>
              <table:table-cell office:value-type="string">
                <text:p>18</text:p>
              </table:table-cell>
              <table:table-cell office:value-type="float" office:value="1">
                <text:p>1</text:p>
              </table:table-cell>
            </table:table-row>
            <table:table-row>
              <table:table-cell office:value-type="string">
                <text:p>19</text:p>
              </table:table-cell>
              <table:table-cell office:value-type="float" office:value="1">
                <text:p>1</text:p>
              </table:table-cell>
            </table:table-row>
            <table:table-row>
              <table:table-cell office:value-type="string">
                <text:p>20</text:p>
              </table:table-cell>
              <table:table-cell office:value-type="float" office:value="1">
                <text:p>1</text:p>
              </table:table-cell>
            </table:table-row>
            <table:table-row>
              <table:table-cell office:value-type="string">
                <text:p>21</text:p>
              </table:table-cell>
              <table:table-cell office:value-type="float" office:value="1">
                <text:p>1</text:p>
              </table:table-cell>
            </table:table-row>
            <table:table-row>
              <table:table-cell office:value-type="string">
                <text:p>22</text:p>
              </table:table-cell>
              <table:table-cell office:value-type="float" office:value="1">
                <text:p>1</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1">
                <text:p>1</text:p>
              </table:table-cell>
            </table:table-row>
            <table:table-row>
              <table:table-cell office:value-type="string">
                <text:p>25</text:p>
              </table:table-cell>
              <table:table-cell office:value-type="float" office:value="1">
                <text:p>1</text:p>
              </table:table-cell>
            </table:table-row>
            <table:table-row>
              <table:table-cell office:value-type="string">
                <text:p>26</text:p>
              </table:table-cell>
              <table:table-cell office:value-type="float" office:value="1">
                <text:p>1</text:p>
              </table:table-cell>
            </table:table-row>
            <table:table-row>
              <table:table-cell office:value-type="string">
                <text:p>27</text:p>
              </table:table-cell>
              <table:table-cell office:value-type="float" office:value="1">
                <text:p>1</text:p>
              </table:table-cell>
            </table:table-row>
            <table:table-row>
              <table:table-cell office:value-type="string">
                <text:p>28</text:p>
              </table:table-cell>
              <table:table-cell office:value-type="float" office:value="1">
                <text:p>1</text:p>
              </table:table-cell>
            </table:table-row>
            <table:table-row>
              <table:table-cell office:value-type="string">
                <text:p>29</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31</text:p>
              </table:table-cell>
              <table:table-cell office:value-type="float" office:value="1">
                <text:p>1</text:p>
              </table:table-cell>
            </table:table-row>
            <table:table-row>
              <table:table-cell office:value-type="string">
                <text:p>32</text:p>
              </table:table-cell>
              <table:table-cell office:value-type="float" office:value="1">
                <text:p>1</text:p>
              </table:table-cell>
            </table:table-row>
            <table:table-row>
              <table:table-cell office:value-type="string">
                <text:p>33</text:p>
              </table:table-cell>
              <table:table-cell office:value-type="float" office:value="1">
                <text:p>1</text:p>
              </table:table-cell>
            </table:table-row>
            <table:table-row>
              <table:table-cell office:value-type="string">
                <text:p>34</text:p>
              </table:table-cell>
              <table:table-cell office:value-type="float" office:value="1">
                <text:p>1</text:p>
              </table:table-cell>
            </table:table-row>
            <table:table-row>
              <table:table-cell office:value-type="string">
                <text:p>35</text:p>
              </table:table-cell>
              <table:table-cell office:value-type="float" office:value="1">
                <text:p>1</text:p>
              </table:table-cell>
            </table:table-row>
            <table:table-row>
              <table:table-cell office:value-type="string">
                <text:p>36</text:p>
              </table:table-cell>
              <table:table-cell office:value-type="float" office:value="1">
                <text:p>1</text:p>
              </table:table-cell>
            </table:table-row>
            <table:table-row>
              <table:table-cell office:value-type="string">
                <text:p>37</text:p>
              </table:table-cell>
              <table:table-cell office:value-type="float" office:value="1">
                <text:p>1</text:p>
              </table:table-cell>
            </table:table-row>
            <table:table-row>
              <table:table-cell office:value-type="string">
                <text:p>38</text:p>
              </table:table-cell>
              <table:table-cell office:value-type="float" office:value="1">
                <text:p>1</text:p>
              </table:table-cell>
            </table:table-row>
            <table:table-row>
              <table:table-cell office:value-type="string">
                <text:p>39</text:p>
              </table:table-cell>
              <table:table-cell office:value-type="float" office:value="1">
                <text:p>1</text:p>
              </table:table-cell>
            </table:table-row>
            <table:table-row>
              <table:table-cell office:value-type="string">
                <text:p>40</text:p>
              </table:table-cell>
              <table:table-cell office:value-type="float" office:value="1">
                <text:p>1</text:p>
              </table:table-cell>
            </table:table-row>
            <table:table-row>
              <table:table-cell office:value-type="string">
                <text:p>41</text:p>
              </table:table-cell>
              <table:table-cell office:value-type="float" office:value="1">
                <text:p>1</text:p>
              </table:table-cell>
            </table:table-row>
            <table:table-row>
              <table:table-cell office:value-type="string">
                <text:p>42</text:p>
              </table:table-cell>
              <table:table-cell office:value-type="float" office:value="1">
                <text:p>1</text:p>
              </table:table-cell>
            </table:table-row>
            <table:table-row>
              <table:table-cell office:value-type="string">
                <text:p>43</text:p>
              </table:table-cell>
              <table:table-cell office:value-type="float" office:value="1">
                <text:p>1</text:p>
              </table:table-cell>
            </table:table-row>
            <table:table-row>
              <table:table-cell office:value-type="string">
                <text:p>44</text:p>
              </table:table-cell>
              <table:table-cell office:value-type="float" office:value="1">
                <text:p>1</text:p>
              </table:table-cell>
            </table:table-row>
            <table:table-row>
              <table:table-cell office:value-type="string">
                <text:p>45</text:p>
              </table:table-cell>
              <table:table-cell office:value-type="float" office:value="1">
                <text:p>1</text:p>
              </table:table-cell>
            </table:table-row>
            <table:table-row>
              <table:table-cell office:value-type="string">
                <text:p>46</text:p>
              </table:table-cell>
              <table:table-cell office:value-type="float" office:value="1">
                <text:p>1</text:p>
              </table:table-cell>
            </table:table-row>
            <table:table-row>
              <table:table-cell office:value-type="string">
                <text:p>47</text:p>
              </table:table-cell>
              <table:table-cell office:value-type="float" office:value="1">
                <text:p>1</text:p>
              </table:table-cell>
            </table:table-row>
            <table:table-row>
              <table:table-cell office:value-type="string">
                <text:p>48</text:p>
              </table:table-cell>
              <table:table-cell office:value-type="float" office:value="1">
                <text:p>1</text:p>
              </table:table-cell>
            </table:table-row>
            <table:table-row>
              <table:table-cell office:value-type="string">
                <text:p>49</text:p>
              </table:table-cell>
              <table:table-cell office:value-type="float" office:value="1">
                <text:p>1</text:p>
              </table:table-cell>
            </table:table-row>
            <table:table-row>
              <table:table-cell office:value-type="string">
                <text:p>50</text:p>
              </table:table-cell>
              <table:table-cell office:value-type="float" office:value="1">
                <text:p>1</text:p>
              </table:table-cell>
            </table:table-row>
            <table:table-row>
              <table:table-cell office:value-type="string">
                <text:p>51</text:p>
              </table:table-cell>
              <table:table-cell office:value-type="float" office:value="1">
                <text:p>1</text:p>
              </table:table-cell>
            </table:table-row>
            <table:table-row>
              <table:table-cell office:value-type="string">
                <text:p>52</text:p>
              </table:table-cell>
              <table:table-cell office:value-type="float" office:value="1">
                <text:p>1</text:p>
              </table:table-cell>
            </table:table-row>
            <table:table-row>
              <table:table-cell office:value-type="string">
                <text:p>53</text:p>
              </table:table-cell>
              <table:table-cell office:value-type="float" office:value="1">
                <text:p>1</text:p>
              </table:table-cell>
            </table:table-row>
            <table:table-row>
              <table:table-cell office:value-type="string">
                <text:p>54</text:p>
              </table:table-cell>
              <table:table-cell office:value-type="float" office:value="1">
                <text:p>1</text:p>
              </table:table-cell>
            </table:table-row>
            <table:table-row>
              <table:table-cell office:value-type="string">
                <text:p>55</text:p>
              </table:table-cell>
              <table:table-cell office:value-type="float" office:value="1">
                <text:p>1</text:p>
              </table:table-cell>
            </table:table-row>
            <table:table-row>
              <table:table-cell office:value-type="string">
                <text:p>56</text:p>
              </table:table-cell>
              <table:table-cell office:value-type="float" office:value="1">
                <text:p>1</text:p>
              </table:table-cell>
            </table:table-row>
            <table:table-row>
              <table:table-cell office:value-type="string">
                <text:p>57</text:p>
              </table:table-cell>
              <table:table-cell office:value-type="float" office:value="1">
                <text:p>1</text:p>
              </table:table-cell>
            </table:table-row>
            <table:table-row>
              <table:table-cell office:value-type="string">
                <text:p>58</text:p>
              </table:table-cell>
              <table:table-cell office:value-type="float" office:value="1">
                <text:p>1</text:p>
              </table:table-cell>
            </table:table-row>
            <table:table-row>
              <table:table-cell office:value-type="string">
                <text:p>59</text:p>
              </table:table-cell>
              <table:table-cell office:value-type="float" office:value="1">
                <text:p>1</text:p>
              </table:table-cell>
            </table:table-row>
            <table:table-row>
              <table:table-cell office:value-type="string">
                <text:p>60</text:p>
              </table:table-cell>
              <table:table-cell office:value-type="float" office:value="1">
                <text:p>1</text:p>
              </table:table-cell>
            </table:table-row>
            <table:table-row>
              <table:table-cell office:value-type="string">
                <text:p>61</text:p>
              </table:table-cell>
              <table:table-cell office:value-type="float" office:value="1">
                <text:p>1</text:p>
              </table:table-cell>
            </table:table-row>
            <table:table-row>
              <table:table-cell office:value-type="string">
                <text:p>62</text:p>
              </table:table-cell>
              <table:table-cell office:value-type="float" office:value="1">
                <text:p>1</text:p>
              </table:table-cell>
            </table:table-row>
            <table:table-row>
              <table:table-cell office:value-type="string">
                <text:p>63</text:p>
              </table:table-cell>
              <table:table-cell office:value-type="float" office:value="1">
                <text:p>1</text:p>
              </table:table-cell>
            </table:table-row>
            <table:table-row>
              <table:table-cell office:value-type="string">
                <text:p>64</text:p>
              </table:table-cell>
              <table:table-cell office:value-type="float" office:value="1">
                <text:p>1</text:p>
              </table:table-cell>
            </table:table-row>
            <table:table-row>
              <table:table-cell office:value-type="string">
                <text:p>65</text:p>
              </table:table-cell>
              <table:table-cell office:value-type="float" office:value="1">
                <text:p>1</text:p>
              </table:table-cell>
            </table:table-row>
            <table:table-row>
              <table:table-cell office:value-type="string">
                <text:p>66</text:p>
              </table:table-cell>
              <table:table-cell office:value-type="float" office:value="1">
                <text:p>1</text:p>
              </table:table-cell>
            </table:table-row>
            <table:table-row>
              <table:table-cell office:value-type="string">
                <text:p>67</text:p>
              </table:table-cell>
              <table:table-cell office:value-type="float" office:value="1">
                <text:p>1</text:p>
              </table:table-cell>
            </table:table-row>
            <table:table-row>
              <table:table-cell office:value-type="string">
                <text:p>68</text:p>
              </table:table-cell>
              <table:table-cell office:value-type="float" office:value="1">
                <text:p>1</text:p>
              </table:table-cell>
            </table:table-row>
            <table:table-row>
              <table:table-cell office:value-type="string">
                <text:p>69</text:p>
              </table:table-cell>
              <table:table-cell office:value-type="float" office:value="1">
                <text:p>1</text:p>
              </table:table-cell>
            </table:table-row>
            <table:table-row>
              <table:table-cell office:value-type="string">
                <text:p>70</text:p>
              </table:table-cell>
              <table:table-cell office:value-type="float" office:value="1">
                <text:p>1</text:p>
              </table:table-cell>
            </table:table-row>
            <table:table-row>
              <table:table-cell office:value-type="string">
                <text:p>71</text:p>
              </table:table-cell>
              <table:table-cell office:value-type="float" office:value="1">
                <text:p>1</text:p>
              </table:table-cell>
            </table:table-row>
            <table:table-row>
              <table:table-cell office:value-type="string">
                <text:p>72</text:p>
              </table:table-cell>
              <table:table-cell office:value-type="float" office:value="1">
                <text:p>1</text:p>
              </table:table-cell>
            </table:table-row>
            <table:table-row>
              <table:table-cell office:value-type="string">
                <text:p>73</text:p>
              </table:table-cell>
              <table:table-cell office:value-type="float" office:value="1">
                <text:p>1</text:p>
              </table:table-cell>
            </table:table-row>
            <table:table-row>
              <table:table-cell office:value-type="string">
                <text:p>74</text:p>
              </table:table-cell>
              <table:table-cell office:value-type="float" office:value="1">
                <text:p>1</text:p>
              </table:table-cell>
            </table:table-row>
            <table:table-row>
              <table:table-cell office:value-type="string">
                <text:p>75</text:p>
              </table:table-cell>
              <table:table-cell office:value-type="float" office:value="1">
                <text:p>1</text:p>
              </table:table-cell>
            </table:table-row>
            <table:table-row>
              <table:table-cell office:value-type="string">
                <text:p>76</text:p>
              </table:table-cell>
              <table:table-cell office:value-type="float" office:value="1">
                <text:p>1</text:p>
              </table:table-cell>
            </table:table-row>
            <table:table-row>
              <table:table-cell office:value-type="string">
                <text:p>77</text:p>
              </table:table-cell>
              <table:table-cell office:value-type="float" office:value="1">
                <text:p>1</text:p>
              </table:table-cell>
            </table:table-row>
            <table:table-row>
              <table:table-cell office:value-type="string">
                <text:p>78</text:p>
              </table:table-cell>
              <table:table-cell office:value-type="float" office:value="1">
                <text:p>1</text:p>
              </table:table-cell>
            </table:table-row>
            <table:table-row>
              <table:table-cell office:value-type="string">
                <text:p>79</text:p>
              </table:table-cell>
              <table:table-cell office:value-type="float" office:value="1">
                <text:p>1</text:p>
              </table:table-cell>
            </table:table-row>
            <table:table-row>
              <table:table-cell office:value-type="string">
                <text:p>80</text:p>
              </table:table-cell>
              <table:table-cell office:value-type="float" office:value="1">
                <text:p>1</text:p>
              </table:table-cell>
            </table:table-row>
            <table:table-row>
              <table:table-cell office:value-type="string">
                <text:p>81</text:p>
              </table:table-cell>
              <table:table-cell office:value-type="float" office:value="1">
                <text:p>1</text:p>
              </table:table-cell>
            </table:table-row>
            <table:table-row>
              <table:table-cell office:value-type="string">
                <text:p>82</text:p>
              </table:table-cell>
              <table:table-cell office:value-type="float" office:value="1">
                <text:p>1</text:p>
              </table:table-cell>
            </table:table-row>
            <table:table-row>
              <table:table-cell office:value-type="string">
                <text:p>83</text:p>
              </table:table-cell>
              <table:table-cell office:value-type="float" office:value="1">
                <text:p>1</text:p>
              </table:table-cell>
            </table:table-row>
            <table:table-row>
              <table:table-cell office:value-type="string">
                <text:p>84</text:p>
              </table:table-cell>
              <table:table-cell office:value-type="float" office:value="1">
                <text:p>1</text:p>
              </table:table-cell>
            </table:table-row>
            <table:table-row>
              <table:table-cell office:value-type="string">
                <text:p>85</text:p>
              </table:table-cell>
              <table:table-cell office:value-type="float" office:value="1">
                <text:p>1</text:p>
              </table:table-cell>
            </table:table-row>
            <table:table-row>
              <table:table-cell office:value-type="string">
                <text:p>86</text:p>
              </table:table-cell>
              <table:table-cell office:value-type="float" office:value="1">
                <text:p>1</text:p>
              </table:table-cell>
            </table:table-row>
            <table:table-row>
              <table:table-cell office:value-type="string">
                <text:p>87</text:p>
              </table:table-cell>
              <table:table-cell office:value-type="float" office:value="1">
                <text:p>1</text:p>
              </table:table-cell>
            </table:table-row>
            <table:table-row>
              <table:table-cell office:value-type="string">
                <text:p>88</text:p>
              </table:table-cell>
              <table:table-cell office:value-type="float" office:value="1">
                <text:p>1</text:p>
              </table:table-cell>
            </table:table-row>
            <table:table-row>
              <table:table-cell office:value-type="string">
                <text:p>89</text:p>
              </table:table-cell>
              <table:table-cell office:value-type="float" office:value="1">
                <text:p>1</text:p>
              </table:table-cell>
            </table:table-row>
            <table:table-row>
              <table:table-cell office:value-type="string">
                <text:p>90</text:p>
              </table:table-cell>
              <table:table-cell office:value-type="float" office:value="1">
                <text:p>1</text:p>
              </table:table-cell>
            </table:table-row>
            <table:table-row>
              <table:table-cell office:value-type="string">
                <text:p>91</text:p>
              </table:table-cell>
              <table:table-cell office:value-type="float" office:value="1">
                <text:p>1</text:p>
              </table:table-cell>
            </table:table-row>
            <table:table-row>
              <table:table-cell office:value-type="string">
                <text:p>92</text:p>
              </table:table-cell>
              <table:table-cell office:value-type="float" office:value="1">
                <text:p>1</text:p>
              </table:table-cell>
            </table:table-row>
            <table:table-row>
              <table:table-cell office:value-type="string">
                <text:p>93</text:p>
              </table:table-cell>
              <table:table-cell office:value-type="float" office:value="1">
                <text:p>1</text:p>
              </table:table-cell>
            </table:table-row>
            <table:table-row>
              <table:table-cell office:value-type="string">
                <text:p>94</text:p>
              </table:table-cell>
              <table:table-cell office:value-type="float" office:value="1">
                <text:p>1</text:p>
              </table:table-cell>
            </table:table-row>
            <table:table-row>
              <table:table-cell office:value-type="string">
                <text:p>95</text:p>
              </table:table-cell>
              <table:table-cell office:value-type="float" office:value="1">
                <text:p>1</text:p>
              </table:table-cell>
            </table:table-row>
            <table:table-row>
              <table:table-cell office:value-type="string">
                <text:p>96</text:p>
              </table:table-cell>
              <table:table-cell office:value-type="float" office:value="1">
                <text:p>1</text:p>
              </table:table-cell>
            </table:table-row>
            <table:table-row>
              <table:table-cell office:value-type="string">
                <text:p>97</text:p>
              </table:table-cell>
              <table:table-cell office:value-type="float" office:value="1">
                <text:p>1</text:p>
              </table:table-cell>
            </table:table-row>
            <table:table-row>
              <table:table-cell office:value-type="string">
                <text:p>98</text:p>
              </table:table-cell>
              <table:table-cell office:value-type="float" office:value="1">
                <text:p>1</text:p>
              </table:table-cell>
            </table:table-row>
            <table:table-row>
              <table:table-cell office:value-type="string">
                <text:p>99</text:p>
              </table:table-cell>
              <table:table-cell office:value-type="float" office:value="1">
                <text:p>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3.1$Linux_X86_64 LibreOffice_project/7b257967b9cd574cb72598999edde852baa10d80</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26cm" svg:stroke-color="#d9d9d9" draw:fill="none"/>
    </style:style>
    <style:style style:name="ch2" style:family="chart">
      <style:chart-properties chart:include-hidden-cells="false" chart:auto-position="true" chart:auto-size="true" chart:treat-empty-cells="leave-gap"/>
    </style:style>
    <style:style style:name="ch3"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4" style:family="chart" style:data-style-name="N0">
      <style:chart-properties chart:display-label="true" chart:logarithmic="false" chart:interval-minor-divisor="5" chart:gap-width="4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graphic-properties svg:stroke-width="0.026cm" svg:stroke-color="#878787"/>
    </style:style>
    <style:style style:name="ch6" style:family="chart" style:data-style-name="N0">
      <style:chart-properties chart:link-data-style-to-source="true" chart:label-position="outside">
        <chart:label-separator>
          <text:p>; </text:p>
        </chart:label-separator>
      </style:chart-properties>
      <style:graphic-properties draw:stroke="none"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22.648cm" svg:height="7.62cm" xlink:href="." xlink:type="simple" chart:class="chart:bar" chart:style-name="ch1">
        <chart:plot-area chart:style-name="ch2" chart:data-source-has-labels="both" svg:x="0.452cm" svg:y="0.152cm" svg:width="21.744cm" svg:height="7.316cm">
          <chart:coordinate-region svg:x="0.888cm" svg:y="0.152cm" svg:width="21.108cm" svg:height="6.388cm"/>
          <chart:axis chart:dimension="x" chart:name="primary-x" chart:style-name="ch3" chartooo:axis-type="auto">
            <chartooo:date-scale/>
            <chart:categories table:cell-range-address="local-table.$A$2:.$A$101"/>
          </chart:axis>
          <chart:axis chart:dimension="y" chart:name="primary-y" chart:style-name="ch4">
            <chart:grid chart:style-name="ch5" chart:class="major"/>
          </chart:axis>
          <chart:series chart:style-name="ch6" chart:values-cell-range-address="local-table.$B$2:.$B$101" chart:label-cell-address="local-table.$B$1" chart:class="chart:bar">
            <chart:data-point chart:repeated="10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0</text:p>
              </table:table-cell>
              <table:table-cell office:value-type="float" office:value="0">
                <text:p>0</text:p>
              </table:table-cell>
            </table:table-row>
            <table:table-row>
              <table:table-cell office:value-type="string">
                <text:p>1</text:p>
              </table:table-cell>
              <table:table-cell office:value-type="float" office:value="0">
                <text:p>0</text:p>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
              <table:table-cell office:value-type="string">
                <text:p>9</text:p>
              </table:table-cell>
              <table:table-cell office:value-type="float" office:value="1">
                <text:p>1</text:p>
              </table:table-cell>
            </table:table-row>
            <table:table-row>
              <table:table-cell office:value-type="string">
                <text:p>10</text:p>
              </table:table-cell>
              <table:table-cell office:value-type="float" office:value="6">
                <text:p>6</text:p>
              </table:table-cell>
            </table:table-row>
            <table:table-row>
              <table:table-cell office:value-type="string">
                <text:p>11</text:p>
              </table:table-cell>
              <table:table-cell office:value-type="float" office:value="0">
                <text:p>0</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4">
                <text:p>4</text:p>
              </table:table-cell>
            </table:table-row>
            <table:table-row>
              <table:table-cell office:value-type="string">
                <text:p>14</text:p>
              </table:table-cell>
              <table:table-cell office:value-type="float" office:value="0">
                <text:p>0</text:p>
              </table:table-cell>
            </table:table-row>
            <table:table-row>
              <table:table-cell office:value-type="string">
                <text:p>15</text:p>
              </table:table-cell>
              <table:table-cell office:value-type="float" office:value="0">
                <text:p>0</text:p>
              </table:table-cell>
            </table:table-row>
            <table:table-row>
              <table:table-cell office:value-type="string">
                <text:p>16</text:p>
              </table:table-cell>
              <table:table-cell office:value-type="float" office:value="0">
                <text:p>0</text:p>
              </table:table-cell>
            </table:table-row>
            <table:table-row>
              <table:table-cell office:value-type="string">
                <text:p>17</text:p>
              </table:table-cell>
              <table:table-cell office:value-type="float" office:value="0">
                <text:p>0</text:p>
              </table:table-cell>
            </table:table-row>
            <table:table-row>
              <table:table-cell office:value-type="string">
                <text:p>18</text:p>
              </table:table-cell>
              <table:table-cell office:value-type="float" office:value="0">
                <text:p>0</text:p>
              </table:table-cell>
            </table:table-row>
            <table:table-row>
              <table:table-cell office:value-type="string">
                <text:p>19</text:p>
              </table:table-cell>
              <table:table-cell office:value-type="float" office:value="0">
                <text:p>0</text:p>
              </table:table-cell>
            </table:table-row>
            <table:table-row>
              <table:table-cell office:value-type="string">
                <text:p>20</text:p>
              </table:table-cell>
              <table:table-cell office:value-type="float" office:value="7">
                <text:p>7</text:p>
              </table:table-cell>
            </table:table-row>
            <table:table-row>
              <table:table-cell office:value-type="string">
                <text:p>21</text:p>
              </table:table-cell>
              <table:table-cell office:value-type="float" office:value="0">
                <text:p>0</text:p>
              </table:table-cell>
            </table:table-row>
            <table:table-row>
              <table:table-cell office:value-type="string">
                <text:p>22</text:p>
              </table:table-cell>
              <table:table-cell office:value-type="float" office:value="0">
                <text:p>0</text:p>
              </table:table-cell>
            </table:table-row>
            <table:table-row>
              <table:table-cell office:value-type="string">
                <text:p>23</text:p>
              </table:table-cell>
              <table:table-cell office:value-type="float" office:value="0">
                <text:p>0</text:p>
              </table:table-cell>
            </table:table-row>
            <table:table-row>
              <table:table-cell office:value-type="string">
                <text:p>24</text:p>
              </table:table-cell>
              <table:table-cell office:value-type="float" office:value="1">
                <text:p>1</text:p>
              </table:table-cell>
            </table:table-row>
            <table:table-row>
              <table:table-cell office:value-type="string">
                <text:p>25</text:p>
              </table:table-cell>
              <table:table-cell office:value-type="float" office:value="3">
                <text:p>3</text:p>
              </table:table-cell>
            </table:table-row>
            <table:table-row>
              <table:table-cell office:value-type="string">
                <text:p>26</text:p>
              </table:table-cell>
              <table:table-cell office:value-type="float" office:value="0">
                <text:p>0</text:p>
              </table:table-cell>
            </table:table-row>
            <table:table-row>
              <table:table-cell office:value-type="string">
                <text:p>27</text:p>
              </table:table-cell>
              <table:table-cell office:value-type="float" office:value="3">
                <text:p>3</text:p>
              </table:table-cell>
            </table:table-row>
            <table:table-row>
              <table:table-cell office:value-type="string">
                <text:p>28</text:p>
              </table:table-cell>
              <table:table-cell office:value-type="float" office:value="0">
                <text:p>0</text:p>
              </table:table-cell>
            </table:table-row>
            <table:table-row>
              <table:table-cell office:value-type="string">
                <text:p>29</text:p>
              </table:table-cell>
              <table:table-cell office:value-type="float" office:value="0">
                <text:p>0</text:p>
              </table:table-cell>
            </table:table-row>
            <table:table-row>
              <table:table-cell office:value-type="string">
                <text:p>30</text:p>
              </table:table-cell>
              <table:table-cell office:value-type="float" office:value="0">
                <text:p>0</text:p>
              </table:table-cell>
            </table:table-row>
            <table:table-row>
              <table:table-cell office:value-type="string">
                <text:p>31</text:p>
              </table:table-cell>
              <table:table-cell office:value-type="float" office:value="0">
                <text:p>0</text:p>
              </table:table-cell>
            </table:table-row>
            <table:table-row>
              <table:table-cell office:value-type="string">
                <text:p>32</text:p>
              </table:table-cell>
              <table:table-cell office:value-type="float" office:value="0">
                <text:p>0</text:p>
              </table:table-cell>
            </table:table-row>
            <table:table-row>
              <table:table-cell office:value-type="string">
                <text:p>33</text:p>
              </table:table-cell>
              <table:table-cell office:value-type="float" office:value="0">
                <text:p>0</text:p>
              </table:table-cell>
            </table:table-row>
            <table:table-row>
              <table:table-cell office:value-type="string">
                <text:p>34</text:p>
              </table:table-cell>
              <table:table-cell office:value-type="float" office:value="7">
                <text:p>7</text:p>
              </table:table-cell>
            </table:table-row>
            <table:table-row>
              <table:table-cell office:value-type="string">
                <text:p>35</text:p>
              </table:table-cell>
              <table:table-cell office:value-type="float" office:value="0">
                <text:p>0</text:p>
              </table:table-cell>
            </table:table-row>
            <table:table-row>
              <table:table-cell office:value-type="string">
                <text:p>36</text:p>
              </table:table-cell>
              <table:table-cell office:value-type="float" office:value="0">
                <text:p>0</text:p>
              </table:table-cell>
            </table:table-row>
            <table:table-row>
              <table:table-cell office:value-type="string">
                <text:p>37</text:p>
              </table:table-cell>
              <table:table-cell office:value-type="float" office:value="0">
                <text:p>0</text:p>
              </table:table-cell>
            </table:table-row>
            <table:table-row>
              <table:table-cell office:value-type="string">
                <text:p>38</text:p>
              </table:table-cell>
              <table:table-cell office:value-type="float" office:value="0">
                <text:p>0</text:p>
              </table:table-cell>
            </table:table-row>
            <table:table-row>
              <table:table-cell office:value-type="string">
                <text:p>39</text:p>
              </table:table-cell>
              <table:table-cell office:value-type="float" office:value="0">
                <text:p>0</text:p>
              </table:table-cell>
            </table:table-row>
            <table:table-row>
              <table:table-cell office:value-type="string">
                <text:p>40</text:p>
              </table:table-cell>
              <table:table-cell office:value-type="float" office:value="0">
                <text:p>0</text:p>
              </table:table-cell>
            </table:table-row>
            <table:table-row>
              <table:table-cell office:value-type="string">
                <text:p>41</text:p>
              </table:table-cell>
              <table:table-cell office:value-type="float" office:value="7">
                <text:p>7</text:p>
              </table:table-cell>
            </table:table-row>
            <table:table-row>
              <table:table-cell office:value-type="string">
                <text:p>42</text:p>
              </table:table-cell>
              <table:table-cell office:value-type="float" office:value="0">
                <text:p>0</text:p>
              </table:table-cell>
            </table:table-row>
            <table:table-row>
              <table:table-cell office:value-type="string">
                <text:p>43</text:p>
              </table:table-cell>
              <table:table-cell office:value-type="float" office:value="0">
                <text:p>0</text:p>
              </table:table-cell>
            </table:table-row>
            <table:table-row>
              <table:table-cell office:value-type="string">
                <text:p>44</text:p>
              </table:table-cell>
              <table:table-cell office:value-type="float" office:value="0">
                <text:p>0</text:p>
              </table:table-cell>
            </table:table-row>
            <table:table-row>
              <table:table-cell office:value-type="string">
                <text:p>45</text:p>
              </table:table-cell>
              <table:table-cell office:value-type="float" office:value="0">
                <text:p>0</text:p>
              </table:table-cell>
            </table:table-row>
            <table:table-row>
              <table:table-cell office:value-type="string">
                <text:p>46</text:p>
              </table:table-cell>
              <table:table-cell office:value-type="float" office:value="0">
                <text:p>0</text:p>
              </table:table-cell>
            </table:table-row>
            <table:table-row>
              <table:table-cell office:value-type="string">
                <text:p>47</text:p>
              </table:table-cell>
              <table:table-cell office:value-type="float" office:value="0">
                <text:p>0</text:p>
              </table:table-cell>
            </table:table-row>
            <table:table-row>
              <table:table-cell office:value-type="string">
                <text:p>48</text:p>
              </table:table-cell>
              <table:table-cell office:value-type="float" office:value="7">
                <text:p>7</text:p>
              </table:table-cell>
            </table:table-row>
            <table:table-row>
              <table:table-cell office:value-type="string">
                <text:p>49</text:p>
              </table:table-cell>
              <table:table-cell office:value-type="float" office:value="0">
                <text:p>0</text:p>
              </table:table-cell>
            </table:table-row>
            <table:table-row>
              <table:table-cell office:value-type="string">
                <text:p>50</text:p>
              </table:table-cell>
              <table:table-cell office:value-type="float" office:value="0">
                <text:p>0</text:p>
              </table:table-cell>
            </table:table-row>
            <table:table-row>
              <table:table-cell office:value-type="string">
                <text:p>51</text:p>
              </table:table-cell>
              <table:table-cell office:value-type="float" office:value="0">
                <text:p>0</text:p>
              </table:table-cell>
            </table:table-row>
            <table:table-row>
              <table:table-cell office:value-type="string">
                <text:p>52</text:p>
              </table:table-cell>
              <table:table-cell office:value-type="float" office:value="0">
                <text:p>0</text:p>
              </table:table-cell>
            </table:table-row>
            <table:table-row>
              <table:table-cell office:value-type="string">
                <text:p>53</text:p>
              </table:table-cell>
              <table:table-cell office:value-type="float" office:value="0">
                <text:p>0</text:p>
              </table:table-cell>
            </table:table-row>
            <table:table-row>
              <table:table-cell office:value-type="string">
                <text:p>54</text:p>
              </table:table-cell>
              <table:table-cell office:value-type="float" office:value="0">
                <text:p>0</text:p>
              </table:table-cell>
            </table:table-row>
            <table:table-row>
              <table:table-cell office:value-type="string">
                <text:p>55</text:p>
              </table:table-cell>
              <table:table-cell office:value-type="float" office:value="7">
                <text:p>7</text:p>
              </table:table-cell>
            </table:table-row>
            <table:table-row>
              <table:table-cell office:value-type="string">
                <text:p>56</text:p>
              </table:table-cell>
              <table:table-cell office:value-type="float" office:value="0">
                <text:p>0</text:p>
              </table:table-cell>
            </table:table-row>
            <table:table-row>
              <table:table-cell office:value-type="string">
                <text:p>57</text:p>
              </table:table-cell>
              <table:table-cell office:value-type="float" office:value="0">
                <text:p>0</text:p>
              </table:table-cell>
            </table:table-row>
            <table:table-row>
              <table:table-cell office:value-type="string">
                <text:p>58</text:p>
              </table:table-cell>
              <table:table-cell office:value-type="float" office:value="0">
                <text:p>0</text:p>
              </table:table-cell>
            </table:table-row>
            <table:table-row>
              <table:table-cell office:value-type="string">
                <text:p>59</text:p>
              </table:table-cell>
              <table:table-cell office:value-type="float" office:value="0">
                <text:p>0</text:p>
              </table:table-cell>
            </table:table-row>
            <table:table-row>
              <table:table-cell office:value-type="string">
                <text:p>60</text:p>
              </table:table-cell>
              <table:table-cell office:value-type="float" office:value="0">
                <text:p>0</text:p>
              </table:table-cell>
            </table:table-row>
            <table:table-row>
              <table:table-cell office:value-type="string">
                <text:p>61</text:p>
              </table:table-cell>
              <table:table-cell office:value-type="float" office:value="0">
                <text:p>0</text:p>
              </table:table-cell>
            </table:table-row>
            <table:table-row>
              <table:table-cell office:value-type="string">
                <text:p>62</text:p>
              </table:table-cell>
              <table:table-cell office:value-type="float" office:value="7">
                <text:p>7</text:p>
              </table:table-cell>
            </table:table-row>
            <table:table-row>
              <table:table-cell office:value-type="string">
                <text:p>63</text:p>
              </table:table-cell>
              <table:table-cell office:value-type="float" office:value="0">
                <text:p>0</text:p>
              </table:table-cell>
            </table:table-row>
            <table:table-row>
              <table:table-cell office:value-type="string">
                <text:p>64</text:p>
              </table:table-cell>
              <table:table-cell office:value-type="float" office:value="0">
                <text:p>0</text:p>
              </table:table-cell>
            </table:table-row>
            <table:table-row>
              <table:table-cell office:value-type="string">
                <text:p>65</text:p>
              </table:table-cell>
              <table:table-cell office:value-type="float" office:value="0">
                <text:p>0</text:p>
              </table:table-cell>
            </table:table-row>
            <table:table-row>
              <table:table-cell office:value-type="string">
                <text:p>66</text:p>
              </table:table-cell>
              <table:table-cell office:value-type="float" office:value="0">
                <text:p>0</text:p>
              </table:table-cell>
            </table:table-row>
            <table:table-row>
              <table:table-cell office:value-type="string">
                <text:p>67</text:p>
              </table:table-cell>
              <table:table-cell office:value-type="float" office:value="0">
                <text:p>0</text:p>
              </table:table-cell>
            </table:table-row>
            <table:table-row>
              <table:table-cell office:value-type="string">
                <text:p>68</text:p>
              </table:table-cell>
              <table:table-cell office:value-type="float" office:value="0">
                <text:p>0</text:p>
              </table:table-cell>
            </table:table-row>
            <table:table-row>
              <table:table-cell office:value-type="string">
                <text:p>69</text:p>
              </table:table-cell>
              <table:table-cell office:value-type="float" office:value="6">
                <text:p>6</text:p>
              </table:table-cell>
            </table:table-row>
            <table:table-row>
              <table:table-cell office:value-type="string">
                <text:p>70</text:p>
              </table:table-cell>
              <table:table-cell office:value-type="float" office:value="1">
                <text:p>1</text:p>
              </table:table-cell>
            </table:table-row>
            <table:table-row>
              <table:table-cell office:value-type="string">
                <text:p>71</text:p>
              </table:table-cell>
              <table:table-cell office:value-type="float" office:value="0">
                <text:p>0</text:p>
              </table:table-cell>
            </table:table-row>
            <table:table-row>
              <table:table-cell office:value-type="string">
                <text:p>72</text:p>
              </table:table-cell>
              <table:table-cell office:value-type="float" office:value="0">
                <text:p>0</text:p>
              </table:table-cell>
            </table:table-row>
            <table:table-row>
              <table:table-cell office:value-type="string">
                <text:p>73</text:p>
              </table:table-cell>
              <table:table-cell office:value-type="float" office:value="1">
                <text:p>1</text:p>
              </table:table-cell>
            </table:table-row>
            <table:table-row>
              <table:table-cell office:value-type="string">
                <text:p>74</text:p>
              </table:table-cell>
              <table:table-cell office:value-type="float" office:value="0">
                <text:p>0</text:p>
              </table:table-cell>
            </table:table-row>
            <table:table-row>
              <table:table-cell office:value-type="string">
                <text:p>75</text:p>
              </table:table-cell>
              <table:table-cell office:value-type="float" office:value="0">
                <text:p>0</text:p>
              </table:table-cell>
            </table:table-row>
            <table:table-row>
              <table:table-cell office:value-type="string">
                <text:p>76</text:p>
              </table:table-cell>
              <table:table-cell office:value-type="float" office:value="1">
                <text:p>1</text:p>
              </table:table-cell>
            </table:table-row>
            <table:table-row>
              <table:table-cell office:value-type="string">
                <text:p>77</text:p>
              </table:table-cell>
              <table:table-cell office:value-type="float" office:value="0">
                <text:p>0</text:p>
              </table:table-cell>
            </table:table-row>
            <table:table-row>
              <table:table-cell office:value-type="string">
                <text:p>78</text:p>
              </table:table-cell>
              <table:table-cell office:value-type="float" office:value="1">
                <text:p>1</text:p>
              </table:table-cell>
            </table:table-row>
            <table:table-row>
              <table:table-cell office:value-type="string">
                <text:p>79</text:p>
              </table:table-cell>
              <table:table-cell office:value-type="float" office:value="6">
                <text:p>6</text:p>
              </table:table-cell>
            </table:table-row>
            <table:table-row>
              <table:table-cell office:value-type="string">
                <text:p>80</text:p>
              </table:table-cell>
              <table:table-cell office:value-type="float" office:value="0">
                <text:p>0</text:p>
              </table:table-cell>
            </table:table-row>
            <table:table-row>
              <table:table-cell office:value-type="string">
                <text:p>81</text:p>
              </table:table-cell>
              <table:table-cell office:value-type="float" office:value="0">
                <text:p>0</text:p>
              </table:table-cell>
            </table:table-row>
            <table:table-row>
              <table:table-cell office:value-type="string">
                <text:p>82</text:p>
              </table:table-cell>
              <table:table-cell office:value-type="float" office:value="0">
                <text:p>0</text:p>
              </table:table-cell>
            </table:table-row>
            <table:table-row>
              <table:table-cell office:value-type="string">
                <text:p>83</text:p>
              </table:table-cell>
              <table:table-cell office:value-type="float" office:value="0">
                <text:p>0</text:p>
              </table:table-cell>
            </table:table-row>
            <table:table-row>
              <table:table-cell office:value-type="string">
                <text:p>84</text:p>
              </table:table-cell>
              <table:table-cell office:value-type="float" office:value="0">
                <text:p>0</text:p>
              </table:table-cell>
            </table:table-row>
            <table:table-row>
              <table:table-cell office:value-type="string">
                <text:p>85</text:p>
              </table:table-cell>
              <table:table-cell office:value-type="float" office:value="0">
                <text:p>0</text:p>
              </table:table-cell>
            </table:table-row>
            <table:table-row>
              <table:table-cell office:value-type="string">
                <text:p>86</text:p>
              </table:table-cell>
              <table:table-cell office:value-type="float" office:value="0">
                <text:p>0</text:p>
              </table:table-cell>
            </table:table-row>
            <table:table-row>
              <table:table-cell office:value-type="string">
                <text:p>87</text:p>
              </table:table-cell>
              <table:table-cell office:value-type="float" office:value="0">
                <text:p>0</text:p>
              </table:table-cell>
            </table:table-row>
            <table:table-row>
              <table:table-cell office:value-type="string">
                <text:p>88</text:p>
              </table:table-cell>
              <table:table-cell office:value-type="float" office:value="0">
                <text:p>0</text:p>
              </table:table-cell>
            </table:table-row>
            <table:table-row>
              <table:table-cell office:value-type="string">
                <text:p>89</text:p>
              </table:table-cell>
              <table:table-cell office:value-type="float" office:value="0">
                <text:p>0</text:p>
              </table:table-cell>
            </table:table-row>
            <table:table-row>
              <table:table-cell office:value-type="string">
                <text:p>90</text:p>
              </table:table-cell>
              <table:table-cell office:value-type="float" office:value="12">
                <text:p>12</text:p>
              </table:table-cell>
            </table:table-row>
            <table:table-row>
              <table:table-cell office:value-type="string">
                <text:p>91</text:p>
              </table:table-cell>
              <table:table-cell office:value-type="float" office:value="0">
                <text:p>0</text:p>
              </table:table-cell>
            </table:table-row>
            <table:table-row>
              <table:table-cell office:value-type="string">
                <text:p>92</text:p>
              </table:table-cell>
              <table:table-cell office:value-type="float" office:value="0">
                <text:p>0</text:p>
              </table:table-cell>
            </table:table-row>
            <table:table-row>
              <table:table-cell office:value-type="string">
                <text:p>93</text:p>
              </table:table-cell>
              <table:table-cell office:value-type="float" office:value="0">
                <text:p>0</text:p>
              </table:table-cell>
            </table:table-row>
            <table:table-row>
              <table:table-cell office:value-type="string">
                <text:p>94</text:p>
              </table:table-cell>
              <table:table-cell office:value-type="float" office:value="0">
                <text:p>0</text:p>
              </table:table-cell>
            </table:table-row>
            <table:table-row>
              <table:table-cell office:value-type="string">
                <text:p>95</text:p>
              </table:table-cell>
              <table:table-cell office:value-type="float" office:value="0">
                <text:p>0</text:p>
              </table:table-cell>
            </table:table-row>
            <table:table-row>
              <table:table-cell office:value-type="string">
                <text:p>96</text:p>
              </table:table-cell>
              <table:table-cell office:value-type="float" office:value="0">
                <text:p>0</text:p>
              </table:table-cell>
            </table:table-row>
            <table:table-row>
              <table:table-cell office:value-type="string">
                <text:p>97</text:p>
              </table:table-cell>
              <table:table-cell office:value-type="float" office:value="7">
                <text:p>7</text:p>
              </table:table-cell>
            </table:table-row>
            <table:table-row>
              <table:table-cell office:value-type="string">
                <text:p>98</text:p>
              </table:table-cell>
              <table:table-cell office:value-type="float" office:value="0">
                <text:p>0</text:p>
              </table:table-cell>
            </table:table-row>
            <table:table-row>
              <table:table-cell office:value-type="string">
                <text:p>99</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3.1$Linux_X86_64 LibreOffice_project/7b257967b9cd574cb72598999edde852baa10d80</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vg:stroke-width="0.026cm" svg:stroke-color="#d9d9d9" draw:fill="none"/>
    </style:style>
    <style:style style:name="ch2" style:family="chart">
      <style:chart-properties chart:include-hidden-cells="false" chart:auto-position="true" chart:auto-size="true" chart:treat-empty-cells="leave-gap"/>
    </style:style>
    <style:style style:name="ch3"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4" style:family="chart" style:data-style-name="N0">
      <style:chart-properties chart:display-label="true" chart:logarithmic="false" chart:maximum="3" chart:interval-major="1" chart:interval-minor-divisor="5" chart:gap-width="4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graphic-properties svg:stroke-width="0.026cm" svg:stroke-color="#878787"/>
    </style:style>
    <style:style style:name="ch6" style:family="chart" style:data-style-name="N0">
      <style:chart-properties chart:link-data-style-to-source="true" chart:label-position="outside">
        <chart:label-separator>
          <text:p>; </text:p>
        </chart:label-separator>
      </style:chart-properties>
      <style:graphic-properties draw:stroke="none" draw:fill-color="#c00000"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22.648cm" svg:height="2.963cm" xlink:href="." xlink:type="simple" chart:class="chart:bar" chart:style-name="ch1">
        <chart:plot-area chart:style-name="ch2" chart:data-source-has-labels="both" svg:x="0.452cm" svg:y="0.059cm" svg:width="21.744cm" svg:height="2.845cm">
          <chart:coordinate-region svg:x="0.888cm" svg:y="0.059cm" svg:width="21.293cm" svg:height="1.917cm"/>
          <chart:axis chart:dimension="x" chart:name="primary-x" chart:style-name="ch3" chartooo:axis-type="auto">
            <chartooo:date-scale/>
            <chart:categories table:cell-range-address="local-table.$A$2:.$A$101"/>
          </chart:axis>
          <chart:axis chart:dimension="y" chart:name="primary-y" chart:style-name="ch4">
            <chart:grid chart:style-name="ch5" chart:class="major"/>
          </chart:axis>
          <chart:series chart:style-name="ch6" chart:values-cell-range-address="local-table.$B$2:.$B$101" chart:label-cell-address="local-table.$B$1" chart:class="chart:bar">
            <chart:data-point chart:repeated="10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es1</text:p>
              </table:table-cell>
            </table:table-row>
          </table:table-header-rows>
          <table:table-rows>
            <table:table-row>
              <table:table-cell office:value-type="string">
                <text:p>0</text:p>
              </table:table-cell>
              <table:table-cell office:value-type="float" office:value="0">
                <text:p>0</text:p>
              </table:table-cell>
            </table:table-row>
            <table:table-row>
              <table:table-cell office:value-type="string">
                <text:p>1</text:p>
              </table:table-cell>
              <table:table-cell office:value-type="float" office:value="2">
                <text:p>2</text:p>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2">
                <text:p>2</text:p>
              </table:table-cell>
            </table:table-row>
            <table:table-row>
              <table:table-cell office:value-type="string">
                <text:p>9</text:p>
              </table:table-cell>
              <table:table-cell office:value-type="float" office:value="0">
                <text:p>0</text:p>
              </table:table-cell>
            </table:table-row>
            <table:table-row>
              <table:table-cell office:value-type="string">
                <text:p>10</text:p>
              </table:table-cell>
              <table:table-cell office:value-type="float" office:value="1">
                <text:p>1</text:p>
              </table:table-cell>
            </table:table-row>
            <table:table-row>
              <table:table-cell office:value-type="string">
                <text:p>11</text:p>
              </table:table-cell>
              <table:table-cell office:value-type="float" office:value="1">
                <text:p>1</text:p>
              </table:table-cell>
            </table:table-row>
            <table:table-row>
              <table:table-cell office:value-type="string">
                <text:p>12</text:p>
              </table:table-cell>
              <table:table-cell office:value-type="float" office:value="1">
                <text:p>1</text:p>
              </table:table-cell>
            </table:table-row>
            <table:table-row>
              <table:table-cell office:value-type="string">
                <text:p>13</text:p>
              </table:table-cell>
              <table:table-cell office:value-type="float" office:value="1">
                <text:p>1</text:p>
              </table:table-cell>
            </table:table-row>
            <table:table-row>
              <table:table-cell office:value-type="string">
                <text:p>14</text:p>
              </table:table-cell>
              <table:table-cell office:value-type="float" office:value="1">
                <text:p>1</text:p>
              </table:table-cell>
            </table:table-row>
            <table:table-row>
              <table:table-cell office:value-type="string">
                <text:p>15</text:p>
              </table:table-cell>
              <table:table-cell office:value-type="float" office:value="1">
                <text:p>1</text:p>
              </table:table-cell>
            </table:table-row>
            <table:table-row>
              <table:table-cell office:value-type="string">
                <text:p>16</text:p>
              </table:table-cell>
              <table:table-cell office:value-type="float" office:value="1">
                <text:p>1</text:p>
              </table:table-cell>
            </table:table-row>
            <table:table-row>
              <table:table-cell office:value-type="string">
                <text:p>17</text:p>
              </table:table-cell>
              <table:table-cell office:value-type="float" office:value="2">
                <text:p>2</text:p>
              </table:table-cell>
            </table:table-row>
            <table:table-row>
              <table:table-cell office:value-type="string">
                <text:p>18</text:p>
              </table:table-cell>
              <table:table-cell office:value-type="float" office:value="0">
                <text:p>0</text:p>
              </table:table-cell>
            </table:table-row>
            <table:table-row>
              <table:table-cell office:value-type="string">
                <text:p>19</text:p>
              </table:table-cell>
              <table:table-cell office:value-type="float" office:value="1">
                <text:p>1</text:p>
              </table:table-cell>
            </table:table-row>
            <table:table-row>
              <table:table-cell office:value-type="string">
                <text:p>20</text:p>
              </table:table-cell>
              <table:table-cell office:value-type="float" office:value="1">
                <text:p>1</text:p>
              </table:table-cell>
            </table:table-row>
            <table:table-row>
              <table:table-cell office:value-type="string">
                <text:p>21</text:p>
              </table:table-cell>
              <table:table-cell office:value-type="float" office:value="1">
                <text:p>1</text:p>
              </table:table-cell>
            </table:table-row>
            <table:table-row>
              <table:table-cell office:value-type="string">
                <text:p>22</text:p>
              </table:table-cell>
              <table:table-cell office:value-type="float" office:value="1">
                <text:p>1</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2">
                <text:p>2</text:p>
              </table:table-cell>
            </table:table-row>
            <table:table-row>
              <table:table-cell office:value-type="string">
                <text:p>25</text:p>
              </table:table-cell>
              <table:table-cell office:value-type="float" office:value="0">
                <text:p>0</text:p>
              </table:table-cell>
            </table:table-row>
            <table:table-row>
              <table:table-cell office:value-type="string">
                <text:p>26</text:p>
              </table:table-cell>
              <table:table-cell office:value-type="float" office:value="1">
                <text:p>1</text:p>
              </table:table-cell>
            </table:table-row>
            <table:table-row>
              <table:table-cell office:value-type="string">
                <text:p>27</text:p>
              </table:table-cell>
              <table:table-cell office:value-type="float" office:value="1">
                <text:p>1</text:p>
              </table:table-cell>
            </table:table-row>
            <table:table-row>
              <table:table-cell office:value-type="string">
                <text:p>28</text:p>
              </table:table-cell>
              <table:table-cell office:value-type="float" office:value="1">
                <text:p>1</text:p>
              </table:table-cell>
            </table:table-row>
            <table:table-row>
              <table:table-cell office:value-type="string">
                <text:p>29</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31</text:p>
              </table:table-cell>
              <table:table-cell office:value-type="float" office:value="1">
                <text:p>1</text:p>
              </table:table-cell>
            </table:table-row>
            <table:table-row>
              <table:table-cell office:value-type="string">
                <text:p>32</text:p>
              </table:table-cell>
              <table:table-cell office:value-type="float" office:value="1">
                <text:p>1</text:p>
              </table:table-cell>
            </table:table-row>
            <table:table-row>
              <table:table-cell office:value-type="string">
                <text:p>33</text:p>
              </table:table-cell>
              <table:table-cell office:value-type="float" office:value="1">
                <text:p>1</text:p>
              </table:table-cell>
            </table:table-row>
            <table:table-row>
              <table:table-cell office:value-type="string">
                <text:p>34</text:p>
              </table:table-cell>
              <table:table-cell office:value-type="float" office:value="1">
                <text:p>1</text:p>
              </table:table-cell>
            </table:table-row>
            <table:table-row>
              <table:table-cell office:value-type="string">
                <text:p>35</text:p>
              </table:table-cell>
              <table:table-cell office:value-type="float" office:value="1">
                <text:p>1</text:p>
              </table:table-cell>
            </table:table-row>
            <table:table-row>
              <table:table-cell office:value-type="string">
                <text:p>36</text:p>
              </table:table-cell>
              <table:table-cell office:value-type="float" office:value="1">
                <text:p>1</text:p>
              </table:table-cell>
            </table:table-row>
            <table:table-row>
              <table:table-cell office:value-type="string">
                <text:p>37</text:p>
              </table:table-cell>
              <table:table-cell office:value-type="float" office:value="1">
                <text:p>1</text:p>
              </table:table-cell>
            </table:table-row>
            <table:table-row>
              <table:table-cell office:value-type="string">
                <text:p>38</text:p>
              </table:table-cell>
              <table:table-cell office:value-type="float" office:value="1">
                <text:p>1</text:p>
              </table:table-cell>
            </table:table-row>
            <table:table-row>
              <table:table-cell office:value-type="string">
                <text:p>39</text:p>
              </table:table-cell>
              <table:table-cell office:value-type="float" office:value="1">
                <text:p>1</text:p>
              </table:table-cell>
            </table:table-row>
            <table:table-row>
              <table:table-cell office:value-type="string">
                <text:p>40</text:p>
              </table:table-cell>
              <table:table-cell office:value-type="float" office:value="1">
                <text:p>1</text:p>
              </table:table-cell>
            </table:table-row>
            <table:table-row>
              <table:table-cell office:value-type="string">
                <text:p>41</text:p>
              </table:table-cell>
              <table:table-cell office:value-type="float" office:value="1">
                <text:p>1</text:p>
              </table:table-cell>
            </table:table-row>
            <table:table-row>
              <table:table-cell office:value-type="string">
                <text:p>42</text:p>
              </table:table-cell>
              <table:table-cell office:value-type="float" office:value="2">
                <text:p>2</text:p>
              </table:table-cell>
            </table:table-row>
            <table:table-row>
              <table:table-cell office:value-type="string">
                <text:p>43</text:p>
              </table:table-cell>
              <table:table-cell office:value-type="float" office:value="0">
                <text:p>0</text:p>
              </table:table-cell>
            </table:table-row>
            <table:table-row>
              <table:table-cell office:value-type="string">
                <text:p>44</text:p>
              </table:table-cell>
              <table:table-cell office:value-type="float" office:value="1">
                <text:p>1</text:p>
              </table:table-cell>
            </table:table-row>
            <table:table-row>
              <table:table-cell office:value-type="string">
                <text:p>45</text:p>
              </table:table-cell>
              <table:table-cell office:value-type="float" office:value="1">
                <text:p>1</text:p>
              </table:table-cell>
            </table:table-row>
            <table:table-row>
              <table:table-cell office:value-type="string">
                <text:p>46</text:p>
              </table:table-cell>
              <table:table-cell office:value-type="float" office:value="1">
                <text:p>1</text:p>
              </table:table-cell>
            </table:table-row>
            <table:table-row>
              <table:table-cell office:value-type="string">
                <text:p>47</text:p>
              </table:table-cell>
              <table:table-cell office:value-type="float" office:value="1">
                <text:p>1</text:p>
              </table:table-cell>
            </table:table-row>
            <table:table-row>
              <table:table-cell office:value-type="string">
                <text:p>48</text:p>
              </table:table-cell>
              <table:table-cell office:value-type="float" office:value="1">
                <text:p>1</text:p>
              </table:table-cell>
            </table:table-row>
            <table:table-row>
              <table:table-cell office:value-type="string">
                <text:p>49</text:p>
              </table:table-cell>
              <table:table-cell office:value-type="float" office:value="1">
                <text:p>1</text:p>
              </table:table-cell>
            </table:table-row>
            <table:table-row>
              <table:table-cell office:value-type="string">
                <text:p>50</text:p>
              </table:table-cell>
              <table:table-cell office:value-type="float" office:value="2">
                <text:p>2</text:p>
              </table:table-cell>
            </table:table-row>
            <table:table-row>
              <table:table-cell office:value-type="string">
                <text:p>51</text:p>
              </table:table-cell>
              <table:table-cell office:value-type="float" office:value="1">
                <text:p>1</text:p>
              </table:table-cell>
            </table:table-row>
            <table:table-row>
              <table:table-cell office:value-type="string">
                <text:p>52</text:p>
              </table:table-cell>
              <table:table-cell office:value-type="float" office:value="0">
                <text:p>0</text:p>
              </table:table-cell>
            </table:table-row>
            <table:table-row>
              <table:table-cell office:value-type="string">
                <text:p>53</text:p>
              </table:table-cell>
              <table:table-cell office:value-type="float" office:value="1">
                <text:p>1</text:p>
              </table:table-cell>
            </table:table-row>
            <table:table-row>
              <table:table-cell office:value-type="string">
                <text:p>54</text:p>
              </table:table-cell>
              <table:table-cell office:value-type="float" office:value="1">
                <text:p>1</text:p>
              </table:table-cell>
            </table:table-row>
            <table:table-row>
              <table:table-cell office:value-type="string">
                <text:p>55</text:p>
              </table:table-cell>
              <table:table-cell office:value-type="float" office:value="1">
                <text:p>1</text:p>
              </table:table-cell>
            </table:table-row>
            <table:table-row>
              <table:table-cell office:value-type="string">
                <text:p>56</text:p>
              </table:table-cell>
              <table:table-cell office:value-type="float" office:value="1">
                <text:p>1</text:p>
              </table:table-cell>
            </table:table-row>
            <table:table-row>
              <table:table-cell office:value-type="string">
                <text:p>57</text:p>
              </table:table-cell>
              <table:table-cell office:value-type="float" office:value="1">
                <text:p>1</text:p>
              </table:table-cell>
            </table:table-row>
            <table:table-row>
              <table:table-cell office:value-type="string">
                <text:p>58</text:p>
              </table:table-cell>
              <table:table-cell office:value-type="float" office:value="1">
                <text:p>1</text:p>
              </table:table-cell>
            </table:table-row>
            <table:table-row>
              <table:table-cell office:value-type="string">
                <text:p>59</text:p>
              </table:table-cell>
              <table:table-cell office:value-type="float" office:value="1">
                <text:p>1</text:p>
              </table:table-cell>
            </table:table-row>
            <table:table-row>
              <table:table-cell office:value-type="string">
                <text:p>60</text:p>
              </table:table-cell>
              <table:table-cell office:value-type="float" office:value="1">
                <text:p>1</text:p>
              </table:table-cell>
            </table:table-row>
            <table:table-row>
              <table:table-cell office:value-type="string">
                <text:p>61</text:p>
              </table:table-cell>
              <table:table-cell office:value-type="float" office:value="1">
                <text:p>1</text:p>
              </table:table-cell>
            </table:table-row>
            <table:table-row>
              <table:table-cell office:value-type="string">
                <text:p>62</text:p>
              </table:table-cell>
              <table:table-cell office:value-type="float" office:value="1">
                <text:p>1</text:p>
              </table:table-cell>
            </table:table-row>
            <table:table-row>
              <table:table-cell office:value-type="string">
                <text:p>63</text:p>
              </table:table-cell>
              <table:table-cell office:value-type="float" office:value="1">
                <text:p>1</text:p>
              </table:table-cell>
            </table:table-row>
            <table:table-row>
              <table:table-cell office:value-type="string">
                <text:p>64</text:p>
              </table:table-cell>
              <table:table-cell office:value-type="float" office:value="1">
                <text:p>1</text:p>
              </table:table-cell>
            </table:table-row>
            <table:table-row>
              <table:table-cell office:value-type="string">
                <text:p>65</text:p>
              </table:table-cell>
              <table:table-cell office:value-type="float" office:value="1">
                <text:p>1</text:p>
              </table:table-cell>
            </table:table-row>
            <table:table-row>
              <table:table-cell office:value-type="string">
                <text:p>66</text:p>
              </table:table-cell>
              <table:table-cell office:value-type="float" office:value="1">
                <text:p>1</text:p>
              </table:table-cell>
            </table:table-row>
            <table:table-row>
              <table:table-cell office:value-type="string">
                <text:p>67</text:p>
              </table:table-cell>
              <table:table-cell office:value-type="float" office:value="1">
                <text:p>1</text:p>
              </table:table-cell>
            </table:table-row>
            <table:table-row>
              <table:table-cell office:value-type="string">
                <text:p>68</text:p>
              </table:table-cell>
              <table:table-cell office:value-type="float" office:value="1">
                <text:p>1</text:p>
              </table:table-cell>
            </table:table-row>
            <table:table-row>
              <table:table-cell office:value-type="string">
                <text:p>69</text:p>
              </table:table-cell>
              <table:table-cell office:value-type="float" office:value="1">
                <text:p>1</text:p>
              </table:table-cell>
            </table:table-row>
            <table:table-row>
              <table:table-cell office:value-type="string">
                <text:p>70</text:p>
              </table:table-cell>
              <table:table-cell office:value-type="float" office:value="1">
                <text:p>1</text:p>
              </table:table-cell>
            </table:table-row>
            <table:table-row>
              <table:table-cell office:value-type="string">
                <text:p>71</text:p>
              </table:table-cell>
              <table:table-cell office:value-type="float" office:value="1">
                <text:p>1</text:p>
              </table:table-cell>
            </table:table-row>
            <table:table-row>
              <table:table-cell office:value-type="string">
                <text:p>72</text:p>
              </table:table-cell>
              <table:table-cell office:value-type="float" office:value="1">
                <text:p>1</text:p>
              </table:table-cell>
            </table:table-row>
            <table:table-row>
              <table:table-cell office:value-type="string">
                <text:p>73</text:p>
              </table:table-cell>
              <table:table-cell office:value-type="float" office:value="1">
                <text:p>1</text:p>
              </table:table-cell>
            </table:table-row>
            <table:table-row>
              <table:table-cell office:value-type="string">
                <text:p>74</text:p>
              </table:table-cell>
              <table:table-cell office:value-type="float" office:value="1">
                <text:p>1</text:p>
              </table:table-cell>
            </table:table-row>
            <table:table-row>
              <table:table-cell office:value-type="string">
                <text:p>75</text:p>
              </table:table-cell>
              <table:table-cell office:value-type="float" office:value="1">
                <text:p>1</text:p>
              </table:table-cell>
            </table:table-row>
            <table:table-row>
              <table:table-cell office:value-type="string">
                <text:p>76</text:p>
              </table:table-cell>
              <table:table-cell office:value-type="float" office:value="1">
                <text:p>1</text:p>
              </table:table-cell>
            </table:table-row>
            <table:table-row>
              <table:table-cell office:value-type="string">
                <text:p>77</text:p>
              </table:table-cell>
              <table:table-cell office:value-type="float" office:value="1">
                <text:p>1</text:p>
              </table:table-cell>
            </table:table-row>
            <table:table-row>
              <table:table-cell office:value-type="string">
                <text:p>78</text:p>
              </table:table-cell>
              <table:table-cell office:value-type="float" office:value="1">
                <text:p>1</text:p>
              </table:table-cell>
            </table:table-row>
            <table:table-row>
              <table:table-cell office:value-type="string">
                <text:p>79</text:p>
              </table:table-cell>
              <table:table-cell office:value-type="float" office:value="1">
                <text:p>1</text:p>
              </table:table-cell>
            </table:table-row>
            <table:table-row>
              <table:table-cell office:value-type="string">
                <text:p>80</text:p>
              </table:table-cell>
              <table:table-cell office:value-type="float" office:value="1">
                <text:p>1</text:p>
              </table:table-cell>
            </table:table-row>
            <table:table-row>
              <table:table-cell office:value-type="string">
                <text:p>81</text:p>
              </table:table-cell>
              <table:table-cell office:value-type="float" office:value="1">
                <text:p>1</text:p>
              </table:table-cell>
            </table:table-row>
            <table:table-row>
              <table:table-cell office:value-type="string">
                <text:p>82</text:p>
              </table:table-cell>
              <table:table-cell office:value-type="float" office:value="1">
                <text:p>1</text:p>
              </table:table-cell>
            </table:table-row>
            <table:table-row>
              <table:table-cell office:value-type="string">
                <text:p>83</text:p>
              </table:table-cell>
              <table:table-cell office:value-type="float" office:value="1">
                <text:p>1</text:p>
              </table:table-cell>
            </table:table-row>
            <table:table-row>
              <table:table-cell office:value-type="string">
                <text:p>84</text:p>
              </table:table-cell>
              <table:table-cell office:value-type="float" office:value="1">
                <text:p>1</text:p>
              </table:table-cell>
            </table:table-row>
            <table:table-row>
              <table:table-cell office:value-type="string">
                <text:p>85</text:p>
              </table:table-cell>
              <table:table-cell office:value-type="float" office:value="2">
                <text:p>2</text:p>
              </table:table-cell>
            </table:table-row>
            <table:table-row>
              <table:table-cell office:value-type="string">
                <text:p>86</text:p>
              </table:table-cell>
              <table:table-cell office:value-type="float" office:value="0">
                <text:p>0</text:p>
              </table:table-cell>
            </table:table-row>
            <table:table-row>
              <table:table-cell office:value-type="string">
                <text:p>87</text:p>
              </table:table-cell>
              <table:table-cell office:value-type="float" office:value="1">
                <text:p>1</text:p>
              </table:table-cell>
            </table:table-row>
            <table:table-row>
              <table:table-cell office:value-type="string">
                <text:p>88</text:p>
              </table:table-cell>
              <table:table-cell office:value-type="float" office:value="1">
                <text:p>1</text:p>
              </table:table-cell>
            </table:table-row>
            <table:table-row>
              <table:table-cell office:value-type="string">
                <text:p>89</text:p>
              </table:table-cell>
              <table:table-cell office:value-type="float" office:value="1">
                <text:p>1</text:p>
              </table:table-cell>
            </table:table-row>
            <table:table-row>
              <table:table-cell office:value-type="string">
                <text:p>90</text:p>
              </table:table-cell>
              <table:table-cell office:value-type="float" office:value="1">
                <text:p>1</text:p>
              </table:table-cell>
            </table:table-row>
            <table:table-row>
              <table:table-cell office:value-type="string">
                <text:p>91</text:p>
              </table:table-cell>
              <table:table-cell office:value-type="float" office:value="1">
                <text:p>1</text:p>
              </table:table-cell>
            </table:table-row>
            <table:table-row>
              <table:table-cell office:value-type="string">
                <text:p>92</text:p>
              </table:table-cell>
              <table:table-cell office:value-type="float" office:value="1">
                <text:p>1</text:p>
              </table:table-cell>
            </table:table-row>
            <table:table-row>
              <table:table-cell office:value-type="string">
                <text:p>93</text:p>
              </table:table-cell>
              <table:table-cell office:value-type="float" office:value="1">
                <text:p>1</text:p>
              </table:table-cell>
            </table:table-row>
            <table:table-row>
              <table:table-cell office:value-type="string">
                <text:p>94</text:p>
              </table:table-cell>
              <table:table-cell office:value-type="float" office:value="1">
                <text:p>1</text:p>
              </table:table-cell>
            </table:table-row>
            <table:table-row>
              <table:table-cell office:value-type="string">
                <text:p>95</text:p>
              </table:table-cell>
              <table:table-cell office:value-type="float" office:value="1">
                <text:p>1</text:p>
              </table:table-cell>
            </table:table-row>
            <table:table-row>
              <table:table-cell office:value-type="string">
                <text:p>96</text:p>
              </table:table-cell>
              <table:table-cell office:value-type="float" office:value="1">
                <text:p>1</text:p>
              </table:table-cell>
            </table:table-row>
            <table:table-row>
              <table:table-cell office:value-type="string">
                <text:p>97</text:p>
              </table:table-cell>
              <table:table-cell office:value-type="float" office:value="1">
                <text:p>1</text:p>
              </table:table-cell>
            </table:table-row>
            <table:table-row>
              <table:table-cell office:value-type="string">
                <text:p>98</text:p>
              </table:table-cell>
              <table:table-cell office:value-type="float" office:value="1">
                <text:p>1</text:p>
              </table:table-cell>
            </table:table-row>
            <table:table-row>
              <table:table-cell office:value-type="string">
                <text:p>99</text:p>
              </table:table-cell>
              <table:table-cell office:value-type="float" office:value="1">
                <text:p>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2.3.1$Linux_X86_64 LibreOffice_project/7b257967b9cd574cb72598999edde852baa10d80</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